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master-page-name="">
      <style:table-properties style:width="17cm" fo:margin-left="-0.005cm" style:page-number="auto"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style:width="17.029cm" fo:margin-left="-0.034cm" fo:margin-right="0.005cm" table:align="margins"/>
    </style:style>
    <style:style style:name="Table5.A" style:family="table-column">
      <style:table-column-properties style:column-width="4.002cm" style:rel-column-width="15402*"/>
    </style:style>
    <style:style style:name="Table5.B" style:family="table-column">
      <style:table-column-properties style:column-width="13.026cm" style:rel-column-width="50133*"/>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ext_20_body">
      <style:text-properties officeooo:paragraph-rsid="04a78a8b"/>
    </style:style>
    <style:style style:name="P6" style:family="paragraph" style:parent-style-name="Text_20_body">
      <style:text-properties officeooo:paragraph-rsid="04ab431d"/>
    </style:style>
    <style:style style:name="P7" style:family="paragraph" style:parent-style-name="Text_20_body">
      <style:text-properties officeooo:paragraph-rsid="04ad2ab5"/>
    </style:style>
    <style:style style:name="P8"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9"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0"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2"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3"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14"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15" style:family="paragraph" style:parent-style-name="Text_20_body">
      <style:text-properties officeooo:paragraph-rsid="04b5ec19"/>
    </style:style>
    <style:style style:name="P16" style:family="paragraph" style:parent-style-name="Text_20_body">
      <style:text-properties officeooo:paragraph-rsid="048ba2d5"/>
    </style:style>
    <style:style style:name="P17" style:family="paragraph" style:parent-style-name="Text_20_body">
      <style:text-properties officeooo:paragraph-rsid="04235652"/>
    </style:style>
    <style:style style:name="P18" style:family="paragraph" style:parent-style-name="Text_20_body">
      <style:text-properties officeooo:paragraph-rsid="04118007"/>
    </style:style>
    <style:style style:name="P19" style:family="paragraph" style:parent-style-name="Text_20_body">
      <style:text-properties officeooo:paragraph-rsid="0412d60d"/>
    </style:style>
    <style:style style:name="P20" style:family="paragraph" style:parent-style-name="Text_20_body">
      <style:text-properties officeooo:rsid="048ba2d5" officeooo:paragraph-rsid="048ba2d5"/>
    </style:style>
    <style:style style:name="P21" style:family="paragraph" style:parent-style-name="Text_20_body">
      <style:text-properties officeooo:paragraph-rsid="048d5420"/>
    </style:style>
    <style:style style:name="P22" style:family="paragraph" style:parent-style-name="Text_20_body">
      <style:text-properties fo:font-weight="normal" officeooo:rsid="049411fa" officeooo:paragraph-rsid="049411fa" style:font-weight-asian="normal" style:font-weight-complex="normal"/>
    </style:style>
    <style:style style:name="P23" style:family="paragraph" style:parent-style-name="Text_20_body">
      <style:text-properties officeooo:rsid="048d5420" officeooo:paragraph-rsid="048d5420"/>
    </style:style>
    <style:style style:name="P24" style:family="paragraph" style:parent-style-name="Text_20_body">
      <style:text-properties officeooo:paragraph-rsid="048ea976"/>
    </style:style>
    <style:style style:name="P25" style:family="paragraph" style:parent-style-name="Text_20_body">
      <style:text-properties officeooo:paragraph-rsid="0493da0e"/>
    </style:style>
    <style:style style:name="P26" style:family="paragraph" style:parent-style-name="Text_20_body">
      <style:text-properties officeooo:paragraph-rsid="048fc425"/>
    </style:style>
    <style:style style:name="P27" style:family="paragraph" style:parent-style-name="Text_20_body">
      <style:text-properties officeooo:paragraph-rsid="04972cd8"/>
    </style:style>
    <style:style style:name="P28" style:family="paragraph" style:parent-style-name="Text_20_body">
      <style:text-properties officeooo:rsid="04972cd8" officeooo:paragraph-rsid="04972cd8"/>
    </style:style>
    <style:style style:name="P29" style:family="paragraph" style:parent-style-name="Text_20_body">
      <style:text-properties officeooo:paragraph-rsid="04930c4b"/>
    </style:style>
    <style:style style:name="P30" style:family="paragraph" style:parent-style-name="Text_20_body">
      <style:text-properties officeooo:paragraph-rsid="0495939f"/>
    </style:style>
    <style:style style:name="P31" style:family="paragraph" style:parent-style-name="Text_20_body">
      <style:text-properties officeooo:rsid="0495939f" officeooo:paragraph-rsid="0495939f"/>
    </style:style>
    <style:style style:name="P32" style:family="paragraph" style:parent-style-name="Text_20_body">
      <style:text-properties officeooo:paragraph-rsid="048cd187"/>
    </style:style>
    <style:style style:name="P33" style:family="paragraph" style:parent-style-name="Text_20_body">
      <style:text-properties officeooo:rsid="048cd187" officeooo:paragraph-rsid="048cd187"/>
    </style:style>
    <style:style style:name="P34" style:family="paragraph" style:parent-style-name="Text_20_body">
      <style:text-properties officeooo:rsid="04930c4b" officeooo:paragraph-rsid="04930c4b"/>
    </style:style>
    <style:style style:name="P35" style:family="paragraph" style:parent-style-name="Text_20_body">
      <style:text-properties officeooo:paragraph-rsid="04917341"/>
    </style:style>
    <style:style style:name="P36" style:family="paragraph" style:parent-style-name="Text_20_body">
      <style:text-properties officeooo:rsid="04917341" officeooo:paragraph-rsid="04917341"/>
    </style:style>
    <style:style style:name="P37" style:family="paragraph" style:parent-style-name="Text_20_body">
      <style:text-properties officeooo:paragraph-rsid="046efeea"/>
    </style:style>
    <style:style style:name="P38" style:family="paragraph" style:parent-style-name="Text_20_body">
      <style:text-properties officeooo:paragraph-rsid="04a84c84"/>
    </style:style>
    <style:style style:name="P39" style:family="paragraph" style:parent-style-name="Text_20_body">
      <style:text-properties officeooo:paragraph-rsid="04a786a0"/>
    </style:style>
    <style:style style:name="P40" style:family="paragraph" style:parent-style-name="Text_20_body">
      <style:text-properties officeooo:paragraph-rsid="04a59920"/>
    </style:style>
    <style:style style:name="P41" style:family="paragraph" style:parent-style-name="Text_20_body">
      <style:text-properties officeooo:paragraph-rsid="04a5417c"/>
    </style:style>
    <style:style style:name="P42" style:family="paragraph" style:parent-style-name="Text_20_body">
      <style:text-properties officeooo:paragraph-rsid="04a02240"/>
    </style:style>
    <style:style style:name="P43" style:family="paragraph" style:parent-style-name="Text_20_body">
      <style:paragraph-properties fo:text-align="center" style:justify-single-word="false"/>
    </style:style>
    <style:style style:name="P44" style:family="paragraph" style:parent-style-name="Text_20_body">
      <style:text-properties officeooo:paragraph-rsid="042a6975"/>
    </style:style>
    <style:style style:name="P45" style:family="paragraph" style:parent-style-name="Text_20_body">
      <style:text-properties officeooo:paragraph-rsid="04326279"/>
    </style:style>
    <style:style style:name="P46" style:family="paragraph" style:parent-style-name="Text_20_body">
      <style:text-properties officeooo:rsid="04ef5fbf" officeooo:paragraph-rsid="04ef5fbf"/>
    </style:style>
    <style:style style:name="P47" style:family="paragraph" style:parent-style-name="Text_20_body">
      <style:text-properties officeooo:paragraph-rsid="05159a5b"/>
    </style:style>
    <style:style style:name="P48" style:family="paragraph" style:parent-style-name="Text_20_body">
      <style:text-properties officeooo:paragraph-rsid="0526ebcc"/>
    </style:style>
    <style:style style:name="P49" style:family="paragraph" style:parent-style-name="Text_20_body">
      <style:text-properties officeooo:paragraph-rsid="052adee9"/>
    </style:style>
    <style:style style:name="P50" style:family="paragraph" style:parent-style-name="Text_20_body">
      <style:text-properties officeooo:paragraph-rsid="053137d9"/>
    </style:style>
    <style:style style:name="P51" style:family="paragraph" style:parent-style-name="Text_20_body">
      <style:text-properties officeooo:paragraph-rsid="05398edc"/>
    </style:style>
    <style:style style:name="P52" style:family="paragraph" style:parent-style-name="Text_20_body">
      <style:text-properties officeooo:paragraph-rsid="054119d4"/>
    </style:style>
    <style:style style:name="P53" style:family="paragraph" style:parent-style-name="Text_20_body">
      <style:text-properties officeooo:paragraph-rsid="0562f171"/>
    </style:style>
    <style:style style:name="P54" style:family="paragraph" style:parent-style-name="Text_20_body">
      <style:text-properties officeooo:paragraph-rsid="056ad107"/>
    </style:style>
    <style:style style:name="P55" style:family="paragraph" style:parent-style-name="Text_20_body">
      <style:text-properties officeooo:paragraph-rsid="056ceb76"/>
    </style:style>
    <style:style style:name="P56" style:family="paragraph" style:parent-style-name="Text_20_body">
      <style:text-properties officeooo:paragraph-rsid="05745fdc"/>
    </style:style>
    <style:style style:name="P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12"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1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1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1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1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1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2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2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2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2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3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3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51" style:family="paragraph" style:parent-style-name="Text_20_body">
      <style:paragraph-properties fo:margin-left="1.251cm" fo:margin-right="0cm" fo:text-indent="0cm" style:auto-text-indent="false"/>
      <style:text-properties officeooo:rsid="02b35973" officeooo:paragraph-rsid="02b35973"/>
    </style:style>
    <style:style style:name="P152"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53" style:family="paragraph" style:parent-style-name="Text_20_body" style:master-page-name="">
      <style:paragraph-properties style:page-number="auto" fo:keep-with-next="always"/>
    </style:style>
    <style:style style:name="P154" style:family="paragraph" style:parent-style-name="Heading_20_1">
      <style:text-properties officeooo:rsid="029aa75b" officeooo:paragraph-rsid="029aa75b"/>
    </style:style>
    <style:style style:name="P155" style:family="paragraph" style:parent-style-name="Heading_20_1">
      <style:text-properties officeooo:rsid="02c97a88" officeooo:paragraph-rsid="02c97a88"/>
    </style:style>
    <style:style style:name="P156" style:family="paragraph" style:parent-style-name="Heading_20_2">
      <style:text-properties officeooo:rsid="027f392b" officeooo:paragraph-rsid="027f392b"/>
    </style:style>
    <style:style style:name="P157" style:family="paragraph" style:parent-style-name="Heading_20_2">
      <style:text-properties officeooo:paragraph-rsid="0349cca7"/>
    </style:style>
    <style:style style:name="P158" style:family="paragraph" style:parent-style-name="Heading_20_2">
      <style:text-properties officeooo:rsid="02cdc29b" officeooo:paragraph-rsid="0349cca7"/>
    </style:style>
    <style:style style:name="P159" style:family="paragraph" style:parent-style-name="Heading_20_2">
      <style:text-properties officeooo:rsid="02cdc29b" officeooo:paragraph-rsid="02cdc29b"/>
    </style:style>
    <style:style style:name="P160" style:family="paragraph" style:parent-style-name="Heading_20_2">
      <style:text-properties officeooo:rsid="02ca7bac" officeooo:paragraph-rsid="02ca7bac"/>
    </style:style>
    <style:style style:name="P161" style:family="paragraph" style:parent-style-name="Heading_20_2">
      <style:text-properties officeooo:rsid="02d168db" officeooo:paragraph-rsid="02d168db"/>
    </style:style>
    <style:style style:name="P162" style:family="paragraph" style:parent-style-name="Heading_20_2">
      <style:text-properties officeooo:rsid="03aa49a0" officeooo:paragraph-rsid="03aa49a0"/>
    </style:style>
    <style:style style:name="P163" style:family="paragraph" style:parent-style-name="Heading_20_2">
      <style:text-properties officeooo:rsid="03afb73c" officeooo:paragraph-rsid="03afb73c"/>
    </style:style>
    <style:style style:name="P164" style:family="paragraph" style:parent-style-name="Heading_20_2">
      <style:text-properties officeooo:rsid="04235652" officeooo:paragraph-rsid="04235652"/>
    </style:style>
    <style:style style:name="P165" style:family="paragraph" style:parent-style-name="Heading_20_2">
      <style:text-properties fo:language="en" fo:country="US"/>
    </style:style>
    <style:style style:name="P166" style:family="paragraph" style:parent-style-name="Heading_20_2">
      <style:text-properties officeooo:rsid="0476e81c" officeooo:paragraph-rsid="047cd664"/>
    </style:style>
    <style:style style:name="P167" style:family="paragraph" style:parent-style-name="Heading_20_2">
      <style:text-properties officeooo:rsid="04526356" officeooo:paragraph-rsid="04526356"/>
    </style:style>
    <style:style style:name="P168" style:family="paragraph" style:parent-style-name="Heading_20_3">
      <style:text-properties officeooo:paragraph-rsid="0349cca7"/>
    </style:style>
    <style:style style:name="P169" style:family="paragraph" style:parent-style-name="Heading_20_3">
      <style:text-properties officeooo:rsid="04723f7d" officeooo:paragraph-rsid="04723f7d"/>
    </style:style>
    <style:style style:name="P170" style:family="paragraph" style:parent-style-name="Heading_20_3">
      <style:text-properties officeooo:rsid="03947a0f" officeooo:paragraph-rsid="03947a0f"/>
    </style:style>
    <style:style style:name="P171" style:family="paragraph" style:parent-style-name="Heading_20_3">
      <style:text-properties officeooo:rsid="03dc4270" officeooo:paragraph-rsid="03dc4270"/>
    </style:style>
    <style:style style:name="P172" style:family="paragraph" style:parent-style-name="Heading_20_3">
      <style:text-properties officeooo:rsid="042a6975" officeooo:paragraph-rsid="042a6975"/>
    </style:style>
    <style:style style:name="P173" style:family="paragraph" style:parent-style-name="Heading_20_3">
      <style:text-properties fo:language="en" fo:country="US" officeooo:rsid="042e5575" officeooo:paragraph-rsid="042a6975"/>
    </style:style>
    <style:style style:name="P174" style:family="paragraph" style:parent-style-name="Heading_20_3">
      <style:text-properties fo:language="en" fo:country="US" officeooo:rsid="042c58e4" officeooo:paragraph-rsid="042a6975"/>
    </style:style>
    <style:style style:name="P175" style:family="paragraph" style:parent-style-name="Preformatted_20_Text">
      <style:text-properties officeooo:paragraph-rsid="0589ba7f"/>
    </style:style>
    <style:style style:name="P176" style:family="paragraph" style:parent-style-name="Preformatted_20_Text">
      <style:text-properties officeooo:paragraph-rsid="058a4060"/>
    </style:style>
    <style:style style:name="P177" style:family="paragraph" style:parent-style-name="Preformatted_20_Text">
      <style:text-properties officeooo:paragraph-rsid="058b6f16"/>
    </style:style>
    <style:style style:name="P178" style:family="paragraph" style:parent-style-name="Table_20_Heading">
      <style:paragraph-properties fo:text-align="start" style:justify-single-word="false"/>
    </style:style>
    <style:style style:name="P179" style:family="paragraph" style:parent-style-name="Table_20_Heading">
      <style:paragraph-properties fo:text-align="start" style:justify-single-word="false" style:snap-to-layout-grid="false"/>
    </style:style>
    <style:style style:name="P180"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81" style:family="paragraph" style:parent-style-name="Text_20_body" style:list-style-name="L1">
      <style:text-properties officeooo:paragraph-rsid="04a78a8b"/>
    </style:style>
    <style:style style:name="P182" style:family="paragraph" style:parent-style-name="Text_20_body" style:list-style-name="L1">
      <style:paragraph-properties fo:orphans="2" fo:widows="2"/>
      <style:text-properties officeooo:paragraph-rsid="0247be7e"/>
    </style:style>
    <style:style style:name="P183" style:family="paragraph" style:parent-style-name="Text_20_body" style:list-style-name="L1">
      <style:paragraph-properties fo:orphans="2" fo:widows="2"/>
      <style:text-properties officeooo:paragraph-rsid="04ef1f03"/>
    </style:style>
    <style:style style:name="P184" style:family="paragraph" style:parent-style-name="Text_20_body" style:list-style-name="L1">
      <style:paragraph-properties fo:orphans="2" fo:widows="2"/>
      <style:text-properties officeooo:paragraph-rsid="04f25e9f"/>
    </style:style>
    <style:style style:name="P185" style:family="paragraph" style:parent-style-name="Text_20_body" style:list-style-name="L1">
      <style:paragraph-properties fo:orphans="2" fo:widows="2"/>
      <style:text-properties officeooo:paragraph-rsid="04f66d77"/>
    </style:style>
    <style:style style:name="P186" style:family="paragraph" style:parent-style-name="Text_20_body" style:list-style-name="L1">
      <style:paragraph-properties fo:orphans="2" fo:widows="2"/>
      <style:text-properties officeooo:paragraph-rsid="04ef2d6c"/>
    </style:style>
    <style:style style:name="P187" style:family="paragraph" style:parent-style-name="Text_20_body" style:list-style-name="L1">
      <style:paragraph-properties fo:orphans="2" fo:widows="2"/>
      <style:text-properties officeooo:paragraph-rsid="04f35518"/>
    </style:style>
    <style:style style:name="P188" style:family="paragraph" style:parent-style-name="Text_20_body" style:list-style-name="L1">
      <style:paragraph-properties fo:orphans="2" fo:widows="2"/>
      <style:text-properties officeooo:paragraph-rsid="04f4c431"/>
    </style:style>
    <style:style style:name="P189" style:family="paragraph" style:parent-style-name="Text_20_body" style:list-style-name="L1">
      <style:paragraph-properties fo:orphans="2" fo:widows="2"/>
      <style:text-properties officeooo:paragraph-rsid="04f7f7bd"/>
    </style:style>
    <style:style style:name="P190" style:family="paragraph" style:parent-style-name="Text_20_body" style:list-style-name="L1">
      <style:paragraph-properties fo:orphans="2" fo:widows="2"/>
      <style:text-properties officeooo:rsid="04ef1f03" officeooo:paragraph-rsid="04ef1f03"/>
    </style:style>
    <style:style style:name="P191" style:family="paragraph" style:parent-style-name="Text_20_body" style:list-style-name="L1">
      <style:paragraph-properties fo:orphans="2" fo:widows="2"/>
      <style:text-properties fo:language="en" fo:country="US" officeooo:rsid="04ef2d6c" officeooo:paragraph-rsid="04f25e9f"/>
    </style:style>
    <style:style style:name="P192" style:family="paragraph" style:parent-style-name="Text_20_body" style:list-style-name="L1">
      <style:paragraph-properties fo:orphans="2" fo:widows="2"/>
      <style:text-properties officeooo:rsid="04f25e9f" officeooo:paragraph-rsid="04f25e9f"/>
    </style:style>
    <style:style style:name="P193" style:family="paragraph" style:parent-style-name="Text_20_body" style:list-style-name="L1">
      <style:paragraph-properties fo:orphans="2" fo:widows="2"/>
      <style:text-properties officeooo:rsid="04f14f88" officeooo:paragraph-rsid="04f14f88"/>
    </style:style>
    <style:style style:name="P194" style:family="paragraph" style:parent-style-name="Text_20_body" style:list-style-name="L1">
      <style:paragraph-properties fo:orphans="2" fo:widows="2"/>
      <style:text-properties officeooo:rsid="04ef2d6c" officeooo:paragraph-rsid="04f66d77"/>
    </style:style>
    <style:style style:name="P195" style:family="paragraph" style:parent-style-name="Text_20_body" style:list-style-name="L2">
      <style:text-properties officeooo:paragraph-rsid="04ab431d"/>
    </style:style>
    <style:style style:name="P196" style:family="paragraph" style:parent-style-name="Text_20_body" style:list-style-name="L3">
      <style:text-properties officeooo:paragraph-rsid="04ace564"/>
    </style:style>
    <style:style style:name="P197" style:family="paragraph" style:parent-style-name="Text_20_body" style:list-style-name="L3">
      <style:text-properties officeooo:rsid="02b13894" officeooo:paragraph-rsid="04ace564"/>
    </style:style>
    <style:style style:name="P198" style:family="paragraph" style:parent-style-name="Text_20_body" style:list-style-name="L4">
      <style:text-properties officeooo:rsid="02b13894" officeooo:paragraph-rsid="04ace564"/>
    </style:style>
    <style:style style:name="P199" style:family="paragraph" style:parent-style-name="Text_20_body" style:list-style-name="L4">
      <style:text-properties officeooo:paragraph-rsid="04ace564"/>
    </style:style>
    <style:style style:name="P200" style:family="paragraph" style:parent-style-name="Text_20_body" style:list-style-name="L4">
      <style:text-properties officeooo:rsid="02b18c68" officeooo:paragraph-rsid="04ace564"/>
    </style:style>
    <style:style style:name="P201" style:family="paragraph" style:parent-style-name="Text_20_body" style:list-style-name="L5">
      <style:text-properties officeooo:paragraph-rsid="04ad2ab5"/>
    </style:style>
    <style:style style:name="P202" style:family="paragraph" style:parent-style-name="Text_20_body" style:list-style-name="L5">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03" style:family="paragraph" style:parent-style-name="Text_20_body" style:list-style-name="L6">
      <style:text-properties officeooo:paragraph-rsid="04b5ec19"/>
    </style:style>
    <style:style style:name="P204" style:family="paragraph" style:parent-style-name="Text_20_body" style:list-style-name="L6">
      <style:text-properties officeooo:paragraph-rsid="05790cbd"/>
    </style:style>
    <style:style style:name="P205"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06" style:family="paragraph" style:parent-style-name="Text_20_body" style:list-style-name="L1">
      <style:paragraph-properties fo:margin-left="0cm" fo:margin-right="0cm" fo:orphans="2" fo:widows="2" fo:text-indent="0cm" style:auto-text-indent="false"/>
      <style:text-properties officeooo:paragraph-rsid="04f7f7bd"/>
    </style:style>
    <style:style style:name="P2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2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2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7a5c0"/>
    </style:style>
    <style:style style:name="T13" style:family="text">
      <style:text-properties officeooo:rsid="026b2996"/>
    </style:style>
    <style:style style:name="T14" style:family="text">
      <style:text-properties officeooo:rsid="026c6f87"/>
    </style:style>
    <style:style style:name="T15" style:family="text">
      <style:text-properties officeooo:rsid="026d4a0f"/>
    </style:style>
    <style:style style:name="T16" style:family="text">
      <style:text-properties fo:font-style="normal" officeooo:rsid="026fcdab" style:font-style-asian="normal" style:font-style-complex="normal"/>
    </style:style>
    <style:style style:name="T17" style:family="text">
      <style:text-properties fo:font-style="normal" officeooo:rsid="048ba2d5" style:font-style-asian="normal" style:font-style-complex="normal"/>
    </style:style>
    <style:style style:name="T18" style:family="text">
      <style:text-properties officeooo:rsid="02708c9e"/>
    </style:style>
    <style:style style:name="T19" style:family="text">
      <style:text-properties officeooo:rsid="0276dd40"/>
    </style:style>
    <style:style style:name="T20" style:family="text">
      <style:text-properties officeooo:rsid="027a1ee2"/>
    </style:style>
    <style:style style:name="T21" style:family="text">
      <style:text-properties officeooo:rsid="027c830e"/>
    </style:style>
    <style:style style:name="T22" style:family="text">
      <style:text-properties officeooo:rsid="02850e2f"/>
    </style:style>
    <style:style style:name="T23" style:family="text">
      <style:text-properties officeooo:rsid="02972dd8"/>
    </style:style>
    <style:style style:name="T24" style:family="text">
      <style:text-properties officeooo:rsid="00374e59"/>
    </style:style>
    <style:style style:name="T25" style:family="text">
      <style:text-properties officeooo:rsid="0019b784"/>
    </style:style>
    <style:style style:name="T26" style:family="text">
      <style:text-properties officeooo:rsid="001ca6a2"/>
    </style:style>
    <style:style style:name="T27" style:family="text">
      <style:text-properties officeooo:rsid="0033b123"/>
    </style:style>
    <style:style style:name="T28" style:family="text">
      <style:text-properties officeooo:rsid="0034b52a"/>
    </style:style>
    <style:style style:name="T29" style:family="text">
      <style:text-properties officeooo:rsid="029aa78f"/>
    </style:style>
    <style:style style:name="T30" style:family="text">
      <style:text-properties officeooo:rsid="02a1e86a"/>
    </style:style>
    <style:style style:name="T31" style:family="text">
      <style:text-properties officeooo:rsid="02a5e448"/>
    </style:style>
    <style:style style:name="T32" style:family="text">
      <style:text-properties officeooo:rsid="02a9d960"/>
    </style:style>
    <style:style style:name="T33" style:family="text">
      <style:text-properties officeooo:rsid="02b18c68"/>
    </style:style>
    <style:style style:name="T34" style:family="text">
      <style:text-properties officeooo:rsid="02b35973"/>
    </style:style>
    <style:style style:name="T35" style:family="text">
      <style:text-properties officeooo:rsid="02b53352"/>
    </style:style>
    <style:style style:name="T36" style:family="text">
      <style:text-properties officeooo:rsid="02b9720b"/>
    </style:style>
    <style:style style:name="T37" style:family="text">
      <style:text-properties officeooo:rsid="02baea28"/>
    </style:style>
    <style:style style:name="T38" style:family="text">
      <style:text-properties fo:font-weight="normal" style:font-weight-asian="normal" style:font-weight-complex="normal"/>
    </style:style>
    <style:style style:name="T39" style:family="text">
      <style:text-properties fo:font-weight="normal" officeooo:rsid="02bb256b" style:font-weight-asian="normal" style:font-weight-complex="normal"/>
    </style:style>
    <style:style style:name="T40" style:family="text">
      <style:text-properties fo:font-weight="normal" officeooo:rsid="02d05204" style:font-weight-asian="normal" style:font-weight-complex="normal"/>
    </style:style>
    <style:style style:name="T41" style:family="text">
      <style:text-properties fo:font-weight="normal" officeooo:rsid="02f338e8" style:font-weight-asian="normal" style:font-weight-complex="normal"/>
    </style:style>
    <style:style style:name="T42" style:family="text">
      <style:text-properties fo:font-weight="normal" officeooo:rsid="02f3f512" style:font-weight-asian="normal" style:font-weight-complex="normal"/>
    </style:style>
    <style:style style:name="T43" style:family="text">
      <style:text-properties fo:font-weight="normal" officeooo:rsid="02f40866" style:font-weight-asian="normal" style:font-weight-complex="normal"/>
    </style:style>
    <style:style style:name="T44" style:family="text">
      <style:text-properties fo:font-weight="normal" officeooo:rsid="02facbad" style:font-weight-asian="normal" style:font-weight-complex="normal"/>
    </style:style>
    <style:style style:name="T45" style:family="text">
      <style:text-properties fo:font-weight="normal" officeooo:rsid="04284a7d" style:font-weight-asian="normal" style:font-weight-complex="normal"/>
    </style:style>
    <style:style style:name="T46" style:family="text">
      <style:text-properties fo:font-weight="normal" officeooo:rsid="04ab431d" style:font-weight-asian="normal" style:font-weight-complex="normal"/>
    </style:style>
    <style:style style:name="T47" style:family="text">
      <style:text-properties fo:font-weight="normal" officeooo:rsid="04235652" style:font-weight-asian="normal" style:font-weight-complex="normal"/>
    </style:style>
    <style:style style:name="T48" style:family="text">
      <style:text-properties fo:font-weight="normal" officeooo:rsid="050afb77" style:font-weight-asian="normal" style:font-weight-complex="normal"/>
    </style:style>
    <style:style style:name="T49" style:family="text">
      <style:text-properties officeooo:rsid="02bb256b"/>
    </style:style>
    <style:style style:name="T50" style:family="text">
      <style:text-properties officeooo:rsid="02bd0b95"/>
    </style:style>
    <style:style style:name="T51" style:family="text">
      <style:text-properties officeooo:rsid="02c04b52"/>
    </style:style>
    <style:style style:name="T52" style:family="text">
      <style:text-properties officeooo:rsid="02c7ac89"/>
    </style:style>
    <style:style style:name="T53" style:family="text">
      <style:text-properties officeooo:rsid="02c7caa4"/>
    </style:style>
    <style:style style:name="T54" style:family="text">
      <style:text-properties officeooo:rsid="02cc745b"/>
    </style:style>
    <style:style style:name="T55" style:family="text">
      <style:text-properties officeooo:rsid="02cdffa4"/>
    </style:style>
    <style:style style:name="T56" style:family="text">
      <style:text-properties officeooo:rsid="02d168db"/>
    </style:style>
    <style:style style:name="T57" style:family="text">
      <style:text-properties officeooo:rsid="02d235aa"/>
    </style:style>
    <style:style style:name="T58" style:family="text">
      <style:text-properties officeooo:rsid="02d42f05"/>
    </style:style>
    <style:style style:name="T59" style:family="text">
      <style:text-properties officeooo:rsid="02d5b873"/>
    </style:style>
    <style:style style:name="T60" style:family="text">
      <style:text-properties officeooo:rsid="02d60666"/>
    </style:style>
    <style:style style:name="T61" style:family="text">
      <style:text-properties officeooo:rsid="02dab53f"/>
    </style:style>
    <style:style style:name="T62" style:family="text">
      <style:text-properties officeooo:rsid="02dc9023"/>
    </style:style>
    <style:style style:name="T63" style:family="text">
      <style:text-properties officeooo:rsid="02df366e"/>
    </style:style>
    <style:style style:name="T64" style:family="text">
      <style:text-properties officeooo:rsid="02e0bba1"/>
    </style:style>
    <style:style style:name="T65" style:family="text">
      <style:text-properties officeooo:rsid="02e2402b"/>
    </style:style>
    <style:style style:name="T66" style:family="text">
      <style:text-properties officeooo:rsid="02e3ed66"/>
    </style:style>
    <style:style style:name="T67" style:family="text">
      <style:text-properties officeooo:rsid="02e5c575"/>
    </style:style>
    <style:style style:name="T68" style:family="text">
      <style:text-properties officeooo:rsid="02e6f6a6"/>
    </style:style>
    <style:style style:name="T69" style:family="text">
      <style:text-properties officeooo:rsid="02e73652"/>
    </style:style>
    <style:style style:name="T70" style:family="text">
      <style:text-properties officeooo:rsid="02ebcf4f"/>
    </style:style>
    <style:style style:name="T71" style:family="text">
      <style:text-properties officeooo:rsid="02ebfee1"/>
    </style:style>
    <style:style style:name="T72" style:family="text">
      <style:text-properties officeooo:rsid="02eeee53"/>
    </style:style>
    <style:style style:name="T73" style:family="text">
      <style:text-properties officeooo:rsid="02f49d2b"/>
    </style:style>
    <style:style style:name="T74" style:family="text">
      <style:text-properties officeooo:rsid="02f64a5c"/>
    </style:style>
    <style:style style:name="T75" style:family="text">
      <style:text-properties officeooo:rsid="02f7c01d"/>
    </style:style>
    <style:style style:name="T76" style:family="text">
      <style:text-properties officeooo:rsid="02f91413"/>
    </style:style>
    <style:style style:name="T77" style:family="text">
      <style:text-properties officeooo:rsid="02facbad"/>
    </style:style>
    <style:style style:name="T78" style:family="text">
      <style:text-properties officeooo:rsid="02fca458"/>
    </style:style>
    <style:style style:name="T79" style:family="text">
      <style:text-properties officeooo:rsid="02fde3b3"/>
    </style:style>
    <style:style style:name="T80" style:family="text">
      <style:text-properties officeooo:rsid="02fe81a3"/>
    </style:style>
    <style:style style:name="T81" style:family="text">
      <style:text-properties officeooo:rsid="02ffb0bd"/>
    </style:style>
    <style:style style:name="T82" style:family="text">
      <style:text-properties officeooo:rsid="03010977"/>
    </style:style>
    <style:style style:name="T83" style:family="text">
      <style:text-properties officeooo:rsid="0305e28f"/>
    </style:style>
    <style:style style:name="T84" style:family="text">
      <style:text-properties officeooo:rsid="030621c1"/>
    </style:style>
    <style:style style:name="T85" style:family="text">
      <style:text-properties officeooo:rsid="030931df"/>
    </style:style>
    <style:style style:name="T86" style:family="text">
      <style:text-properties officeooo:rsid="030aaacd"/>
    </style:style>
    <style:style style:name="T87" style:family="text">
      <style:text-properties officeooo:rsid="030bd9d6"/>
    </style:style>
    <style:style style:name="T88" style:family="text">
      <style:text-properties officeooo:rsid="0315451d"/>
    </style:style>
    <style:style style:name="T89" style:family="text">
      <style:text-properties officeooo:rsid="0317d80d"/>
    </style:style>
    <style:style style:name="T90" style:family="text">
      <style:text-properties officeooo:rsid="031e8d45"/>
    </style:style>
    <style:style style:name="T91" style:family="text">
      <style:text-properties officeooo:rsid="031edb35"/>
    </style:style>
    <style:style style:name="T92" style:family="text">
      <style:text-properties officeooo:rsid="032006cb"/>
    </style:style>
    <style:style style:name="T93" style:family="text">
      <style:text-properties officeooo:rsid="0326424d"/>
    </style:style>
    <style:style style:name="T94" style:family="text">
      <style:text-properties officeooo:rsid="032840c5"/>
    </style:style>
    <style:style style:name="T95" style:family="text">
      <style:text-properties officeooo:rsid="03288bfd"/>
    </style:style>
    <style:style style:name="T96" style:family="text">
      <style:text-properties officeooo:rsid="032aea06"/>
    </style:style>
    <style:style style:name="T97" style:family="text">
      <style:text-properties officeooo:rsid="032bde66"/>
    </style:style>
    <style:style style:name="T98" style:family="text">
      <style:text-properties officeooo:rsid="032c70b7"/>
    </style:style>
    <style:style style:name="T99" style:family="text">
      <style:text-properties officeooo:rsid="03358288"/>
    </style:style>
    <style:style style:name="T100" style:family="text">
      <style:text-properties officeooo:rsid="03506846"/>
    </style:style>
    <style:style style:name="T101" style:family="text">
      <style:text-properties officeooo:rsid="035323b9"/>
    </style:style>
    <style:style style:name="T102" style:family="text">
      <style:text-properties officeooo:rsid="03533659"/>
    </style:style>
    <style:style style:name="T103" style:family="text">
      <style:text-properties officeooo:rsid="035a08fa"/>
    </style:style>
    <style:style style:name="T104" style:family="text">
      <style:text-properties officeooo:rsid="036042bb"/>
    </style:style>
    <style:style style:name="T105" style:family="text">
      <style:text-properties officeooo:rsid="0360438b"/>
    </style:style>
    <style:style style:name="T106" style:family="text">
      <style:text-properties officeooo:rsid="0364dc1b"/>
    </style:style>
    <style:style style:name="T107" style:family="text">
      <style:text-properties officeooo:rsid="0366a277"/>
    </style:style>
    <style:style style:name="T108" style:family="text">
      <style:text-properties officeooo:rsid="036a6f93"/>
    </style:style>
    <style:style style:name="T109" style:family="text">
      <style:text-properties officeooo:rsid="036bd927"/>
    </style:style>
    <style:style style:name="T110" style:family="text">
      <style:text-properties officeooo:rsid="03741ca4"/>
    </style:style>
    <style:style style:name="T111" style:family="text">
      <style:text-properties officeooo:rsid="0377e5a0"/>
    </style:style>
    <style:style style:name="T112" style:family="text">
      <style:text-properties officeooo:rsid="037829b7"/>
    </style:style>
    <style:style style:name="T113" style:family="text">
      <style:text-properties officeooo:rsid="03784c4a"/>
    </style:style>
    <style:style style:name="T114" style:family="text">
      <style:text-properties officeooo:rsid="0379bc2b"/>
    </style:style>
    <style:style style:name="T115" style:family="text">
      <style:text-properties officeooo:rsid="037d07da"/>
    </style:style>
    <style:style style:name="T116" style:family="text">
      <style:text-properties officeooo:rsid="037dff8a"/>
    </style:style>
    <style:style style:name="T117" style:family="text">
      <style:text-properties officeooo:rsid="037f58d6"/>
    </style:style>
    <style:style style:name="T118" style:family="text">
      <style:text-properties officeooo:rsid="038112cc"/>
    </style:style>
    <style:style style:name="T119" style:family="text">
      <style:text-properties officeooo:rsid="038278d7"/>
    </style:style>
    <style:style style:name="T120" style:family="text">
      <style:text-properties officeooo:rsid="0384305a"/>
    </style:style>
    <style:style style:name="T121" style:family="text">
      <style:text-properties officeooo:rsid="038711b3"/>
    </style:style>
    <style:style style:name="T122" style:family="text">
      <style:text-properties officeooo:rsid="0387e521"/>
    </style:style>
    <style:style style:name="T123" style:family="text">
      <style:text-properties officeooo:rsid="0388a574"/>
    </style:style>
    <style:style style:name="T124" style:family="text">
      <style:text-properties officeooo:rsid="0389cb13"/>
    </style:style>
    <style:style style:name="T125" style:family="text">
      <style:text-properties officeooo:rsid="038c4498"/>
    </style:style>
    <style:style style:name="T126" style:family="text">
      <style:text-properties officeooo:rsid="038e898f"/>
    </style:style>
    <style:style style:name="T127" style:family="text">
      <style:text-properties officeooo:rsid="03947a0f"/>
    </style:style>
    <style:style style:name="T128" style:family="text">
      <style:text-properties officeooo:rsid="039fcbe4"/>
    </style:style>
    <style:style style:name="T129" style:family="text">
      <style:text-properties officeooo:rsid="03a2b411"/>
    </style:style>
    <style:style style:name="T130" style:family="text">
      <style:text-properties officeooo:rsid="03a31847"/>
    </style:style>
    <style:style style:name="T131" style:family="text">
      <style:text-properties officeooo:rsid="03a4e0d4"/>
    </style:style>
    <style:style style:name="T132" style:family="text">
      <style:text-properties officeooo:rsid="03a64777"/>
    </style:style>
    <style:style style:name="T133" style:family="text">
      <style:text-properties officeooo:rsid="03a7af84"/>
    </style:style>
    <style:style style:name="T134" style:family="text">
      <style:text-properties officeooo:rsid="03a81e79"/>
    </style:style>
    <style:style style:name="T135" style:family="text">
      <style:text-properties officeooo:rsid="03ab34d9"/>
    </style:style>
    <style:style style:name="T136" style:family="text">
      <style:text-properties officeooo:rsid="03afb73c"/>
    </style:style>
    <style:style style:name="T137" style:family="text">
      <style:text-properties officeooo:rsid="03b13adf"/>
    </style:style>
    <style:style style:name="T138" style:family="text">
      <style:text-properties officeooo:rsid="03b19833"/>
    </style:style>
    <style:style style:name="T139" style:family="text">
      <style:text-properties officeooo:rsid="03b1b1b6"/>
    </style:style>
    <style:style style:name="T140" style:family="text">
      <style:text-properties officeooo:rsid="03b32075"/>
    </style:style>
    <style:style style:name="T141" style:family="text">
      <style:text-properties officeooo:rsid="03b63aed"/>
    </style:style>
    <style:style style:name="T142" style:family="text">
      <style:text-properties style:text-underline-style="none"/>
    </style:style>
    <style:style style:name="T143" style:family="text">
      <style:text-properties officeooo:rsid="03bc7960"/>
    </style:style>
    <style:style style:name="T144" style:family="text">
      <style:text-properties officeooo:rsid="03bd2d45"/>
    </style:style>
    <style:style style:name="T145" style:family="text">
      <style:text-properties officeooo:rsid="03c293b3"/>
    </style:style>
    <style:style style:name="T146" style:family="text">
      <style:text-properties officeooo:rsid="03c45c2d"/>
    </style:style>
    <style:style style:name="T147" style:family="text">
      <style:text-properties officeooo:rsid="03c4bec8"/>
    </style:style>
    <style:style style:name="T148" style:family="text">
      <style:text-properties officeooo:rsid="03c69c07"/>
    </style:style>
    <style:style style:name="T149" style:family="text">
      <style:text-properties officeooo:rsid="03cc29bf"/>
    </style:style>
    <style:style style:name="T150" style:family="text">
      <style:text-properties officeooo:rsid="03cce835"/>
    </style:style>
    <style:style style:name="T151" style:family="text">
      <style:text-properties officeooo:rsid="03d064df"/>
    </style:style>
    <style:style style:name="T152" style:family="text">
      <style:text-properties officeooo:rsid="03d6e9b7"/>
    </style:style>
    <style:style style:name="T153" style:family="text">
      <style:text-properties officeooo:rsid="03da73e3"/>
    </style:style>
    <style:style style:name="T154" style:family="text">
      <style:text-properties officeooo:rsid="03dee70d"/>
    </style:style>
    <style:style style:name="T155" style:family="text">
      <style:text-properties officeooo:rsid="03e07334"/>
    </style:style>
    <style:style style:name="T156" style:family="text">
      <style:text-properties officeooo:rsid="03ee561b"/>
    </style:style>
    <style:style style:name="T157" style:family="text">
      <style:text-properties officeooo:rsid="03f9c630"/>
    </style:style>
    <style:style style:name="T158" style:family="text">
      <style:text-properties officeooo:rsid="03fb176a"/>
    </style:style>
    <style:style style:name="T159" style:family="text">
      <style:text-properties style:font-name="Century Schoolbook L" fo:font-size="11pt" fo:font-weight="normal" style:font-size-asian="10.5pt" style:font-weight-asian="normal"/>
    </style:style>
    <style:style style:name="T160" style:family="text">
      <style:text-properties style:font-name="Century Schoolbook L" fo:font-size="11pt" fo:font-weight="normal" officeooo:rsid="03fb176a" style:font-size-asian="10.5pt" style:font-weight-asian="normal"/>
    </style:style>
    <style:style style:name="T161" style:family="text">
      <style:text-properties style:font-name="Century Schoolbook L" fo:font-size="11pt" fo:font-weight="normal" officeooo:rsid="03fbf32d" style:font-size-asian="10.5pt" style:font-weight-asian="normal"/>
    </style:style>
    <style:style style:name="T162" style:family="text">
      <style:text-properties style:font-name="Century Schoolbook L" fo:font-size="11pt" fo:font-weight="normal" officeooo:rsid="040d8f03" style:font-size-asian="10.5pt" style:font-weight-asian="normal"/>
    </style:style>
    <style:style style:name="T163" style:family="text">
      <style:text-properties style:font-name="Century Schoolbook L" fo:font-size="11pt" fo:font-weight="normal" officeooo:rsid="0412d60d" style:font-size-asian="10.5pt" style:font-weight-asian="normal"/>
    </style:style>
    <style:style style:name="T164" style:family="text">
      <style:text-properties style:font-name="Century Schoolbook L" fo:font-size="11pt" fo:font-weight="normal" officeooo:rsid="04199cbe" style:font-size-asian="10.5pt" style:font-weight-asian="normal"/>
    </style:style>
    <style:style style:name="T165" style:family="text">
      <style:text-properties style:font-name="Century Schoolbook L" fo:font-size="11pt" fo:font-weight="normal" officeooo:rsid="04284a7d" style:font-size-asian="10.5pt" style:font-weight-asian="normal" style:font-weight-complex="normal"/>
    </style:style>
    <style:style style:name="T166" style:family="text">
      <style:text-properties style:font-name="Century Schoolbook L" fo:font-size="11pt" fo:font-weight="normal" officeooo:rsid="04235652" style:font-size-asian="10.5pt" style:font-weight-asian="normal" style:font-weight-complex="normal"/>
    </style:style>
    <style:style style:name="T167" style:family="text">
      <style:text-properties style:font-name="Century Schoolbook L" fo:font-size="11pt" fo:font-weight="normal" officeooo:rsid="048fc425" style:font-size-asian="10.5pt" style:font-weight-asian="normal" style:font-weight-complex="normal"/>
    </style:style>
    <style:style style:name="T168" style:family="text">
      <style:text-properties style:font-name="Century Schoolbook L" fo:font-size="11pt" fo:font-weight="normal" officeooo:rsid="0559377e" style:font-size-asian="10.5pt" style:font-weight-asian="normal" style:font-weight-complex="normal"/>
    </style:style>
    <style:style style:name="T169" style:family="text">
      <style:text-properties style:font-name="Century Schoolbook L" fo:font-size="11pt" fo:font-weight="normal" officeooo:rsid="0426aca1" style:font-size-asian="10.5pt" style:font-weight-asian="normal"/>
    </style:style>
    <style:style style:name="T170" style:family="text">
      <style:text-properties style:font-name="Century Schoolbook L" fo:font-size="11pt" fo:font-weight="normal" officeooo:rsid="04284a7d" style:font-size-asian="10.5pt" style:font-weight-asian="normal"/>
    </style:style>
    <style:style style:name="T171" style:family="text">
      <style:text-properties style:font-name="Century Schoolbook L" fo:font-size="11pt" fo:font-weight="normal" officeooo:rsid="042a8df4" style:font-size-asian="10.5pt" style:font-weight-asian="normal"/>
    </style:style>
    <style:style style:name="T172" style:family="text">
      <style:text-properties style:font-name="Century Schoolbook L" fo:font-size="11pt" fo:font-weight="normal" officeooo:rsid="00042baf" style:font-size-asian="10.5pt" style:font-weight-asian="normal"/>
    </style:style>
    <style:style style:name="T173" style:family="text">
      <style:text-properties style:font-name="Century Schoolbook L" fo:font-size="11pt" fo:font-weight="normal" officeooo:rsid="042c58e4" style:font-size-asian="10.5pt" style:font-weight-asian="normal"/>
    </style:style>
    <style:style style:name="T174" style:family="text">
      <style:text-properties style:font-name="Century Schoolbook L" fo:font-size="11pt" fo:font-weight="normal" officeooo:rsid="04304f88" style:font-size-asian="10.5pt" style:font-weight-asian="normal"/>
    </style:style>
    <style:style style:name="T175" style:family="text">
      <style:text-properties style:font-name="Century Schoolbook L" fo:font-size="11pt" fo:font-weight="normal" officeooo:rsid="0005939a" style:font-size-asian="10.5pt" style:font-weight-asian="normal"/>
    </style:style>
    <style:style style:name="T176" style:family="text">
      <style:text-properties style:font-name="Century Schoolbook L" fo:font-size="11pt" fo:font-weight="normal" officeooo:rsid="042a6975" style:font-size-asian="10.5pt" style:font-weight-asian="normal"/>
    </style:style>
    <style:style style:name="T177" style:family="text">
      <style:text-properties style:font-name="Century Schoolbook L" fo:font-size="11pt" fo:font-weight="normal" officeooo:rsid="042dbfe7" style:font-size-asian="10.5pt" style:font-weight-asian="normal"/>
    </style:style>
    <style:style style:name="T178" style:family="text">
      <style:text-properties style:font-name="Century Schoolbook L" fo:font-size="11pt" fo:font-weight="normal" officeooo:rsid="042f324d" style:font-size-asian="10.5pt" style:font-weight-asian="normal"/>
    </style:style>
    <style:style style:name="T179" style:family="text">
      <style:text-properties style:font-name="Century Schoolbook L" fo:font-size="11pt" fo:font-weight="normal" officeooo:rsid="042fc914" style:font-size-asian="10.5pt" style:font-weight-asian="normal"/>
    </style:style>
    <style:style style:name="T180" style:family="text">
      <style:text-properties style:font-name="Century Schoolbook L" fo:font-size="11pt" fo:font-weight="normal" officeooo:rsid="04313ac6" style:font-size-asian="10.5pt" style:font-weight-asian="normal"/>
    </style:style>
    <style:style style:name="T181" style:family="text">
      <style:text-properties style:font-name="Century Schoolbook L" fo:font-size="11pt" fo:font-weight="normal" officeooo:rsid="04326279" style:font-size-asian="10.5pt" style:font-weight-asian="normal"/>
    </style:style>
    <style:style style:name="T182" style:family="text">
      <style:text-properties style:font-name="Century Schoolbook L" fo:font-size="11pt" fo:font-weight="normal" officeooo:rsid="0433c342" style:font-size-asian="10.5pt" style:font-weight-asian="normal"/>
    </style:style>
    <style:style style:name="T183" style:family="text">
      <style:text-properties style:font-name="Century Schoolbook L" fo:font-size="11pt" fo:font-weight="normal" officeooo:rsid="043a105a" style:font-size-asian="10.5pt" style:font-weight-asian="normal"/>
    </style:style>
    <style:style style:name="T184" style:family="text">
      <style:text-properties style:font-name="Century Schoolbook L" fo:font-size="11pt" fo:font-weight="normal" officeooo:rsid="042e5575" style:font-size-asian="10.5pt" style:font-weight-asian="normal"/>
    </style:style>
    <style:style style:name="T185" style:family="text">
      <style:text-properties style:font-name="Century Schoolbook L" fo:font-size="11pt" fo:font-weight="normal" officeooo:rsid="043bd1ab" style:font-size-asian="10.5pt" style:font-weight-asian="normal"/>
    </style:style>
    <style:style style:name="T186" style:family="text">
      <style:text-properties style:font-name="Century Schoolbook L" fo:font-size="11pt" fo:font-weight="normal" officeooo:rsid="043edb42" style:font-size-asian="10.5pt" style:font-weight-asian="normal"/>
    </style:style>
    <style:style style:name="T187" style:family="text">
      <style:text-properties style:font-name="Century Schoolbook L" fo:font-size="11pt" fo:font-weight="normal" officeooo:rsid="044eaa24" style:font-size-asian="10.5pt" style:font-weight-asian="normal"/>
    </style:style>
    <style:style style:name="T188" style:family="text">
      <style:text-properties style:font-name="Century Schoolbook L" fo:font-size="11pt" fo:font-weight="normal" officeooo:rsid="04723f7d" style:font-size-asian="10.5pt" style:font-weight-asian="normal"/>
    </style:style>
    <style:style style:name="T189" style:family="text">
      <style:text-properties style:font-name="Century Schoolbook L" fo:font-size="11pt" fo:font-weight="normal" officeooo:rsid="0475cd0d" style:font-size-asian="10.5pt" style:font-weight-asian="normal"/>
    </style:style>
    <style:style style:name="T190" style:family="text">
      <style:text-properties style:font-name="Century Schoolbook L" fo:font-size="11pt" fo:font-weight="normal" officeooo:rsid="0476e81c" style:font-size-asian="10.5pt" style:font-weight-asian="normal"/>
    </style:style>
    <style:style style:name="T191" style:family="text">
      <style:text-properties style:font-name="Century Schoolbook L" fo:font-size="11pt" fo:font-weight="normal" officeooo:rsid="047eda25" style:font-size-asian="10.5pt" style:font-weight-asian="normal"/>
    </style:style>
    <style:style style:name="T192" style:family="text">
      <style:text-properties style:font-name="Century Schoolbook L" fo:font-size="11pt" fo:font-weight="normal" officeooo:rsid="0488b7e8" style:font-size-asian="10.5pt" style:font-weight-asian="normal"/>
    </style:style>
    <style:style style:name="T193" style:family="text">
      <style:text-properties style:font-name="Century Schoolbook L" fo:font-size="11pt" fo:font-weight="normal" officeooo:rsid="0414ba26" style:font-size-asian="10.5pt" style:font-weight-asian="normal"/>
    </style:style>
    <style:style style:name="T194" style:family="text">
      <style:text-properties style:font-name="Century Schoolbook L" fo:font-size="11pt" fo:font-weight="normal" officeooo:rsid="0428d121" style:font-size-asian="10.5pt" style:font-weight-asian="normal"/>
    </style:style>
    <style:style style:name="T195" style:family="text">
      <style:text-properties style:font-name="Century Schoolbook L" fo:font-size="11pt" fo:font-weight="normal" officeooo:rsid="04168ee9" style:font-size-asian="10.5pt" style:font-weight-asian="normal"/>
    </style:style>
    <style:style style:name="T196" style:family="text">
      <style:text-properties style:font-name="Century Schoolbook L" fo:font-size="11pt" fo:font-weight="normal" officeooo:rsid="04a02240" style:font-size-asian="10.5pt" style:font-weight-asian="normal"/>
    </style:style>
    <style:style style:name="T197" style:family="text">
      <style:text-properties style:font-name="Century Schoolbook L" fo:font-size="11pt" fo:font-weight="normal" officeooo:rsid="04a59920" style:font-size-asian="10.5pt" style:font-weight-asian="normal"/>
    </style:style>
    <style:style style:name="T198" style:family="text">
      <style:text-properties style:font-name="Century Schoolbook L" fo:font-size="11pt" fo:font-weight="normal" officeooo:rsid="04a786a0" style:font-size-asian="10.5pt" style:font-weight-asian="normal"/>
    </style:style>
    <style:style style:name="T199" style:family="text">
      <style:text-properties style:font-name="Century Schoolbook L" fo:font-size="11pt" fo:font-weight="normal" officeooo:rsid="04a78a8b" style:font-size-asian="10.5pt" style:font-weight-asian="normal"/>
    </style:style>
    <style:style style:name="T200" style:family="text">
      <style:text-properties style:font-name="Century Schoolbook L" fo:font-size="11pt" fo:font-weight="normal" officeooo:rsid="04ab431d" style:font-size-asian="10.5pt" style:font-weight-asian="normal"/>
    </style:style>
    <style:style style:name="T201" style:family="text">
      <style:text-properties style:font-name="Century Schoolbook L" fo:font-size="11pt" fo:font-weight="normal" officeooo:rsid="048ba2d5" style:font-size-asian="10.5pt" style:font-weight-asian="normal"/>
    </style:style>
    <style:style style:name="T202" style:family="text">
      <style:text-properties style:font-name="Century Schoolbook L" fo:font-size="11pt" fo:font-weight="normal" officeooo:rsid="048cd187" style:font-size-asian="10.5pt" style:font-weight-asian="normal"/>
    </style:style>
    <style:style style:name="T203" style:family="text">
      <style:text-properties style:font-name="Century Schoolbook L" fo:font-size="11pt" fo:font-weight="normal" officeooo:rsid="04cd5c87" style:font-size-asian="10.5pt" style:font-weight-asian="normal"/>
    </style:style>
    <style:style style:name="T204" style:family="text">
      <style:text-properties style:font-name="Century Schoolbook L" fo:font-size="11pt" fo:font-weight="normal" officeooo:rsid="04235652" style:font-size-asian="10.5pt" style:font-weight-asian="normal"/>
    </style:style>
    <style:style style:name="T205" style:family="text">
      <style:text-properties style:font-name="Century Schoolbook L" fo:font-size="11pt" fo:font-weight="normal" officeooo:rsid="04118007" style:font-size-asian="10.5pt" style:font-weight-asian="normal"/>
    </style:style>
    <style:style style:name="T206" style:family="text">
      <style:text-properties style:font-name="Century Schoolbook L" fo:font-size="11pt" fo:font-weight="normal" officeooo:rsid="048ea976" style:font-size-asian="10.5pt" style:font-weight-asian="normal"/>
    </style:style>
    <style:style style:name="T207" style:family="text">
      <style:text-properties style:font-name="Century Schoolbook L" fo:font-size="11pt" fo:font-weight="normal" officeooo:rsid="0493da0e" style:font-size-asian="10.5pt" style:font-weight-asian="normal"/>
    </style:style>
    <style:style style:name="T208" style:family="text">
      <style:text-properties style:font-name="Century Schoolbook L" fo:font-size="11pt" fo:font-weight="normal" officeooo:rsid="048fc425" style:font-size-asian="10.5pt" style:font-weight-asian="normal"/>
    </style:style>
    <style:style style:name="T209" style:family="text">
      <style:text-properties style:font-name="Century Schoolbook L" fo:font-size="11pt" fo:font-weight="normal" officeooo:rsid="049d43c8" style:font-size-asian="10.5pt" style:font-weight-asian="normal"/>
    </style:style>
    <style:style style:name="T210" style:family="text">
      <style:text-properties style:font-name="Century Schoolbook L" fo:font-size="11pt" fo:font-weight="normal" officeooo:rsid="04c5f35d" style:font-size-asian="10.5pt" style:font-weight-asian="normal"/>
    </style:style>
    <style:style style:name="T211" style:family="text">
      <style:text-properties style:font-name="Century Schoolbook L" fo:font-size="11pt" fo:font-weight="normal" officeooo:rsid="04c64c24" style:font-size-asian="10.5pt" style:font-weight-asian="normal"/>
    </style:style>
    <style:style style:name="T212" style:family="text">
      <style:text-properties style:font-name="Century Schoolbook L" fo:font-size="11pt" fo:font-weight="normal" officeooo:rsid="04972cd8" style:font-size-asian="10.5pt" style:font-weight-asian="normal"/>
    </style:style>
    <style:style style:name="T213" style:family="text">
      <style:text-properties style:font-name="Century Schoolbook L" fo:font-size="11pt" fo:font-weight="normal" officeooo:rsid="049d5a78" style:font-size-asian="10.5pt" style:font-weight-asian="normal"/>
    </style:style>
    <style:style style:name="T214" style:family="text">
      <style:text-properties style:font-name="Century Schoolbook L" fo:font-size="11pt" fo:font-weight="normal" officeooo:rsid="0495939f" style:font-size-asian="10.5pt" style:font-weight-asian="normal"/>
    </style:style>
    <style:style style:name="T215" style:family="text">
      <style:text-properties style:font-name="Century Schoolbook L" fo:font-size="11pt" fo:font-weight="normal" officeooo:rsid="049abf75" style:font-size-asian="10.5pt" style:font-weight-asian="normal"/>
    </style:style>
    <style:style style:name="T216" style:family="text">
      <style:text-properties style:font-name="Century Schoolbook L" fo:font-size="11pt" fo:font-weight="normal" officeooo:rsid="04917341" style:font-size-asian="10.5pt" style:font-weight-asian="normal"/>
    </style:style>
    <style:style style:name="T217" style:family="text">
      <style:text-properties style:font-name="Century Schoolbook L" fo:font-size="11pt" fo:font-weight="normal" officeooo:rsid="048d5420" style:font-size-asian="10.5pt" style:font-weight-asian="normal"/>
    </style:style>
    <style:style style:name="T218" style:family="text">
      <style:text-properties style:font-name="Century Schoolbook L" fo:font-size="11pt" fo:font-weight="normal" officeooo:rsid="04930c4b" style:font-size-asian="10.5pt" style:font-weight-asian="normal"/>
    </style:style>
    <style:style style:name="T219" style:family="text">
      <style:text-properties style:font-name="Century Schoolbook L" fo:font-size="11pt" fo:font-weight="normal" officeooo:rsid="04d9d73f" style:font-size-asian="10.5pt" style:font-weight-asian="normal"/>
    </style:style>
    <style:style style:name="T220" style:family="text">
      <style:text-properties style:font-name="Century Schoolbook L" fo:font-size="11pt" fo:font-weight="normal" officeooo:rsid="04dad838" style:font-size-asian="10.5pt" style:font-weight-asian="normal"/>
    </style:style>
    <style:style style:name="T221" style:family="text">
      <style:text-properties style:font-name="Century Schoolbook L" fo:font-size="11pt" fo:font-weight="normal" officeooo:rsid="04dc6c71" style:font-size-asian="10.5pt" style:font-weight-asian="normal"/>
    </style:style>
    <style:style style:name="T222" style:family="text">
      <style:text-properties style:font-name="Century Schoolbook L" fo:font-size="11pt" fo:font-weight="normal" officeooo:rsid="04dd2716" style:font-size-asian="10.5pt" style:font-weight-asian="normal"/>
    </style:style>
    <style:style style:name="T223" style:family="text">
      <style:text-properties style:font-name="Century Schoolbook L" fo:font-size="11pt" fo:font-weight="normal" officeooo:rsid="04f4c431" style:font-size-asian="10.5pt" style:font-weight-asian="normal"/>
    </style:style>
    <style:style style:name="T224" style:family="text">
      <style:text-properties style:font-name="Century Schoolbook L" fo:font-size="11pt" fo:font-weight="normal" officeooo:rsid="04f56d00" style:font-size-asian="10.5pt" style:font-weight-asian="normal"/>
    </style:style>
    <style:style style:name="T225" style:family="text">
      <style:text-properties style:font-name="Century Schoolbook L" fo:font-size="11pt" fo:font-weight="normal" officeooo:rsid="04f8efce" style:font-size-asian="10.5pt" style:font-weight-asian="normal"/>
    </style:style>
    <style:style style:name="T226" style:family="text">
      <style:text-properties style:font-name="Century Schoolbook L" fo:font-size="11pt" fo:font-weight="normal" officeooo:rsid="04fec510" style:font-size-asian="10.5pt" style:font-weight-asian="normal"/>
    </style:style>
    <style:style style:name="T227" style:family="text">
      <style:text-properties style:font-name="Century Schoolbook L" fo:font-size="11pt" fo:font-weight="normal" officeooo:rsid="050028a9" style:font-size-asian="10.5pt" style:font-weight-asian="normal"/>
    </style:style>
    <style:style style:name="T228" style:family="text">
      <style:text-properties style:font-name="Century Schoolbook L" fo:font-size="11pt" fo:font-weight="normal" officeooo:rsid="0501d7c2" style:font-size-asian="10.5pt" style:font-weight-asian="normal"/>
    </style:style>
    <style:style style:name="T229" style:family="text">
      <style:text-properties style:font-name="Century Schoolbook L" fo:font-size="11pt" fo:font-weight="normal" officeooo:rsid="05022889" style:font-size-asian="10.5pt" style:font-weight-asian="normal"/>
    </style:style>
    <style:style style:name="T230" style:family="text">
      <style:text-properties style:font-name="Century Schoolbook L" fo:font-size="11pt" fo:font-weight="normal" officeooo:rsid="05033b5d" style:font-size-asian="10.5pt" style:font-weight-asian="normal"/>
    </style:style>
    <style:style style:name="T231" style:family="text">
      <style:text-properties style:font-name="Century Schoolbook L" fo:font-size="11pt" fo:font-weight="normal" officeooo:rsid="0507acbe" style:font-size-asian="10.5pt" style:font-weight-asian="normal"/>
    </style:style>
    <style:style style:name="T232" style:family="text">
      <style:text-properties style:font-name="Century Schoolbook L" fo:font-size="11pt" fo:font-weight="normal" officeooo:rsid="05093625" style:font-size-asian="10.5pt" style:font-weight-asian="normal"/>
    </style:style>
    <style:style style:name="T233" style:family="text">
      <style:text-properties style:font-name="Century Schoolbook L" fo:font-size="11pt" fo:font-weight="normal" officeooo:rsid="051a71c8" style:font-size-asian="10.5pt" style:font-weight-asian="normal"/>
    </style:style>
    <style:style style:name="T234" style:family="text">
      <style:text-properties style:font-name="Century Schoolbook L" fo:font-size="11pt" fo:font-weight="normal" officeooo:rsid="051db3ff" style:font-size-asian="10.5pt" style:font-weight-asian="normal"/>
    </style:style>
    <style:style style:name="T235" style:family="text">
      <style:text-properties style:font-name="Century Schoolbook L" fo:font-size="11pt" fo:font-weight="normal" officeooo:rsid="051f970b" style:font-size-asian="10.5pt" style:font-weight-asian="normal"/>
    </style:style>
    <style:style style:name="T236" style:family="text">
      <style:text-properties style:font-name="Century Schoolbook L" fo:font-size="11pt" fo:font-weight="normal" officeooo:rsid="05240b32" style:font-size-asian="10.5pt" style:font-weight-asian="normal"/>
    </style:style>
    <style:style style:name="T237" style:family="text">
      <style:text-properties style:font-name="Century Schoolbook L" fo:font-size="11pt" fo:font-weight="normal" officeooo:rsid="053137d9" style:font-size-asian="10.5pt" style:font-weight-asian="normal"/>
    </style:style>
    <style:style style:name="T238" style:family="text">
      <style:text-properties style:font-name="Century Schoolbook L" fo:font-size="11pt" fo:font-weight="normal" officeooo:rsid="0532f1c0" style:font-size-asian="10.5pt" style:font-weight-asian="normal"/>
    </style:style>
    <style:style style:name="T239" style:family="text">
      <style:text-properties style:font-name="Century Schoolbook L" fo:font-size="11pt" fo:font-weight="normal" officeooo:rsid="05341bdb" style:font-size-asian="10.5pt" style:font-weight-asian="normal"/>
    </style:style>
    <style:style style:name="T240" style:family="text">
      <style:text-properties style:font-name="Century Schoolbook L" fo:font-size="11pt" fo:font-weight="normal" officeooo:rsid="0537a658" style:font-size-asian="10.5pt" style:font-weight-asian="normal"/>
    </style:style>
    <style:style style:name="T241" style:family="text">
      <style:text-properties style:font-name="Century Schoolbook L" fo:font-size="11pt" fo:font-weight="normal" officeooo:rsid="05398edc" style:font-size-asian="10.5pt" style:font-weight-asian="normal"/>
    </style:style>
    <style:style style:name="T242" style:family="text">
      <style:text-properties style:font-name="Century Schoolbook L" fo:font-size="11pt" fo:font-weight="normal" officeooo:rsid="053c4808" style:font-size-asian="10.5pt" style:font-weight-asian="normal"/>
    </style:style>
    <style:style style:name="T243" style:family="text">
      <style:text-properties style:font-name="Century Schoolbook L" fo:font-size="11pt" fo:font-weight="normal" officeooo:rsid="05458cb1" style:font-size-asian="10.5pt" style:font-weight-asian="normal"/>
    </style:style>
    <style:style style:name="T244" style:family="text">
      <style:text-properties style:font-name="Century Schoolbook L" fo:font-size="11pt" fo:font-weight="normal" officeooo:rsid="0546e548" style:font-size-asian="10.5pt" style:font-weight-asian="normal"/>
    </style:style>
    <style:style style:name="T245" style:family="text">
      <style:text-properties style:font-name="Century Schoolbook L" fo:font-size="11pt" fo:font-weight="normal" officeooo:rsid="05521ea8" style:font-size-asian="10.5pt" style:font-weight-asian="normal"/>
    </style:style>
    <style:style style:name="T246" style:family="text">
      <style:text-properties style:font-name="Century Schoolbook L" fo:font-size="11pt" fo:font-weight="normal" officeooo:rsid="0552f92e" style:font-size-asian="10.5pt" style:font-weight-asian="normal"/>
    </style:style>
    <style:style style:name="T247" style:family="text">
      <style:text-properties style:font-name="Century Schoolbook L" fo:font-size="11pt" fo:font-weight="normal" officeooo:rsid="055632b0" style:font-size-asian="10.5pt" style:font-weight-asian="normal"/>
    </style:style>
    <style:style style:name="T248" style:family="text">
      <style:text-properties style:font-name="Century Schoolbook L" fo:font-size="11pt" fo:font-weight="normal" officeooo:rsid="05576fb7" style:font-size-asian="10.5pt" style:font-weight-asian="normal"/>
    </style:style>
    <style:style style:name="T249" style:family="text">
      <style:text-properties style:font-name="Century Schoolbook L" fo:font-size="11pt" fo:font-weight="normal" officeooo:rsid="0559d0b0" style:font-size-asian="10.5pt" style:font-weight-asian="normal"/>
    </style:style>
    <style:style style:name="T250" style:family="text">
      <style:text-properties style:font-name="Century Schoolbook L" fo:font-size="11pt" fo:font-weight="normal" officeooo:rsid="055c0a86" style:font-size-asian="10.5pt" style:font-weight-asian="normal"/>
    </style:style>
    <style:style style:name="T251" style:family="text">
      <style:text-properties style:font-name="Century Schoolbook L" fo:font-size="11pt" fo:font-weight="normal" officeooo:rsid="055c4d12" style:font-size-asian="10.5pt" style:font-weight-asian="normal"/>
    </style:style>
    <style:style style:name="T252" style:family="text">
      <style:text-properties style:font-name="Century Schoolbook L" fo:font-size="11pt" fo:font-weight="normal" officeooo:rsid="055e127b" style:font-size-asian="10.5pt" style:font-weight-asian="normal"/>
    </style:style>
    <style:style style:name="T253" style:family="text">
      <style:text-properties style:font-name="Century Schoolbook L" fo:font-size="11pt" fo:font-weight="normal" officeooo:rsid="05600e64" style:font-size-asian="10.5pt" style:font-weight-asian="normal"/>
    </style:style>
    <style:style style:name="T254" style:family="text">
      <style:text-properties style:font-name="Century Schoolbook L" fo:font-size="11pt" fo:font-weight="normal" officeooo:rsid="0560f648" style:font-size-asian="10.5pt" style:font-weight-asian="normal"/>
    </style:style>
    <style:style style:name="T255" style:family="text">
      <style:text-properties style:font-name="Century Schoolbook L" fo:font-size="11pt" fo:font-weight="normal" officeooo:rsid="0562f171" style:font-size-asian="10.5pt" style:font-weight-asian="normal"/>
    </style:style>
    <style:style style:name="T256" style:family="text">
      <style:text-properties style:font-name="Century Schoolbook L" fo:font-size="11pt" fo:font-weight="normal" officeooo:rsid="05636fed" style:font-size-asian="10.5pt" style:font-weight-asian="normal"/>
    </style:style>
    <style:style style:name="T257" style:family="text">
      <style:text-properties style:font-name="Century Schoolbook L" fo:font-size="11pt" fo:font-weight="normal" officeooo:rsid="056380b1" style:font-size-asian="10.5pt" style:font-weight-asian="normal"/>
    </style:style>
    <style:style style:name="T258" style:family="text">
      <style:text-properties style:font-name="Century Schoolbook L" fo:font-size="11pt" fo:font-weight="normal" officeooo:rsid="0564f0c2" style:font-size-asian="10.5pt" style:font-weight-asian="normal"/>
    </style:style>
    <style:style style:name="T259" style:family="text">
      <style:text-properties style:font-name="Century Schoolbook L" fo:font-size="11pt" fo:font-weight="normal" officeooo:rsid="05699f6d" style:font-size-asian="10.5pt" style:font-weight-asian="normal"/>
    </style:style>
    <style:style style:name="T260" style:family="text">
      <style:text-properties style:font-name="Century Schoolbook L" fo:font-size="11pt" fo:font-weight="normal" officeooo:rsid="056ad107" style:font-size-asian="10.5pt" style:font-weight-asian="normal"/>
    </style:style>
    <style:style style:name="T261" style:family="text">
      <style:text-properties style:font-name="Century Schoolbook L" fo:font-size="11pt" fo:font-weight="normal" officeooo:rsid="056b7aa6" style:font-size-asian="10.5pt" style:font-weight-asian="normal"/>
    </style:style>
    <style:style style:name="T262" style:family="text">
      <style:text-properties style:font-name="Century Schoolbook L" fo:font-size="11pt" fo:font-weight="normal" officeooo:rsid="056cd6c5" style:font-size-asian="10.5pt" style:font-weight-asian="normal"/>
    </style:style>
    <style:style style:name="T263" style:family="text">
      <style:text-properties style:font-name="Century Schoolbook L" fo:font-size="11pt" fo:font-weight="normal" officeooo:rsid="056ceb76" style:font-size-asian="10.5pt" style:font-weight-asian="normal"/>
    </style:style>
    <style:style style:name="T264" style:family="text">
      <style:text-properties style:font-name="Century Schoolbook L" fo:font-size="11pt" fo:font-weight="normal" officeooo:rsid="056d1b01" style:font-size-asian="10.5pt" style:font-weight-asian="normal"/>
    </style:style>
    <style:style style:name="T265" style:family="text">
      <style:text-properties style:font-name="Century Schoolbook L" fo:font-size="11pt" fo:font-weight="normal" officeooo:rsid="056f5235" style:font-size-asian="10.5pt" style:font-weight-asian="normal"/>
    </style:style>
    <style:style style:name="T266" style:family="text">
      <style:text-properties style:font-name="Century Schoolbook L" fo:font-size="11pt" fo:font-weight="normal" officeooo:rsid="05711cf8" style:font-size-asian="10.5pt" style:font-weight-asian="normal"/>
    </style:style>
    <style:style style:name="T267" style:family="text">
      <style:text-properties style:font-name="Century Schoolbook L" fo:font-size="11pt" fo:font-weight="normal" officeooo:rsid="05745fdc" style:font-size-asian="10.5pt" style:font-weight-asian="normal"/>
    </style:style>
    <style:style style:name="T268" style:family="text">
      <style:text-properties style:font-name="Century Schoolbook L" fo:font-size="11pt" fo:font-weight="normal" officeooo:rsid="057763ad" style:font-size-asian="10.5pt" style:font-weight-asian="normal"/>
    </style:style>
    <style:style style:name="T269" style:family="text">
      <style:text-properties style:font-name="Century Schoolbook L" fo:font-size="11pt" fo:font-weight="normal" officeooo:rsid="057808f3" style:font-size-asian="10.5pt" style:font-weight-asian="normal"/>
    </style:style>
    <style:style style:name="T270" style:family="text">
      <style:text-properties style:font-name="Century Schoolbook L" fo:font-size="11pt" fo:font-weight="normal" officeooo:rsid="0579e579" style:font-size-asian="10.5pt" style:font-weight-asian="normal"/>
    </style:style>
    <style:style style:name="T271" style:family="text">
      <style:text-properties style:font-name="Century Schoolbook L" fo:font-size="11pt" fo:font-weight="normal" officeooo:rsid="057b5b15" style:font-size-asian="10.5pt" style:font-weight-asian="normal"/>
    </style:style>
    <style:style style:name="T272" style:family="text">
      <style:text-properties style:font-name="Century Schoolbook L" fo:font-size="11pt" fo:font-weight="normal" officeooo:rsid="057f0aa0" style:font-size-asian="10.5pt" style:font-weight-asian="normal"/>
    </style:style>
    <style:style style:name="T273" style:family="text">
      <style:text-properties style:font-name="Century Schoolbook L" fo:font-size="11pt" fo:font-weight="normal" officeooo:rsid="05820a45" style:font-size-asian="10.5pt" style:font-weight-asian="normal"/>
    </style:style>
    <style:style style:name="T274" style:family="text">
      <style:text-properties style:font-name="Century Schoolbook L" fo:font-size="11pt" fo:font-weight="normal" officeooo:rsid="0586fb40" style:font-size-asian="10.5pt" style:font-weight-asian="normal"/>
    </style:style>
    <style:style style:name="T275" style:family="text">
      <style:text-properties style:font-name="Century Schoolbook L" fo:font-size="11pt" fo:font-weight="normal" officeooo:rsid="0587fbdc" style:font-size-asian="10.5pt" style:font-weight-asian="normal"/>
    </style:style>
    <style:style style:name="T276" style:family="text">
      <style:text-properties style:font-name="Century Schoolbook L" fo:font-size="11pt" fo:font-weight="normal" officeooo:rsid="059ee07c" style:font-size-asian="10.5pt" style:font-weight-asian="normal"/>
    </style:style>
    <style:style style:name="T277" style:family="text">
      <style:text-properties style:font-name="Century Schoolbook L" fo:font-size="11pt" fo:font-weight="normal" officeooo:rsid="059fa600" style:font-size-asian="10.5pt" style:font-weight-asian="normal"/>
    </style:style>
    <style:style style:name="T278" style:family="text">
      <style:text-properties style:font-name="Century Schoolbook L" fo:font-size="11pt" fo:font-weight="normal" officeooo:rsid="05a007f3" style:font-size-asian="10.5pt" style:font-weight-asian="normal"/>
    </style:style>
    <style:style style:name="T279" style:family="text">
      <style:text-properties style:font-name="Century Schoolbook L" fo:font-size="11pt" fo:font-weight="normal" officeooo:rsid="05a16f27" style:font-size-asian="10.5pt" style:font-weight-asian="normal"/>
    </style:style>
    <style:style style:name="T280" style:family="text">
      <style:text-properties style:font-name="Century Schoolbook L" fo:font-size="11pt" fo:font-weight="normal" officeooo:rsid="05a23c52" style:font-size-asian="10.5pt" style:font-weight-asian="normal"/>
    </style:style>
    <style:style style:name="T281" style:family="text">
      <style:text-properties style:font-name="Century Schoolbook L" fo:font-size="11pt" fo:font-weight="normal" officeooo:rsid="05a58194" style:font-size-asian="10.5pt" style:font-weight-asian="normal"/>
    </style:style>
    <style:style style:name="T282" style:family="text">
      <style:text-properties style:font-name="Century Schoolbook L" fo:font-size="11pt" fo:font-weight="normal" officeooo:rsid="05a60bf3" style:font-size-asian="10.5pt" style:font-weight-asian="normal"/>
    </style:style>
    <style:style style:name="T283"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284"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285"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286"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287"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288"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289"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290"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291"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292"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293"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294" style:family="text">
      <style:text-properties style:font-name="Century Schoolbook L" fo:font-size="11pt" style:font-size-asian="10.5pt"/>
    </style:style>
    <style:style style:name="T295" style:family="text">
      <style:text-properties style:font-name="Century Schoolbook L" fo:font-size="11pt" officeooo:rsid="040b73c8" style:font-size-asian="10.5pt"/>
    </style:style>
    <style:style style:name="T296" style:family="text">
      <style:text-properties style:font-name="Century Schoolbook L" fo:font-size="11pt" officeooo:rsid="04467780" style:font-size-asian="10.5pt"/>
    </style:style>
    <style:style style:name="T297" style:family="text">
      <style:text-properties style:font-name="Century Schoolbook L" fo:font-size="11pt" officeooo:rsid="04526356" style:font-size-asian="10.5pt"/>
    </style:style>
    <style:style style:name="T298" style:family="text">
      <style:text-properties style:font-name="Century Schoolbook L" fo:font-size="11pt" officeooo:rsid="0453178c" style:font-size-asian="10.5pt"/>
    </style:style>
    <style:style style:name="T299" style:family="text">
      <style:text-properties style:font-name="Century Schoolbook L" fo:font-size="11pt" officeooo:rsid="04597bfd" style:font-size-asian="10.5pt"/>
    </style:style>
    <style:style style:name="T300" style:family="text">
      <style:text-properties style:font-name="Century Schoolbook L" fo:font-size="11pt" officeooo:rsid="04580e39" style:font-size-asian="10.5pt"/>
    </style:style>
    <style:style style:name="T301" style:family="text">
      <style:text-properties style:font-name="Century Schoolbook L" fo:font-size="11pt" officeooo:rsid="04284a7d" style:font-size-asian="10.5pt"/>
    </style:style>
    <style:style style:name="T302" style:family="text">
      <style:text-properties style:font-name="Century Schoolbook L" fo:font-size="11pt" officeooo:rsid="04235652" style:font-size-asian="10.5pt"/>
    </style:style>
    <style:style style:name="T303" style:family="text">
      <style:text-properties style:font-name="Century Schoolbook L" fo:font-size="11pt" officeooo:rsid="056ad107" style:font-size-asian="10.5pt"/>
    </style:style>
    <style:style style:name="T304" style:family="text">
      <style:text-properties style:font-name="Century Schoolbook L" fo:font-size="11pt" officeooo:rsid="0590ce5d" style:font-size-asian="10.5pt"/>
    </style:style>
    <style:style style:name="T305" style:family="text">
      <style:text-properties style:font-name="Century Schoolbook L" fo:font-size="11pt" officeooo:rsid="059199d5" style:font-size-asian="10.5pt"/>
    </style:style>
    <style:style style:name="T306" style:family="text">
      <style:text-properties style:font-name="Century Schoolbook L" fo:font-size="11pt" fo:language="en" fo:country="US" fo:font-weight="normal" style:font-size-asian="10.5pt" style:font-weight-asian="normal"/>
    </style:style>
    <style:style style:name="T307" style:family="text">
      <style:text-properties style:font-name="Century Schoolbook L" fo:font-size="11pt" fo:language="en" fo:country="US" fo:font-weight="normal" officeooo:rsid="047eda25" style:font-size-asian="10.5pt" style:font-weight-asian="normal"/>
    </style:style>
    <style:style style:name="T308" style:family="text">
      <style:text-properties style:font-name="Century Schoolbook L" fo:font-size="11pt" fo:language="en" fo:country="US" fo:font-weight="normal" officeooo:rsid="00032a94" style:font-size-asian="10.5pt" style:font-weight-asian="normal"/>
    </style:style>
    <style:style style:name="T309" style:family="text">
      <style:text-properties style:font-name="Century Schoolbook L" fo:font-size="11pt" fo:language="en" fo:country="US" fo:font-weight="normal" officeooo:rsid="00042baf" style:font-size-asian="10.5pt" style:font-weight-asian="normal"/>
    </style:style>
    <style:style style:name="T310" style:family="text">
      <style:text-properties style:font-name="Century Schoolbook L" fo:font-size="11pt" fo:language="en" fo:country="US" fo:font-weight="normal" officeooo:rsid="0436d739" style:font-size-asian="10.5pt" style:font-weight-asian="normal"/>
    </style:style>
    <style:style style:name="T311" style:family="text">
      <style:text-properties style:font-name="Century Schoolbook L" fo:font-size="11pt" fo:language="en" fo:country="US" fo:font-weight="normal" officeooo:rsid="042f7f63" style:font-size-asian="10.5pt" style:font-weight-asian="normal"/>
    </style:style>
    <style:style style:name="T312" style:family="text">
      <style:text-properties style:font-name="Century Schoolbook L" fo:font-size="11pt" fo:language="en" fo:country="US" fo:font-weight="normal" officeooo:rsid="042f324d" style:font-size-asian="10.5pt" style:font-weight-asian="normal"/>
    </style:style>
    <style:style style:name="T313" style:family="text">
      <style:text-properties style:font-name="Century Schoolbook L" fo:font-size="11pt" fo:language="en" fo:country="US" fo:font-weight="normal" officeooo:rsid="0437cdb1" style:font-size-asian="10.5pt" style:font-weight-asian="normal"/>
    </style:style>
    <style:style style:name="T314" style:family="text">
      <style:text-properties style:font-name="Century Schoolbook L" fo:font-size="11pt" fo:language="en" fo:country="US" fo:font-weight="normal" officeooo:rsid="043b24ab" style:font-size-asian="10.5pt" style:font-weight-asian="normal"/>
    </style:style>
    <style:style style:name="T315" style:family="text">
      <style:text-properties style:font-name="Century Schoolbook L" fo:font-size="11pt" fo:language="en" fo:country="US" fo:font-weight="normal" officeooo:rsid="043b2f59" style:font-size-asian="10.5pt" style:font-weight-asian="normal"/>
    </style:style>
    <style:style style:name="T316" style:family="text">
      <style:text-properties style:font-name="Century Schoolbook L" fo:font-size="11pt" fo:language="en" fo:country="US" fo:font-weight="normal" officeooo:rsid="043edb42" style:font-size-asian="10.5pt" style:font-weight-asian="normal"/>
    </style:style>
    <style:style style:name="T317" style:family="text">
      <style:text-properties style:font-name="Century Schoolbook L" fo:font-size="11pt" fo:language="en" fo:country="US" fo:font-weight="normal" officeooo:rsid="0447ebcc" style:font-size-asian="10.5pt" style:font-weight-asian="normal" style:font-weight-complex="normal"/>
    </style:style>
    <style:style style:name="T318" style:family="text">
      <style:text-properties style:font-name="Century Schoolbook L" fo:font-size="11pt" fo:language="en" fo:country="US" fo:font-weight="normal" officeooo:rsid="0461a330" style:font-size-asian="10.5pt" style:font-weight-asian="normal" style:font-weight-complex="normal"/>
    </style:style>
    <style:style style:name="T319" style:family="text">
      <style:text-properties style:font-name="Century Schoolbook L" fo:font-size="11pt" fo:language="en" fo:country="US" fo:font-weight="normal" officeooo:rsid="046747ea" style:font-size-asian="10.5pt" style:font-weight-asian="normal" style:font-weight-complex="normal"/>
    </style:style>
    <style:style style:name="T320" style:family="text">
      <style:text-properties style:font-name="Century Schoolbook L" fo:font-size="11pt" fo:language="en" fo:country="US" fo:font-weight="normal" officeooo:rsid="04683278" style:font-size-asian="10.5pt" style:font-weight-asian="normal" style:font-weight-complex="normal"/>
    </style:style>
    <style:style style:name="T321" style:family="text">
      <style:text-properties style:font-name="Century Schoolbook L" fo:font-size="11pt" fo:language="en" fo:country="US" fo:font-weight="normal" officeooo:rsid="046df041" style:font-size-asian="10.5pt" style:font-weight-asian="normal" style:font-weight-complex="normal"/>
    </style:style>
    <style:style style:name="T322" style:family="text">
      <style:text-properties style:font-name="Century Schoolbook L" fo:font-size="11pt" fo:language="en" fo:country="US" fo:font-weight="normal" officeooo:rsid="0476e81c" style:font-size-asian="10.5pt" style:font-weight-asian="normal" style:font-weight-complex="normal"/>
    </style:style>
    <style:style style:name="T323" style:family="text">
      <style:text-properties style:font-name="Century Schoolbook L" fo:font-size="11pt" fo:language="en" fo:country="US" fo:font-weight="normal" officeooo:rsid="04d70804" style:font-size-asian="10.5pt" style:font-weight-asian="normal" style:font-weight-complex="normal"/>
    </style:style>
    <style:style style:name="T324" style:family="text">
      <style:text-properties style:font-name="Century Schoolbook L" fo:font-size="11pt" fo:language="en" fo:country="US" fo:font-weight="normal" officeooo:rsid="05993e0c" style:font-size-asian="10.5pt" style:font-weight-asian="normal" style:font-weight-complex="normal"/>
    </style:style>
    <style:style style:name="T325" style:family="text">
      <style:text-properties style:font-name="Century Schoolbook L" fo:font-size="11pt" fo:language="en" fo:country="US" fo:font-weight="normal" officeooo:rsid="0599e330" style:font-size-asian="10.5pt" style:font-weight-asian="normal" style:font-weight-complex="normal"/>
    </style:style>
    <style:style style:name="T326" style:family="text">
      <style:text-properties style:font-name="Century Schoolbook L" fo:font-size="11pt" fo:language="en" fo:country="US" fo:font-weight="normal" officeooo:rsid="0005939a" style:font-size-asian="10.5pt" style:font-weight-asian="normal"/>
    </style:style>
    <style:style style:name="T327" style:family="text">
      <style:text-properties style:font-name="Century Schoolbook L" fo:font-size="11pt" fo:language="en" fo:country="US" fo:font-weight="normal" officeooo:rsid="042fc914" style:font-size-asian="10.5pt" style:font-weight-asian="normal"/>
    </style:style>
    <style:style style:name="T328" style:family="text">
      <style:text-properties style:font-name="Century Schoolbook L" fo:font-size="11pt" fo:language="en" fo:country="US" fo:font-weight="normal" officeooo:rsid="04313ac6" style:font-size-asian="10.5pt" style:font-weight-asian="normal"/>
    </style:style>
    <style:style style:name="T329" style:family="text">
      <style:text-properties style:font-name="Century Schoolbook L" fo:font-size="11pt" fo:language="en" fo:country="US" fo:font-weight="normal" officeooo:rsid="04326279" style:font-size-asian="10.5pt" style:font-weight-asian="normal"/>
    </style:style>
    <style:style style:name="T330" style:family="text">
      <style:text-properties style:font-name="Century Schoolbook L" fo:font-size="11pt" fo:language="en" fo:country="US" fo:font-weight="normal" officeooo:rsid="044cbfa7" style:font-size-asian="10.5pt" style:font-weight-asian="normal"/>
    </style:style>
    <style:style style:name="T331" style:family="text">
      <style:text-properties style:font-name="Century Schoolbook L" fo:font-size="11pt" fo:language="en" fo:country="US" fo:font-weight="normal" officeooo:rsid="0433c342" style:font-size-asian="10.5pt" style:font-weight-asian="normal"/>
    </style:style>
    <style:style style:name="T332" style:family="text">
      <style:text-properties style:font-name="Century Schoolbook L" fo:font-size="11pt" fo:language="en" fo:country="US" fo:font-weight="normal" officeooo:rsid="044eaa24" style:font-size-asian="10.5pt" style:font-weight-asian="normal"/>
    </style:style>
    <style:style style:name="T333" style:family="text">
      <style:text-properties style:font-name="Century Schoolbook L" fo:font-size="11pt" fo:language="en" fo:country="US" fo:font-weight="normal" officeooo:rsid="04ed80dd" style:font-size-asian="10.5pt" style:font-weight-asian="normal"/>
    </style:style>
    <style:style style:name="T334" style:family="text">
      <style:text-properties style:font-name="Century Schoolbook L" fo:font-size="11pt" fo:language="en" fo:country="US" fo:font-weight="normal" officeooo:rsid="04ef1f03" style:font-size-asian="10.5pt" style:font-weight-asian="normal"/>
    </style:style>
    <style:style style:name="T335" style:family="text">
      <style:text-properties style:font-name="Century Schoolbook L" fo:font-size="11pt" fo:language="en" fo:country="US" fo:font-weight="normal" officeooo:rsid="04ef2d6c" style:font-size-asian="10.5pt" style:font-weight-asian="normal"/>
    </style:style>
    <style:style style:name="T336" style:family="text">
      <style:text-properties style:font-name="Century Schoolbook L" fo:font-size="11pt" fo:language="en" fo:country="US" fo:font-weight="normal" officeooo:rsid="04f14f88" style:font-size-asian="10.5pt" style:font-weight-asian="normal"/>
    </style:style>
    <style:style style:name="T337" style:family="text">
      <style:text-properties style:font-name="Century Schoolbook L" fo:font-size="11pt" fo:language="en" fo:country="US" fo:font-weight="normal" officeooo:rsid="04f25e9f" style:font-size-asian="10.5pt" style:font-weight-asian="normal"/>
    </style:style>
    <style:style style:name="T338" style:family="text">
      <style:text-properties style:font-name="Century Schoolbook L" fo:font-size="11pt" fo:language="en" fo:country="US" fo:font-weight="normal" officeooo:rsid="04f3503a" style:font-size-asian="10.5pt" style:font-weight-asian="normal"/>
    </style:style>
    <style:style style:name="T339" style:family="text">
      <style:text-properties style:font-name="Century Schoolbook L" fo:font-size="11pt" fo:language="en" fo:country="US" fo:font-weight="normal" officeooo:rsid="04f35518" style:font-size-asian="10.5pt" style:font-weight-asian="normal"/>
    </style:style>
    <style:style style:name="T340" style:family="text">
      <style:text-properties style:font-name="Century Schoolbook L" fo:font-size="11pt" fo:language="en" fo:country="US" fo:font-weight="normal" officeooo:rsid="04f4c431" style:font-size-asian="10.5pt" style:font-weight-asian="normal"/>
    </style:style>
    <style:style style:name="T341" style:family="text">
      <style:text-properties style:font-name="Century Schoolbook L" fo:font-size="11pt" fo:language="en" fo:country="US" fo:font-weight="normal" officeooo:rsid="04f4c431" style:font-size-asian="10.5pt" style:font-weight-asian="normal" style:font-weight-complex="bold"/>
    </style:style>
    <style:style style:name="T342" style:family="text">
      <style:text-properties style:font-name="Century Schoolbook L" fo:font-size="11pt" fo:language="en" fo:country="US" fo:font-weight="normal" officeooo:rsid="04f7f7bd" style:font-size-asian="10.5pt" style:font-weight-asian="normal" style:font-weight-complex="bold"/>
    </style:style>
    <style:style style:name="T343" style:family="text">
      <style:text-properties style:font-name="Century Schoolbook L" fo:font-size="11pt" fo:language="en" fo:country="US" fo:font-weight="normal" officeooo:rsid="04fe7300" style:font-size-asian="10.5pt" style:font-weight-asian="normal" style:font-weight-complex="bold"/>
    </style:style>
    <style:style style:name="T344" style:family="text">
      <style:text-properties style:font-name="Century Schoolbook L" fo:font-size="11pt" fo:language="en" fo:country="US" fo:font-weight="normal" officeooo:rsid="04f66d77" style:font-size-asian="10.5pt" style:font-weight-asian="normal"/>
    </style:style>
    <style:style style:name="T345" style:family="text">
      <style:text-properties style:font-name="Century Schoolbook L" fo:font-size="11pt" fo:language="en" fo:country="US" fo:font-weight="normal" officeooo:rsid="04fab097" style:font-size-asian="10.5pt" style:font-weight-asian="normal"/>
    </style:style>
    <style:style style:name="T346" style:family="text">
      <style:text-properties style:font-name="Century Schoolbook L" fo:font-size="11pt" fo:language="en" fo:country="US" fo:font-weight="normal" officeooo:rsid="04fb20f9" style:font-size-asian="10.5pt" style:font-weight-asian="normal"/>
    </style:style>
    <style:style style:name="T347" style:family="text">
      <style:text-properties style:font-name="Century Schoolbook L" fo:font-size="11pt" fo:language="en" fo:country="US" fo:font-weight="normal" officeooo:rsid="04fc7780" style:font-size-asian="10.5pt" style:font-weight-asian="normal"/>
    </style:style>
    <style:style style:name="T348" style:family="text">
      <style:text-properties style:font-name="Century Schoolbook L" fo:font-size="11pt" fo:language="en" fo:country="US" fo:font-weight="normal" officeooo:rsid="057808f3" style:font-size-asian="10.5pt" style:font-weight-asian="normal"/>
    </style:style>
    <style:style style:name="T349" style:family="text">
      <style:text-properties style:font-name="Century Schoolbook L" fo:font-size="11pt" fo:language="en" fo:country="US" fo:font-weight="normal" officeooo:rsid="05790cbd" style:font-size-asian="10.5pt" style:font-weight-asian="normal"/>
    </style:style>
    <style:style style:name="T350" style:family="text">
      <style:text-properties style:font-name="Century Schoolbook L" fo:font-size="11pt" fo:language="en" fo:country="US" fo:font-weight="normal" officeooo:rsid="0587fbdc" style:font-size-asian="10.5pt" style:font-weight-asian="normal"/>
    </style:style>
    <style:style style:name="T351"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352"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353" style:family="text">
      <style:text-properties style:font-name="Century Schoolbook L" fo:font-size="11pt" fo:language="en" fo:country="US" fo:font-weight="bold" officeooo:rsid="04ef1f03" style:font-size-asian="10.5pt" style:font-weight-asian="bold" style:font-weight-complex="bold"/>
    </style:style>
    <style:style style:name="T354" style:family="text">
      <style:text-properties style:font-name="Century Schoolbook L" fo:font-size="11pt" fo:language="en" fo:country="US" fo:font-weight="bold" officeooo:rsid="04ef2d6c" style:font-size-asian="10.5pt" style:font-weight-asian="bold" style:font-weight-complex="bold"/>
    </style:style>
    <style:style style:name="T355" style:family="text">
      <style:text-properties style:font-name="Century Schoolbook L" fo:font-size="11pt" fo:language="en" fo:country="US" fo:font-weight="bold" officeooo:rsid="04f25e9f" style:font-size-asian="10.5pt" style:font-weight-asian="bold" style:font-weight-complex="bold"/>
    </style:style>
    <style:style style:name="T356" style:family="text">
      <style:text-properties style:font-name="Century Schoolbook L" fo:font-size="11pt" fo:language="en" fo:country="US" fo:font-weight="bold" officeooo:rsid="04f35518" style:font-size-asian="10.5pt" style:font-weight-asian="bold" style:font-weight-complex="bold"/>
    </style:style>
    <style:style style:name="T357" style:family="text">
      <style:text-properties style:font-name="Century Schoolbook L" fo:font-size="11pt" fo:language="en" fo:country="US" officeooo:rsid="04f25e9f" style:font-size-asian="10.5pt"/>
    </style:style>
    <style:style style:name="T358" style:family="text">
      <style:text-properties style:font-name="Century Schoolbook L" fo:font-size="11pt" fo:language="en" fo:country="US" officeooo:rsid="04f35518" style:font-size-asian="10.5pt"/>
    </style:style>
    <style:style style:name="T359" style:family="text">
      <style:text-properties style:font-name="Century Schoolbook L" fo:font-size="11pt" fo:language="en" fo:country="US" officeooo:rsid="04f4c431" style:font-size-asian="10.5pt"/>
    </style:style>
    <style:style style:name="T360" style:family="text">
      <style:text-properties style:font-name="Century Schoolbook L" fo:font-size="11pt" fo:language="en" fo:country="US" officeooo:rsid="04f7f7bd" style:font-size-asian="10.5pt"/>
    </style:style>
    <style:style style:name="T361" style:family="text">
      <style:text-properties style:font-name="Century Schoolbook L" fo:font-size="11pt" fo:language="en" fo:country="US" officeooo:rsid="04fe7300" style:font-size-asian="10.5pt"/>
    </style:style>
    <style:style style:name="T362"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363"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364"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365" style:family="text">
      <style:text-properties officeooo:rsid="03fd689b"/>
    </style:style>
    <style:style style:name="T366" style:family="text">
      <style:text-properties officeooo:rsid="04062a03"/>
    </style:style>
    <style:style style:name="T367" style:family="text">
      <style:text-properties officeooo:rsid="040b73c8"/>
    </style:style>
    <style:style style:name="T368" style:family="text">
      <style:text-properties fo:font-size="11pt" style:font-size-asian="10.5pt"/>
    </style:style>
    <style:style style:name="T369" style:family="text">
      <style:text-properties fo:font-size="11pt" officeooo:rsid="04796b34" style:font-size-asian="10.5pt"/>
    </style:style>
    <style:style style:name="T370" style:family="text">
      <style:text-properties fo:font-size="11pt" officeooo:rsid="047a8398" style:font-size-asian="10.5pt"/>
    </style:style>
    <style:style style:name="T371" style:family="text">
      <style:text-properties fo:font-size="11pt" officeooo:rsid="047b0991" style:font-size-asian="10.5pt"/>
    </style:style>
    <style:style style:name="T372" style:family="text">
      <style:text-properties fo:font-size="11pt" officeooo:rsid="047c6185" style:font-size-asian="10.5pt"/>
    </style:style>
    <style:style style:name="T373" style:family="text">
      <style:text-properties fo:font-size="11pt" officeooo:rsid="0477e230" style:font-size-asian="10.5pt"/>
    </style:style>
    <style:style style:name="T374" style:family="text">
      <style:text-properties fo:font-size="11pt" officeooo:rsid="0476e81c" style:font-size-asian="10.5pt"/>
    </style:style>
    <style:style style:name="T375" style:family="text">
      <style:text-properties fo:font-size="11pt" fo:font-weight="normal" style:font-size-asian="10.5pt" style:font-weight-asian="normal"/>
    </style:style>
    <style:style style:name="T376" style:family="text">
      <style:text-properties fo:font-size="11pt" fo:font-weight="normal" officeooo:rsid="0426aca1" style:font-size-asian="10.5pt" style:font-weight-asian="normal"/>
    </style:style>
    <style:style style:name="T377" style:family="text">
      <style:text-properties fo:font-size="11pt" fo:font-weight="normal" officeooo:rsid="04284a7d" style:font-size-asian="10.5pt" style:font-weight-asian="normal"/>
    </style:style>
    <style:style style:name="T378" style:family="text">
      <style:text-properties fo:font-size="11pt" fo:font-weight="normal" officeooo:rsid="042a6975" style:font-size-asian="10.5pt" style:font-weight-asian="normal"/>
    </style:style>
    <style:style style:name="T379" style:family="text">
      <style:text-properties fo:font-size="11pt" fo:font-weight="normal" officeooo:rsid="0415828a" style:font-size-asian="10.5pt" style:font-weight-asian="normal"/>
    </style:style>
    <style:style style:name="T380" style:family="text">
      <style:text-properties fo:font-size="11pt" fo:font-weight="normal" officeooo:rsid="0414ba26" style:font-size-asian="10.5pt" style:font-weight-asian="normal"/>
    </style:style>
    <style:style style:name="T381" style:family="text">
      <style:text-properties fo:font-size="11pt" fo:font-weight="normal" style:font-size-asian="10.5pt" style:font-weight-asian="normal" style:font-size-complex="16.1000003814697pt" style:font-weight-complex="bold"/>
    </style:style>
    <style:style style:name="T382" style:family="text">
      <style:text-properties fo:font-size="11pt" fo:font-weight="normal" officeooo:rsid="04414888" style:font-size-asian="10.5pt" style:font-weight-asian="normal" style:font-size-complex="16.1000003814697pt" style:font-weight-complex="bold"/>
    </style:style>
    <style:style style:name="T383" style:family="text">
      <style:text-properties fo:font-size="11pt" fo:font-weight="normal" officeooo:rsid="048134d0" style:font-size-asian="10.5pt" style:font-weight-asian="normal" style:font-size-complex="16.1000003814697pt" style:font-weight-complex="bold"/>
    </style:style>
    <style:style style:name="T384" style:family="text">
      <style:text-properties fo:font-size="11pt" fo:font-weight="normal" officeooo:rsid="044c347f" style:font-size-asian="10.5pt" style:font-weight-asian="normal" style:font-size-complex="16.1000003814697pt" style:font-weight-complex="bold"/>
    </style:style>
    <style:style style:name="T385" style:family="text">
      <style:text-properties fo:font-size="11pt" fo:font-weight="normal" style:font-size-asian="10.5pt" style:font-weight-asian="normal" style:font-size-complex="16.1000003814697pt" style:font-weight-complex="normal"/>
    </style:style>
    <style:style style:name="T386" style:family="text">
      <style:text-properties fo:font-size="11pt" fo:font-weight="normal" officeooo:rsid="0476e81c" style:font-size-asian="10.5pt" style:font-weight-asian="normal"/>
    </style:style>
    <style:style style:name="T387" style:family="text">
      <style:text-properties fo:font-size="11pt" fo:font-weight="normal" officeooo:rsid="042e5575" style:font-size-asian="10.5pt" style:font-weight-asian="normal"/>
    </style:style>
    <style:style style:name="T388" style:family="text">
      <style:text-properties fo:font-size="11pt" fo:font-weight="normal" officeooo:rsid="04304f88" style:font-size-asian="10.5pt" style:font-weight-asian="normal"/>
    </style:style>
    <style:style style:name="T389" style:family="text">
      <style:text-properties fo:font-size="11pt" fo:font-weight="normal" officeooo:rsid="04326279" style:font-size-asian="10.5pt" style:font-weight-asian="normal"/>
    </style:style>
    <style:style style:name="T390" style:family="text">
      <style:text-properties fo:font-size="11pt" fo:font-weight="normal" officeooo:rsid="04118007" style:font-size-asian="10.5pt" style:font-weight-asian="normal"/>
    </style:style>
    <style:style style:name="T391" style:family="text">
      <style:text-properties fo:font-size="11pt" fo:font-weight="normal" officeooo:rsid="042a8df4" style:font-size-asian="10.5pt" style:font-weight-asian="normal"/>
    </style:style>
    <style:style style:name="T392" style:family="text">
      <style:text-properties fo:font-size="11pt" fo:font-weight="normal" officeooo:rsid="0562f171" style:font-size-asian="10.5pt" style:font-weight-asian="normal"/>
    </style:style>
    <style:style style:name="T393" style:family="text">
      <style:text-properties fo:font-size="11pt" fo:font-weight="normal" officeooo:rsid="057582ec" style:font-size-asian="10.5pt" style:font-weight-asian="normal"/>
    </style:style>
    <style:style style:name="T394" style:family="text">
      <style:text-properties fo:font-size="11pt" fo:language="en" fo:country="US" fo:font-weight="normal" officeooo:rsid="04414888" style:font-size-asian="10.5pt" style:font-weight-asian="normal" style:font-size-complex="16.1000003814697pt" style:font-weight-complex="bold"/>
    </style:style>
    <style:style style:name="T395" style:family="text">
      <style:text-properties fo:font-size="11pt" fo:language="en" fo:country="US" fo:font-weight="normal" officeooo:rsid="04304f88" style:font-size-asian="10.5pt" style:font-weight-asian="normal"/>
    </style:style>
    <style:style style:name="T396" style:family="text">
      <style:text-properties fo:font-size="11pt" fo:language="en" fo:country="US" fo:font-weight="normal" officeooo:rsid="00032a94" style:font-size-asian="10.5pt" style:font-weight-asian="normal"/>
    </style:style>
    <style:style style:name="T397" style:family="text">
      <style:text-properties fo:font-size="11pt" fo:language="en" fo:country="US" fo:font-weight="normal" officeooo:rsid="042f7f63" style:font-size-asian="10.5pt" style:font-weight-asian="normal"/>
    </style:style>
    <style:style style:name="T398" style:family="text">
      <style:text-properties fo:font-size="11pt" fo:language="en" fo:country="US" fo:font-weight="normal" officeooo:rsid="043edb42" style:font-size-asian="10.5pt" style:font-weight-asian="normal"/>
    </style:style>
    <style:style style:name="T399" style:family="text">
      <style:text-properties fo:font-size="11pt" fo:language="en" fo:country="US" fo:font-weight="normal" officeooo:rsid="0447ebcc" style:font-size-asian="10.5pt" style:font-weight-asian="normal" style:font-weight-complex="normal"/>
    </style:style>
    <style:style style:name="T400" style:family="text">
      <style:text-properties fo:font-size="11pt" fo:language="en" fo:country="US" fo:font-weight="normal" officeooo:rsid="048134d0" style:font-size-asian="10.5pt" style:font-weight-asian="normal" style:font-weight-complex="normal"/>
    </style:style>
    <style:style style:name="T401" style:family="text">
      <style:text-properties fo:font-size="11pt" fo:language="en" fo:country="US" fo:font-weight="normal" officeooo:rsid="05142cb9" style:font-size-asian="10.5pt" style:font-weight-asian="normal" style:font-weight-complex="normal"/>
    </style:style>
    <style:style style:name="T402" style:family="text">
      <style:text-properties fo:font-size="11pt" fo:language="en" fo:country="US" fo:font-weight="normal" officeooo:rsid="04f4c431" style:font-size-asian="10.5pt" style:font-weight-asian="normal" style:font-weight-complex="bold"/>
    </style:style>
    <style:style style:name="T403" style:family="text">
      <style:text-properties officeooo:rsid="0414ba26"/>
    </style:style>
    <style:style style:name="T404" style:family="text">
      <style:text-properties style:font-name="Century Schoolbook" fo:font-size="11pt" officeooo:rsid="04796b34" style:font-size-asian="10.5pt"/>
    </style:style>
    <style:style style:name="T405" style:family="text">
      <style:text-properties style:font-name="Century Schoolbook" fo:font-size="11pt" officeooo:rsid="056b0615" style:font-size-asian="10.5pt"/>
    </style:style>
    <style:style style:name="T406" style:family="text">
      <style:text-properties style:font-name="Century Schoolbook" fo:font-size="11pt" fo:font-weight="normal" officeooo:rsid="0414ba26" style:font-size-asian="10.5pt" style:font-weight-asian="normal"/>
    </style:style>
    <style:style style:name="T407" style:family="text">
      <style:text-properties style:font-name="Century Schoolbook" fo:font-size="11pt" fo:font-weight="normal" officeooo:rsid="04bec60d" style:font-size-asian="10.5pt" style:font-weight-asian="normal"/>
    </style:style>
    <style:style style:name="T408" style:family="text">
      <style:text-properties officeooo:rsid="041829ac"/>
    </style:style>
    <style:style style:name="T409" style:family="text">
      <style:text-properties officeooo:rsid="04199cbe"/>
    </style:style>
    <style:style style:name="T410" style:family="text">
      <style:text-properties officeooo:rsid="041ac101"/>
    </style:style>
    <style:style style:name="T411" style:family="text">
      <style:text-properties officeooo:rsid="041dad43"/>
    </style:style>
    <style:style style:name="T412" style:family="text">
      <style:text-properties officeooo:rsid="0426aca1"/>
    </style:style>
    <style:style style:name="T413" style:family="text">
      <style:text-properties officeooo:rsid="00164557"/>
    </style:style>
    <style:style style:name="T414" style:family="text">
      <style:text-properties officeooo:rsid="04284a7d"/>
    </style:style>
    <style:style style:name="T415" style:family="text">
      <style:text-properties officeooo:rsid="042c58e4"/>
    </style:style>
    <style:style style:name="T416" style:family="text">
      <style:text-properties officeooo:rsid="00032a94"/>
    </style:style>
    <style:style style:name="T417" style:family="text">
      <style:text-properties officeooo:rsid="0005939a"/>
    </style:style>
    <style:style style:name="T418" style:family="text">
      <style:text-properties officeooo:rsid="042a6975"/>
    </style:style>
    <style:style style:name="T419" style:family="text">
      <style:text-properties officeooo:rsid="042fc914"/>
    </style:style>
    <style:style style:name="T420" style:family="text">
      <style:text-properties officeooo:rsid="04313ac6"/>
    </style:style>
    <style:style style:name="T421" style:family="text">
      <style:text-properties officeooo:rsid="0433c342"/>
    </style:style>
    <style:style style:name="T422" style:family="text">
      <style:text-properties officeooo:rsid="042a8df4"/>
    </style:style>
    <style:style style:name="T423" style:family="text">
      <style:text-properties officeooo:rsid="04467780"/>
    </style:style>
    <style:style style:name="T424" style:family="text">
      <style:text-properties officeooo:rsid="04468f75"/>
    </style:style>
    <style:style style:name="T425" style:family="text">
      <style:text-properties officeooo:rsid="044aedf0"/>
    </style:style>
    <style:style style:name="T426" style:family="text">
      <style:text-properties officeooo:rsid="044fcd3f"/>
    </style:style>
    <style:style style:name="T427" style:family="text">
      <style:text-properties officeooo:rsid="04526356"/>
    </style:style>
    <style:style style:name="T428" style:family="text">
      <style:text-properties officeooo:rsid="0453178c"/>
    </style:style>
    <style:style style:name="T429" style:family="text">
      <style:text-properties officeooo:rsid="045c81d6"/>
    </style:style>
    <style:style style:name="T430" style:family="text">
      <style:text-properties officeooo:rsid="0461283f"/>
    </style:style>
    <style:style style:name="T431" style:family="text">
      <style:text-properties officeooo:rsid="04683278"/>
    </style:style>
    <style:style style:name="T432" style:family="text">
      <style:text-properties officeooo:rsid="046b9f7c"/>
    </style:style>
    <style:style style:name="T433" style:family="text">
      <style:text-properties officeooo:rsid="046df041"/>
    </style:style>
    <style:style style:name="T434" style:family="text">
      <style:text-properties officeooo:rsid="0476e81c"/>
    </style:style>
    <style:style style:name="T435" style:family="text">
      <style:text-properties officeooo:rsid="0477e230"/>
    </style:style>
    <style:style style:name="T436" style:family="text">
      <style:text-properties officeooo:rsid="047a8398"/>
    </style:style>
    <style:style style:name="T437" style:family="text">
      <style:text-properties officeooo:rsid="047b0991"/>
    </style:style>
    <style:style style:name="T438" style:family="text">
      <style:text-properties officeooo:rsid="047b7243"/>
    </style:style>
    <style:style style:name="T439" style:family="text">
      <style:text-properties officeooo:rsid="047c6185"/>
    </style:style>
    <style:style style:name="T440" style:family="text">
      <style:text-properties officeooo:rsid="047ddc89"/>
    </style:style>
    <style:style style:name="T441" style:family="text">
      <style:text-properties officeooo:rsid="047e9169"/>
    </style:style>
    <style:style style:name="T442" style:family="text">
      <style:text-properties officeooo:rsid="048ba2d5"/>
    </style:style>
    <style:style style:name="T443" style:family="text">
      <style:text-properties fo:language="en" fo:country="US"/>
    </style:style>
    <style:style style:name="T444" style:family="text">
      <style:text-properties fo:language="en" fo:country="US" fo:font-weight="normal" style:font-weight-asian="normal" style:font-weight-complex="normal"/>
    </style:style>
    <style:style style:name="T445" style:family="text">
      <style:text-properties fo:language="en" fo:country="US" fo:font-weight="normal" officeooo:rsid="0247be7e" style:font-weight-asian="normal" style:font-weight-complex="normal"/>
    </style:style>
    <style:style style:name="T446" style:family="text">
      <style:text-properties fo:language="en" fo:country="US" fo:font-weight="normal" officeooo:rsid="039db457" style:font-weight-asian="normal" style:font-weight-complex="normal"/>
    </style:style>
    <style:style style:name="T447" style:family="text">
      <style:text-properties fo:language="en" fo:country="US" fo:font-weight="normal" officeooo:rsid="034662f9" style:font-weight-asian="normal" style:font-weight-complex="normal"/>
    </style:style>
    <style:style style:name="T448" style:family="text">
      <style:text-properties fo:language="en" fo:country="US" fo:font-weight="normal" officeooo:rsid="0251e68f" style:font-weight-asian="normal" style:font-weight-complex="normal"/>
    </style:style>
    <style:style style:name="T449" style:family="text">
      <style:text-properties fo:language="en" fo:country="US" fo:font-weight="normal" officeooo:rsid="02baea28" style:font-weight-asian="normal" style:font-weight-complex="normal"/>
    </style:style>
    <style:style style:name="T450" style:family="text">
      <style:text-properties fo:language="en" fo:country="US" fo:font-weight="normal" officeooo:rsid="02ea4ae8" style:font-weight-asian="normal" style:font-weight-complex="normal"/>
    </style:style>
    <style:style style:name="T451" style:family="text">
      <style:text-properties fo:language="en" fo:country="US" fo:font-weight="normal" officeooo:rsid="0245fe94" style:font-weight-asian="normal" style:font-weight-complex="normal"/>
    </style:style>
    <style:style style:name="T452" style:family="text">
      <style:text-properties fo:language="en" fo:country="US" fo:font-weight="normal" officeooo:rsid="026d4a0f" style:font-weight-asian="normal" style:font-weight-complex="normal"/>
    </style:style>
    <style:style style:name="T453" style:family="text">
      <style:text-properties fo:language="en" fo:country="US" fo:font-weight="normal" officeooo:rsid="02d15085" style:font-weight-asian="normal" style:font-weight-complex="normal"/>
    </style:style>
    <style:style style:name="T454" style:family="text">
      <style:text-properties fo:language="en" fo:country="US" fo:font-weight="normal" officeooo:rsid="02d168db" style:font-weight-asian="normal" style:font-weight-complex="normal"/>
    </style:style>
    <style:style style:name="T455" style:family="text">
      <style:text-properties fo:language="en" fo:country="US" fo:font-weight="normal" officeooo:rsid="04539695" style:font-weight-asian="normal" style:font-weight-complex="normal"/>
    </style:style>
    <style:style style:name="T456" style:family="text">
      <style:text-properties fo:language="en" fo:country="US" fo:font-weight="normal" officeooo:rsid="02972dd8" style:font-weight-asian="normal" style:font-weight-complex="normal"/>
    </style:style>
    <style:style style:name="T457" style:family="text">
      <style:text-properties fo:language="en" fo:country="US" fo:font-weight="normal" officeooo:rsid="02ca7bac" style:font-weight-asian="normal" style:font-weight-complex="normal"/>
    </style:style>
    <style:style style:name="T458" style:family="text">
      <style:text-properties fo:language="en" fo:country="US" officeooo:rsid="0247be7e"/>
    </style:style>
    <style:style style:name="T459" style:family="text">
      <style:text-properties fo:language="en" fo:country="US" officeooo:rsid="026d4a0f"/>
    </style:style>
    <style:style style:name="T460" style:family="text">
      <style:text-properties fo:language="en" fo:country="US" officeooo:rsid="02a46f96"/>
    </style:style>
    <style:style style:name="T461" style:family="text">
      <style:text-properties fo:language="en" fo:country="US" officeooo:rsid="02a5e448"/>
    </style:style>
    <style:style style:name="T462" style:family="text">
      <style:text-properties fo:language="en" fo:country="US" officeooo:rsid="04ef1f03"/>
    </style:style>
    <style:style style:name="T463" style:family="text">
      <style:text-properties fo:language="en" fo:country="US" officeooo:rsid="04ef2d6c"/>
    </style:style>
    <style:style style:name="T464" style:family="text">
      <style:text-properties fo:language="en" fo:country="US" officeooo:rsid="04ef5fbf"/>
    </style:style>
    <style:style style:name="T465" style:family="text">
      <style:text-properties fo:language="en" fo:country="US" officeooo:rsid="04f0c316"/>
    </style:style>
    <style:style style:name="T466" style:family="text">
      <style:text-properties fo:language="en" fo:country="US" officeooo:rsid="04f14f88"/>
    </style:style>
    <style:style style:name="T467" style:family="text">
      <style:text-properties fo:language="en" fo:country="US" officeooo:rsid="04f25e9f"/>
    </style:style>
    <style:style style:name="T468" style:family="text">
      <style:text-properties fo:language="en" fo:country="US" officeooo:rsid="04f3503a"/>
    </style:style>
    <style:style style:name="T469" style:family="text">
      <style:text-properties fo:language="en" fo:country="US" officeooo:rsid="04f35518"/>
    </style:style>
    <style:style style:name="T470" style:family="text">
      <style:text-properties fo:language="en" fo:country="US" officeooo:rsid="04f4c431"/>
    </style:style>
    <style:style style:name="T471" style:family="text">
      <style:text-properties fo:language="en" fo:country="US" officeooo:rsid="04f66d77"/>
    </style:style>
    <style:style style:name="T472" style:family="text">
      <style:text-properties fo:language="en" fo:country="US" officeooo:rsid="04f7f7bd"/>
    </style:style>
    <style:style style:name="T473" style:family="text">
      <style:text-properties style:font-name="Century schoolbook" fo:language="en" fo:country="US" fo:font-weight="normal" style:font-weight-asian="normal" style:font-weight-complex="normal"/>
    </style:style>
    <style:style style:name="T474" style:family="text">
      <style:text-properties style:font-name="Century schoolbook" fo:language="en" fo:country="US" fo:font-weight="normal" officeooo:rsid="02d15085" style:font-weight-asian="normal" style:font-weight-complex="normal"/>
    </style:style>
    <style:style style:name="T475" style:family="text">
      <style:text-properties style:font-name="Century schoolbook" fo:language="en" fo:country="US" fo:font-weight="normal" officeooo:rsid="02d168db" style:font-weight-asian="normal" style:font-weight-complex="normal"/>
    </style:style>
    <style:style style:name="T476" style:family="text">
      <style:text-properties style:font-name="Century schoolbook" fo:language="en" fo:country="US" fo:font-weight="normal" officeooo:rsid="02ca7bac" style:font-weight-asian="normal" style:font-weight-complex="normal"/>
    </style:style>
    <style:style style:name="T477" style:family="text">
      <style:text-properties style:font-name="Century schoolbook" fo:language="en" fo:country="US" fo:font-weight="normal" officeooo:rsid="02c97a88" style:font-weight-asian="normal" style:font-weight-complex="normal"/>
    </style:style>
    <style:style style:name="T478" style:family="text">
      <style:text-properties style:font-name="Century schoolbook" fo:language="en" fo:country="US" fo:font-weight="normal" officeooo:rsid="02f07624" style:font-weight-asian="normal" style:font-weight-complex="normal"/>
    </style:style>
    <style:style style:name="T479" style:family="text">
      <style:text-properties style:font-name="Century schoolbook" fo:language="en" fo:country="US" fo:font-weight="normal" officeooo:rsid="034eb216" style:font-weight-asian="normal" style:font-weight-complex="normal"/>
    </style:style>
    <style:style style:name="T480" style:family="text">
      <style:text-properties style:font-name="Century schoolbook" fo:language="en" fo:country="US" fo:font-weight="normal" officeooo:rsid="02f49d2b" style:font-weight-asian="normal" style:font-weight-complex="normal"/>
    </style:style>
    <style:style style:name="T481" style:family="text">
      <style:text-properties style:font-name="Century schoolbook" fo:language="en" fo:country="US" fo:font-weight="normal" officeooo:rsid="03513faf" style:font-weight-asian="normal" style:font-weight-complex="normal"/>
    </style:style>
    <style:style style:name="T482" style:family="text">
      <style:text-properties style:font-name="Century schoolbook" fo:language="en" fo:country="US" fo:font-weight="normal" officeooo:rsid="030d9ac5" style:font-weight-asian="normal" style:font-weight-complex="normal"/>
    </style:style>
    <style:style style:name="T483" style:family="text">
      <style:text-properties style:font-name="Century schoolbook" fo:language="en" fo:country="US" fo:font-weight="normal" officeooo:rsid="0332320d" style:font-weight-asian="normal" style:font-weight-complex="normal"/>
    </style:style>
    <style:style style:name="T484" style:family="text">
      <style:text-properties officeooo:rsid="031e7f09"/>
    </style:style>
    <style:style style:name="T485" style:family="text">
      <style:text-properties officeooo:rsid="03235524"/>
    </style:style>
    <style:style style:name="T486" style:family="text">
      <style:text-properties officeooo:rsid="02b13894"/>
    </style:style>
    <style:style style:name="T487" style:family="text">
      <style:text-properties officeooo:rsid="03aee005"/>
    </style:style>
    <style:style style:name="T488" style:family="text">
      <style:text-properties officeooo:rsid="0412d60d"/>
    </style:style>
    <style:style style:name="T489" style:family="text">
      <style:text-properties officeooo:rsid="04a02240"/>
    </style:style>
    <style:style style:name="T490" style:family="text">
      <style:text-properties officeooo:rsid="04a5417c"/>
    </style:style>
    <style:style style:name="T491" style:family="text">
      <style:text-properties officeooo:rsid="04a59920"/>
    </style:style>
    <style:style style:name="T492" style:family="text">
      <style:text-properties officeooo:rsid="04a786a0"/>
    </style:style>
    <style:style style:name="T493" style:family="text">
      <style:text-properties officeooo:rsid="04a78a8b"/>
    </style:style>
    <style:style style:name="T494" style:family="text">
      <style:text-properties officeooo:rsid="04a84c84"/>
    </style:style>
    <style:style style:name="T495" style:family="text">
      <style:text-properties officeooo:rsid="04ace564"/>
    </style:style>
    <style:style style:name="T496" style:family="text">
      <style:text-properties officeooo:rsid="0429b960"/>
    </style:style>
    <style:style style:name="T497" style:family="text">
      <style:text-properties officeooo:rsid="048134d0"/>
    </style:style>
    <style:style style:name="T498" style:family="text">
      <style:text-properties officeooo:rsid="0450d982"/>
    </style:style>
    <style:style style:name="T499" style:family="text">
      <style:text-properties officeooo:rsid="04cdfbb3"/>
    </style:style>
    <style:style style:name="T500" style:family="text">
      <style:text-properties officeooo:rsid="04ceea41"/>
    </style:style>
    <style:style style:name="T501" style:family="text">
      <style:text-properties officeooo:rsid="000ba996"/>
    </style:style>
    <style:style style:name="T502" style:family="text">
      <style:text-properties officeooo:rsid="04d29c6b"/>
    </style:style>
    <style:style style:name="T503" style:family="text">
      <style:text-properties officeooo:rsid="04235652"/>
    </style:style>
    <style:style style:name="T504" style:family="text">
      <style:text-properties officeooo:rsid="04930c4b"/>
    </style:style>
    <style:style style:name="T505" style:family="text">
      <style:text-properties officeooo:rsid="04d68a17"/>
    </style:style>
    <style:style style:name="T506" style:family="text">
      <style:text-properties officeooo:rsid="04da1406"/>
    </style:style>
    <style:style style:name="T507" style:family="text">
      <style:text-properties officeooo:rsid="04dc6c71"/>
    </style:style>
    <style:style style:name="T508" style:family="text">
      <style:text-properties officeooo:rsid="04e08924"/>
    </style:style>
    <style:style style:name="T509" style:family="text">
      <style:text-properties officeooo:rsid="04e45c70"/>
    </style:style>
    <style:style style:name="T510"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511"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512"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513"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514" style:family="text">
      <style:text-properties officeooo:rsid="04f4c431"/>
    </style:style>
    <style:style style:name="T515" style:family="text">
      <style:text-properties officeooo:rsid="04f8efce"/>
    </style:style>
    <style:style style:name="T516" style:family="text">
      <style:text-properties officeooo:rsid="04fec510"/>
    </style:style>
    <style:style style:name="T517" style:family="text">
      <style:text-properties officeooo:rsid="00139e7a"/>
    </style:style>
    <style:style style:name="T518" style:family="text">
      <style:text-properties officeooo:rsid="05040799"/>
    </style:style>
    <style:style style:name="T519" style:family="text">
      <style:text-properties officeooo:rsid="0505d03c"/>
    </style:style>
    <style:style style:name="T520" style:family="text">
      <style:text-properties officeooo:rsid="0507acbe"/>
    </style:style>
    <style:style style:name="T521" style:family="text">
      <style:text-properties officeooo:rsid="05093625"/>
    </style:style>
    <style:style style:name="T522" style:family="text">
      <style:text-properties officeooo:rsid="050ce04d"/>
    </style:style>
    <style:style style:name="T523" style:family="text">
      <style:text-properties officeooo:rsid="0511ad9b"/>
    </style:style>
    <style:style style:name="T524" style:family="text">
      <style:text-properties officeooo:rsid="0512e6bb"/>
    </style:style>
    <style:style style:name="T525" style:family="text">
      <style:text-properties officeooo:rsid="0526ebcc"/>
    </style:style>
    <style:style style:name="T526" style:family="text">
      <style:text-properties officeooo:rsid="052f8c3e"/>
    </style:style>
    <style:style style:name="T527" style:family="text">
      <style:text-properties officeooo:rsid="0532f1c0"/>
    </style:style>
    <style:style style:name="T528" style:family="text">
      <style:text-properties officeooo:rsid="0535ddfb"/>
    </style:style>
    <style:style style:name="T529" style:family="text">
      <style:text-properties officeooo:rsid="0537a658"/>
    </style:style>
    <style:style style:name="T530" style:family="text">
      <style:text-properties officeooo:rsid="05398edc"/>
    </style:style>
    <style:style style:name="T531" style:family="text">
      <style:text-properties officeooo:rsid="053d7fb5"/>
    </style:style>
    <style:style style:name="T532" style:family="text">
      <style:text-properties officeooo:rsid="05403ea5"/>
    </style:style>
    <style:style style:name="T533" style:family="text">
      <style:text-properties officeooo:rsid="0542ffca"/>
    </style:style>
    <style:style style:name="T534" style:family="text">
      <style:text-properties officeooo:rsid="0543b34e"/>
    </style:style>
    <style:style style:name="T535" style:family="text">
      <style:text-properties officeooo:rsid="0546e548"/>
    </style:style>
    <style:style style:name="T536" style:family="text">
      <style:text-properties officeooo:rsid="054a7f0e"/>
    </style:style>
    <style:style style:name="T537" style:family="text">
      <style:text-properties officeooo:rsid="054c723c"/>
    </style:style>
    <style:style style:name="T538" style:family="text">
      <style:text-properties officeooo:rsid="054da3b2"/>
    </style:style>
    <style:style style:name="T539" style:family="text">
      <style:text-properties officeooo:rsid="0555442e"/>
    </style:style>
    <style:style style:name="T540" style:family="text">
      <style:text-properties officeooo:rsid="0560cb8e"/>
    </style:style>
    <style:style style:name="T541" style:family="text">
      <style:text-properties officeooo:rsid="0560f648"/>
    </style:style>
    <style:style style:name="T542" style:family="text">
      <style:text-properties officeooo:rsid="0562f171"/>
    </style:style>
    <style:style style:name="T543" style:family="text">
      <style:text-properties officeooo:rsid="0564f0c2"/>
    </style:style>
    <style:style style:name="T544" style:family="text">
      <style:text-properties officeooo:rsid="056b5c85"/>
    </style:style>
    <style:style style:name="T545" style:family="text">
      <style:text-properties officeooo:rsid="0586fb40"/>
    </style:style>
    <style:style style:name="T546" style:family="text">
      <style:text-properties officeooo:rsid="0587c371"/>
    </style:style>
    <style:style style:name="T547" style:family="text">
      <style:text-properties officeooo:rsid="0587fbdc"/>
    </style:style>
    <style:style style:name="T548" style:family="text">
      <style:text-properties officeooo:rsid="0592bb04"/>
    </style:style>
    <style:style style:name="T549" style:family="text">
      <style:text-properties officeooo:rsid="0593b897"/>
    </style:style>
    <style:style style:name="T550" style:family="text">
      <style:text-properties officeooo:rsid="05976fdc"/>
    </style:style>
    <style:style style:name="T551" style:family="text">
      <style:text-properties officeooo:rsid="0599e330"/>
    </style:style>
    <style:style style:name="T552" style:family="text">
      <style:text-properties officeooo:rsid="059bfeea"/>
    </style:style>
    <style:style style:name="T553" style:family="text">
      <style:text-properties officeooo:rsid="05a23c52"/>
    </style:style>
    <style:style style:name="T554" style:family="text">
      <style:text-properties officeooo:rsid="05a581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Text_20_body"><text:span text:style-name="Strong_20_Emphasis">efabulor</text:span> ‑ read text <text:span text:style-name="T2">files </text:span>through <text:span text:style-name="Strong_20_Emphasis">espeak</text:span> in a controlled manner</text:p>
      <text:h text:style-name="Heading_20_1" text:outline-level="1">Synopsis</text:h>
      <text:p text:style-name="Preformatted_20_Text"><text:span text:style-name="Source_20_Text">[python3] efabulor.py [options] [file]</text:span></text:p>
      <text:h text:style-name="Heading_20_1" text:outline-level="1">Description</text:h>
      <text:p text:style-name="Text_20_body"><text:span text:style-name="Strong_20_Emphasis">efabulor</text:span> is a wrapper around <text:span text:style-name="Strong_20_Emphasis">espeak</text:span>, a freely‑available speech‑synthesis engine. <text:span text:style-name="T65">It r</text:span>ead<text:span text:style-name="T280">s</text:span> a <text:span text:style-name="T367">(</text:span><text:span text:style-name="T12">plain</text:span><text:span text:style-name="T367">)</text:span><text:span text:style-name="T12"> </text:span>text file, split<text:span text:style-name="T280">s </text:span>it in<text:span text:style-name="T489">to</text:span> sentences, and send<text:span text:style-name="T280">s</text:span> them <text:span text:style-name="T295">to</text:span> <text:span text:style-name="Strong_20_Emphasis">espeak</text:span> to be read aloud <text:span text:style-name="T489">one </text:span><text:span text:style-name="T196">by one</text:span>. <text:span text:style-name="T68">T</text:span>he reading process <text:span text:style-name="T68">can be controlled with </text:span>the keyboard (go back and forth, stop, pause and resume the reading, <text:span text:style-name="T58">perform a search</text:span>, <text:span text:style-name="T58">go to a specific line, </text:span>etc.). <text:span text:style-name="T196">Non‑</text:span><text:span text:style-name="T367">plain text </text:span><text:span text:style-name="T489">files </text:span><text:span text:style-name="T30">can also be read by </text:span><text:span text:style-name="T196">defining</text:span><text:span text:style-name="T30"> conversion </text:span><text:span text:style-name="T196">pipelines</text:span><text:span text:style-name="T30">.</text:span></text:p>
      <text:p text:style-name="Text_20_body"><text:span text:style-name="Strong_20_Emphasis">efabulor</text:span> is intended as a quality‑assurance <text:span text:style-name="T67">companion </text:span>tool for people working in text creation. You can have the program read a file while you edit it in your preferred word‑processing application, <text:span text:style-name="T367">and receive</text:span> <text:span text:style-name="T295">a</text:span>uditory feedback of changes as they happen. <text:span text:style-name="T99">A </text:span><text:span text:style-name="T367">specific </text:span><text:span text:style-name="T99">use scenario involves translators, who need to check their translated text (or ‘target text’) against the source text for mistranslations, omissions, etc. This usually involves reading back and forth between </text:span><text:span text:style-name="T295">both languages</text:span><text:span text:style-name="T99">, a process in which minor errors are easy </text:span><text:span text:style-name="T367">to </text:span><text:span text:style-name="T99">overlook. With </text:span><text:span text:style-name="Strong_20_Emphasis">efabulor</text:span><text:span text:style-name="T66">, you can listen to the translated text while you read the source text along (or the other way around). It’s yet another way to quality‑check your translations.</text:span></text:p>
      <text:p text:style-name="P42"><text:span text:style-name="T1">Transformation rules can be applied to the input text </text:span><text:span text:style-name="T489">before it is read by </text:span><text:span text:style-name="Strong_20_Emphasis">efabulor</text:span><text:span text:style-name="T1">, </text:span><text:span text:style-name="T367">e.g.,</text:span><text:span text:style-name="T1"> to add newline characters at selected points to </text:span><text:span text:style-name="T295">control the </text:span><text:span text:style-name="T1">split</text:span><text:span text:style-name="T367">ting of</text:span><text:span text:style-name="T1"> sentences. Transformation rules can </text:span><text:span text:style-name="T367">also be </text:span><text:span text:style-name="T1">use</text:span><text:span text:style-name="T367">d</text:span><text:span text:style-name="T1"> to apply any kind of preprocessing to the text. Transformation rules are defined in a simple language which is interpreted by a companion tool called </text:span><text:span text:style-name="Strong_20_Emphasis">efabtrans</text:span><text:span text:style-name="T1">. (You don’t need to call </text:span><text:span text:style-name="Strong_20_Emphasis">efabtrans</text:span><text:span text:style-name="T1"> yourself; </text:span><text:span text:style-name="Strong_20_Emphasis">efabulor</text:span><text:span text:style-name="T1"> will take care of that.) There is also the option of running arbitrary external preprocessing filters (instead of </text:span><text:span text:style-name="T489">the </text:span><text:span text:style-name="T1">transformation rules </text:span><text:span text:style-name="T489">interpreted by </text:span><text:span text:style-name="Strong_20_Emphasis">efabtrans</text:span><text:span text:style-name="T1">). Preprocessing filters and transformation rules can be applied together.</text:span></text:p>
      <text:p text:style-name="Text_20_body"><text:span text:style-name="T59">Substitution rules can be applied to the input text as it is being read, e.g., if you want to improve or tweak the results of the </text:span><text:span text:style-name="T367">text‑to‑speech </text:span><text:span text:style-name="T59">algorithm </text:span><text:span text:style-name="T489">used by </text:span><text:span text:style-name="Strong_20_Emphasis">espeak</text:span><text:span text:style-name="T1">. Substitution rules are defined in a simple language similar to the one used to define transformation rules. </text:span><text:span text:style-name="T196">However, </text:span><text:span text:style-name="T367">they </text:span><text:span text:style-name="T1">are interpreted directly by </text:span><text:span text:style-name="Strong_20_Emphasis">efabulor</text:span><text:span text:style-name="T1">. </text:span><text:span text:style-name="T196">Another </text:span><text:span text:style-name="T1">difference between transformation rules and substitution rules is that transformation rules are applied to the text as a whole before </text:span><text:span text:style-name="Strong_20_Emphasis">efabulor</text:span><text:span text:style-name="T196"> reads and splits the text</text:span><text:span text:style-name="T1">; substitution rules are applied on a sentence‑by‑sentence basis, and only when they are actually needed (</text:span><text:span text:style-name="T196">just before </text:span><text:span text:style-name="T1">read</text:span><text:span text:style-name="T489">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1"><text:span text:style-name="T367">The output of </text:span><text:span text:style-name="T69">any command </text:span><text:span text:style-name="T295">can be </text:span><text:span text:style-name="T69">use</text:span><text:span text:style-name="T367">d</text:span><text:span text:style-name="T69"> as input for </text:span><text:span text:style-name="Strong_20_Emphasis">efabulor</text:span><text:span text:style-name="T13">. Using this feature with </text:span><text:span text:style-name="T505">an</text:span><text:span text:style-name="T13"> external conversion program you can define a text extraction command/</text:span><text:span text:style-name="T490">pipeline</text:span><text:span text:style-name="T13"> to read non‑plain text file</text:span><text:span text:style-name="T367">s</text:span><text:span text:style-name="T13">. A</text:span> companion <text:span text:style-name="T35">tool called</text:span> <text:span text:style-name="Strong_20_Emphasis">efabconv.py</text:span> is <text:span text:style-name="T88">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You don’t need to call </text:span><text:span text:style-name="Strong_20_Emphasis">efabconv</text:span><text:span text:style-name="T1"> yourself; </text:span><text:span text:style-name="Strong_20_Emphasis">efabulor</text:span><text:span text:style-name="T1"> will take care of that.)</text:span></text:p>
      <text:p text:style-name="Text_20_body"><text:span text:style-name="T30">Please note that currently </text:span><text:span text:style-name="Strong_20_Emphasis">efabulor</text:span><text:span text:style-name="T30"> is a command‑line tool and there are no plans to provide a graphical interface for the time being. (It might be added in a future version.)</text:span></text:p>
      <text:h text:style-name="Heading_20_1" text:outline-level="1"><text:bookmark-start text:name="__RefHeading___Toc26799_4251188909"/><text:soft-page-break/>Target platforms<text:bookmark-end text:name="__RefHeading___Toc26799_4251188909"/></text:h>
      <text:p text:style-name="Text_20_body"><text:span text:style-name="Strong_20_Emphasis"><text:span text:style-name="T443">efabulor</text:span></text:span><text:span text:style-name="T445"> was developed and tested under Linux </text:span><text:span text:style-name="T446">(Ubuntu and Debian)</text:span><text:span text:style-name="T445">. It might run </text:span><text:span text:style-name="T447">in</text:span><text:span text:style-name="T445"> </text:span><text:span text:style-name="T323">m</text:span><text:span text:style-name="T445">acOS, </text:span><text:span text:style-name="T448">BSD, etc.</text:span><text:span text:style-name="T445">, but it’s not guaranteed </text:span><text:span text:style-name="T448">to do so</text:span><text:span text:style-name="T445">.</text:span></text:p>
      <text:p text:style-name="P40">It has been adapted to run (but not thoroughly tested) <text:span text:style-name="T13">in</text:span> Windows. <text:span text:style-name="T13">Performance in Windows may be lower.</text:span></text:p>
      <text:p text:style-name="P40"><text:span text:style-name="T197">If you find any problem when trying to use </text:span><text:span text:style-name="Strong_20_Emphasis">efabulor</text:span><text:span text:style-name="T197"> directly under Windows, you might want to try the </text:span><text:span text:style-name="Strong_20_Emphasis">Cygwin</text:span><text:span text:style-name="T197"> environment </text:span><text:span text:style-name="T198">(which allows you to </text:span><text:span text:style-name="T197">run Linux applications in Windows</text:span><text:span text:style-name="T198">)</text:span><text:span text:style-name="T197">, or </text:span>install a Linux distribution within a virtual machine environment <text:span text:style-name="T491">such as </text:span><text:span text:style-name="Strong_20_Emphasis">VirtualBox</text:span>. <text:span text:style-name="T197">B</text:span>eginning with Windows 10, you can <text:span text:style-name="T491">also </text:span>run Linux applications in Windows <text:span text:style-name="T281">with</text:span> the new Windows Subsystem for Linux (WSL). </text:p>
      <text:h text:style-name="Heading_20_1" text:outline-level="1">Limitations</text:h>
      <text:h text:style-name="Heading_20_2" text:outline-level="2">Runtime configuration</text:h>
      <text:p text:style-name="P39">Currently, m<text:span text:style-name="T198">ost</text:span> runtime options can only be <text:span text:style-name="T492">pre</text:span>configured <text:span text:style-name="T219">through </text:span>arguments in the command line; the ability to put such <text:span text:style-name="T506">preferred </text:span>options in a runtime configuration file is missing. <text:span text:style-name="T492">(</text:span><text:span text:style-name="T220">A feature to do that</text:span><text:span text:style-name="T149"> might be added in a future version</text:span>.<text:span text:style-name="T492">) </text:span><text:span text:style-name="T221">I</text:span><text:span text:style-name="T492">f you use the same options most of the time and don’t want to have to write them down each time you call the program, you </text:span><text:span text:style-name="T198">should </text:span><text:span text:style-name="T492">create an alias or a shell function (in Linux) or a batch file or script (Windows </text:span><text:span text:style-name="T507">and Linux</text:span><text:span text:style-name="T492">) to call </text:span><text:span text:style-name="Strong_20_Emphasis">efabulor</text:span><text:span text:style-name="T492"> includ</text:span><text:span text:style-name="T198">ing</text:span><text:span text:style-name="T492"> those options.</text:span></text:p>
      <text:h text:style-name="Heading_20_2" text:outline-level="2">File size</text:h>
      <text:p text:style-name="Text_20_body"><text:span text:style-name="Strong_20_Emphasis">efabulor</text:span> is not <text:span text:style-name="T222">meant </text:span>to be used with very large files <text:span text:style-name="T19">(longer than a few hundred pages)</text:span><text:span text:style-name="T16">.</text:span> <text:span text:style-name="T14">Support for very large files might be included in future versions if the users require it, but it is not a </text:span><text:span text:style-name="T508">high </text:span><text:span text:style-name="T14">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50">rule-</text:span> and transformation rule-files (see <text:bookmark-ref text:reference-format="text" text:ref-name="__RefHeading___Toc26795_4251188909">Splitting and transformation rules</text:bookmark-ref><text:span text:style-name="T89"><text:s/>and </text:span><text:span text:style-name="T89"><text:bookmark-ref text:reference-format="text" text:ref-name="__RefHeading___Toc26797_4251188909">Substitution rules</text:bookmark-ref></text:span>) as you wish, but <text:span text:style-name="T492">when you try to open those files from within </text:span><text:span text:style-name="Strong_20_Emphasis">efabulor</text:span><text:span text:style-name="T492">, </text:span>only the first nine of either class <text:span text:style-name="T32">will be </text:span>accessible through<text:span text:style-name="T23"> </text:span>menus.</text:p>
      <text:h text:style-name="Heading_20_2" text:outline-level="2">Performance <text:span text:style-name="T128">in </text:span>Windows</text:h>
      <text:p text:style-name="Text_20_body">The program has not been thorougly tested under Windows, and <text:span text:style-name="T18">its </text:span>performance <text:span text:style-name="T18">might be lower</text:span>. The program depends crucially on the ability to start new processes <text:span text:style-name="T18">quickly, which is one of the strengths of Linux (and the Unixes). I’m not sure how well the latest versions of Windows perform in this regard. If you perceive that the program takes too long to start reading a new sentence after finishing the previous one, the problem might be that each new instance of </text:span><text:span text:style-name="Strong_20_Emphasis">espeak</text:span><text:span text:style-name="T18"> being invoked by </text:span><text:span text:style-name="Strong_20_Emphasis">efabulor</text:span><text:span text:style-name="T18"> is taking too long to start. A solution to this (potential) problem might be added in future versions. (You can also try the suggestions given above in </text:span><text:span text:style-name="T18"><text:bookmark-ref text:reference-format="text" text:ref-name="__RefHeading___Toc26799_4251188909">Target platforms</text:bookmark-ref></text:span><text:span text:style-name="T18">.)</text:span></text:p>
      <text:p text:style-name="P153"><text:soft-page-break/>If you <text:span text:style-name="T23">would like to comment on any problem or ask for new functionalities, please open an issue at:</text:span></text:p>
      <text:p text:style-name="Preformatted_20_Text">https://github.com/estebanflamini/efabulor/issues</text:p>
      <text:h text:style-name="Heading_20_1" text:outline-level="1">Known <text:s/>bugs</text:h>
      <text:p text:style-name="Text_20_body">The program has been thoroughly tested <text:span text:style-name="T32">(in </text:span>Linux<text:span text:style-name="T32">)</text:span>, and no <text:span text:style-name="Emphasis">obvious</text:span> bugs seem to exist. If you find any bug, please <text:span text:style-name="T23">open an issue at:</text:span></text:p>
      <text:p text:style-name="Preformatted_20_Text">https://github.com/estebanflamini/efabulor/issues</text:p>
      <text:h text:style-name="Heading_20_1" text:outline-level="1">Dependencies</text:h>
      <text:h text:style-name="P156" text:outline-level="2">Minimal</text:h>
      <text:p text:style-name="Text_20_body"><text:span text:style-name="Strong_20_Emphasis">Python</text:span> &gt;= 3.7</text:p>
      <text:p text:style-name="Text_20_body"><text:span text:style-name="Strong_20_Emphasis">espeak</text:span> <text:span text:style-name="T224">(the latest version should work fine)</text:span></text:p>
      <text:h text:style-name="Heading_20_2" text:outline-level="2">Recommended</text:h>
      <text:p text:style-name="Text_20_body"><text:span text:style-name="Strong_20_Emphasis">mbrola</text:span> and the <text:span text:style-name="Strong_20_Emphasis">mbrola</text:span> voices for <text:span text:style-name="T32">the </text:span>languages <text:span text:style-name="T32">you intend to use</text:span>, <text:span text:style-name="T509">in order </text:span>to <text:span text:style-name="T36">get a more humanlike</text:span> reading performance</text:p>
      <text:p text:style-name="Text_20_body"><text:span text:style-name="Strong_20_Emphasis">libreoffice</text:span> and <text:span text:style-name="Strong_20_Emphasis">unoconv</text:span>/<text:span text:style-name="Strong_20_Emphasis">unoserver</text:span> to simplify extraction of text from non‑plain text files</text:p>
      <text:p text:style-name="Text_20_body"><text:span text:style-name="T223">Only i</text:span><text:span text:style-name="T367">n </text:span>Windows: <text:span text:style-name="T514">either </text:span><text:span text:style-name="Strong_20_Emphasis"><text:span text:style-name="T514">psutil</text:span></text:span><text:span text:style-name="T514"> or </text:span><text:span text:style-name="Strong_20_Emphasis"><text:span text:style-name="T514">pssuspend</text:span></text:span><text:span text:style-name="T514">, in order to be able to pause/unpause the reading.</text:span></text:p>
      <text:h text:style-name="P154" text:outline-level="1">Contributing</text:h>
      <text:p text:style-name="P153">If you would like to contribute to this project, please drop me a line at:</text:p>
      <text:p text:style-name="Preformatted_20_Text">https://github.com/estebanflamini/efabulor/issues</text:p>
      <text:p text:style-name="Text_20_body">You can check the file <text:span text:style-name="Strong_20_Emphasis">contributing.md</text:span> <text:span text:style-name="T31">for </text:span>some hints. <text:span text:style-name="T37">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9">F</text:span>or the time being, no installation scripts are provided. You will have to install the required dependencies and <text:span text:style-name="T129">copy </text:span>the program files yourself. I look forward to building a users’ community who might be willing to help me create <text:span text:style-name="T493">proper </text:span>installation scripts and/or improve the installation instructions.</text:p>
      <text:p text:style-name="P46">In the following instructions, all URLs are given a<text:span text:style-name="T159">s</text:span> of the time of this writing. If some <text:span text:style-name="T159">link</text:span> <text:span text:style-name="T159">is </text:span>broken, please use an Internet search engine and your best judgment.</text:p>
      <text:list xml:id="list3111991147" text:style-name="L1">
        <text:list-item>
          <text:p text:style-name="P181">Copy all six <text:span text:style-name="Strong_20_Emphasis">efab*.py</text:span> files to a directory included in <text:span text:style-name="T203">the search path for executable files</text:span>. <text:span text:style-name="Strong_20_Emphasis">Linux:</text:span> <text:span text:style-name="T2">make</text:span> the<text:span text:style-name="T2">m</text:span> <text:span text:style-name="T20">executable, so you can </text:span>call the scripts by name. <text:span text:style-name="Strong_20_Emphasis">Windows</text:span>: <text:span text:style-name="T2">there is </text:span><text:soft-page-break/><text:span text:style-name="T2">also a way to make scripts executable by name</text:span>, <text:span text:style-name="T2">but </text:span><text:span text:style-name="T515">honestly I do not remember </text:span><text:span text:style-name="T225">it right now</text:span><text:span text:style-name="T515"> :-) </text:span><text:span text:style-name="T225">Y</text:span><text:span text:style-name="T2">ou can </text:span><text:span text:style-name="T225">always </text:span><text:span text:style-name="T2">run </text:span><text:span text:style-name="Strong_20_Emphasis">efabulor</text:span><text:span text:style-name="T2"> </text:span><text:span text:style-name="T515">or any Python3 script </text:span><text:span text:style-name="T2">by prefixing </text:span><text:span text:style-name="Source_20_Text"><text:span text:style-name="T2">python3</text:span></text:span><text:span text:style-name="T2">, </text:span><text:span text:style-name="T203">e.g.</text:span><text:span text:style-name="T493">:</text:span> <text:span text:style-name="Source_20_Text"><text:span text:style-name="T451">python3 efabulor.py </text:span></text:span><text:span text:style-name="Source_20_Text"><text:span text:style-name="T452">[options] [file]</text:span></text:span></text:p>
        </text:list-item>
        <text:list-item>
          <text:p text:style-name="P182"><text:span text:style-name="T458">Copy the </text:span><text:span text:style-name="Strong_20_Emphasis"><text:span text:style-name="T443">*.cfg</text:span></text:span><text:span text:style-name="T458"> files to the </text:span><text:span text:style-name="T459">same</text:span><text:span text:style-name="T458"> directory where you put the </text:span><text:span text:style-name="Strong_20_Emphasis"><text:span text:style-name="T443">*.py</text:span></text:span><text:span text:style-name="T458"> files.</text:span></text:p>
        </text:list-item>
        <text:list-item>
          <text:p text:style-name="P190"><text:span text:style-name="T344">C</text:span><text:span text:style-name="T443">heck that you have Python &gt;= 3.7 installed:</text:span></text:p>
          <text:p text:style-name="P190"><text:span text:style-name="Source_20_Text"><text:span text:style-name="T443">python3 ‑‑version</text:span></text:span></text:p>
          <text:p text:style-name="P183"><text:span text:style-name="Strong_20_Emphasis"><text:span text:style-name="T471">Linux:</text:span></text:span><text:span text:style-name="T471"> </text:span><text:span text:style-name="T462">I</text:span><text:span text:style-name="T345">n the extremely unlikely event </text:span><text:span text:style-name="T346">where</text:span><text:span text:style-name="T462"> you don’t have it, you should be able to get it from a standard repository (</text:span><text:span text:style-name="T347">if you have an older Python installed, </text:span><text:span text:style-name="T462">you might </text:span><text:span text:style-name="T334">wish </text:span><text:span text:style-name="T462">to install </text:span><text:span text:style-name="Strong_20_Emphasis"><text:span text:style-name="T443">python3-venv</text:span></text:span><text:span text:style-name="T462"> and </text:span><text:span text:style-name="T334">put</text:span><text:span text:style-name="T462"> Python 3.7+ inside a virtual environment, </text:span><text:span text:style-name="T464">so it does not interfere with the </text:span><text:span text:style-name="T347">older </text:span><text:span text:style-name="T464">installation. </text:span><text:span text:style-name="T465">See: </text:span><text:span text:style-name="Source_20_Text"><text:span text:style-name="T465">https://docs.python.org/3/library/venv.html</text:span></text:span><text:span text:style-name="T462">).</text:span></text:p>
          <text:p text:style-name="P190"><text:span text:style-name="Strong_20_Emphasis"><text:span text:style-name="T443">Windows:</text:span></text:span><text:span text:style-name="T443"> you can get Python </text:span><text:span text:style-name="T471">3.7+ </text:span><text:span text:style-name="T443">from </text:span><text:span text:style-name="Source_20_Text"><text:span text:style-name="T443">python.org</text:span></text:span><text:span text:style-name="T443"> and follow the installation instructions there.</text:span></text:p>
        </text:list-item>
        <text:list-item>
          <text:p text:style-name="P184"><text:span text:style-name="Strong_20_Emphasis"><text:span text:style-name="T462">Linux:</text:span></text:span><text:span text:style-name="T462"> install</text:span><text:span text:style-name="T460"> </text:span><text:span text:style-name="Strong_20_Emphasis"><text:span text:style-name="T443">espeak</text:span></text:span><text:span text:style-name="T460"> </text:span><text:span text:style-name="T462">(either </text:span><text:span text:style-name="T463">install it </text:span><text:span text:style-name="T462">from the standard repositories </text:span><text:span text:style-name="T463">using your default package manager </text:span><text:span text:style-name="T462">or download it from </text:span><text:span text:style-name="Source_20_Text"><text:span text:style-name="T462">espeak.sourceforge.net</text:span></text:span><text:span text:style-name="T462"> and follow the instructions there).</text:span></text:p>
          <text:p text:style-name="P184"><text:span text:style-name="T337">For example, to install </text:span><text:span text:style-name="Strong_20_Emphasis"><text:span text:style-name="T357">espeak</text:span></text:span><text:span text:style-name="T337"> from the standard repositories in</text:span><text:span text:style-name="T467"> Debian:</text:span></text:p>
          <text:p text:style-name="P184"><text:span text:style-name="Source_20_Text"><text:span text:style-name="T467">sudo apt-get install espeak</text:span></text:span></text:p>
          <text:p text:style-name="P183"><text:span text:style-name="Strong_20_Emphasis"><text:span text:style-name="T462">Windows:</text:span></text:span><text:span text:style-name="T462"> </text:span><text:span text:style-name="T334">download</text:span><text:span text:style-name="T462"> </text:span><text:span text:style-name="Strong_20_Emphasis"><text:span text:style-name="T462">espeak</text:span></text:span><text:span text:style-name="T462"> from </text:span><text:span text:style-name="Source_20_Text"><text:span text:style-name="T462">espeak.sourceforge.net</text:span></text:span><text:span text:style-name="T462"> and follow the instructions there.</text:span></text:p>
        </text:list-item>
        <text:list-item>
          <text:p text:style-name="P185"><text:span text:style-name="T462">(Recommended </text:span><text:span text:style-name="T463">to get a more humanlike reading</text:span><text:span text:style-name="T462">.)</text:span></text:p>
          <text:p text:style-name="P185"><text:span text:style-name="Strong_20_Emphasis"><text:span text:style-name="T462">Linux:</text:span></text:span><text:span text:style-name="T462"> install</text:span><text:span text:style-name="T460"> </text:span><text:span text:style-name="Strong_20_Emphasis"><text:span text:style-name="T353">mbrola</text:span></text:span><text:span text:style-name="T460"> </text:span><text:span text:style-name="T462">(either </text:span><text:span text:style-name="T464">install it </text:span><text:span text:style-name="T462">from the standard repositories </text:span><text:span text:style-name="T463">using your default package manager </text:span><text:span text:style-name="T462">or download it from </text:span><text:span text:style-name="Source_20_Text"><text:span text:style-name="T463">github.com/numediart/MBROLA</text:span></text:span><text:span text:style-name="T462"> and follow the instructions there).</text:span></text:p>
          <text:p text:style-name="P184"><text:span text:style-name="T337">For example, to install </text:span><text:span text:style-name="Strong_20_Emphasis"><text:span text:style-name="T355">mbrola</text:span></text:span><text:span text:style-name="T337"> from the standard repositories in</text:span><text:span text:style-name="T467"> Debian:</text:span></text:p>
          <text:p text:style-name="P184"><text:span text:style-name="Source_20_Text"><text:span text:style-name="T467">sudo apt-get install </text:span></text:span><text:span text:style-name="Source_20_Text"><text:span text:style-name="T511">mbrola</text:span></text:span></text:p>
          <text:p text:style-name="P191">Do not forget to install the voices for the language(s) you will normally use.</text:p>
          <text:p text:style-name="P184"><text:span text:style-name="T337">For example, to install a Spanish voice for </text:span><text:span text:style-name="Strong_20_Emphasis"><text:span text:style-name="T357">mbrola</text:span></text:span><text:span text:style-name="T337"> from the standard repositories in</text:span><text:span text:style-name="T467"> Debian:</text:span></text:p>
          <text:p text:style-name="P184"><text:span text:style-name="Source_20_Text"><text:span text:style-name="T467">sudo apt-get install </text:span></text:span><text:span text:style-name="Source_20_Text"><text:span text:style-name="T511">mbrola-es1</text:span></text:span></text:p>
          <text:p text:style-name="P186"><text:span text:style-name="Strong_20_Emphasis"><text:span text:style-name="T462">Windows:</text:span></text:span><text:span text:style-name="T462"> </text:span><text:span text:style-name="T334">download</text:span><text:span text:style-name="T462"> </text:span><text:span text:style-name="Strong_20_Emphasis"><text:span text:style-name="T354">mbrola</text:span></text:span><text:span text:style-name="T462"> from </text:span><text:span text:style-name="Source_20_Text"><text:span text:style-name="T463">github.com/numediart/MBROLA</text:span></text:span><text:span text:style-name="T462"> and follow the instructions there. </text:span><text:span text:style-name="T463">Do not forget to install the voices for the language(s) you will normally use.</text:span></text:p>
          <text:p text:style-name="P192"><text:span text:style-name="T463">N</text:span><text:span text:style-name="T443">ote: sometimes </text:span><text:span text:style-name="T468">getting </text:span><text:span text:style-name="Strong_20_Emphasis"><text:span text:style-name="T443">mbrola</text:span></text:span><text:span text:style-name="T443"> and its voices </text:span><text:span text:style-name="T338">to </text:span><text:span text:style-name="T443">work </text:span><text:span text:style-name="T468">with </text:span><text:span text:style-name="Strong_20_Emphasis"><text:span text:style-name="T468">espeak</text:span></text:span><text:span text:style-name="T468"> </text:span><text:span text:style-name="T338">might require some troubleshooting. Please refer to the developers’ website given above if you find any trouble.</text:span></text:p>
        </text:list-item>
        <text:list-item>
          <text:p text:style-name="P185"><text:span text:style-name="T462">(Recommended </text:span><text:span text:style-name="T463">to </text:span><text:span text:style-name="T466">be able to </text:span><text:span text:style-name="T463">read </text:span><text:span text:style-name="T466">non‑plain text files such as </text:span><text:span text:style-name="T336">ODT, DOC, DOCX and RTF</text:span><text:span text:style-name="T462">.)</text:span></text:p>
          <text:p text:style-name="P185"><text:span text:style-name="Strong_20_Emphasis"><text:span text:style-name="T462">Linux:</text:span></text:span><text:span text:style-name="T462"> install</text:span><text:span text:style-name="T460"> </text:span><text:span text:style-name="Strong_20_Emphasis"><text:span text:style-name="T463">libreoffice</text:span></text:span><text:span text:style-name="T463"> and </text:span><text:span text:style-name="Strong_20_Emphasis"><text:span text:style-name="T354">unoconv</text:span></text:span><text:span text:style-name="T460"> </text:span><text:span text:style-name="T462">(either </text:span><text:span text:style-name="T469">install them </text:span><text:span text:style-name="T462">from the standard repositories </text:span><text:span text:style-name="T463">using your default package manager </text:span><text:span text:style-name="T462">or download </text:span><text:span text:style-name="T335">them</text:span><text:span text:style-name="T462"> from </text:span><text:span text:style-name="Source_20_Text"><text:span text:style-name="T463">libreoffice.org</text:span></text:span><text:span text:style-name="T463"> and</text:span><text:span text:style-name="T462"> </text:span><text:span text:style-name="Source_20_Text"><text:span text:style-name="T463">github.com/</text:span></text:span><text:span text:style-name="Source_20_Text"><text:span text:style-name="T510">unoconv</text:span></text:span><text:span text:style-name="Source_20_Text"><text:span text:style-name="T463">/</text:span></text:span><text:span text:style-name="Source_20_Text"><text:span text:style-name="T510">unoconv</text:span></text:span><text:span text:style-name="T462"> and follow the instructions there).</text:span></text:p>
          <text:p text:style-name="P187"><text:span text:style-name="T337">For example, to install </text:span><text:span text:style-name="Strong_20_Emphasis"><text:span text:style-name="T356">libreoffice</text:span></text:span><text:span text:style-name="T337"> </text:span><text:span text:style-name="T339">and </text:span><text:span text:style-name="Strong_20_Emphasis"><text:span text:style-name="T358">unoconv</text:span></text:span><text:span text:style-name="T339"> </text:span><text:span text:style-name="T337">from the standard repositories in</text:span><text:span text:style-name="T467"> Debian:</text:span></text:p>
          <text:p text:style-name="P187"><text:span text:style-name="Source_20_Text"><text:span text:style-name="T469">sudo apt-get install libreoffice</text:span></text:span></text:p>
          <text:p text:style-name="P187"><text:soft-page-break/><text:span text:style-name="Source_20_Text"><text:span text:style-name="T467">sudo apt-get install </text:span></text:span><text:span text:style-name="Source_20_Text"><text:span text:style-name="T512">unoconv</text:span></text:span></text:p>
          <text:p text:style-name="P186"><text:span text:style-name="Strong_20_Emphasis"><text:span text:style-name="T462">Windows:</text:span></text:span><text:span text:style-name="T462"> </text:span><text:span text:style-name="T334">download</text:span><text:span text:style-name="T462"> </text:span><text:span text:style-name="Strong_20_Emphasis"><text:span text:style-name="T463">libreoffice</text:span></text:span><text:span text:style-name="T463"> </text:span><text:span text:style-name="T470">from </text:span><text:span text:style-name="Source_20_Text"><text:span text:style-name="T470">libreoffice.org</text:span></text:span><text:span text:style-name="T470"> </text:span><text:span text:style-name="T463">and </text:span><text:span text:style-name="Strong_20_Emphasis"><text:span text:style-name="T354">unoconv</text:span></text:span><text:span text:style-name="T462"> from </text:span><text:span text:style-name="Source_20_Text"><text:span text:style-name="T463">github.com/</text:span></text:span><text:span text:style-name="Source_20_Text"><text:span text:style-name="T510">unoconv</text:span></text:span><text:span text:style-name="Source_20_Text"><text:span text:style-name="T463">/</text:span></text:span><text:span text:style-name="Source_20_Text"><text:span text:style-name="T510">unoconv</text:span></text:span><text:span text:style-name="T462"> and follow the instructions there.</text:span></text:p>
          <text:p text:style-name="P193"><text:span text:style-name="Strong_20_Emphasis"><text:span text:style-name="T471">Linux/Windows:</text:span></text:span><text:span text:style-name="T471"> </text:span><text:span text:style-name="T462">Y</text:span><text:span text:style-name="T443">ou can also install any format conversion program that </text:span><text:span text:style-name="T306">might</text:span><text:span text:style-name="T443"> be useful for you (for example, I sometimes use </text:span><text:span text:style-name="Strong_20_Emphasis"><text:span text:style-name="T443">pandoc</text:span></text:span><text:span text:style-name="T443"> as an alternative to </text:span><text:span text:style-name="Strong_20_Emphasis"><text:span text:style-name="T443">unoconv</text:span></text:span><text:span text:style-name="T443">). I cannot provide you any particular instructions here.</text:span></text:p>
          <text:p text:style-name="P194"><text:span text:style-name="Strong_20_Emphasis"><text:span text:style-name="T471">Linux/Windows:</text:span></text:span><text:span text:style-name="T471"> </text:span><text:span text:style-name="T443">you might install the new </text:span><text:span text:style-name="Strong_20_Emphasis"><text:span text:style-name="T443">unoserver</text:span></text:span><text:span text:style-name="T443"> </text:span><text:span text:style-name="T466">conver</text:span><text:span text:style-name="T340">sion program</text:span><text:span text:style-name="T466"> </text:span><text:span text:style-name="T443">instead of </text:span><text:span text:style-name="Strong_20_Emphasis"><text:span text:style-name="T443">unoconv</text:span></text:span><text:span text:style-name="T443">. I do not have experience with it yet </text:span><text:span text:style-name="T466">and cannot provide you any instructions for the time being.</text:span></text:p>
        </text:list-item>
        <text:list-item>
          <text:p text:style-name="P185"><text:span text:style-name="Strong_20_Emphasis"><text:span text:style-name="T340">(Only in Windows; not mandatory, but required in order to be able to pause/unpause the reading).</text:span></text:span></text:p>
          <text:p text:style-name="P185"><text:span text:style-name="Strong_20_Emphasis"><text:span text:style-name="T341">Install either </text:span></text:span><text:span text:style-name="Strong_20_Emphasis"><text:span text:style-name="T359">psutil</text:span></text:span><text:span text:style-name="Strong_20_Emphasis"><text:span text:style-name="T341"> or </text:span></text:span><text:span text:style-name="Strong_20_Emphasis"><text:span text:style-name="T359">pssuspend</text:span></text:span><text:span text:style-name="Strong_20_Emphasis"><text:span text:style-name="T341">.</text:span></text:span></text:p>
          <text:p text:style-name="P188"><text:span text:style-name="Strong_20_Emphasis"><text:span text:style-name="T341">To install </text:span></text:span><text:span text:style-name="Strong_20_Emphasis"><text:span text:style-name="T359">psutil</text:span></text:span><text:span text:style-name="Strong_20_Emphasis"><text:span text:style-name="T341"> (the first line is only to ensure </text:span></text:span><text:span text:style-name="Strong_20_Emphasis"><text:span text:style-name="T359">pip</text:span></text:span><text:span text:style-name="Strong_20_Emphasis"><text:span text:style-name="T341"> is working):</text:span></text:span></text:p>
          <text:p text:style-name="P188"><text:span text:style-name="Source_20_Text"><text:span text:style-name="T402">python3 -m ensurepip ‑‑upgrade</text:span></text:span></text:p>
          <text:p text:style-name="P188"><text:span text:style-name="Source_20_Text"><text:span text:style-name="T402">python3 -m pip install psutil</text:span></text:span></text:p>
          <text:p text:style-name="P189"><text:span text:style-name="Strong_20_Emphasis"><text:span text:style-name="T341">To install </text:span></text:span><text:span text:style-name="Strong_20_Emphasis"><text:span text:style-name="T359">pssuspend</text:span></text:span><text:span text:style-name="Strong_20_Emphasis"><text:span text:style-name="T341">, download it from Microsoft’s website at </text:span></text:span><text:span text:style-name="Source_20_Text"><text:span text:style-name="T402">https://docs.microsoft.com/en-us/sysinternals/downloads/pssuspend</text:span></text:span><text:span text:style-name="Strong_20_Emphasis"><text:span text:style-name="T341"> and copy it to the executable path. </text:span></text:span><text:span text:style-name="Strong_20_Emphasis"><text:span text:style-name="T342">You don’t need to pay attention to the instructions for using </text:span></text:span><text:span text:style-name="Strong_20_Emphasis"><text:span text:style-name="T360">pssuspend</text:span></text:span><text:span text:style-name="Strong_20_Emphasis"><text:span text:style-name="T342"> given there, as </text:span></text:span><text:span text:style-name="Strong_20_Emphasis"><text:span text:style-name="T360">espeak</text:span></text:span><text:span text:style-name="Strong_20_Emphasis"><text:span text:style-name="T342"> will take care of </text:span></text:span><text:span text:style-name="Strong_20_Emphasis"><text:span text:style-name="T343">calling </text:span></text:span><text:span text:style-name="Strong_20_Emphasis"><text:span text:style-name="T361">pssuspend</text:span></text:span><text:span text:style-name="Strong_20_Emphasis"><text:span text:style-name="T343"> when needed</text:span></text:span><text:span text:style-name="Strong_20_Emphasis"><text:span text:style-name="T342">.</text:span></text:span></text:p>
          <text:p text:style-name="P205"><text:span text:style-name="T333">I</text:span><text:span text:style-name="T461">f you </text:span><text:span text:style-name="T472">find any error in these instructions, or if you would</text:span><text:span text:style-name="T461"> like to share detailed </text:span><text:span text:style-name="T472">installation </text:span><text:span text:style-name="T461">instructions for your platform (and get </text:span><text:span text:style-name="T449">credited </text:span><text:span text:style-name="T450">for doing so</text:span><text:span text:style-name="T449">)</text:span><text:span text:style-name="T461">, please contact me by opening an issue at:</text:span></text:p>
          <text:p text:style-name="P206"><text:span text:style-name="Source_20_Text"><text:span text:style-name="T456">https://github.com/estebanflamini/efabulor/issues</text:span></text:span></text:p>
        </text:list-item>
      </text:list>
      <text:h text:style-name="Heading_20_1" text:outline-level="1">Tutorial</text:h>
      <text:p text:style-name="Text_20_body"><text:span text:style-name="T37">This is</text:span> a very simple tutorial to give you an idea of what you can do with the program. <text:span text:style-name="T31">Detailed instructions for using the program are given </text:span>after <text:span text:style-name="T15">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8">in </text:span>the search box and press <text:span text:style-name="Strong_20_Emphasis">Enter</text:span>; if you <text:span text:style-name="T199">do</text:span> not <text:span text:style-name="T516">know</text:span> <text:span text:style-name="T493">how to use a </text:span>terminal <text:span text:style-name="T199">in Windows</text:span>, kindly look for advice in the Internet <text:span text:style-name="T8">or in your Windows documentation</text:span>).</text:p>
      <text:p text:style-name="Text_20_body">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499">provided you copied </text:span><text:span text:style-name="Strong_20_Emphasis"><text:span text:style-name="T499">efabulor.py</text:span></text:span><text:span text:style-name="T499">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last line.</text:p>
      <text:p text:style-name="Text_20_body">Now press <text:span text:style-name="Strong_20_Emphasis">b</text:span> <text:span text:style-name="T8">to jump back one line.</text:span></text:p>
      <text:p text:style-name="Text_20_body"><text:soft-page-break/><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9">window where </text:span><text:span text:style-name="Strong_20_Emphasis">efabulor</text:span><text:span text:style-name="T49"> is running</text:span>, and press <text:span text:style-name="Strong_20_Emphasis">m</text:span> to <text:span text:style-name="T39">go </text:span>to the last line.</text:p>
      <text:p text:style-name="Text_20_body">Now, go to the editor window, make some changes to the file <text:span text:style-name="T516">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50">after the first line</text:span>. Now <text:span text:style-name="Strong_20_Emphasis">efabulor</text:span> will also detect changes made after the current line.</text:p>
      <text:p text:style-name="Text_20_body">When you <text:span text:style-name="T50">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5">Copy <text:span text:style-name="Strong_20_Emphasis">source.txt</text:span> to <text:span text:style-name="Strong_20_Emphasis">tmp.txt</text:span> again, and execute (the part in brackets is optional in Linux, <text:span text:style-name="T500">provided you copied </text:span><text:span text:style-name="Strong_20_Emphasis"><text:span text:style-name="T500">efabulor.py</text:span></text:span><text:span text:style-name="T500">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493">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9">to sentences</text:span>.</text:p>
      <text:p text:style-name="Text_20_body"><text:soft-page-break/><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26">will be </text:span><text:span text:style-name="T9">ready to start</text:span> <text:span text:style-name="T10">the</text:span> final part of this tutorial.</text:p>
      <text:h text:style-name="Heading_20_2" text:outline-level="2">Part 3</text:h>
      <text:p text:style-name="P38">If you have modified <text:span text:style-name="Strong_20_Emphasis">tmp.txt</text:span> since the last time, copy <text:span text:style-name="Strong_20_Emphasis">source.txt</text:span> to <text:span text:style-name="Strong_20_Emphasis">tmp.txt</text:span> once again. Now execute (<text:span text:style-name="T494">it’s only one line, and </text:span>the part in brackets is optional in Linux, <text:span text:style-name="T500">provided you copied </text:span><text:span text:style-name="Strong_20_Emphasis"><text:span text:style-name="T500">efabulor.py</text:span></text:span><text:span text:style-name="T500"> to a directory within the search path for executable files</text:span>):</text:p>
      <text:p text:style-name="Preformatted_20_Text">[python3] efabulor.py ‑‑lang en ‑‑transform transformrules.txt <text:span text:style-name="T443">‑‑subst substrules.txt tmp.txt</text:span></text:p>
      <text:p text:style-name="Text_20_body">Pay close attention to the reading. D<text:span text:style-name="T21">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494">rule</text:span><text:span text:style-name="T7"> files are similar to transformation </text:span><text:span text:style-name="T494">rule</text:span><text:span text:style-name="T7"> files: </text:span><text:span text:style-name="T494">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494">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51">how it works</text:span>.</text:p>
      <text:h text:style-name="P155" text:outline-level="1">Using efabulor</text:h>
      <text:h text:style-name="Heading_20_2" text:outline-level="2">Read a plain text file</text:h>
      <text:p text:style-name="P1">efabulor.py &lt;plain_text_file&gt;</text:p>
      <text:p text:style-name="Text_20_body">Or (<text:span text:style-name="T130">ne</text:span><text:span text:style-name="T226">cessary</text:span><text:span text:style-name="T130"> </text:span>in Windows, <text:span text:style-name="T130">unless you know how to make scripts executable in Windows</text:span>):</text:p>
      <text:p text:style-name="Preformatted_20_Text"><text:soft-page-break/>python3 efabulor.py &lt;plain_text_file&gt;</text:p>
      <text:p text:style-name="Text_20_body"><text:span text:style-name="Strong_20_Emphasis">efabulor</text:span> will read the text file aloud and stop at the end <text:span text:style-name="T494">to </text:span><text:span text:style-name="T71">wait for instructions</text:span>. <text:span text:style-name="T70">A</text:span> voice for the language <text:span text:style-name="T70">specified in your default locale will be used (</text:span><text:span text:style-name="Strong_20_Emphasis">mbrola</text:span><text:span text:style-name="T61"> voices will be given preference if installed)</text:span>. <text:span text:style-name="T70">The reading can be controlled with the keyboard (see </text:span><text:span text:style-name="T70"><text:bookmark-ref text:reference-format="text" text:ref-name="__RefHeading___Toc26841_4251188909">Keyboard control</text:bookmark-ref></text:span><text:span text:style-name="T70">).</text:span></text:p>
      <text:h text:style-name="P157" text:outline-level="2"><text:bookmark-start text:name="__RefHeading___Toc26841_4251188909"/>Keyboard control<text:bookmark-end text:name="__RefHeading___Toc26841_4251188909"/></text:h>
      <text:p text:style-name="Text_20_body"><text:span text:style-name="T29">(For</text:span> a <text:span text:style-name="T24">shorter </text:span>explanation, see <text:bookmark-ref text:reference-format="text" text:ref-name="__RefHeading___Toc26843_4251188909">Keyboard cheat sheet</text:bookmark-ref><text:s/>below.<text:span text:style-name="T29">)</text:span></text:p>
      <table:table table:name="Table1" table:style-name="Table1">
        <table:table-column table:style-name="Table1.A"/>
        <table:table-column table:style-name="Table1.B"/>
        <table:table-header-rows>
          <table:table-row table:style-name="Table1.1">
            <table:table-cell table:style-name="Table1.A1" office:value-type="string">
              <text:p text:style-name="P3">Key</text:p>
            </table:table-cell>
            <table:table-cell table:style-name="Table1.A1" office:value-type="string">
              <text:p text:style-name="P179">Action</text:p>
            </table:table-cell>
          </table:table-row>
        </table:table-header-rows>
        <table:table-row table:style-name="Table1.1">
          <table:table-cell table:style-name="Table1.A2" office:value-type="string">
            <text:p text:style-name="P43"><text:span text:style-name="Strong_20_Emphasis">x</text:span></text:p>
          </table:table-cell>
          <table:table-cell table:style-name="Table1.A2" office:value-type="string">
            <text:p text:style-name="P119">Stop the reading if the player is running, and reset it to start playing from the beginning of the line the next time it is started.</text:p>
          </table:table-cell>
        </table:table-row>
        <table:table-row table:style-name="Table1.1">
          <table:table-cell table:style-name="Table1.A2" office:value-type="string">
            <text:p text:style-name="P43"><text:span text:style-name="Strong_20_Emphasis">a</text:span></text:p>
          </table:table-cell>
          <table:table-cell table:style-name="Table1.A2" office:value-type="string">
            <text:p text:style-name="P120">Restart the reading from the beginning of the current line.</text:p>
          </table:table-cell>
        </table:table-row>
        <table:table-row table:style-name="Table1.1">
          <table:table-cell table:style-name="Table1.A2" office:value-type="string">
            <text:p text:style-name="P43"><text:span text:style-name="Strong_20_Emphasis">A</text:span></text:p>
          </table:table-cell>
          <table:table-cell table:style-name="Table1.A2" office:value-type="string">
            <text:p text:style-name="P148">Restart the reading from the beginning of the current line, scheduling the player to stop at the end of the line.</text:p>
          </table:table-cell>
        </table:table-row>
        <table:table-row table:style-name="Table1.1">
          <table:table-cell table:style-name="Table1.A2" office:value-type="string">
            <text:p text:style-name="P43"><text:span text:style-name="Strong_20_Emphasis">&lt;spacebar&gt;</text:span></text:p>
          </table:table-cell>
          <table:table-cell table:style-name="Table1.A2" office:value-type="string">
            <text:p text:style-name="P121">Pause the reading if the player is running.</text:p>
            <text:p text:style-name="P122">Unpause the reading if the player is paused.</text:p>
            <text:p text:style-name="P122">Start the reading if the player is stopped, honoring a ‘pause‑before’ option if set. <text:span text:style-name="T22">If the input text changed while the player was not running and the loading of the input text was postponed, start reloading the text now.</text:span></text:p>
            <text:p text:style-name="P117"><text:span text:style-name="T501">(Windows: the first two behaviours only work if either </text:span><text:span text:style-name="Strong_20_Emphasis">pssuspend</text:span><text:span text:style-name="T501"> or </text:span><text:span text:style-name="Strong_20_Emphasis">psutil</text:span><text:span text:style-name="T501"> was installed.)</text:span></text:p>
          </table:table-cell>
        </table:table-row>
        <table:table-row table:style-name="Table1.1">
          <table:table-cell table:style-name="Table1.A2" office:value-type="string">
            <text:p text:style-name="P43"><text:span text:style-name="Strong_20_Emphasis">v</text:span></text:p>
          </table:table-cell>
          <table:table-cell table:style-name="Table1.A2" office:value-type="string">
            <text:p text:style-name="P145">Go to the first line in the current sequence mode <text:span text:style-name="T412">(see </text:span><text:span text:style-name="T412"><text:bookmark-ref text:reference-format="text" text:ref-name="__RefHeading___Toc26845_4251188909">Sequence modes</text:bookmark-ref></text:span><text:span text:style-name="T412">)</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43"><text:span text:style-name="Strong_20_Emphasis">V</text:span></text:p>
          </table:table-cell>
          <table:table-cell table:style-name="Table1.A2" office:value-type="string">
            <text:p text:style-name="P147">Go to the first line in the current sequence mode <text:span text:style-name="T412">(see </text:span><text:span text:style-name="T412"><text:bookmark-ref text:reference-format="text" text:ref-name="__RefHeading___Toc26845_4251188909">Sequence modes</text:bookmark-ref></text:span><text:span text:style-name="T412">) </text:span>and stop there.</text:p>
          </table:table-cell>
        </table:table-row>
        <table:table-row table:style-name="Table1.1">
          <table:table-cell table:style-name="Table1.A2" office:value-type="string">
            <text:p text:style-name="P43"><text:span text:style-name="Strong_20_Emphasis">m</text:span></text:p>
          </table:table-cell>
          <table:table-cell table:style-name="Table1.A2" office:value-type="string">
            <text:p text:style-name="P146">Go to the last line in the current sequence mode <text:span text:style-name="T412">(see </text:span><text:span text:style-name="T412"><text:bookmark-ref text:reference-format="text" text:ref-name="__RefHeading___Toc26845_4251188909">Sequence modes</text:bookmark-ref></text:span><text:span text:style-name="T412">)</text:span>. If the player was running and not paused, restart the reading at the new line. If the player already was at the last line, do nothing.</text:p>
          </table:table-cell>
        </table:table-row>
        <table:table-row table:style-name="Table1.1">
          <table:table-cell table:style-name="Table1.A2" office:value-type="string">
            <text:p text:style-name="P43"><text:span text:style-name="Strong_20_Emphasis">M</text:span></text:p>
          </table:table-cell>
          <table:table-cell table:style-name="Table1.A2" office:value-type="string">
            <text:p text:style-name="P144">Go to the last line in the current sequence mode<text:span text:style-name="T413"> </text:span><text:span text:style-name="T412">(see </text:span><text:span text:style-name="T412"><text:bookmark-ref text:reference-format="text" text:ref-name="__RefHeading___Toc26845_4251188909">Sequence modes</text:bookmark-ref></text:span><text:span text:style-name="T412">)</text:span> and stop there.</text:p>
          </table:table-cell>
        </table:table-row>
        <table:table-row table:style-name="Table1.1">
          <table:table-cell table:style-name="Table1.A2" office:value-type="string">
            <text:p text:style-name="P43"><text:span text:style-name="Strong_20_Emphasis">n</text:span></text:p>
          </table:table-cell>
          <table:table-cell table:style-name="Table1.A2" office:value-type="string">
            <text:p text:style-name="P142">Go to the next line in the current sequence mode<text:span text:style-name="T413"> </text:span><text:span text:style-name="T412">(see </text:span><text:span text:style-name="T412"><text:bookmark-ref text:reference-format="text" text:ref-name="__RefHeading___Toc26845_4251188909">Sequence modes</text:bookmark-ref></text:span><text:span text:style-name="T412">)</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43"><text:span text:style-name="Strong_20_Emphasis">N</text:span></text:p>
          </table:table-cell>
          <table:table-cell table:style-name="Table1.A2" office:value-type="string">
            <text:p text:style-name="P124">Go to the next line in the current sequence mode<text:span text:style-name="T413"> </text:span><text:span text:style-name="T412">(see </text:span><text:span text:style-name="T412"><text:bookmark-ref text:reference-format="text" text:ref-name="__RefHeading___Toc26845_4251188909">Sequence modes</text:bookmark-ref></text:span><text:span text:style-name="T412">)</text:span> and stop there. If the player already was at the last line, only stop.</text:p>
          </table:table-cell>
        </table:table-row>
        <text:soft-page-break/>
        <table:table-row table:style-name="Table1.1">
          <table:table-cell table:style-name="Table1.A2" office:value-type="string">
            <text:p text:style-name="P43"><text:span text:style-name="Strong_20_Emphasis">b</text:span></text:p>
          </table:table-cell>
          <table:table-cell table:style-name="Table1.A2" office:value-type="string">
            <text:p text:style-name="P142">Go to the previous line in the current sequence mode<text:span text:style-name="T413"> </text:span><text:span text:style-name="T412">(see </text:span><text:span text:style-name="T412"><text:bookmark-ref text:reference-format="text" text:ref-name="__RefHeading___Toc26845_4251188909">Sequence modes</text:bookmark-ref></text:span><text:span text:style-name="T412">)</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43"><text:span text:style-name="Strong_20_Emphasis">B</text:span></text:p>
          </table:table-cell>
          <table:table-cell table:style-name="Table1.A2" office:value-type="string">
            <text:p text:style-name="P149">If the player is running and not paused, stop the reading and reset the player to start playing from the beginning of the line the next time it is started.</text:p>
            <text:p text:style-name="P150">If the player is stopped or paused, go to the previous line <text:span text:style-name="T517">in the current sequence mode</text:span><text:span text:style-name="T413"> </text:span><text:span text:style-name="T412">(see </text:span><text:span text:style-name="T412"><text:bookmark-ref text:reference-format="text" text:ref-name="__RefHeading___Toc26845_4251188909">Sequence modes</text:bookmark-ref></text:span><text:span text:style-name="T412">)</text:span>, unless the player is at the first line.</text:p>
          </table:table-cell>
        </table:table-row>
        <table:table-row table:style-name="Table1.1">
          <table:table-cell table:style-name="Table1.A2" office:value-type="string">
            <text:p text:style-name="P43"><text:span text:style-name="Strong_20_Emphasis">f</text:span></text:p>
          </table:table-cell>
          <table:table-cell table:style-name="Table1.A2" office:value-type="string">
            <text:p text:style-name="P125">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43"><text:span text:style-name="Strong_20_Emphasis">F</text:span></text:p>
          </table:table-cell>
          <table:table-cell table:style-name="Table1.A2" office:value-type="string">
            <text:p text:style-name="P125">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43"><text:span text:style-name="Strong_20_Emphasis">r</text:span></text:p>
          </table:table-cell>
          <table:table-cell table:style-name="Table1.A2" office:value-type="string">
            <text:p text:style-name="P125">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43"><text:span text:style-name="Strong_20_Emphasis">R</text:span></text:p>
          </table:table-cell>
          <table:table-cell table:style-name="Table1.A2" office:value-type="string">
            <text:p text:style-name="P125">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25">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43"><text:span text:style-name="Strong_20_Emphasis">t</text:span></text:p>
          </table:table-cell>
          <table:table-cell table:style-name="Table1.A2" office:value-type="string">
            <text:p text:style-name="P126">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43"><text:span text:style-name="Strong_20_Emphasis">T</text:span></text:p>
          </table:table-cell>
          <table:table-cell table:style-name="Table1.A2" office:value-type="string">
            <text:p text:style-name="P126">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43"><text:span text:style-name="Strong_20_Emphasis">e</text:span></text:p>
          </table:table-cell>
          <table:table-cell table:style-name="Table1.A2" office:value-type="string">
            <text:p text:style-name="P126">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43"><text:span text:style-name="Strong_20_Emphasis">E</text:span></text:p>
          </table:table-cell>
          <table:table-cell table:style-name="Table1.A2" office:value-type="string">
            <text:p text:style-name="P126">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43"><text:span text:style-name="Strong_20_Emphasis">g</text:span></text:p>
          </table:table-cell>
          <table:table-cell table:style-name="Table1.A2" office:value-type="string">
            <text:p text:style-name="P127">Stop the player if it is running and prompt for a line number. Go to that line number.</text:p>
          </table:table-cell>
        </table:table-row>
        <table:table-row table:style-name="Table1.1">
          <table:table-cell table:style-name="Table1.A2" office:value-type="string">
            <text:p text:style-name="P43"><text:span text:style-name="Strong_20_Emphasis">&lt;</text:span></text:p>
          </table:table-cell>
          <table:table-cell table:style-name="Table1.A2" office:value-type="string">
            <text:p text:style-name="P127">If the text was modified, go to the nearest modified line before the current line and read it, then stop at the end of the line. If there are no modified lines before the current one, do nothing. (<text:span text:style-name="T227">T</text:span>he set of modified lines is updated each time the underlying file changes on disk.)</text:p>
          </table:table-cell>
        </table:table-row>
        <table:table-row table:style-name="Table1.1">
          <table:table-cell table:style-name="Table1.A2" office:value-type="string">
            <text:p text:style-name="P43"><text:span text:style-name="Strong_20_Emphasis">&gt;</text:span></text:p>
          </table:table-cell>
          <table:table-cell table:style-name="Table1.A2" office:value-type="string">
            <text:p text:style-name="P127">If the text was modified, go to the nearest modified line after the current line and read it, then stop at the end of the line. If there are no modified lines after the current one, do nothing. (<text:span text:style-name="T227">T</text:span>he set of modified lines is updated each time the underlying file changes on disk.)</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28">Choose a random line, read it, and then stop at the end of the line.</text:p>
          </table:table-cell>
        </table:table-row>
        <text:soft-page-break/>
        <table:table-row table:style-name="Table1.1">
          <table:table-cell table:style-name="Table1.A2" office:value-type="string">
            <text:p text:style-name="P43"><text:span text:style-name="Strong_20_Emphasis">.</text:span></text:p>
          </table:table-cell>
          <table:table-cell table:style-name="Table1.A2" office:value-type="string">
            <text:p text:style-name="P125">Schedule the player to stop at the end of the current line. If the option is already set, unset it.</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25">Schedule the player to stop at the end of each line. If the option is already set, unset it.</text:p>
          </table:table-cell>
        </table:table-row>
        <table:table-row table:style-name="Table1.1">
          <table:table-cell table:style-name="Table1.A2" office:value-type="string">
            <text:p text:style-name="P43"><text:span text:style-name="Strong_20_Emphasis">q</text:span></text:p>
          </table:table-cell>
          <table:table-cell table:style-name="Table1.A2" office:value-type="string">
            <text:p text:style-name="P116"><text:span text:style-name="T25">S</text:span>top <text:span text:style-name="T25">the player if it is running or paused. Quit the program, asking the user for confirmation before.</text:span></text:p>
          </table:table-cell>
        </table:table-row>
        <table:table-row table:style-name="Table1.1">
          <table:table-cell table:style-name="Table1.A2" office:value-type="string">
            <text:p text:style-name="P43"><text:span text:style-name="Strong_20_Emphasis">Q</text:span></text:p>
          </table:table-cell>
          <table:table-cell table:style-name="Table1.A2" office:value-type="string">
            <text:p text:style-name="P116"><text:span text:style-name="T25">S</text:span>top <text:span text:style-name="T25">the player if it is running or paused. Quit the program, withouth asking the user for confirmation.</text:span></text:p>
          </table:table-cell>
        </table:table-row>
        <table:table-row table:style-name="Table1.1">
          <table:table-cell table:style-name="Table1.A2" office:value-type="string">
            <text:p text:style-name="P43"><text:span text:style-name="Strong_20_Emphasis">Ctrl‑C</text:span></text:p>
          </table:table-cell>
          <table:table-cell table:style-name="Table1.A2" office:value-type="string">
            <text:p text:style-name="P116"><text:span text:style-name="T26">Same as </text:span><text:span text:style-name="Strong_20_Emphasis">Q</text:span><text:span text:style-name="T26">.</text:span></text:p>
          </table:table-cell>
        </table:table-row>
        <table:table-row table:style-name="Table1.1">
          <table:table-cell table:style-name="Table1.A2" office:value-type="string">
            <text:p text:style-name="P43"><text:span text:style-name="Strong_20_Emphasis">w</text:span></text:p>
          </table:table-cell>
          <table:table-cell table:style-name="Table1.A2" office:value-type="string">
            <text:p text:style-name="P129">Print the current line again.</text:p>
          </table:table-cell>
        </table:table-row>
        <table:table-row table:style-name="Table1.1">
          <table:table-cell table:style-name="Table1.A2" office:value-type="string">
            <text:p text:style-name="P43"><text:span text:style-name="Strong_20_Emphasis">l</text:span></text:p>
          </table:table-cell>
          <table:table-cell table:style-name="Table1.A2" office:value-type="string">
            <text:p text:style-name="P140"><text:span text:style-name="T500">(‘el’) </text:span>Cycle line number printing (no line number; only line number; line number and total number of lines).</text:p>
          </table:table-cell>
        </table:table-row>
        <table:table-row table:style-name="Table1.1">
          <table:table-cell table:style-name="Table1.A2" office:value-type="string">
            <text:p text:style-name="P43"><text:span text:style-name="Strong_20_Emphasis">D</text:span></text:p>
          </table:table-cell>
          <table:table-cell table:style-name="Table1.A2" office:value-type="string">
            <text:p text:style-name="P139">Toggle an option for showing original text/substituted text if substitution rules were given and they are being applied.</text:p>
          </table:table-cell>
        </table:table-row>
        <table:table-row table:style-name="Table1.1">
          <table:table-cell table:style-name="Table1.A2" office:value-type="string">
            <text:p text:style-name="P43"><text:span text:style-name="Strong_20_Emphasis">S</text:span></text:p>
          </table:table-cell>
          <table:table-cell table:style-name="Table1.A2" office:value-type="string">
            <text:p text:style-name="P138">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43"><text:span text:style-name="Strong_20_Emphasis">s</text:span></text:p>
          </table:table-cell>
          <table:table-cell table:style-name="Table1.A2" office:value-type="string">
            <text:p text:style-name="P130">Stop the player if it is running and present the user <text:span text:style-name="T228">with a</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32">Stop the player if it is running and present the user <text:span text:style-name="T229">with a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31">_</text:p>
          </table:table-cell>
          <table:table-cell table:style-name="Table1.A2" office:value-type="string">
            <text:p text:style-name="P118"><text:span text:style-name="T520">(Underscore) </text:span><text:span text:style-name="T27">Stop the player if it is running and present the user </text:span><text:span text:style-name="T230">with a</text:span><text:span text:style-name="T27"> list </text:span><text:span text:style-name="T158">of additional monitored </text:span><text:span text:style-name="T27">files </text:span><text:span text:style-name="T158">that were specified in the command line, if any</text:span><text:span text:style-name="T27">. Let the user choose one of the files and open it in the default editing application. If there is only one file, open it without asking. If no </text:span><text:span text:style-name="T160">monitored</text:span><text:span text:style-name="T27"> </text:span><text:span text:style-name="T161">fi</text:span><text:span text:style-name="T27">les </text:span><text:span text:style-name="T160">were specified in the command line</text:span><text:span text:style-name="T27">, do nothing.</text:span></text:p>
          </table:table-cell>
        </table:table-row>
        <table:table-row table:style-name="Table1.1">
          <table:table-cell table:style-name="Table1.A2" office:value-type="string">
            <text:p text:style-name="P43"><text:span text:style-name="Strong_20_Emphasis">u</text:span></text:p>
          </table:table-cell>
          <table:table-cell table:style-name="Table1.A2" office:value-type="string">
            <text:p text:style-name="P133">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43"><text:span text:style-name="Strong_20_Emphasis">j</text:span></text:p>
          </table:table-cell>
          <table:table-cell table:style-name="Table1.A2" office:value-type="string">
            <text:p text:style-name="P134">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28">Increase the reading speed by 10 words/minute; if the player is running, restart reading the current line.</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28"><text:span text:style-name="T520">(Hyphen) </text:span>Decrease the reading speed by 10 words/minute; if the player is running, restart reading the current line.</text:p>
          </table:table-cell>
        </table:table-row>
        <text:soft-page-break/>
        <table:table-row table:style-name="Table1.1">
          <table:table-cell table:style-name="Table1.A2" office:value-type="string">
            <text:p text:style-name="P43"><text:span text:style-name="Strong_20_Emphasis">o</text:span></text:p>
          </table:table-cell>
          <table:table-cell table:style-name="Table1.A2" office:value-type="string">
            <text:p text:style-name="P132">Open the input file in its default editing application.</text:p>
          </table:table-cell>
        </table:table-row>
        <table:table-row table:style-name="Table1.1">
          <table:table-cell table:style-name="Table1.A2" office:value-type="string">
            <text:p text:style-name="P43"><text:span text:style-name="Strong_20_Emphasis">O</text:span></text:p>
          </table:table-cell>
          <table:table-cell table:style-name="Table1.A2" office:value-type="string">
            <text:p text:style-name="P132"><text:span text:style-name="T500">(Big ‘</text:span><text:span text:style-name="T520">o</text:span><text:span text:style-name="T500">h’) </text:span>Stop the player if it is running and open the input file in its default editing application.</text:p>
          </table:table-cell>
        </table:table-row>
        <table:table-row table:style-name="Table1.1">
          <table:table-cell table:style-name="Table1.A2" office:value-type="string">
            <text:p text:style-name="P43"><text:span text:style-name="Strong_20_Emphasis">c</text:span></text:p>
          </table:table-cell>
          <table:table-cell table:style-name="Table1.A2" office:value-type="string">
            <text:p text:style-name="P116"><text:span text:style-name="T28">Stop the player if it is running and open the default shell. When you close the shell, you will return to </text:span><text:span text:style-name="Strong_20_Emphasis">efabulor</text:span><text:span text:style-name="T28">.</text:span></text:p>
          </table:table-cell>
        </table:table-row>
        <table:table-row table:style-name="Table1.1">
          <table:table-cell table:style-name="Table1.A2" office:value-type="string">
            <text:p text:style-name="P43"><text:span text:style-name="Strong_20_Emphasis">L</text:span></text:p>
          </table:table-cell>
          <table:table-cell table:style-name="Table1.A2" office:value-type="string">
            <text:p text:style-name="P135">Reload the input file, <text:span text:style-name="T518">executing again the whole input pipeline</text:span>.</text:p>
          </table:table-cell>
        </table:table-row>
        <table:table-row table:style-name="Table1.1">
          <table:table-cell table:style-name="Table1.A2" office:value-type="string">
            <text:p text:style-name="P43"><text:span text:style-name="Strong_20_Emphasis">C</text:span></text:p>
          </table:table-cell>
          <table:table-cell table:style-name="Table1.A2" office:value-type="string">
            <text:p text:style-name="P135">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35">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36">Stop the player if it is running and prompt the user to choose a sequence mode. (<text:span text:style-name="T169">S</text:span><text:span text:style-name="T412">ee </text:span><text:span text:style-name="T412"><text:bookmark-ref text:reference-format="text" text:ref-name="__RefHeading___Toc26845_4251188909">Sequence modes</text:bookmark-ref></text:span>)</text:p>
          </table:table-cell>
        </table:table-row>
        <table:table-row table:style-name="Table1.1">
          <table:table-cell table:style-name="Table1.A2" office:value-type="string">
            <text:p text:style-name="P43"><text:span text:style-name="Strong_20_Emphasis">=</text:span></text:p>
          </table:table-cell>
          <table:table-cell table:style-name="Table1.A2" office:value-type="string">
            <text:p text:style-name="P135">Stop the player if it is running and prompt the user to choose a feedback mode. (See <text:span text:style-name="T162"><text:bookmark-ref text:reference-format="text" text:ref-name="__RefHeading___Toc26850_4251188909">Feedback modes</text:bookmark-ref></text:span>)</text:p>
          </table:table-cell>
        </table:table-row>
        <table:table-row table:style-name="Table1.1">
          <table:table-cell table:style-name="Table1.A2" office:value-type="string">
            <text:p text:style-name="P43"><text:span text:style-name="Strong_20_Emphasis">0</text:span></text:p>
          </table:table-cell>
          <table:table-cell table:style-name="Table1.A2" office:value-type="string">
            <text:p text:style-name="P135"><text:span text:style-name="T500">(</text:span><text:span text:style-name="T231">Z</text:span><text:span text:style-name="T500">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43"><text:span text:style-name="Strong_20_Emphasis">1</text:span></text:p>
          </table:table-cell>
          <table:table-cell table:style-name="Table1.A2" office:value-type="string">
            <text:p text:style-name="P135"><text:span text:style-name="T500">(</text:span><text:span text:style-name="T520">O</text:span><text:span text:style-name="T500">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43"><text:span text:style-name="Strong_20_Emphasis">i</text:span></text:p>
          </table:table-cell>
          <table:table-cell table:style-name="Table1.A2" office:value-type="string">
            <text:p text:style-name="P114">Show the command being run to get the input text <text:span text:style-name="T519">(the ‘input pipeline’)</text:span>. This is for debugging purposes.</text:p>
          </table:table-cell>
        </table:table-row>
        <table:table-row table:style-name="Table1.1">
          <table:table-cell table:style-name="Table1.A2" office:value-type="string">
            <text:p text:style-name="P43"><text:span text:style-name="Strong_20_Emphasis">I</text:span></text:p>
          </table:table-cell>
          <table:table-cell table:style-name="Table1.A2" office:value-type="string">
            <text:p text:style-name="P115">Stop the player if it is running and show the command being run to get the input text <text:span text:style-name="T519">(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07"><text:bookmark-ref text:reference-format="text" text:ref-name="__RefHeading___Toc26816_4251188909">Reconfiguring key bindings</text:bookmark-ref></text:span>.</text:p>
      <text:h text:style-name="P168" text:outline-level="3"><text:bookmark-start text:name="__RefHeading___Toc26843_4251188909"/><text:span text:style-name="T57">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P180">Action</text:p>
            </table:table-cell>
          </table:table-row>
        </table:table-header-rows>
        <table:table-row table:style-name="Table2.1">
          <table:table-cell table:style-name="Table2.A2" office:value-type="string">
            <text:p text:style-name="P43"><text:span text:style-name="Strong_20_Emphasis">x</text:span></text:p>
          </table:table-cell>
          <table:table-cell table:style-name="Table2.A2" office:value-type="string">
            <text:p text:style-name="P119">Stop</text:p>
          </table:table-cell>
        </table:table-row>
        <table:table-row table:style-name="Table2.1">
          <table:table-cell table:style-name="Table2.A2" office:value-type="string">
            <text:p text:style-name="P43"><text:span text:style-name="Strong_20_Emphasis">a</text:span></text:p>
          </table:table-cell>
          <table:table-cell table:style-name="Table2.A2" office:value-type="string">
            <text:p text:style-name="P120">Restart</text:p>
          </table:table-cell>
        </table:table-row>
        <table:table-row table:style-name="Table2.1">
          <table:table-cell table:style-name="Table2.A2" office:value-type="string">
            <text:p text:style-name="P43"><text:span text:style-name="Strong_20_Emphasis">A</text:span></text:p>
          </table:table-cell>
          <table:table-cell table:style-name="Table2.A2" office:value-type="string">
            <text:p text:style-name="P148">Restart and stop after current line</text:p>
          </table:table-cell>
        </table:table-row>
        <table:table-row table:style-name="Table2.1">
          <table:table-cell table:style-name="Table2.A2" office:value-type="string">
            <text:p text:style-name="P43"><text:span text:style-name="Strong_20_Emphasis">&lt;spacebar&gt;</text:span></text:p>
          </table:table-cell>
          <table:table-cell table:style-name="Table2.A2" office:value-type="string">
            <text:p text:style-name="P121">Pause/unpause/restart</text:p>
          </table:table-cell>
        </table:table-row>
        <table:table-row table:style-name="Table2.1">
          <table:table-cell table:style-name="Table2.A2" office:value-type="string">
            <text:p text:style-name="P43"><text:span text:style-name="Strong_20_Emphasis">v</text:span></text:p>
          </table:table-cell>
          <table:table-cell table:style-name="Table2.A2" office:value-type="string">
            <text:p text:style-name="P145">Go to the first line</text:p>
          </table:table-cell>
        </table:table-row>
        <table:table-row table:style-name="Table2.1">
          <table:table-cell table:style-name="Table2.A2" office:value-type="string">
            <text:p text:style-name="P43"><text:span text:style-name="Strong_20_Emphasis">V</text:span></text:p>
          </table:table-cell>
          <table:table-cell table:style-name="Table2.A2" office:value-type="string">
            <text:p text:style-name="P145">Go to the first line and stop</text:p>
          </table:table-cell>
        </table:table-row>
        <table:table-row table:style-name="Table2.1">
          <table:table-cell table:style-name="Table2.A2" office:value-type="string">
            <text:p text:style-name="P43"><text:span text:style-name="Strong_20_Emphasis">m</text:span></text:p>
          </table:table-cell>
          <table:table-cell table:style-name="Table2.A2" office:value-type="string">
            <text:p text:style-name="P145">Go to the last line</text:p>
          </table:table-cell>
        </table:table-row>
        <table:table-row table:style-name="Table2.1">
          <table:table-cell table:style-name="Table2.A2" office:value-type="string">
            <text:p text:style-name="P43"><text:span text:style-name="Strong_20_Emphasis">M</text:span></text:p>
          </table:table-cell>
          <table:table-cell table:style-name="Table2.A2" office:value-type="string">
            <text:p text:style-name="P143">Go to the last line and stop</text:p>
          </table:table-cell>
        </table:table-row>
        <table:table-row table:style-name="Table2.1">
          <table:table-cell table:style-name="Table2.A2" office:value-type="string">
            <text:p text:style-name="P43"><text:span text:style-name="Strong_20_Emphasis">n</text:span></text:p>
          </table:table-cell>
          <table:table-cell table:style-name="Table2.A2" office:value-type="string">
            <text:p text:style-name="P141">Go to the next line</text:p>
          </table:table-cell>
        </table:table-row>
        <text:soft-page-break/>
        <table:table-row table:style-name="Table2.1">
          <table:table-cell table:style-name="Table2.A2" office:value-type="string">
            <text:p text:style-name="P43"><text:span text:style-name="Strong_20_Emphasis">N</text:span></text:p>
          </table:table-cell>
          <table:table-cell table:style-name="Table2.A2" office:value-type="string">
            <text:p text:style-name="P123">Go to the next line and stop</text:p>
          </table:table-cell>
        </table:table-row>
        <table:table-row table:style-name="Table2.1">
          <table:table-cell table:style-name="Table2.A2" office:value-type="string">
            <text:p text:style-name="P43"><text:span text:style-name="Strong_20_Emphasis">b</text:span></text:p>
          </table:table-cell>
          <table:table-cell table:style-name="Table2.A2" office:value-type="string">
            <text:p text:style-name="P141">Go to the previous line</text:p>
          </table:table-cell>
        </table:table-row>
        <table:table-row table:style-name="Table2.1">
          <table:table-cell table:style-name="Table2.A2" office:value-type="string">
            <text:p text:style-name="P43"><text:span text:style-name="Strong_20_Emphasis">B</text:span></text:p>
          </table:table-cell>
          <table:table-cell table:style-name="Table2.A2" office:value-type="string">
            <text:p text:style-name="P137">Stop if playing, go the the previous line if not playing</text:p>
          </table:table-cell>
        </table:table-row>
        <table:table-row table:style-name="Table2.1">
          <table:table-cell table:style-name="Table2.A2" office:value-type="string">
            <text:p text:style-name="P43"><text:span text:style-name="Strong_20_Emphasis">f</text:span></text:p>
          </table:table-cell>
          <table:table-cell table:style-name="Table2.A2" office:value-type="string">
            <text:p text:style-name="P125">Plain text case insensitive search</text:p>
          </table:table-cell>
        </table:table-row>
        <table:table-row table:style-name="Table2.1">
          <table:table-cell table:style-name="Table2.A2" office:value-type="string">
            <text:p text:style-name="P43"><text:span text:style-name="Strong_20_Emphasis">F</text:span></text:p>
          </table:table-cell>
          <table:table-cell table:style-name="Table2.A2" office:value-type="string">
            <text:p text:style-name="P125">Plain text case sensitive search</text:p>
          </table:table-cell>
        </table:table-row>
        <table:table-row table:style-name="Table2.1">
          <table:table-cell table:style-name="Table2.A2" office:value-type="string">
            <text:p text:style-name="P43"><text:span text:style-name="Strong_20_Emphasis">r</text:span></text:p>
          </table:table-cell>
          <table:table-cell table:style-name="Table2.A2" office:value-type="string">
            <text:p text:style-name="P125">Regular expression case insensitive search</text:p>
          </table:table-cell>
        </table:table-row>
        <table:table-row table:style-name="Table2.1">
          <table:table-cell table:style-name="Table2.A2" office:value-type="string">
            <text:p text:style-name="P43"><text:span text:style-name="Strong_20_Emphasis">R</text:span></text:p>
          </table:table-cell>
          <table:table-cell table:style-name="Table2.A2" office:value-type="string">
            <text:p text:style-name="P125">Regular expression case sensitive search</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Generic search</text:p>
          </table:table-cell>
        </table:table-row>
        <table:table-row table:style-name="Table2.1">
          <table:table-cell table:style-name="Table2.A2" office:value-type="string">
            <text:p text:style-name="P43"><text:span text:style-name="Strong_20_Emphasis">t</text:span></text:p>
          </table:table-cell>
          <table:table-cell table:style-name="Table2.A2" office:value-type="string">
            <text:p text:style-name="P126">Repeat the last search forward</text:p>
          </table:table-cell>
        </table:table-row>
        <table:table-row table:style-name="Table2.1">
          <table:table-cell table:style-name="Table2.A2" office:value-type="string">
            <text:p text:style-name="P43"><text:span text:style-name="Strong_20_Emphasis">T</text:span></text:p>
          </table:table-cell>
          <table:table-cell table:style-name="Table2.A2" office:value-type="string">
            <text:p text:style-name="P126">Repeat the last search forward and stop</text:p>
          </table:table-cell>
        </table:table-row>
        <table:table-row table:style-name="Table2.1">
          <table:table-cell table:style-name="Table2.A2" office:value-type="string">
            <text:p text:style-name="P43"><text:span text:style-name="Strong_20_Emphasis">e</text:span></text:p>
          </table:table-cell>
          <table:table-cell table:style-name="Table2.A2" office:value-type="string">
            <text:p text:style-name="P126">Repeat the last search backward</text:p>
          </table:table-cell>
        </table:table-row>
        <table:table-row table:style-name="Table2.1">
          <table:table-cell table:style-name="Table2.A2" office:value-type="string">
            <text:p text:style-name="P43"><text:span text:style-name="Strong_20_Emphasis">E</text:span></text:p>
          </table:table-cell>
          <table:table-cell table:style-name="Table2.A2" office:value-type="string">
            <text:p text:style-name="P126">Repeat the last search backward and stop</text:p>
          </table:table-cell>
        </table:table-row>
        <table:table-row table:style-name="Table2.1">
          <table:table-cell table:style-name="Table2.A2" office:value-type="string">
            <text:p text:style-name="P43"><text:span text:style-name="Strong_20_Emphasis">g</text:span></text:p>
          </table:table-cell>
          <table:table-cell table:style-name="Table2.A2" office:value-type="string">
            <text:p text:style-name="P127">Go to line number</text:p>
          </table:table-cell>
        </table:table-row>
        <table:table-row table:style-name="Table2.1">
          <table:table-cell table:style-name="Table2.A2" office:value-type="string">
            <text:p text:style-name="P43"><text:span text:style-name="Strong_20_Emphasis">&lt;</text:span></text:p>
          </table:table-cell>
          <table:table-cell table:style-name="Table2.A2" office:value-type="string">
            <text:p text:style-name="P127">Read the previous modified line and stop</text:p>
          </table:table-cell>
        </table:table-row>
        <table:table-row table:style-name="Table2.1">
          <table:table-cell table:style-name="Table2.A2" office:value-type="string">
            <text:p text:style-name="P43"><text:span text:style-name="Strong_20_Emphasis">&gt;</text:span></text:p>
          </table:table-cell>
          <table:table-cell table:style-name="Table2.A2" office:value-type="string">
            <text:p text:style-name="P127">Read the next modified line and stop</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28">Read a random line and stop</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Stop/do not stop after the current line</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Stop/do not stop after each line</text:p>
          </table:table-cell>
        </table:table-row>
        <table:table-row table:style-name="Table2.1">
          <table:table-cell table:style-name="Table2.A2" office:value-type="string">
            <text:p text:style-name="P43"><text:span text:style-name="Strong_20_Emphasis">q</text:span></text:p>
          </table:table-cell>
          <table:table-cell table:style-name="Table2.A2" office:value-type="string">
            <text:p text:style-name="P137">Quit the program, with confirmation</text:p>
          </table:table-cell>
        </table:table-row>
        <table:table-row table:style-name="Table2.1">
          <table:table-cell table:style-name="Table2.A2" office:value-type="string">
            <text:p text:style-name="P43"><text:span text:style-name="Strong_20_Emphasis">Q</text:span></text:p>
          </table:table-cell>
          <table:table-cell table:style-name="Table2.A2" office:value-type="string">
            <text:p text:style-name="P137">Quit the program, without confirmation</text:p>
          </table:table-cell>
        </table:table-row>
        <table:table-row table:style-name="Table2.1">
          <table:table-cell table:style-name="Table2.A2" office:value-type="string">
            <text:p text:style-name="P43"><text:span text:style-name="Strong_20_Emphasis">Ctrl‑C</text:span></text:p>
          </table:table-cell>
          <table:table-cell table:style-name="Table2.A2" office:value-type="string">
            <text:p text:style-name="P129">Quit the program, without confirmation</text:p>
          </table:table-cell>
        </table:table-row>
        <table:table-row table:style-name="Table2.1">
          <table:table-cell table:style-name="Table2.A2" office:value-type="string">
            <text:p text:style-name="P43"><text:span text:style-name="Strong_20_Emphasis">w</text:span></text:p>
          </table:table-cell>
          <table:table-cell table:style-name="Table2.A2" office:value-type="string">
            <text:p text:style-name="P129">Print the current line</text:p>
          </table:table-cell>
        </table:table-row>
        <table:table-row table:style-name="Table2.1">
          <table:table-cell table:style-name="Table2.A2" office:value-type="string">
            <text:p text:style-name="P43"><text:span text:style-name="Strong_20_Emphasis">l</text:span></text:p>
          </table:table-cell>
          <table:table-cell table:style-name="Table2.A2" office:value-type="string">
            <text:p text:style-name="P140"><text:span text:style-name="T500">(‘el’) </text:span>Cycle line number printing</text:p>
          </table:table-cell>
        </table:table-row>
        <table:table-row table:style-name="Table2.1">
          <table:table-cell table:style-name="Table2.A2" office:value-type="string">
            <text:p text:style-name="P43"><text:span text:style-name="Strong_20_Emphasis">D</text:span></text:p>
          </table:table-cell>
          <table:table-cell table:style-name="Table2.A2" office:value-type="string">
            <text:p text:style-name="P139">Toggle showing the effect of substitutions</text:p>
          </table:table-cell>
        </table:table-row>
        <table:table-row table:style-name="Table2.1">
          <table:table-cell table:style-name="Table2.A2" office:value-type="string">
            <text:p text:style-name="P43"><text:span text:style-name="Strong_20_Emphasis">S</text:span></text:p>
          </table:table-cell>
          <table:table-cell table:style-name="Table2.A2" office:value-type="string">
            <text:p text:style-name="P138">Toggle the application of substitutions</text:p>
          </table:table-cell>
        </table:table-row>
        <table:table-row table:style-name="Table2.1">
          <table:table-cell table:style-name="Table2.A2" office:value-type="string">
            <text:p text:style-name="P43"><text:span text:style-name="Strong_20_Emphasis">s</text:span></text:p>
          </table:table-cell>
          <table:table-cell table:style-name="Table2.A2" office:value-type="string">
            <text:p text:style-name="P130">Open substitution rule files</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2">Open transformation rule files</text:p>
          </table:table-cell>
        </table:table-row>
        <table:table-row table:style-name="Table2.1">
          <table:table-cell table:style-name="Table2.A2" office:value-type="string">
            <text:p text:style-name="P43"><text:span text:style-name="Strong_20_Emphasis">_</text:span></text:p>
          </table:table-cell>
          <table:table-cell table:style-name="Table2.A2" office:value-type="string">
            <text:p text:style-name="P116"><text:span text:style-name="T521">(Underscore) </text:span><text:span text:style-name="T27">Open </text:span><text:span text:style-name="T365">command‑line </text:span><text:span text:style-name="T27">monitored files</text:span></text:p>
          </table:table-cell>
        </table:table-row>
        <table:table-row table:style-name="Table2.1">
          <table:table-cell table:style-name="Table2.A2" office:value-type="string">
            <text:p text:style-name="P43"><text:span text:style-name="Strong_20_Emphasis">u</text:span></text:p>
          </table:table-cell>
          <table:table-cell table:style-name="Table2.A2" office:value-type="string">
            <text:p text:style-name="P133">Show substitution log</text:p>
          </table:table-cell>
        </table:table-row>
        <table:table-row table:style-name="Table2.1">
          <table:table-cell table:style-name="Table2.A2" office:value-type="string">
            <text:p text:style-name="P43"><text:span text:style-name="Strong_20_Emphasis">j</text:span></text:p>
          </table:table-cell>
          <table:table-cell table:style-name="Table2.A2" office:value-type="string">
            <text:p text:style-name="P134">Show transformation log</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28">Increase the reading speed</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28"><text:span text:style-name="T521">(Hyphen) </text:span>Decrease the reading speed</text:p>
          </table:table-cell>
        </table:table-row>
        <table:table-row table:style-name="Table2.1">
          <table:table-cell table:style-name="Table2.A2" office:value-type="string">
            <text:p text:style-name="P43"><text:span text:style-name="Strong_20_Emphasis">o</text:span></text:p>
          </table:table-cell>
          <table:table-cell table:style-name="Table2.A2" office:value-type="string">
            <text:p text:style-name="P132">Open the input file</text:p>
          </table:table-cell>
        </table:table-row>
        <table:table-row table:style-name="Table2.1">
          <table:table-cell table:style-name="Table2.A2" office:value-type="string">
            <text:p text:style-name="P43"><text:span text:style-name="Strong_20_Emphasis">O</text:span></text:p>
          </table:table-cell>
          <table:table-cell table:style-name="Table2.A2" office:value-type="string">
            <text:p text:style-name="P132"><text:span text:style-name="T500">(</text:span><text:span text:style-name="T232">B</text:span><text:span text:style-name="T500">ig ‘</text:span><text:span text:style-name="T521">o</text:span><text:span text:style-name="T500">h’) </text:span>Stop and open the input file</text:p>
          </table:table-cell>
        </table:table-row>
        <table:table-row table:style-name="Table2.1">
          <table:table-cell table:style-name="Table2.A2" office:value-type="string">
            <text:p text:style-name="P43"><text:span text:style-name="Strong_20_Emphasis">c</text:span></text:p>
          </table:table-cell>
          <table:table-cell table:style-name="Table2.A2" office:value-type="string">
            <text:p text:style-name="P135">Stop and open the shell</text:p>
          </table:table-cell>
        </table:table-row>
        <text:soft-page-break/>
        <table:table-row table:style-name="Table2.1">
          <table:table-cell table:style-name="Table2.A2" office:value-type="string">
            <text:p text:style-name="P43"><text:span text:style-name="Strong_20_Emphasis">L</text:span></text:p>
          </table:table-cell>
          <table:table-cell table:style-name="Table2.A2" office:value-type="string">
            <text:p text:style-name="P135">Reload the input file</text:p>
          </table:table-cell>
        </table:table-row>
        <table:table-row table:style-name="Table2.1">
          <table:table-cell table:style-name="Table2.A2" office:value-type="string">
            <text:p text:style-name="P43"><text:span text:style-name="Strong_20_Emphasis">C</text:span></text:p>
          </table:table-cell>
          <table:table-cell table:style-name="Table2.A2" office:value-type="string">
            <text:p text:style-name="P135">Check the monitored files for modifications</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Choose a tracking mode</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Choose a sequence mode</text:p>
          </table:table-cell>
        </table:table-row>
        <table:table-row table:style-name="Table2.1">
          <table:table-cell table:style-name="Table2.A2" office:value-type="string">
            <text:p text:style-name="P43"><text:span text:style-name="Strong_20_Emphasis">=</text:span></text:p>
          </table:table-cell>
          <table:table-cell table:style-name="Table2.A2" office:value-type="string">
            <text:p text:style-name="P137">Choose a feedback mode</text:p>
          </table:table-cell>
        </table:table-row>
        <table:table-row table:style-name="Table2.1">
          <table:table-cell table:style-name="Table2.A2" office:value-type="string">
            <text:p text:style-name="P43"><text:span text:style-name="Strong_20_Emphasis">0</text:span></text:p>
          </table:table-cell>
          <table:table-cell table:style-name="Table2.A2" office:value-type="string">
            <text:p text:style-name="P137"><text:span text:style-name="T500">(Zero) </text:span>Set tracking mode=forward and feedback mode=full; stop after each line</text:p>
          </table:table-cell>
        </table:table-row>
        <table:table-row table:style-name="Table2.1">
          <table:table-cell table:style-name="Table2.A2" office:value-type="string">
            <text:p text:style-name="P43"><text:span text:style-name="Strong_20_Emphasis">1</text:span></text:p>
          </table:table-cell>
          <table:table-cell table:style-name="Table2.A2" office:value-type="string">
            <text:p text:style-name="P137"><text:span text:style-name="T500">(One) </text:span>Set tracking mode=backward and feedback mode=minimum; do not stop after each line</text:p>
          </table:table-cell>
        </table:table-row>
        <table:table-row table:style-name="Table2.1">
          <table:table-cell table:style-name="Table2.A2" office:value-type="string">
            <text:p text:style-name="P43"><text:span text:style-name="Strong_20_Emphasis">i</text:span></text:p>
          </table:table-cell>
          <table:table-cell table:style-name="Table2.A2" office:value-type="string">
            <text:p text:style-name="P114">Show the input command</text:p>
          </table:table-cell>
        </table:table-row>
        <table:table-row table:style-name="Table2.1">
          <table:table-cell table:style-name="Table2.A2" office:value-type="string">
            <text:p text:style-name="P43"><text:span text:style-name="Strong_20_Emphasis">I</text:span></text:p>
          </table:table-cell>
          <table:table-cell table:style-name="Table2.A2" office:value-type="string">
            <text:p text:style-name="P114">Stop and show the input command</text:p>
          </table:table-cell>
        </table:table-row>
      </table:table>
      <text:h text:style-name="P158"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61">(</text:span><text:span text:style-name="Strong_20_Emphasis">mbrola</text:span><text:span text:style-name="T61"> voices will be given preference if installed). For example, to read a text in Spanish:</text:span></text:p>
      <text:p text:style-name="Preformatted_20_Text">efabulor.py ‑‑lang es somefile.txt</text:p>
      <text:h text:style-name="P159"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41">You can also configure a preferred voice for any language in a locale‑specific configuration file. See </text:span><text:span text:style-name="T141"><text:bookmark-ref text:reference-format="text" text:ref-name="__RefHeading___Toc26989_4251188909">Locale-specific configuration file</text:bookmark-ref></text:span><text:span text:style-name="T141">.</text:span></text:p>
      <text:h text:style-name="P160" text:outline-level="2"><text:bookmark-start text:name="__RefHeading___Toc35287_4251188909"/>Read the output of a command<text:bookmark-end text:name="__RefHeading___Toc35287_4251188909"/></text:h>
      <text:p text:style-name="Caution"><text:span text:style-name="T474">CAUTION: Any command you provide with the </text:span><text:span text:style-name="Source_20_Text"><text:span text:style-name="T453">‑‑do</text:span></text:span><text:span text:style-name="T474"> option will be executed as given. It is YOUR responsibility to ensure the command does not have undesired side effects (e.g., erasing </text:span><text:span text:style-name="T475">all of your files</text:span><text:span text:style-name="T474">).</text:span></text:p>
      <text:p text:style-name="Preformatted_20_Text">efabulor.py ‑‑do &lt;command&gt;</text:p>
      <text:p text:style-name="Text_20_body"><text:span text:style-name="T476">R</text:span><text:span text:style-name="T477">ead the </text:span><text:span text:style-name="T476">output of any command. You might need to enclose the command in quotation marks. For example, to read aloud the names of all text files in the current directory (replace </text:span><text:span text:style-name="Source_20_Text"><text:span text:style-name="T457">ls</text:span></text:span><text:span text:style-name="T476"> with </text:span><text:span text:style-name="Source_20_Text"><text:span text:style-name="T457">dir</text:span></text:span><text:span text:style-name="T476"> in Windows):</text:span></text:p>
      <text:p text:style-name="Preformatted_20_Text"><text:soft-page-break/>efabulor.py ‑‑do 'ls *.txt'</text:p>
      <text:p text:style-name="Text_20_body"><text:span text:style-name="T71">A command can also consist of a </text:span>pipeline. <text:span text:style-name="T71">For example, to read all lines in </text:span><text:span text:style-name="Strong_20_Emphasis">file.txt</text:span><text:span text:style-name="T71"> containing the string </text:span><text:span text:style-name="Source_20_Text"><text:span text:style-name="T71">foo</text:span></text:span><text:span text:style-name="T71">, but changing it to </text:span><text:span text:style-name="Source_20_Text"><text:span text:style-name="T71">bar</text:span></text:span><text:span text:style-name="T71"> you could run (in Linux):</text:span></text:p>
      <text:p text:style-name="Preformatted_20_Text">efabulor.py ‑‑do 'grep foo file.txt | sed "s/foo/bar/g"'</text:p>
      <text:h text:style-name="Heading_20_2" text:outline-level="2">Read non‑plain text file<text:span text:style-name="T72">s</text:span></text:h>
      <text:p text:style-name="Text_20_body"><text:span text:style-name="T54">If you have</text:span> <text:span text:style-name="Strong_20_Emphasis">unoconv</text:span> <text:span text:style-name="T61">(and LibreOffice) installed, you can use it </text:span>to <text:span text:style-name="T61">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8">, </text:span><text:span text:style-name="T46">you’ll just have to modify the command a little (</text:span><text:span text:style-name="T48">please </text:span><text:span text:style-name="T46">read </text:span><text:span text:style-name="Strong_20_Emphasis">unoserver</text:span><text:span text:style-name="T46">’s manual)</text:span>.</text:p>
      <text:p text:style-name="Text_20_body"><text:span text:style-name="T54">Sometimes, </text:span><text:span text:style-name="Strong_20_Emphasis">unoconv</text:span><text:span text:style-name="T54"> </text:span><text:span text:style-name="T522">may </text:span><text:span text:style-name="T54">fail to convert the given file the first time, </text:span><text:span text:style-name="T522">and instead it </text:span><text:span text:style-name="T54">terminates with an error. To avoid this error and to simplify the conversion of files, a wrapper around </text:span><text:span text:style-name="Strong_20_Emphasis">unoconv</text:span><text:span text:style-name="T54"> called </text:span><text:span text:style-name="Strong_20_Emphasis">efabucw</text:span><text:span text:style-name="T54"> is provided with </text:span><text:span text:style-name="Strong_20_Emphasis">efabulor</text:span><text:span text:style-name="T54">. It will keep calling </text:span><text:span text:style-name="Strong_20_Emphasis">unoconv</text:span><text:span text:style-name="T54"> several times until it succeeds (and by the way, it will also take care of providing the necessary options to </text:span><text:span text:style-name="Strong_20_Emphasis">unoconv</text:span><text:span text:style-name="T54">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62">might </text:span>be added in the future.</text:p>
      <text:p text:style-name="Text_20_body">If you don’t have <text:span text:style-name="Strong_20_Emphasis">unoconv</text:span>, you <text:span text:style-name="T200">can </text:span>use whichever conversion tool <text:span text:style-name="T131">y</text:span>ou have installed <text:span text:style-name="T200">and</text:span> get similar results. <text:span text:style-name="T131">There are several format conversion tools available for Linux in standard repositories; Windows users might need to do some research and install a suitable one in their systems.</text:span></text:p>
      <text:h text:style-name="P159" text:outline-level="2"><text:bookmark-start text:name="__RefHeading___Toc35289_4251188909"/><text:span text:style-name="T55">Preconfigured </text:span>conversion <text:span text:style-name="T55">commands</text:span><text:bookmark-end text:name="__RefHeading___Toc35289_4251188909"/></text:h>
      <text:p text:style-name="Caution"><text:span text:style-name="T474">CAUTION: Any command provide</text:span><text:span text:style-name="T475">d</text:span><text:span text:style-name="T474"> in the </text:span><text:span text:style-name="Source_20_Text"><text:span text:style-name="T513">DO</text:span></text:span><text:span text:style-name="T474"> </text:span><text:span text:style-name="T478">part</text:span><text:span text:style-name="T474"> </text:span><text:span text:style-name="T479">of the configuration file </text:span><text:span text:style-name="T474">will be executed as given. It is YOUR responsibility to ensure the given command do</text:span><text:span text:style-name="T478">es</text:span><text:span text:style-name="T474"> not have undesired side effects (e.g., erasing </text:span><text:span text:style-name="T475">all of your files</text:span><text:span text:style-name="T474">). </text:span><text:span text:style-name="T475">You MUST NEVER use the </text:span><text:span text:style-name="Source_20_Text"><text:span text:style-name="T454">‑‑text‑conversion‑config</text:span></text:span><text:span text:style-name="T475"> option with a configuration file you have received from outside without first checking its content.</text:span></text:p>
      <text:p text:style-name="Text_20_body"><text:span text:style-name="T132">Once you have a useful c</text:span>onversion command <text:span text:style-name="T132">for a certain kind of files, you</text:span> can preconfigure <text:span text:style-name="T132">it as the default conversion command for files with a </text:span>specific mimetype <text:span text:style-name="T132">or </text:span>filename extension. For example, <text:span text:style-name="T133">suppose you use </text:span><text:span text:style-name="Strong_20_Emphasis">efabucw.py</text:span><text:span text:style-name="T133"> to extract text from RTF files, as explained above. You can </text:span>configure <text:span text:style-name="T133">it </text:span>for <text:span text:style-name="T133">all </text:span>files with an RTF filename extension. <text:span text:style-name="T133">Just c</text:span>reate a configuration file containing the following <text:span text:style-name="T133">(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ext:soft-page-break/>Then you can convert and read <text:span text:style-name="T133">any </text:span>RTF file with <text:span text:style-name="T133">this command</text:span>:</text:p>
      <text:p text:style-name="Preformatted_20_Text">efabulor.py ‑‑text‑conversion‑config &lt;the name of the config file&gt; somefile.rtf</text:p>
      <text:p text:style-name="Text_20_body"><text:span text:style-name="T100">Note: Be sure to specify a conversion command that prints the extracted text to standard output; otherwise, </text:span><text:span text:style-name="Strong_20_Emphasis">efabulor</text:span><text:span text:style-name="T100"> will have nothing to read.</text:span></text:p>
      <text:p text:style-name="Text_20_body">You can specify conversion commands for different types of files in <text:span text:style-name="T523">the</text:span> same configuration file, separated by at least one blank line. <text:span text:style-name="T134">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9">can be used in the ‘do’ subsection</text:span>:</text:p>
      <table:table table:name="Table3" table:style-name="Table3">
        <table:table-column table:style-name="Table3.A"/>
        <table:table-column table:style-name="Table3.B"/>
        <table:table-row table:style-name="TableLine95387739606912">
          <table:table-cell office:value-type="string">
            <text:p text:style-name="Text_20_body"><text:span text:style-name="Source_20_Text">$file</text:span></text:p>
          </table:table-cell>
          <table:table-cell office:value-type="string">
            <text:p text:style-name="P104">will be replaced <text:span text:style-name="T60">with</text:span> the name of the file <text:span text:style-name="T41">being read</text:span><text:span text:style-name="T38">.</text:span></text:p>
          </table:table-cell>
        </table:table-row>
        <table:table-row table:style-name="TableLine95387741482704">
          <table:table-cell office:value-type="string">
            <text:p text:style-name="Text_20_body"><text:span text:style-name="Source_20_Text">$lang</text:span></text:p>
          </table:table-cell>
          <table:table-cell office:value-type="string">
            <text:p text:style-name="P105">will be replaced with ISO code <text:span text:style-name="T524">of </text:span>the language being used<text:span text:style-name="T38">.</text:span></text:p>
            <text:p text:style-name="P103"><text:span text:style-name="T38">This can be </text:span><text:span text:style-name="T42">handy </text:span><text:span text:style-name="T40">when </text:span><text:span text:style-name="T38">process</text:span><text:span text:style-name="T40">ing</text:span><text:span text:style-name="T38"> multilingual files (e.g., TMX). </text:span><text:span text:style-name="T43">For example:</text:span></text:p>
            <text:p text:style-name="Text_20_body"><text:span text:style-name="Source_20_Text">do: myFancyTmxReader ‑‑extract‑language=$lang $file</text:span></text:p>
          </table:table-cell>
        </table:table-row>
      </table:table>
      <text:h text:style-name="P161" text:outline-level="2"><text:soft-page-break/>Setting a default conversion configuration</text:h>
      <text:p text:style-name="Caution"><text:span text:style-name="T474">CAUTION: Any command provide</text:span><text:span text:style-name="T475">d</text:span><text:span text:style-name="T474"> in the </text:span><text:span text:style-name="Source_20_Text"><text:span text:style-name="T401">DO</text:span></text:span><text:span text:style-name="T474"> </text:span><text:span text:style-name="T478">part</text:span><text:span text:style-name="T474"> </text:span><text:span text:style-name="T480">of a conversion‑configuration file </text:span><text:span text:style-name="T474">will be executed as given. It is YOUR responsibility to ensure </text:span><text:span text:style-name="T481">such </text:span><text:span text:style-name="T474">command</text:span><text:span text:style-name="T481">s</text:span><text:span text:style-name="T474"> do not have undesired side effects (e.g., erasing </text:span><text:span text:style-name="T475">all of your files</text:span><text:span text:style-name="T474">). </text:span><text:span text:style-name="T475">You MUST NEVER place a configuration file you have received from outside in the same directory where you installed </text:span><text:span text:style-name="Strong_20_Emphasis"><text:span text:style-name="T443">efabulor.py</text:span></text:span><text:span text:style-name="T475"> and the companion tools without first checking its content.</text:span></text:p>
      <text:p text:style-name="Text_20_body"><text:span text:style-name="T56">To set a default conversion configuration file, name it </text:span><text:span text:style-name="Strong_20_Emphasis">efabconv.cfg</text:span><text:span text:style-name="T56"> and place it in the same directory where </text:span><text:span text:style-name="T73">you installed </text:span><text:span text:style-name="Strong_20_Emphasis">efabulor.py</text:span><text:span text:style-name="T56"> and the companion tools. Then you can read a non‑plain text file (e.g., an RTF file) with a command such as:</text:span></text:p>
      <text:p text:style-name="Preformatted_20_Text">efabulor.py somefile.rtf</text:p>
      <text:h text:style-name="Heading_20_2" text:outline-level="2">Using text conversion as a standalone application</text:h>
      <text:p text:style-name="Text_20_body"><text:span text:style-name="T57">T</text:span>he text conversion is handled by a companion tool called <text:span text:style-name="Strong_20_Emphasis">efabconv</text:span>. <text:span text:style-name="T63">(</text:span>That is the reason why the default configuration file has to be named <text:span text:style-name="Strong_20_Emphasis">efabconv.cfg</text:span>.<text:span text:style-name="T63">)</text:span> You can also use <text:span text:style-name="Strong_20_Emphasis">efabconv</text:span> as a standalone <text:span text:style-name="T74">text extraction </text:span>tool. <text:span text:style-name="T64">(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8"> strips spaces at the beginning and end of the resulting</text:span> <text:span text:style-name="T78">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01">fter</text:span> every occurrence of a period, an <text:span text:style-name="T76">exclamation</text:span> mark, or a <text:span text:style-name="T76">question </text:span>mark, you can create a ‘transformation rule file’ containing the following:</text:p>
      <text:p text:style-name="Preformatted_20_Text">[DO]</text:p>
      <text:p text:style-name="Preformatted_20_Text">s/([.!?])/$1\n/</text:p>
      <text:p text:style-name="P47">The <text:span text:style-name="Source_20_Text">[DO]</text:span> line marks the beginning of the transformation rules; it is optional when it is the first non‑empty line in the file, but it is a good <text:span text:style-name="T77">habit </text:span>to include it anyway. The rule below that line is a regular expression <text:span text:style-name="T78">(regex)</text:span>, similar to the ones used by <text:span text:style-name="Strong_20_Emphasis">sed</text:span> in Linux. <text:span text:style-name="T101">In this case, the regex</text:span> <text:span text:style-name="T101">asks the program to add a newline character right after any occurrence of </text:span>a period, an <text:span text:style-name="T76">exclamation</text:span> mark, or a <text:span text:style-name="T76">question </text:span>mark. <text:span text:style-name="T77">(Note that </text:span><text:span text:style-name="Strong_20_Emphasis">efabulor</text:span><text:span text:style-name="T44"> </text:span><text:span text:style-name="T77">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soft-page-break/>.</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83">one </text:span>by <text:span text:style-name="T102">at least </text:span>an empty line.</text:p>
      <text:p text:style-name="Text_20_body"><text:span text:style-name="T77">The transformations rules will be applied before </text:span><text:span text:style-name="Strong_20_Emphasis">efabulor</text:span><text:span text:style-name="T77">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200">loaded by</text:span><text:span text:style-name="T77"> </text:span><text:span text:style-name="Strong_20_Emphasis">efabulor</text:span><text:span text:style-name="T76"> </text:span><text:span text:style-name="T200">in</text:span><text:span text:style-name="T76">to memory.)</text:span></text:p>
      <text:p text:style-name="Text_20_body">Transformation rules are applied to the text as a whole (just as if you used the <text:span text:style-name="Source_20_Text">‑z</text:span> option with <text:span text:style-name="Strong_20_Emphasis">sed</text:span>), <text:span text:style-name="T78">so for example the </text:span><text:span text:style-name="Source_20_Text"><text:span text:style-name="T78">^</text:span></text:span><text:span text:style-name="T78"> anchor means the very beginning of the text and the </text:span><text:span text:style-name="Source_20_Text"><text:span text:style-name="T78">$</text:span></text:span><text:span text:style-name="T78"> anchor means the very end of the text. This default behavior can be modified by including compilation flags within the regular expression. For an explanation of the regex flags used by </text:span><text:span text:style-name="Strong_20_Emphasis">efabulor</text:span><text:span text:style-name="T78">, see </text:span><text:span text:style-name="T78"><text:bookmark-ref text:reference-format="text" text:ref-name="__RefHeading___Toc27064_4251188909">Regular expressions</text:bookmark-ref></text:span><text:span text:style-name="T78">. Note also that regexes used as transformation rules are implicitly global; no need to add a </text:span><text:span text:style-name="Source_20_Text"><text:span text:style-name="T78">g</text:span></text:span><text:span text:style-name="T78"> flag.</text:span></text:p>
      <text:h text:style-name="Heading_20_3" text:outline-level="3">Protecting text from transformation rules</text:h>
      <text:p text:style-name="Text_20_body"><text:span text:style-name="T78">If you would like to prevent the application of transformations rules in certain cases, you can define ‘protection rules’. Following with the previous example, suppose you would like </text:span><text:span text:style-name="T75">to split the text at every occurrence of a period, an exclamation mark, or a question mark, </text:span><text:span text:style-name="T78">but </text:span><text:span text:style-name="T103">not when that</text:span><text:span text:style-name="T78"> period is part of an abbreviation </text:span><text:span text:style-name="T79">or it is the decimal point in a number</text:span><text:span text:style-name="T78">.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81">e</text:span>se rules will be protected from the transformation rules given in the pre<text:span text:style-name="T80">vious</text:span> <text:span text:style-name="Source_20_Text">[DO]</text:span> section. <text:span text:style-name="T233">Y</text:span>ou can use both regular expressions and plain text patterns as protection rules <text:span text:style-name="T84">(in the preceding </text:span><text:soft-page-break/><text:span text:style-name="T84">example, the first rule is a regex, and the remaining two are plain text rules).</text:span> <text:span text:style-name="T103">Protection rules of both types can be mixed, and </text:span>there is no need to separate <text:span text:style-name="T103">them </text:span>with empty lines. <text:span text:style-name="T80">You can have as many </text:span><text:span text:style-name="Source_20_Text"><text:span text:style-name="T80">[DO]</text:span></text:span><text:span text:style-name="T80">/</text:span><text:span text:style-name="Source_20_Text"><text:span text:style-name="T80">[DO NOT]</text:span></text:span><text:span text:style-name="T80"> pairs as you wish; in each case, the protection rules contained in a </text:span><text:span text:style-name="Source_20_Text"><text:span text:style-name="T80">[DO NOT]</text:span></text:span><text:span text:style-name="T80"> section protect only from the transformation rules contained in the previous </text:span><text:span text:style-name="Source_20_Text"><text:span text:style-name="T80">[DO]</text:span></text:span><text:span text:style-name="T80"> section.</text:span></text:p>
      <text:h text:style-name="Heading_20_3" text:outline-level="3">Using transformation rules for preprocessing</text:h>
      <text:p text:style-name="Text_20_body"><text:span text:style-name="T78">While the main purpose of transformation rules is to give you a way to add newlines </text:span><text:span text:style-name="T81">in </text:span><text:span text:style-name="T234">those</text:span><text:span text:style-name="T81"> places </text:span><text:span text:style-name="T78">where you want the text to be split for reading, you can use transformation rules to do any kind of preprocessing. (That’s why they are called ‘transformation rules’.) </text:span><text:span text:style-name="T81">For example, transformation rules could be used to extract text from markup files; or to spot errors and add a message at the place of the error to be read aloud by </text:span><text:span text:style-name="Strong_20_Emphasis">espeak</text:span><text:span text:style-name="T81">.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82">rules as a standalone application</text:span></text:h>
      <text:p text:style-name="Text_20_body"><text:span text:style-name="T82">The transformation rules are not applied by </text:span><text:span text:style-name="Strong_20_Emphasis">efabulor</text:span><text:span text:style-name="T82"> itself, but by a companion tool called </text:span><text:span text:style-name="Strong_20_Emphasis">efabtrans</text:span><text:span text:style-name="T82">. This allows using the transformation rules as a standalone application. For example, to split a plain text file according to the set of transformation rules discussed above </text:span><text:span text:style-name="T104">and </text:span><text:span text:style-name="T235">print </text:span><text:span text:style-name="T104">the result to standard output</text:span><text:span text:style-name="T82">,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5">N</text:span>ote that <text:span text:style-name="T105">unlike </text:span><text:span text:style-name="Strong_20_Emphasis">efabulor</text:span><text:span text:style-name="T105">, after the transformation rules are applied, </text:span><text:span text:style-name="Strong_20_Emphasis">efabtrans</text:span><text:span text:style-name="T105"> will not strip spaces at the beginning and end of paragraphs nor remove empty paragraphs (an option to do this might be added in future versions)</text:span>. <text:span text:style-name="T105">If you need that content removed, y</text:span>ou should take care of <text:span text:style-name="T105">that yourself</text:span>, either by adding <text:span text:style-name="T85">specific</text:span> transformation rules <text:span text:style-name="T105">to the transformation rule file</text:span>, or by <text:span text:style-name="T105">filtering </text:span><text:span text:style-name="Strong_20_Emphasis">efabtrans</text:span><text:span text:style-name="T105">’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5">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474">CAUTION: Any command provide</text:span><text:span text:style-name="T475">d</text:span><text:span text:style-name="T474"> </text:span><text:span text:style-name="T482">with </text:span><text:span text:style-name="Source_20_Text"><text:span text:style-name="T443">‑‑preprocess</text:span></text:span><text:span text:style-name="T482"> </text:span><text:span text:style-name="T474">will be executed as given. It is YOUR responsibility to ensure the given command do</text:span><text:span text:style-name="T478">es</text:span><text:span text:style-name="T474"> not have undesired side effects (e.g., erasing </text:span><text:span text:style-name="T475">all of your files</text:span><text:span text:style-name="T474">).</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6">another way </text:span>to split the text at periods, exclamation <text:span text:style-name="T192">marks</text:span> and quotation <text:span text:style-name="T192">marks</text:span> <text:span text:style-name="T106">is to </text:span>use the following command:</text:p>
      <text:p text:style-name="Preformatted_20_Text"><text:soft-page-break/>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6">(</text:span>which happens to be the filtering command <text:span text:style-name="T106">in this example)</text:span>.</text:p>
      <text:p text:style-name="Text_20_body">Preprocessing filters give you full freedom to define a preprocessing stage <text:span text:style-name="T86">when</text:span> transformation rules are not enough <text:span text:style-name="T107">(or when they are too much)</text:span>.</text:p>
      <text:p text:style-name="Text_20_body"><text:span text:style-name="T86">You can give several preprocessing filters, which will be applied in the order they are given. Supposing </text:span><text:span text:style-name="Strong_20_Emphasis">filter1</text:span><text:span text:style-name="T86"> and </text:span><text:span text:style-name="Strong_20_Emphasis">filter2</text:span><text:span text:style-name="T86">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7">(the relative location of the </text:span><text:span text:style-name="Source_20_Text"><text:span text:style-name="T87">‑‑transform</text:span></text:span><text:span text:style-name="T87"> and </text:span><text:span text:style-name="Source_20_Text"><text:span text:style-name="T87">‑‑preprocess</text:span></text:span><text:span text:style-name="T87"> options in the command line is irrelevant)</text:span>. If you need to apply transformation rules <text:span text:style-name="Emphasis">before</text:span> preprocessing filters, call<text:span text:style-name="T87">ing</text:span> <text:span text:style-name="Strong_20_Emphasis">efabtrans</text:span> as a filter before the other filters <text:span text:style-name="T87">will do the trick</text:span>:</text:p>
      <text:p text:style-name="Preformatted_20_Text">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484">Transformation rules (and preprocessing filters) provide a rather simple and flexible way to </text:span><text:span text:style-name="T96">control the way </text:span><text:span text:style-name="Strong_20_Emphasis">efabulor</text:span><text:span text:style-name="T96">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91">instead of newlines</text:span>, you <text:span text:style-name="T91">can use the following command:</text:span></text:p>
      <text:p text:style-name="Preformatted_20_Text">efabulor.py ‑‑separator ' ' inputfile.txt</text:p>
      <text:p text:style-name="Text_20_body">To have <text:span text:style-name="Strong_20_Emphasis">efabulor</text:span><text:span text:style-name="T90"> split the text at spaces </text:span><text:span text:style-name="Emphasis">and</text:span> newlines<text:span text:style-name="T90">, you </text:span>must use a regular expression:</text:p>
      <text:p text:style-name="Preformatted_20_Text">efabulor.py ‑‑separator '/[ \n]/' inputfile.txt</text:p>
      <text:p text:style-name="Text_20_body">A simple <text:span text:style-name="T92">way </text:span>to read CSV files (provided no commas appear within fields):</text:p>
      <text:p text:style-name="Preformatted_20_Text">efabulor.py ‑‑separator '/[,\n]/' inputfile.csv</text:p>
      <text:p text:style-name="Text_20_body"><text:span text:style-name="T96">And t</text:span><text:span text:style-name="T485">here is yet another alternative. Instead of telling </text:span><text:span text:style-name="Strong_20_Emphasis">efabulor</text:span><text:span text:style-name="T485"> which string or patterns separate readable units, you can provide a regular expression which defines </text:span><text:span text:style-name="T236">what</text:span><text:span text:style-name="T485"> a readable unit </text:span><text:span text:style-name="T96">looks like</text:span><text:span text:style-name="T485">. For example, to tell </text:span><text:span text:style-name="Strong_20_Emphasis">efabulor</text:span><text:span text:style-name="T485"> to split the text in groups of two newline‑separated paragraphs, you can use the following command:</text:span></text:p>
      <text:p text:style-name="Preformatted_20_Text"><text:soft-page-break/>efabulor.py ‑‑segment '((?:.+?\n+){1,2})' inputfile.txt</text:p>
      <text:p text:style-name="Text_20_body">As you see, it’s not necessary to enclose the regex in regex delimiters <text:span text:style-name="T96">when you use the </text:span><text:span text:style-name="Source_20_Text"><text:span text:style-name="T96">‑‑segment</text:span></text:span><text:span text:style-name="T159"> option</text:span>, although you can do it if you want <text:span text:style-name="T108">(or if you need to specify flags; see </text:span><text:span text:style-name="T191"><text:bookmark-ref text:reference-format="text" text:ref-name="__RefHeading___Toc27064_4251188909">Regular expressions</text:bookmark-ref></text:span><text:span text:style-name="T108">)</text:span>:</text:p>
      <text:p text:style-name="Preformatted_20_Text">efabulor.py ‑‑segment '/((?:.+?\n+){1,2})/' inputfile.txt</text:p>
      <text:p text:style-name="Text_20_body"><text:span text:style-name="T93">N</text:span>ote the use of capturing groups. When the segmentation regex <text:span text:style-name="T109">includes </text:span>capturing groups, each capturing group <text:span text:style-name="T110">will deliver one readable unit</text:span>. The outer pair of parentheses in this example <text:span text:style-name="T110">encloses a capturing group</text:span>. <text:span text:style-name="T109">T</text:span>he inner pair <text:span text:style-name="T109">of parentheses </text:span>delimits the pattern to which the quantifier <text:span text:style-name="Source_20_Text">{1,2}</text:span> applies. <text:span text:style-name="T110">The pattern starts with ?: to indicate it’s not a capturing group; otherwise, we would get the second paragraph of each group twice. We use </text:span><text:span text:style-name="Source_20_Text"><text:span text:style-name="T110">\n+</text:span></text:span><text:span text:style-name="T110"> for newlines instead of just </text:span><text:span text:style-name="Source_20_Text"><text:span text:style-name="T110">\n</text:span></text:span><text:span text:style-name="T110"> to allow for the case where paragraphs in the original text are separated by more than one newline.</text:span></text:p>
      <text:p text:style-name="Text_20_body">If there are no capturing groups, the readable unit will be just the text matched <text:span text:style-name="T109">by </text:span>the regular expression. <text:span text:style-name="T110">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11">(You could use such a pattern to read every other paragraph in a file.)</text:span></text:p>
      <text:p text:style-name="P48"><text:span text:style-name="T111">Now a slightly simpler example. </text:span>Suppose you have <text:span text:style-name="T94">a </text:span>TMX file (TMX is a common multilingual format used by translators <text:span text:style-name="T525">which is </text:span><text:span text:style-name="T366">based on XML</text:span>) <text:span text:style-name="T111">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11">Y</text:span>ou want to have <text:span text:style-name="Strong_20_Emphasis">efabulor</text:span> read <text:span text:style-name="T97">just </text:span>the English sentences. One approach would be to create a script that extracts precisely those parts, and invoke it through the <text:span text:style-name="Source_20_Text">‑‑do</text:span> option <text:span text:style-name="T94">(</text:span>or configure it as a generic extracting script for TMX files in the <text:span text:style-name="Strong_20_Emphasis">efabconv.cfg</text:span> configuration file<text:span text:style-name="T94">)</text:span>. Another approach would be to write a transformation rule file <text:span text:style-name="T112">to </text:span>delete everything in the TMX files <text:soft-page-break/><text:span text:style-name="T94">which is not part of the </text:span>English sentences, taking care of leaving the <text:span text:style-name="T94">sentences</text:span> separated by newlines. <text:span text:style-name="T97">Both solutions might be the right thing to do it if you will be reading TMX files such as this all the time. But if you need to read just this one TMX file, and because you know the exact structure of the file,</text:span> <text:span text:style-name="T94">there is a simpler ‘on‑the‑fly’ solution in which you don’t need to write extraction scripts or transformation rules. Just enter</text:span>:</text:p>
      <text:p text:style-name="Caution"><text:span text:style-name="T473">CAUTION: </text:span><text:span text:style-name="T483">Just in case you are reading only this part of the manual: remember that a</text:span><text:span text:style-name="T473">ny command you provide with the </text:span><text:span text:style-name="Source_20_Text"><text:span text:style-name="T444">‑‑do</text:span></text:span><text:span text:style-name="T473"> option will be executed as given. It is YOUR responsibility to ensure </text:span><text:span text:style-name="T483">such </text:span><text:span text:style-name="T473">command</text:span><text:span text:style-name="T483">s</text:span><text:span text:style-name="T473"> do not have undesired side effects (e.g., erasing </text:span><text:span text:style-name="T475">all of your files</text:span><text:span text:style-name="T473">).</text:span></text:p>
      <text:p text:style-name="Preformatted_20_Text">efabulor.py ‑‑segment '&lt;tuv xml:lang="EN"&gt;&lt;seg&gt;(.+?)&lt;\/seg&gt;&lt;\/tuv&gt;' ‑‑do 'cat inputfile.tmx'</text:p>
      <text:p text:style-name="Text_20_body"><text:span text:style-name="T122">(Replace </text:span><text:span text:style-name="Source_20_Text"><text:span text:style-name="T122">cat</text:span></text:span><text:span text:style-name="T122"> with </text:span><text:span text:style-name="Source_20_Text"><text:span text:style-name="T122">type</text:span></text:span><text:span text:style-name="T122"> in </text:span>Windows.<text:span text:style-name="T122">)</text:span></text:p>
      <text:p text:style-name="P49"><text:span text:style-name="T98">There is </text:span>only <text:span text:style-name="T98">one </text:span>capturing group, <text:span text:style-name="T98">and it</text:span> will extract exactly the content of the English sentences (<text:span text:style-name="T98">which </text:span>are identified by the <text:span text:style-name="Source_20_Text">xml:lang="EN"</text:span> attribute in the TMX file). Note also we had to escape the forward slashes that mark the closing tags in TMX <text:span text:style-name="T95">with a backslash</text:span>. Finally, we use the <text:span text:style-name="Source_20_Text">‑‑do 'cat inputfile.tmx'</text:span> part because we assum<text:span text:style-name="T95">e</text:span> that no specific conversion command has been configured for TMX files. <text:span text:style-name="T95">We know however that a TMX file is just a special kind of text file, so we can ‘extract’ its content by simply copying it to standard output (remember that the output of </text:span><text:span text:style-name="Source_20_Text"><text:span text:style-name="T95">‑‑do</text:span></text:span><text:span text:style-name="T95"> will be the input for </text:span><text:span text:style-name="Strong_20_Emphasis">efabulor</text:span><text:span text:style-name="T95">). The command to do so is </text:span><text:span text:style-name="Source_20_Text">cat</text:span><text:span text:style-name="T95"> in Linux and </text:span><text:span text:style-name="Source_20_Text">type</text:span><text:span text:style-name="T95"> in Windows. If we had just specified the name of the file (instead of </text:span><text:span text:style-name="Source_20_Text"><text:span text:style-name="T95">‑‑do</text:span></text:span><text:span text:style-name="T95">), </text:span><text:span text:style-name="Strong_20_Emphasis">efabulor</text:span><text:span text:style-name="T95">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6">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596319383" text:style-name="L2">
        <text:list-item>
          <text:p text:style-name="P195"><text:span text:style-name="T113">In the current version of </text:span><text:span text:style-name="Strong_20_Emphasis">efabulor</text:span><text:span text:style-name="T113">,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195"><text:span text:style-name="T113">Transformation rules are applied after plain text has been extracted from the input file (and possibly preprocessed; see </text:span><text:span text:style-name="T113"><text:bookmark-ref text:reference-format="text" text:ref-name="__RefHeading___Toc26837_4251188909">Preprocessing filters</text:bookmark-ref></text:span><text:span text:style-name="T157">)</text:span><text:span text:style-name="T113">, and before the text is split into segments. They affect the input text as a whole as seen by </text:span><text:span text:style-name="Strong_20_Emphasis">efabulor</text:span><text:span text:style-name="T113">. (And when you use regular expressions to define transformation rules, they apply to the whole text by default.) They </text:span><text:span text:style-name="T123">help to define </text:span><text:span text:style-name="Emphasis">what</text:span><text:span text:style-name="T116"> text will be read.</text:span><text:span text:style-name="T113"><text:line-break/>Substitution rules are applied to each segment before it is sent to </text:span><text:span text:style-name="Strong_20_Emphasis">espeak</text:span><text:span text:style-name="T113"> for reading. They affect only one segment at a time. </text:span><text:span text:style-name="T124">I</text:span><text:span text:style-name="T113">f you use regular expressions to define substitution rules, they apply only to the current segment. The result of the substitution is not shown onscreen by default; it is only seen by </text:span><text:span text:style-name="Strong_20_Emphasis">espeak</text:span><text:span text:style-name="T113">. Substitution rules </text:span><text:span text:style-name="T117">affect</text:span><text:span text:style-name="T113"> </text:span><text:span text:style-name="T115">the actual </text:span><text:span text:style-name="T113">input </text:span><text:span text:style-name="T115">for</text:span><text:span text:style-name="T113"> </text:span><text:span text:style-name="Strong_20_Emphasis">espeak</text:span><text:span text:style-name="T113">. </text:span><text:span text:style-name="T123">They help to define </text:span><text:span text:style-name="Emphasis">how</text:span><text:span text:style-name="T116"> the input text will be read. (See an example below of when this can be useful.)</text:span></text:p>
        </text:list-item>
        <text:list-item>
          <text:p text:style-name="P195"><text:span text:style-name="T113">When changes to transformation rules are detected, </text:span><text:span text:style-name="Strong_20_Emphasis">efabulor</text:span><text:span text:style-name="T113"> will reload the whole text (</text:span><text:span text:style-name="T125">that is, </text:span><text:span text:style-name="T113">execute the input command again) and possibly generate a tracking event (see </text:span><text:span text:style-name="T162"><text:bookmark-ref text:reference-format="text" text:ref-name="__RefHeading___Toc13580_4251188909">Change tracking</text:bookmark-ref></text:span><text:span text:style-name="T113">). When changes </text:span><text:span text:style-name="T125">t</text:span><text:span text:style-name="T113">o substitution rules are detected, the input text will not be reloaded. </text:span><text:span text:style-name="Strong_20_Emphasis">efabulor</text:span><text:span text:style-name="T113"> will only reload the substitution rules and apply the new rules only to the current segment. If the substituted text </text:span><text:soft-page-break/><text:span text:style-name="T113">changes as a result of the new substitution rules, a tracking event will be generated only for the current segment.</text:span></text:p>
        </text:list-item>
      </text:list>
      <text:p text:style-name="Text_20_body">Suppose you want <text:span text:style-name="Strong_20_Emphasis">espeak</text:span> to say ‘bar’ aloud each time the input text contains ‘foo’. You can define a substitution rule file, say <text:span text:style-name="Strong_20_Emphasis">substrules.txt</text:span>, with the following content:</text:p>
      <text:p text:style-name="Preformatted_20_Text">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14">but </text:span>if you mix plain text (two‑line) substitution rules and regex (one‑line) substitution rules, plain text rules <text:span text:style-name="T114">must </text:span>be <text:span text:style-name="T114">separated from each other and from regex rules </text:span>by empty lines:</text:p>
      <text:p text:style-name="Preformatted_20_Text">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0">You can <text:span text:style-name="T126">refer to</text:span> the section on <text:bookmark-ref text:reference-format="text" text:ref-name="__RefHeading___Toc26795_4251188909">Splitting and transformation rules</text:bookmark-ref>, as most of <text:span text:style-name="T237">what is said there</text:span> applies also to substitution rules.</text:p>
      <text:p text:style-name="Text_20_body">Why would you use substitution rules? <text:s/>One reason is that sometimes <text:span text:style-name="T528">you may find that </text:span>the result of the underlying text‑to‑spe<text:span text:style-name="T118">e</text:span>ch conversion <text:span text:style-name="T527">algorithm </text:span><text:span text:style-name="T528">is </text:span>unsatisfactory or <text:span text:style-name="T238">wrong</text:span>. For example, when using the <text:span text:style-name="Strong_20_Emphasis">spanish‑mbrola‑1</text:span> voice to read text in Spanish <text:span text:style-name="T529">(</text:span><text:span text:style-name="T239">with the current version as of this writing</text:span><text:span text:style-name="T240">)</text:span>, there is a minor glitch every time the ‘ll’ digraph occurs in the input text. I <text:span text:style-name="T119">use </text:span>the following substitution rule <text:span text:style-name="T119">to solve this</text:span>, <text:span text:style-name="T118">as ‘y’ is virtually homophonous to ‘ll’ in most variants of Spanish</text:span>:</text:p>
      <text:p text:style-name="Preformatted_20_Text">s/[Ll]l([aeiouáéíóú])/y$1/</text:p>
      <text:p text:style-name="Text_20_body"><text:span text:style-name="T119">Another use for substitution rules is to give you auditory feedback of common errors in your input text. For example, to have </text:span><text:span text:style-name="Strong_20_Emphasis">efabulor</text:span><text:span text:style-name="T119"> alert you of repeated spaces within text, you could have a substitution rule such as:</text:span></text:p>
      <text:p text:style-name="Preformatted_20_Text">s/ {2,}/ repeated space here /</text:p>
      <text:p text:style-name="Text_20_body"><text:span text:style-name="T120">(Note that repeated spaces </text:span><text:span text:style-name="Emphasis">between sentences</text:span><text:span text:style-name="T120"> will be removed by </text:span><text:span text:style-name="Strong_20_Emphasis">efabulor</text:span><text:span text:style-name="T120"> when splitting the text into sentences.)</text:span></text:p>
      <text:p text:style-name="P51"><text:span text:style-name="T241">Q</text:span>uality assurance rules <text:span text:style-name="T530">(</text:span><text:span text:style-name="T121">such as th</text:span><text:span text:style-name="T241">e one given above)</text:span><text:span text:style-name="T121"> </text:span><text:span text:style-name="T530">can be stored </text:span>in a substitution rule file when they can be applied on a segment‑by‑segment basis. <text:span text:style-name="T530">If on the other hand, the regular </text:span><text:soft-page-break/><text:span text:style-name="T530">expression </text:span><text:span text:style-name="T241">has </text:span><text:span text:style-name="T530">to be matched against the whole text, you should place such rules in a </text:span>transformation rule file. Experience will teach you the proper way to do it.</text:p>
      <text:h text:style-name="P169" text:outline-level="3"><text:bookmark-start text:name="__RefHeading___Toc35296_4251188909"/>Temporarily disabling substitution rules<text:bookmark-end text:name="__RefHeading___Toc35296_4251188909"/></text:h>
      <text:p text:style-name="Text_20_body"><text:span text:style-name="T188">When using substitution rules, you can temporarily disable their application by pressing </text:span><text:span text:style-name="Strong_20_Emphasis">S</text:span><text:span text:style-name="T188">. Press </text:span><text:span text:style-name="Strong_20_Emphasis">S</text:span><text:span text:style-name="T188">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8">When using substitution rules, you can ask </text:span><text:span text:style-name="Strong_20_Emphasis">efabulor</text:span><text:span text:style-name="T188"> to show the effect of substitution rules, instead of the ‘raw’ input text, by pressing </text:span><text:span text:style-name="Strong_20_Emphasis">D</text:span><text:span text:style-name="T188">. Press </text:span><text:span text:style-name="Strong_20_Emphasis">D</text:span><text:span text:style-name="T188"> again to go back to the normal mode of showing the input text before substitutions.</text:span></text:p>
      <text:h text:style-name="Heading_20_3" text:outline-level="3">Editing substitution rules on the fly</text:h>
      <text:p text:style-name="Text_20_body"><text:span text:style-name="T188">When using substitution rules, you can ask </text:span><text:span text:style-name="Strong_20_Emphasis">efabulor</text:span><text:span text:style-name="T188"> to </text:span><text:span text:style-name="T189">open the substitution rule file in an editor window </text:span><text:span text:style-name="T188">by pressing </text:span><text:span text:style-name="Strong_20_Emphasis">s</text:span><text:span text:style-name="T188">. </text:span><text:span text:style-name="T189">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Change tracking<text:bookmark-end text:name="__RefHeading___Toc13580_4251188909"/></text:h>
      <text:p text:style-name="Text_20_body"><text:span text:style-name="T486">One of the main functionalities of </text:span><text:span text:style-name="Strong_20_Emphasis">efabulor</text:span><text:span text:style-name="T486"> is its ability to track changes to the files being </text:span><text:span text:style-name="T242">read</text:span><text:span text:style-name="T486">. The underlying files (also called monitored files) which are tracked for changes are:</text:span></text:p>
      <text:list xml:id="list2507620693" text:style-name="L3">
        <text:list-item>
          <text:p text:style-name="P196">the input file</text:p>
        </text:list-item>
        <text:list-item>
          <text:p text:style-name="P197">the transformation rule files</text:p>
        </text:list-item>
        <text:list-item>
          <text:p text:style-name="P197">the substitution rule files</text:p>
        </text:list-item>
        <text:list-item>
          <text:p text:style-name="P196"><text:span text:style-name="T486">additional files/directories specified with the </text:span><text:span text:style-name="Source_20_Text"><text:span text:style-name="T486">‑‑monitored‑file</text:span></text:span><text:span text:style-name="T486"> option</text:span></text:p>
        </text:list-item>
      </text:list>
      <text:p text:style-name="Text_20_body">By default, <text:span text:style-name="Strong_20_Emphasis">efabulor</text:span> checks tracked files for changes every 2 seconds. The interval can be adjusted with the <text:span text:style-name="Source_20_Text">‑‑monitoring‑interval</text:span> option.</text:p>
      <text:p text:style-name="Text_20_body">A file is considered to be changed whenever its modification timestamp on disk has changed, <text:span text:style-name="T52">irrespective of </text:span>the actual content<text:span text:style-name="T127">s</text:span> of the file.</text:p>
      <text:p text:style-name="Text_20_body">When <text:span text:style-name="Strong_20_Emphasis">efabulor</text:span> detects a change to a monitored file <text:span text:style-name="T153">which </text:span>is not a substitution rule file, the following things happen <text:span text:style-name="T34">by default (the actual behavior can be further modified with several runtime options and command line switches – </text:span><text:span text:style-name="T531">see below</text:span><text:span text:style-name="T34">)</text:span>:</text:p>
      <text:list xml:id="list382825444" text:style-name="L4">
        <text:list-item>
          <text:p text:style-name="P199"><text:span text:style-name="T486">The text extraction </text:span><text:span text:style-name="T442">command/</text:span><text:span text:style-name="T486">pipeline is executed </text:span><text:span text:style-name="T33">again</text:span><text:span text:style-name="T486">.</text:span></text:p>
        </text:list-item>
        <text:list-item>
          <text:p text:style-name="P198">The new input text is compared with the previous version.</text:p>
        </text:list-item>
        <text:list-item>
          <text:p text:style-name="P198">If changes are detected:</text:p>
          <text:list>
            <text:list-item>
              <text:p text:style-name="P200">A summary report is given onscreen.</text:p>
            </text:list-item>
            <text:list-item>
              <text:p text:style-name="P200">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p>
            </text:list-item>
          </text:list>
        </text:list-item>
      </text:list>
      <text:p text:style-name="P151">When <text:span text:style-name="T127">the</text:span> change <text:span text:style-name="T127">affects </text:span>a substitution rule file, the substitution rule file is reloa<text:span text:style-name="T53">d</text:span>ed and the player is restarted if and only if the new substitution rules affect the current line.</text:p>
      <text:h text:style-name="P170" text:outline-level="3"><text:bookmark-start text:name="__RefHeading___Toc26848_4251188909"/><text:soft-page-break/>Tracking modes<text:bookmark-end text:name="__RefHeading___Toc26848_4251188909"/></text:h>
      <text:p text:style-name="Text_20_body"><text:span text:style-name="T127">There are four tracking modes, which are: </text:span><text:span text:style-name="Strong_20_Emphasis"><text:span text:style-name="T127">backward</text:span></text:span><text:span text:style-name="T127">, </text:span><text:span text:style-name="Strong_20_Emphasis"><text:span text:style-name="T127">forward</text:span></text:span><text:span text:style-name="T127">, </text:span><text:span text:style-name="Strong_20_Emphasis"><text:span text:style-name="T127">restart</text:span></text:span><text:span text:style-name="T127"> and </text:span><text:span text:style-name="Strong_20_Emphasis"><text:span text:style-name="T127">none</text:span></text:span><text:span text:style-name="T127">. </text:span><text:span text:style-name="T532">The initial mode is</text:span><text:span text:style-name="T127"> backward mode, unless </text:span><text:span text:style-name="Strong_20_Emphasis"><text:span text:style-name="T532">efabulor</text:span></text:span><text:span text:style-name="T532"> is </text:span><text:span text:style-name="T127">called with the </text:span><text:span text:style-name="Source_20_Text"><text:span text:style-name="T127">‑‑tracking‑mode</text:span></text:span><text:span text:style-name="T127"> option and a different choice.</text:span></text:p>
      <text:p text:style-name="Text_20_body">The behaviour in backward mode was described in the preceding section.</text:p>
      <text:p text:style-name="P52">In forward mode, a tracking event is also generated when the first modified line is after the current one. (The player will advance to the first modified line and <text:span text:style-name="T135">read </text:span>from there.)</text:p>
      <text:p text:style-name="Text_20_body">In restart mode, whenever a change to the input text is detected, the player will restart at the first line irrespective of the location of the first modified line.</text:p>
      <text:p text:style-name="Text_20_body">Finally, tracking mode can be set to <text:span text:style-name="Strong_20_Emphasis">none</text:span>. In this mode, a report of changes will be given onscreen, but <text:span text:style-name="T533">a tracking event will not be generated</text:span>. If the feedback mode is set to <text:span text:style-name="Strong_20_Emphasis">full</text:span> <text:span text:style-name="T533">(see below) </text:span><text:span text:style-name="T534">and the player is playing</text:span><text:span text:style-name="T533">, </text:span>the <text:span text:style-name="T534">reading </text:span><text:span text:style-name="T135">may have to</text:span> <text:span text:style-name="T534">be </text:span>stop<text:span text:style-name="T534">ped</text:span> to <text:span text:style-name="T243">provide</text:span> auditory feedback; after that, the player will restart reading the current line.</text:p>
      <text:h text:style-name="P162" text:outline-level="2"><text:bookmark-start text:name="__RefHeading___Toc26850_4251188909"/>Feedback modes<text:bookmark-end text:name="__RefHeading___Toc26850_4251188909"/></text:h>
      <text:p text:style-name="Text_20_body"><text:span text:style-name="T487">Feedback modes specify the amount of auditory feedback you will receive when the underlying files change and a tracking event is generated (see </text:span><text:span text:style-name="T487"><text:bookmark-ref text:reference-format="text" text:ref-name="__RefHeading___Toc13580_4251188909">Change tracking</text:bookmark-ref></text:span><text:span text:style-name="T487">). There are three feedback modes: </text:span><text:span text:style-name="Strong_20_Emphasis">none</text:span>, <text:span text:style-name="Strong_20_Emphasis">minimum</text:span> and <text:span text:style-name="Strong_20_Emphasis">full</text:span><text:span text:style-name="T487">. Minimum feedback mode is the default. In minimum feedback mode, when a tracking event occurs, </text:span><text:span text:style-name="Strong_20_Emphasis">efabulor</text:span><text:span text:style-name="T487"> will only tell you </text:span><text:span text:style-name="T535">if </text:span><text:span text:style-name="T487">the reading is being restarted or if the player </text:span><text:span text:style-name="T244">must</text:span><text:span text:style-name="T487"> jump to another sentence in the input text because of the tracking event. Minimum feedback messages are intended as a separator between the sentence that was being read when the tracking event occurred and the sentence that will be read afterwards. When feedback mode is </text:span><text:span text:style-name="Strong_20_Emphasis"><text:span text:style-name="T487">none</text:span></text:span><text:span text:style-name="T487">, you don’t get that separator when a tracking event occurs; the sentence that was being read is interrupted abruptly, and the player continues reading the new current sentence. When feedback mode is </text:span><text:span text:style-name="T502">set to </text:span><text:span text:style-name="Strong_20_Emphasis"><text:span text:style-name="T487">full</text:span></text:span><text:span text:style-name="T487">, </text:span><text:span text:style-name="T536">the auditory feedback will include </text:span><text:span text:style-name="T487">messages trying to describe the change that triggered the tracking event: whether there are changes to one or many lines, if the length of the file has decreased/increased, etc.</text:span></text:p>
      <text:h text:style-name="Heading_20_3" text:outline-level="3"><text:bookmark-start text:name="__RefHeading___Toc35292_4251188909"/>Configuring <text:span text:style-name="T537">locale‑specific </text:span>feedback messages<text:bookmark-end text:name="__RefHeading___Toc35292_4251188909"/></text:h>
      <text:p text:style-name="Text_20_body"><text:span text:style-name="T487">The </text:span><text:span text:style-name="T136">feedback messages which are read in response to changes to the underlying files are not hardcoded within</text:span><text:span text:style-name="T487"> </text:span><text:span text:style-name="Strong_20_Emphasis">efabulor</text:span><text:span text:style-name="T487"> </text:span><text:span text:style-name="T136">but configured in a locale configuration file. See </text:span><text:span text:style-name="T136"><text:bookmark-ref text:reference-format="text" text:ref-name="__RefHeading___Toc26989_4251188909">Locale-specific configuration file</text:bookmark-ref></text:span><text:span text:style-name="T136">.</text:span></text:p>
      <text:h text:style-name="P163"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43">simply repla</text:span><text:span text:style-name="T538">cee</text:span><text:span text:style-name="T143"> your preferred voice and translat</text:span><text:span text:style-name="T538">e</text:span><text:span text:style-name="T143"> the messages</text:span>. <text:span text:style-name="T138">For example, t</text:span>his is the <text:span text:style-name="T153">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7">The </text:span><text:span text:style-name="Source_20_Text"><text:span text:style-name="T137">voice</text:span></text:span><text:span text:style-name="T137"> option defines the preferred voice for reading. (If you include the </text:span><text:span text:style-name="Source_20_Text"><text:span text:style-name="T137">‑‑voice</text:span></text:span><text:span text:style-name="T137"> option in the command line, it will take precedence over the voice configured in the locale configuration file.)</text:span></text:p>
      <text:p text:style-name="Text_20_body"><text:span text:style-name="T137">The other options define the feedback messages used with feedback modes of </text:span><text:span text:style-name="Strong_20_Emphasis"><text:span text:style-name="T137">minimum</text:span></text:span><text:span text:style-name="T137"> and </text:span><text:span text:style-name="Strong_20_Emphasis"><text:span text:style-name="T137">full</text:span></text:span><text:span text:style-name="T137">. The current version of </text:span><text:span text:style-name="Strong_20_Emphasis">efabulor</text:span><text:span text:style-name="T137">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4">Message key</text:p>
            </table:table-cell>
            <table:table-cell table:style-name="Table6.A1" office:value-type="string">
              <text:p text:style-name="P4">Played when …</text:p>
            </table:table-cell>
          </table:table-row>
        </table:table-header-rows>
        <table:table-row table:style-name="Table6.1">
          <table:table-cell table:style-name="Table6.A2" office:value-type="string">
            <text:p text:style-name="P113">restarting</text:p>
          </table:table-cell>
          <table:table-cell table:style-name="Table6.A2" office:value-type="string">
            <text:p text:style-name="P102">the reading will resume at the current line.</text:p>
          </table:table-cell>
        </table:table-row>
        <table:table-row table:style-name="Table6.1">
          <table:table-cell table:style-name="Table6.A2" office:value-type="string">
            <text:p text:style-name="P96">jumping‑back</text:p>
          </table:table-cell>
          <table:table-cell table:style-name="Table6.A2" office:value-type="string">
            <text:p text:style-name="P102">the reading will resume at a line before the current one.</text:p>
          </table:table-cell>
        </table:table-row>
        <table:table-row table:style-name="Table6.1">
          <table:table-cell table:style-name="Table6.A2" office:value-type="string">
            <text:p text:style-name="P96">jumping‑forward</text:p>
          </table:table-cell>
          <table:table-cell table:style-name="Table6.A2" office:value-type="string">
            <text:p text:style-name="P96"><text:span text:style-name="T151">the reading</text:span> <text:span text:style-name="T151">will resume at a line after the current one.</text:span></text:p>
          </table:table-cell>
        </table:table-row>
        <table:table-row table:style-name="Table6.1">
          <table:table-cell table:style-name="Table6.A2" office:value-type="string">
            <text:p text:style-name="P96">continuing</text:p>
          </table:table-cell>
          <table:table-cell table:style-name="Table6.A2" office:value-type="string">
            <text:p text:style-name="P96"><text:span text:style-name="T151">the reading</text:span> <text:span text:style-name="T151">will resume at the line immediately after the current one.</text:span></text:p>
          </table:table-cell>
        </table:table-row>
        <table:table-row table:style-name="Table6.1">
          <table:table-cell table:style-name="Table6.A2" office:value-type="string">
            <text:p text:style-name="P96">subst‑changed</text:p>
          </table:table-cell>
          <table:table-cell table:style-name="Table6.A2" office:value-type="string">
            <text:p text:style-name="P102">a substitution rule has changed that affects the current line.</text:p>
          </table:table-cell>
        </table:table-row>
        <table:table-row table:style-name="Table6.1">
          <table:table-cell table:style-name="Table6.A2" office:value-type="string">
            <text:p text:style-name="P94">Starting‑again</text:p>
          </table:table-cell>
          <table:table-cell table:style-name="Table6.A2" office:value-type="string">
            <text:p text:style-name="P101">the reading will resume at the first line because the tracking mode is set to <text:span text:style-name="Strong_20_Emphasis">restart</text:span>.</text:p>
          </table:table-cell>
        </table:table-row>
      </table:table>
      <text:h text:style-name="Heading_20_3" text:outline-level="3"><text:soft-page-break/>Feedback messages given only in full feedback mode</text:h>
      <text:p text:style-name="Text_20_body">(Note: messages from this set can be combined <text:span text:style-name="T152">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4">Message key</text:p>
            </table:table-cell>
            <table:table-cell table:style-name="Table5.A1" office:value-type="string">
              <text:p text:style-name="P4">Played when …</text:p>
            </table:table-cell>
          </table:table-row>
        </table:table-header-rows>
        <table:table-row table:style-name="Table5.1">
          <table:table-cell table:style-name="Table5.A2" office:value-type="string">
            <text:p text:style-name="P112">reload‑delayed</text:p>
          </table:table-cell>
          <table:table-cell table:style-name="Table5.A2" office:value-type="string">
            <text:p text:style-name="P100">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95">no‑changes</text:p>
          </table:table-cell>
          <table:table-cell table:style-name="Table5.A2" office:value-type="string">
            <text:p text:style-name="P100">the modification time of an underlying file has changed, but no actual changes to the input text have been detected.</text:p>
          </table:table-cell>
        </table:table-row>
        <table:table-row table:style-name="Table5.1">
          <table:table-cell table:style-name="Table5.A2" office:value-type="string">
            <text:p text:style-name="P95">changes‑reverted</text:p>
          </table:table-cell>
          <table:table-cell table:style-name="Table5.A2" office:value-type="string">
            <text:p text:style-name="P91">changes to the input text revert the previous change.</text:p>
          </table:table-cell>
        </table:table-row>
        <table:table-row table:style-name="Table5.1">
          <table:table-cell table:style-name="Table5.A2" office:value-type="string">
            <text:p text:style-name="P93">many‑changes</text:p>
          </table:table-cell>
          <table:table-cell table:style-name="Table5.A2" office:value-type="string">
            <text:p text:style-name="P97">changes to the input text affect many lines.</text:p>
          </table:table-cell>
        </table:table-row>
        <table:table-row table:style-name="Table5.1">
          <table:table-cell table:style-name="Table5.A2" office:value-type="string">
            <text:p text:style-name="P94">changes‑before</text:p>
          </table:table-cell>
          <table:table-cell table:style-name="Table5.A2" office:value-type="string">
            <text:p text:style-name="P98">changes to the input text occur before the current line.</text:p>
          </table:table-cell>
        </table:table-row>
        <table:table-row table:style-name="Table5.1">
          <table:table-cell table:style-name="Table5.A2" office:value-type="string">
            <text:p text:style-name="P93">changes‑here</text:p>
          </table:table-cell>
          <table:table-cell table:style-name="Table5.A2" office:value-type="string">
            <text:p text:style-name="P97">changes to the input text occur in the current line.</text:p>
          </table:table-cell>
        </table:table-row>
        <table:table-row table:style-name="Table5.1">
          <table:table-cell table:style-name="Table5.A2" office:value-type="string">
            <text:p text:style-name="P94">changes‑after</text:p>
          </table:table-cell>
          <table:table-cell table:style-name="Table5.A2" office:value-type="string">
            <text:p text:style-name="P98">changes to the input text occur after the current line.</text:p>
          </table:table-cell>
        </table:table-row>
        <table:table-row table:style-name="Table5.1">
          <table:table-cell table:style-name="Table5.A2" office:value-type="string">
            <text:p text:style-name="P94">changes‑next</text:p>
          </table:table-cell>
          <table:table-cell table:style-name="Table5.A2" office:value-type="string">
            <text:p text:style-name="P98">changes to the input text occur in the line following the current line.</text:p>
          </table:table-cell>
        </table:table-row>
        <table:table-row table:style-name="Table5.1">
          <table:table-cell table:style-name="Table5.A2" office:value-type="string">
            <text:p text:style-name="P93">file‑increased</text:p>
          </table:table-cell>
          <table:table-cell table:style-name="Table5.A2" office:value-type="string">
            <text:p text:style-name="P97">the <text:span text:style-name="T245">input text’s</text:span> line count has increased.</text:p>
          </table:table-cell>
        </table:table-row>
        <table:table-row table:style-name="Table5.1">
          <table:table-cell table:style-name="Table5.A2" office:value-type="string">
            <text:p text:style-name="P93">file‑decreased</text:p>
          </table:table-cell>
          <table:table-cell table:style-name="Table5.A2" office:value-type="string">
            <text:p text:style-name="P99">the <text:span text:style-name="T245">input text’s</text:span> line count has decreased.</text:p>
          </table:table-cell>
        </table:table-row>
        <table:table-row table:style-name="Table5.1">
          <table:table-cell table:style-name="Table5.A2" office:value-type="string">
            <text:p text:style-name="P93">file‑too‑short</text:p>
          </table:table-cell>
          <table:table-cell table:style-name="Table5.A2" office:value-type="string">
            <text:p text:style-name="P99">the <text:span text:style-name="T245">input text’s</text:span> line count has decreased before the current line.</text:p>
          </table:table-cell>
        </table:table-row>
        <table:table-row table:style-name="Table5.1">
          <table:table-cell table:style-name="Table5.A2" office:value-type="string">
            <text:p text:style-name="P93">file‑is‑empty</text:p>
          </table:table-cell>
          <table:table-cell table:style-name="Table5.A2" office:value-type="string">
            <text:p text:style-name="P97">the input text is empty after the change.</text:p>
          </table:table-cell>
        </table:table-row>
        <table:table-row table:style-name="Table5.1">
          <table:table-cell table:style-name="Table5.A2" office:value-type="string">
            <text:p text:style-name="P92">file‑changed‑again</text:p>
          </table:table-cell>
          <table:table-cell table:style-name="Table5.A2" office:value-type="string">
            <text:p text:style-name="P90">an underlying file changed while feedback on a previous change was being played.</text:p>
          </table:table-cell>
        </table:table-row>
        <table:table-row table:style-name="Table5.1">
          <table:table-cell table:style-name="Table5.A2" office:value-type="string">
            <text:p text:style-name="P92">blank‑areas‑changed</text:p>
          </table:table-cell>
          <table:table-cell table:style-name="Table5.A2" office:value-type="string">
            <text:p text:style-name="P90">changes to whitespace areas of the input text immediately before the end of a line have been detected.</text:p>
          </table:table-cell>
        </table:table-row>
      </table:table>
      <text:p text:style-name="P152"/>
      <text:p text:style-name="Text_20_body">Note: y<text:span text:style-name="T147">ou can prevent a particular message to be played in any mode by simply commenting out or deleting the corresponding key‑value pair from the locale configuration file you are using.</text:span></text:p>
      <text:h text:style-name="P171" text:outline-level="3">Using a locale configuration file</text:h>
      <text:p text:style-name="Text_20_body">There are two ways to use a specific locale configuration file. One is to specify it in<text:span text:style-name="T137"> the command line </text:span><text:span text:style-name="T246">with</text:span><text:span text:style-name="T137"> the </text:span><text:span text:style-name="Source_20_Text"><text:span text:style-name="T137">‑‑config‑</text:span></text:span><text:span text:style-name="Source_20_Text">file</text:span> option. <text:span text:style-name="T139">For example:</text:span></text:p>
      <text:p text:style-name="Preformatted_20_Text">efabulor.py ‑c locale_config.txt input_file.txt</text:p>
      <text:p text:style-name="Text_20_body"><text:span text:style-name="T139">Alternatively, you can set a </text:span><text:span text:style-name="T539">default </text:span><text:span text:style-name="T139">locale </text:span>configuration file <text:span text:style-name="T139">by placing it </text:span>in the same directory <text:span text:style-name="T156">as </text:span><text:span text:style-name="Strong_20_Emphasis">efabulor.py</text:span>. (This is probably the way you will use most.) <text:span text:style-name="T154">The name of</text:span> the configuration file <text:span text:style-name="T139">has to obey the following format:</text:span></text:p>
      <text:p text:style-name="Preformatted_20_Text">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oft-page-break/><text:span text:style-name="Source_20_Text">‑‑lang</text:span> option given in the command line or the computer’s current locale if no <text:span text:style-name="Source_20_Text">‑‑lang</text:span> option <text:span text:style-name="T140">wa</text:span>s given.</text:p>
      <text:p text:style-name="Text_20_body">Whichever way you use, the configuration file is read when the program starts. If you introduce changes to the configuration file, you must restart the program for the changes to take effect.</text:p>
      <text:h text:style-name="P171" text:outline-level="3">About the localisation of feedback messages</text:h>
      <text:p text:style-name="Text_20_body">In the current version of <text:span text:style-name="Strong_20_Emphasis">efabulor</text:span>, <text:span text:style-name="T146">the </text:span>feedback modes and <text:span text:style-name="T146">the lists of </text:span>messages <text:span text:style-name="T146">which </text:span>are played in each mode are predefined; <text:span text:style-name="T146">the only thing you can change by </text:span>creat<text:span text:style-name="T146">ing</text:span> a new locale configuration file or edit<text:span text:style-name="T146">ing</text:span> the <text:span text:style-name="T155">default </text:span>ones <text:span text:style-name="T146">is </text:span>the <text:span text:style-name="T146">feedback </text:span>messages <text:span text:style-name="T146">themselves</text:span>. <text:span text:style-name="T147">(You can also prevent </text:span>a particular message to be played in any mode <text:span text:style-name="T147">by </text:span>simply comment<text:span text:style-name="T147">ing</text:span> out or delet<text:span text:style-name="T147">ing</text:span> the corresponding key‑value pair from the locale configuration file.<text:span text:style-name="T147">)</text:span></text:p>
      <text:p text:style-name="Text_20_body"><text:span text:style-name="T145">T</text:span>he translation of the feedback messages is handled independently from the localisation system used <text:span text:style-name="T144">to translate </text:span>the program’s interface (gettext) because the language <text:span text:style-name="T148">you will be using for </text:span>the interface <text:span text:style-name="T144">is not necessarily </text:span>the same as the language <text:span text:style-name="T148">you will </text:span>be us<text:span text:style-name="T148">ing</text:span> for reading <text:span text:style-name="T148">a particular text</text:span>. <text:span text:style-name="T247">F</text:span>uture versions <text:span text:style-name="T247">might include a </text:span>design based on gettext <text:span text:style-name="T144">also for the feedback submodule and the locale configuration files would be removed</text:span>.</text:p>
      <text:h text:style-name="P164" text:outline-level="2"><text:bookmark-start text:name="__RefHeading___Toc26845_4251188909"/>Sequence modes<text:bookmark-end text:name="__RefHeading___Toc26845_4251188909"/></text:h>
      <text:p text:style-name="P17"><text:span text:style-name="T47">In addition to the normal sequence mode, in which sentences are read in the order they appear in the input file, </text:span><text:span text:style-name="Strong_20_Emphasis">efabulor</text:span><text:span text:style-name="T503"> supports two other sequence modes: </text:span><text:span text:style-name="Strong_20_Emphasis"><text:span text:style-name="T301">modified</text:span></text:span><text:span text:style-name="T503"> and </text:span><text:span text:style-name="Strong_20_Emphasis"><text:span text:style-name="T503">random</text:span></text:span><text:span text:style-name="T503">. </text:span><text:span text:style-name="T412">You can choose the sequence mode by pressing the </text:span><text:span text:style-name="Strong_20_Emphasis">)</text:span><text:span text:style-name="T412"> key. You can also specify a sequence mode </text:span><text:span text:style-name="T169">in the command line </text:span><text:span text:style-name="T282">with</text:span><text:span text:style-name="T169"> </text:span><text:span text:style-name="T412">the </text:span><text:span text:style-name="Source_20_Text"><text:span text:style-name="T412">‑‑sequence‑mode</text:span></text:span><text:span text:style-name="T412"> option followed by one of </text:span><text:span text:style-name="Source_20_Text"><text:span text:style-name="T376">normal</text:span></text:span><text:span text:style-name="T169">, </text:span><text:span text:style-name="Source_20_Text"><text:span text:style-name="T377">modified</text:span></text:span><text:span text:style-name="T169">, or </text:span><text:span text:style-name="Source_20_Text"><text:span text:style-name="T376">random</text:span></text:span><text:span text:style-name="T169">.</text:span></text:p>
      <text:h text:style-name="Heading_20_3" text:outline-level="3"><text:span text:style-name="T414">Sequence mode: </text:span>random</text:h>
      <text:p text:style-name="P17"><text:span text:style-name="T170">The </text:span><text:span text:style-name="Strong_20_Emphasis"><text:span text:style-name="T301">random</text:span></text:span><text:span text:style-name="T170"> sequence</text:span><text:span text:style-name="T503"> mode is what its name implies: sentences are read in a random order. </text:span><text:span text:style-name="T248">I</text:span><text:span text:style-name="T503">n </text:span><text:span text:style-name="T204">this </text:span><text:span text:style-name="T503">mode, </text:span><text:span text:style-name="T204">if you ask </text:span><text:span text:style-name="Strong_20_Emphasis">efabulor</text:span><text:span text:style-name="T204"> to go to the next sentence (pressing </text:span><text:span text:style-name="Strong_20_Emphasis">n</text:span><text:span text:style-name="T204"> with the normal key binding), a new random sentence will be chosen. </text:span><text:span text:style-name="Strong_20_Emphasis">efabulor</text:span><text:span text:style-name="T204"> keeps track of the last 10 sentences read in random mode. If you ask </text:span><text:span text:style-name="Strong_20_Emphasis"><text:span text:style-name="T302">efabulor</text:span></text:span><text:span text:style-name="T204"> to go back (pressing </text:span><text:span text:style-name="Strong_20_Emphasis">b</text:span><text:span text:style-name="T204"> or </text:span><text:span text:style-name="Strong_20_Emphasis">B</text:span><text:span text:style-name="T204"> with the normal key binding), </text:span><text:span text:style-name="Strong_20_Emphasis">efabulor</text:span><text:span text:style-name="T204"> will go to the previous sentence read in random mode.</text:span></text:p>
      <text:p text:style-name="P17"><text:span text:style-name="T166">Note: in normal mode, you can also explore the sentences in random order using the </text:span><text:span text:style-name="Strong_20_Emphasis">*</text:span><text:span text:style-name="T166"> key.</text:span></text:p>
      <text:h text:style-name="Heading_20_3" text:outline-level="3">Sequence mode: modified</text:h>
      <text:p text:style-name="P17"><text:span text:style-name="T170">The </text:span><text:span text:style-name="Strong_20_Emphasis"><text:span text:style-name="T301">modified</text:span></text:span><text:span text:style-name="T170"> sequence </text:span><text:span text:style-name="T503">mode </text:span><text:span text:style-name="T170">is based</text:span><text:span text:style-name="T503"> on the change tracking feature of </text:span><text:span text:style-name="Strong_20_Emphasis">efabulor</text:span><text:span text:style-name="T47"> (see </text:span><text:span text:style-name="T47"><text:bookmark-ref text:reference-format="text" text:ref-name="__RefHeading___Toc13580_4251188909">Change tracking</text:bookmark-ref></text:span><text:span text:style-name="T47">). Whenever the underlying file is modified, </text:span><text:span text:style-name="Strong_20_Emphasis">efabulor</text:span><text:span text:style-name="T47"> checks the new version against the old one and </text:span><text:span text:style-name="T165">computes</text:span><text:span text:style-name="T47"> a list of sentences that were changed. </text:span><text:span text:style-name="T168">I</text:span><text:span text:style-name="T47">n </text:span><text:span text:style-name="T45">modified sequence mode</text:span><text:span text:style-name="T47">, sentences will be read in the order they appear in the latest list of changes; unchanged sentences will be skipped. Going backward and forward refers to the </text:span><text:span text:style-name="T166">order </text:span><text:span text:style-name="T47">of the sentences in the list of </text:span><text:span text:style-name="T165">modified </text:span><text:span text:style-name="T47">sentences.</text:span></text:p>
      <text:p text:style-name="P17"><text:span text:style-name="T47">Note: in normal mode, you can also explore the sentences according to the latest list of changes using the </text:span><text:span text:style-name="Strong_20_Emphasis">&lt;</text:span><text:span text:style-name="T47"> and </text:span><text:span text:style-name="Strong_20_Emphasis">&gt;</text:span><text:span text:style-name="T47"> keys.</text:span></text:p>
      <text:h text:style-name="P162" text:outline-level="2"><text:bookmark-start text:name="__RefHeading___Toc26816_4251188909"/>Reconfiguring key bindings<text:bookmark-end text:name="__RefHeading___Toc26816_4251188909"/></text:h>
      <text:p text:style-name="P18"><text:span text:style-name="T205">The key bindings used by </text:span><text:span text:style-name="Strong_20_Emphasis">efabulor</text:span><text:span text:style-name="T205"> are reconfigurable. To do so, you need to define a key binding configuration file and pass it in the command line.</text:span></text:p>
      <text:p text:style-name="P18"><text:span text:style-name="T205">The simplest way to create a key binding configuration file is to print the default </text:span><text:span text:style-name="T163">key bindings</text:span><text:span text:style-name="T205"> to a file and edit </text:span><text:span text:style-name="T163">the file with a standard text editor</text:span><text:span text:style-name="T205">. To print the default key bindings, call </text:span><text:soft-page-break/><text:span text:style-name="Strong_20_Emphasis">efabulor</text:span><text:span text:style-name="T205"> with the </text:span><text:span text:style-name="Source_20_Text"><text:span text:style-name="T390">‑‑save‑default‑key‑bindings</text:span></text:span><text:span text:style-name="T205"> option:</text:span></text:p>
      <text:p text:style-name="Preformatted_20_Text">efabulor.py ‑‑save‑default‑key‑bindings &lt;file for key bindings&gt;</text:p>
      <text:p text:style-name="P18"><text:span text:style-name="T205">If you omit the filename, </text:span><text:span text:style-name="Strong_20_Emphasis">efabulor</text:span><text:span text:style-name="T205"> will print the default key bindings to standard output.</text:span></text:p>
      <text:h text:style-name="P172" text:outline-level="3"><text:bookmark-start text:name="__RefHeading___Toc26852_4251188909"/>Default key bindings<text:bookmark-end text:name="__RefHeading___Toc26852_4251188909"/></text:h>
      <text:p text:style-name="P19"><text:span text:style-name="T163">The default key‑bindings are as follows </text:span><text:span text:style-name="T176">(</text:span><text:span text:style-name="Source_20_Text"><text:span text:style-name="T378">\x03</text:span></text:span><text:span text:style-name="T176"> is </text:span><text:span text:style-name="T251">the </text:span><text:span text:style-name="T176">code for </text:span><text:span text:style-name="Strong_20_Emphasis">Ctrl‑C</text:span><text:span text:style-name="T176">; </text:span><text:span text:style-name="Source_20_Text"><text:span text:style-name="T378">\x20</text:span></text:span><text:span text:style-name="T176"> is </text:span><text:span text:style-name="T251">the </text:span><text:span text:style-name="T176">code for space; </text:span><text:span text:style-name="T253">more information on the codes is given following</text:span><text:span text:style-name="T176"> </text:span><text:span text:style-name="T252">the table</text:span><text:span text:style-name="T176">)</text:span><text:span text:style-name="T163">. </text:span><text:span text:style-name="T250">The meaning of the actions is described in </text:span><text:span text:style-name="T250"><text:bookmark-ref text:reference-format="text" text:ref-name="__RefHeading___Toc26841_4251188909">Keyboard control</text:bookmark-ref></text:span><text:span text:style-name="T250">.</text:span></text:p>
      <table:table table:name="Table7" table:style-name="Table7">
        <table:table-column table:style-name="Table7.A"/>
        <table:table-column table:style-name="Table7.B"/>
        <table:table-header-rows>
          <table:table-row table:style-name="TableLine95387735616176">
            <table:table-cell office:value-type="string">
              <text:p text:style-name="P4">Key</text:p>
            </table:table-cell>
            <table:table-cell office:value-type="string">
              <text:p text:style-name="P4">Action</text:p>
            </table:table-cell>
          </table:table-row>
        </table:table-header-rows>
        <table:table-row table:style-name="TableLine95387759840288">
          <table:table-cell office:value-type="string">
            <text:p text:style-name="Text_20_body"><text:span text:style-name="Source_20_Text">\x03</text:span></text:p>
          </table:table-cell>
          <table:table-cell office:value-type="string">
            <text:p text:style-name="Text_20_body"><text:span text:style-name="Source_20_Text">&lt;quit‑now&gt;</text:span></text:p>
          </table:table-cell>
        </table:table-row>
        <table:table-row table:style-name="TableLine95387759840656">
          <table:table-cell office:value-type="string">
            <text:p text:style-name="Text_20_body"><text:span text:style-name="Source_20_Text">Q</text:span></text:p>
          </table:table-cell>
          <table:table-cell office:value-type="string">
            <text:p text:style-name="Text_20_body"><text:span text:style-name="Source_20_Text">&lt;quit‑now&gt;</text:span></text:p>
          </table:table-cell>
        </table:table-row>
        <table:table-row table:style-name="TableLine95387759841200">
          <table:table-cell office:value-type="string">
            <text:p text:style-name="Text_20_body"><text:span text:style-name="Source_20_Text">q</text:span></text:p>
          </table:table-cell>
          <table:table-cell office:value-type="string">
            <text:p text:style-name="Text_20_body"><text:span text:style-name="Source_20_Text">&lt;quit‑ask&gt;</text:span></text:p>
          </table:table-cell>
        </table:table-row>
        <table:table-row table:style-name="TableLine95387759841856">
          <table:table-cell office:value-type="string">
            <text:p text:style-name="Text_20_body"><text:span text:style-name="Source_20_Text">\x20</text:span></text:p>
          </table:table-cell>
          <table:table-cell office:value-type="string">
            <text:p text:style-name="Text_20_body"><text:span text:style-name="Source_20_Text">&lt;toggle&gt;</text:span></text:p>
          </table:table-cell>
        </table:table-row>
        <table:table-row table:style-name="TableLine95387759842512">
          <table:table-cell office:value-type="string">
            <text:p text:style-name="Text_20_body"><text:span text:style-name="Source_20_Text">a</text:span></text:p>
          </table:table-cell>
          <table:table-cell office:value-type="string">
            <text:p text:style-name="Text_20_body"><text:span text:style-name="Source_20_Text">&lt;restart&gt;</text:span></text:p>
          </table:table-cell>
        </table:table-row>
        <table:table-row table:style-name="TableLine95387745731536">
          <table:table-cell office:value-type="string">
            <text:p text:style-name="Text_20_body"><text:span text:style-name="Source_20_Text">A</text:span></text:p>
          </table:table-cell>
          <table:table-cell office:value-type="string">
            <text:p text:style-name="Text_20_body"><text:span text:style-name="Source_20_Text">&lt;restart‑and‑stop&gt;</text:span></text:p>
          </table:table-cell>
        </table:table-row>
        <table:table-row table:style-name="TableLine95387745732272">
          <table:table-cell office:value-type="string">
            <text:p text:style-name="Text_20_body"><text:span text:style-name="Source_20_Text">x</text:span></text:p>
          </table:table-cell>
          <table:table-cell office:value-type="string">
            <text:p text:style-name="Text_20_body"><text:span text:style-name="Source_20_Text">&lt;stop‑and‑reset‑pointer&gt;</text:span></text:p>
          </table:table-cell>
        </table:table-row>
        <table:table-row table:style-name="TableLine95387745733088">
          <table:table-cell office:value-type="string">
            <text:p text:style-name="Text_20_body"><text:span text:style-name="Source_20_Text">V</text:span></text:p>
          </table:table-cell>
          <table:table-cell office:value-type="string">
            <text:p text:style-name="Text_20_body"><text:span text:style-name="Source_20_Text">&lt;first‑stop&gt;</text:span></text:p>
          </table:table-cell>
        </table:table-row>
        <table:table-row table:style-name="TableLine95387735674128">
          <table:table-cell office:value-type="string">
            <text:p text:style-name="Text_20_body"><text:span text:style-name="Source_20_Text">v</text:span></text:p>
          </table:table-cell>
          <table:table-cell office:value-type="string">
            <text:p text:style-name="Text_20_body"><text:span text:style-name="Source_20_Text">&lt;first&gt;</text:span></text:p>
          </table:table-cell>
        </table:table-row>
        <table:table-row table:style-name="TableLine95387735674944">
          <table:table-cell office:value-type="string">
            <text:p text:style-name="Text_20_body"><text:span text:style-name="Source_20_Text">M</text:span></text:p>
          </table:table-cell>
          <table:table-cell office:value-type="string">
            <text:p text:style-name="Text_20_body"><text:span text:style-name="Source_20_Text">&lt;last‑stop&gt;</text:span></text:p>
          </table:table-cell>
        </table:table-row>
        <table:table-row table:style-name="TableLine95387735675760">
          <table:table-cell office:value-type="string">
            <text:p text:style-name="Text_20_body"><text:span text:style-name="Source_20_Text">m</text:span></text:p>
          </table:table-cell>
          <table:table-cell office:value-type="string">
            <text:p text:style-name="Text_20_body"><text:span text:style-name="Source_20_Text">&lt;last&gt;</text:span></text:p>
          </table:table-cell>
        </table:table-row>
        <table:table-row table:style-name="TableLine95387735676576">
          <table:table-cell office:value-type="string">
            <text:p text:style-name="Text_20_body"><text:span text:style-name="Source_20_Text">N</text:span></text:p>
          </table:table-cell>
          <table:table-cell office:value-type="string">
            <text:p text:style-name="Text_20_body"><text:span text:style-name="Source_20_Text">&lt;next‑stop&gt;</text:span></text:p>
          </table:table-cell>
        </table:table-row>
        <table:table-row table:style-name="TableLine95387745412192">
          <table:table-cell office:value-type="string">
            <text:p text:style-name="Text_20_body"><text:span text:style-name="Source_20_Text">n</text:span></text:p>
          </table:table-cell>
          <table:table-cell office:value-type="string">
            <text:p text:style-name="Text_20_body"><text:span text:style-name="Source_20_Text">&lt;next&gt;</text:span></text:p>
          </table:table-cell>
        </table:table-row>
        <table:table-row table:style-name="TableLine95387745413008">
          <table:table-cell office:value-type="string">
            <text:p text:style-name="Text_20_body"><text:span text:style-name="Source_20_Text">B</text:span></text:p>
          </table:table-cell>
          <table:table-cell office:value-type="string">
            <text:p text:style-name="Text_20_body"><text:span text:style-name="Source_20_Text">&lt;stop‑or‑previous&gt;</text:span></text:p>
          </table:table-cell>
        </table:table-row>
        <table:table-row table:style-name="TableLine95387745413824">
          <table:table-cell office:value-type="string">
            <text:p text:style-name="Text_20_body"><text:span text:style-name="Source_20_Text">b</text:span></text:p>
          </table:table-cell>
          <table:table-cell office:value-type="string">
            <text:p text:style-name="Text_20_body"><text:span text:style-name="Source_20_Text">&lt;previous&gt;</text:span></text:p>
          </table:table-cell>
        </table:table-row>
        <table:table-row table:style-name="TableLine95387749846640">
          <table:table-cell office:value-type="string">
            <text:p text:style-name="Text_20_body"><text:span text:style-name="Source_20_Text">.</text:span></text:p>
          </table:table-cell>
          <table:table-cell office:value-type="string">
            <text:p text:style-name="Text_20_body"><text:span text:style-name="Source_20_Text">&lt;toggle‑stop‑after‑current‑line&gt;</text:span></text:p>
          </table:table-cell>
        </table:table-row>
        <table:table-row table:style-name="TableLine95387749847456">
          <table:table-cell office:value-type="string">
            <text:p text:style-name="Text_20_body"><text:span text:style-name="Source_20_Text">,</text:span></text:p>
          </table:table-cell>
          <table:table-cell office:value-type="string">
            <text:p text:style-name="Text_20_body"><text:span text:style-name="Source_20_Text">&lt;toggle‑stop‑after‑each‑line&gt;</text:span></text:p>
          </table:table-cell>
        </table:table-row>
        <table:table-row table:style-name="TableLine95387749848272">
          <table:table-cell office:value-type="string">
            <text:p text:style-name="Text_20_body"><text:span text:style-name="Source_20_Text">S</text:span></text:p>
          </table:table-cell>
          <table:table-cell office:value-type="string">
            <text:p text:style-name="Text_20_body"><text:span text:style-name="Source_20_Text">&lt;toggle‑apply‑subst&gt;</text:span></text:p>
          </table:table-cell>
        </table:table-row>
        <table:table-row table:style-name="TableLine95387749849088">
          <table:table-cell office:value-type="string">
            <text:p text:style-name="Text_20_body"><text:span text:style-name="Source_20_Text">D</text:span></text:p>
          </table:table-cell>
          <table:table-cell office:value-type="string">
            <text:p text:style-name="Text_20_body"><text:span text:style-name="Source_20_Text">&lt;toggle‑show‑subst&gt;</text:span></text:p>
          </table:table-cell>
        </table:table-row>
        <table:table-row table:style-name="TableLine95387759828208">
          <table:table-cell office:value-type="string">
            <text:p text:style-name="Text_20_body"><text:span text:style-name="Source_20_Text">u</text:span></text:p>
          </table:table-cell>
          <table:table-cell office:value-type="string">
            <text:p text:style-name="Text_20_body"><text:span text:style-name="Source_20_Text">&lt;log‑subst&gt;</text:span></text:p>
          </table:table-cell>
        </table:table-row>
        <table:table-row table:style-name="TableLine95387759829024">
          <table:table-cell office:value-type="string">
            <text:p text:style-name="Text_20_body"><text:span text:style-name="Source_20_Text">j</text:span></text:p>
          </table:table-cell>
          <table:table-cell office:value-type="string">
            <text:p text:style-name="Text_20_body"><text:span text:style-name="Source_20_Text">&lt;log‑transform&gt;</text:span></text:p>
          </table:table-cell>
        </table:table-row>
        <table:table-row table:style-name="TableLine95387759829840">
          <table:table-cell office:value-type="string">
            <text:p text:style-name="Text_20_body"><text:span text:style-name="Source_20_Text">l</text:span></text:p>
          </table:table-cell>
          <table:table-cell office:value-type="string">
            <text:p text:style-name="Text_20_body"><text:span text:style-name="Source_20_Text">&lt;cycle‑line‑number&gt;</text:span></text:p>
          </table:table-cell>
        </table:table-row>
        <table:table-row table:style-name="TableLine95387767603040">
          <table:table-cell office:value-type="string">
            <text:p text:style-name="Text_20_body"><text:span text:style-name="Source_20_Text">w</text:span></text:p>
          </table:table-cell>
          <table:table-cell office:value-type="string">
            <text:p text:style-name="Text_20_body"><text:span text:style-name="Source_20_Text">&lt;show‑line&gt;</text:span></text:p>
          </table:table-cell>
        </table:table-row>
        <table:table-row table:style-name="TableLine95387767603856">
          <table:table-cell office:value-type="string">
            <text:p text:style-name="Text_20_body"><text:span text:style-name="Source_20_Text">f</text:span></text:p>
          </table:table-cell>
          <table:table-cell office:value-type="string">
            <text:p text:style-name="Text_20_body"><text:span text:style-name="Source_20_Text">&lt;search‑plain‑case‑insensitive&gt;</text:span></text:p>
          </table:table-cell>
        </table:table-row>
        <table:table-row table:style-name="TableLine95387767604672">
          <table:table-cell office:value-type="string">
            <text:p text:style-name="Text_20_body"><text:span text:style-name="Source_20_Text">F</text:span></text:p>
          </table:table-cell>
          <table:table-cell office:value-type="string">
            <text:p text:style-name="Text_20_body"><text:span text:style-name="Source_20_Text">&lt;search‑plain‑case‑sensitive&gt;</text:span></text:p>
          </table:table-cell>
        </table:table-row>
        <table:table-row table:style-name="TableLine95387767605488">
          <table:table-cell office:value-type="string">
            <text:p text:style-name="Text_20_body"><text:span text:style-name="Source_20_Text">r</text:span></text:p>
          </table:table-cell>
          <table:table-cell office:value-type="string">
            <text:p text:style-name="Text_20_body"><text:span text:style-name="Source_20_Text">&lt;search‑regex‑case‑insensitive&gt;</text:span></text:p>
          </table:table-cell>
        </table:table-row>
        <table:table-row table:style-name="TableLine95387761295776">
          <table:table-cell office:value-type="string">
            <text:p text:style-name="Text_20_body"><text:span text:style-name="Source_20_Text">R</text:span></text:p>
          </table:table-cell>
          <table:table-cell office:value-type="string">
            <text:p text:style-name="Text_20_body"><text:span text:style-name="Source_20_Text">&lt;search‑regex‑case‑sensitive&gt;</text:span></text:p>
          </table:table-cell>
        </table:table-row>
        <table:table-row table:style-name="TableLine95387761296624">
          <table:table-cell office:value-type="string">
            <text:p text:style-name="Text_20_body"><text:span text:style-name="Source_20_Text">/</text:span></text:p>
          </table:table-cell>
          <table:table-cell office:value-type="string">
            <text:p text:style-name="Text_20_body"><text:span text:style-name="Source_20_Text">&lt;search&gt;</text:span></text:p>
          </table:table-cell>
        </table:table-row>
        <table:table-row table:style-name="TableLine95387761297472">
          <table:table-cell office:value-type="string">
            <text:p text:style-name="Text_20_body"><text:span text:style-name="Source_20_Text">t</text:span></text:p>
          </table:table-cell>
          <table:table-cell office:value-type="string">
            <text:p text:style-name="Text_20_body"><text:span text:style-name="Source_20_Text">&lt;find‑next&gt;</text:span></text:p>
          </table:table-cell>
        </table:table-row>
        <table:table-row table:style-name="TableLine95387739018064">
          <table:table-cell office:value-type="string">
            <text:p text:style-name="Text_20_body"><text:span text:style-name="Source_20_Text">T</text:span></text:p>
          </table:table-cell>
          <table:table-cell office:value-type="string">
            <text:p text:style-name="Text_20_body"><text:span text:style-name="Source_20_Text">&lt;find‑next‑stop&gt;</text:span></text:p>
          </table:table-cell>
        </table:table-row>
        <text:soft-page-break/>
        <table:table-row table:style-name="TableLine95387739018912">
          <table:table-cell office:value-type="string">
            <text:p text:style-name="Text_20_body"><text:span text:style-name="Source_20_Text">e</text:span></text:p>
          </table:table-cell>
          <table:table-cell office:value-type="string">
            <text:p text:style-name="Text_20_body"><text:span text:style-name="Source_20_Text">&lt;find‑prev&gt;</text:span></text:p>
          </table:table-cell>
        </table:table-row>
        <table:table-row table:style-name="TableLine95387739019760">
          <table:table-cell office:value-type="string">
            <text:p text:style-name="Text_20_body"><text:span text:style-name="Source_20_Text">E</text:span></text:p>
          </table:table-cell>
          <table:table-cell office:value-type="string">
            <text:p text:style-name="Text_20_body"><text:span text:style-name="Source_20_Text">&lt;find‑prev‑stop&gt;</text:span></text:p>
          </table:table-cell>
        </table:table-row>
        <table:table-row table:style-name="TableLine95387745733824">
          <table:table-cell office:value-type="string">
            <text:p text:style-name="Text_20_body"><text:span text:style-name="Source_20_Text">g</text:span></text:p>
          </table:table-cell>
          <table:table-cell office:value-type="string">
            <text:p text:style-name="Text_20_body"><text:span text:style-name="Source_20_Text">&lt;go‑line&gt;</text:span></text:p>
          </table:table-cell>
        </table:table-row>
        <table:table-row table:style-name="TableLine95387760082240">
          <table:table-cell office:value-type="string">
            <text:p text:style-name="Text_20_body"><text:span text:style-name="Source_20_Text">&lt;</text:span></text:p>
          </table:table-cell>
          <table:table-cell office:value-type="string">
            <text:p text:style-name="Text_20_body"><text:span text:style-name="Source_20_Text">&lt;prev‑change&gt;</text:span></text:p>
          </table:table-cell>
        </table:table-row>
        <table:table-row table:style-name="TableLine95387760083040">
          <table:table-cell office:value-type="string">
            <text:p text:style-name="Text_20_body"><text:span text:style-name="Source_20_Text">&gt;</text:span></text:p>
          </table:table-cell>
          <table:table-cell office:value-type="string">
            <text:p text:style-name="Text_20_body"><text:span text:style-name="Source_20_Text">&lt;next‑change&gt;</text:span></text:p>
          </table:table-cell>
        </table:table-row>
        <table:table-row table:style-name="TableLine95387740315456">
          <table:table-cell office:value-type="string">
            <text:p text:style-name="Text_20_body"><text:span text:style-name="Source_20_Text">*</text:span></text:p>
          </table:table-cell>
          <table:table-cell office:value-type="string">
            <text:p text:style-name="Text_20_body"><text:span text:style-name="Source_20_Text">&lt;random&gt;</text:span></text:p>
          </table:table-cell>
        </table:table-row>
        <table:table-row table:style-name="TableLine95387740316304">
          <table:table-cell office:value-type="string">
            <text:p text:style-name="Text_20_body"><text:span text:style-name="Source_20_Text">+</text:span></text:p>
          </table:table-cell>
          <table:table-cell office:value-type="string">
            <text:p text:style-name="Text_20_body"><text:span text:style-name="Source_20_Text">&lt;faster&gt;</text:span></text:p>
          </table:table-cell>
        </table:table-row>
        <table:table-row table:style-name="TableLine95387740317152">
          <table:table-cell office:value-type="string">
            <text:p text:style-name="Text_20_body"><text:span text:style-name="Source_20_Text">‑</text:span></text:p>
          </table:table-cell>
          <table:table-cell office:value-type="string">
            <text:p text:style-name="Text_20_body"><text:span text:style-name="Source_20_Text">&lt;slower&gt;</text:span></text:p>
          </table:table-cell>
        </table:table-row>
        <table:table-row table:style-name="TableLine95387740318000">
          <table:table-cell office:value-type="string">
            <text:p text:style-name="Text_20_body"><text:span text:style-name="Source_20_Text">o</text:span></text:p>
          </table:table-cell>
          <table:table-cell office:value-type="string">
            <text:p text:style-name="Text_20_body"><text:span text:style-name="Source_20_Text">&lt;open‑input‑file&gt;</text:span></text:p>
          </table:table-cell>
        </table:table-row>
        <table:table-row table:style-name="TableLine95387749560208">
          <table:table-cell office:value-type="string">
            <text:p text:style-name="Text_20_body"><text:span text:style-name="Source_20_Text">O</text:span></text:p>
          </table:table-cell>
          <table:table-cell office:value-type="string">
            <text:p text:style-name="Text_20_body"><text:span text:style-name="Source_20_Text">&lt;open‑input‑file‑stop&gt;</text:span></text:p>
          </table:table-cell>
        </table:table-row>
        <table:table-row table:style-name="TableLine95387749561008">
          <table:table-cell office:value-type="string">
            <text:p text:style-name="Text_20_body"><text:span text:style-name="Source_20_Text">s</text:span></text:p>
          </table:table-cell>
          <table:table-cell office:value-type="string">
            <text:p text:style-name="Text_20_body"><text:span text:style-name="Source_20_Text">&lt;open‑subst&gt;</text:span></text:p>
          </table:table-cell>
        </table:table-row>
        <table:table-row table:style-name="TableLine95387749561856">
          <table:table-cell office:value-type="string">
            <text:p text:style-name="Text_20_body"><text:span text:style-name="Source_20_Text">:</text:span></text:p>
          </table:table-cell>
          <table:table-cell office:value-type="string">
            <text:p text:style-name="Text_20_body"><text:span text:style-name="Source_20_Text">&lt;open‑transform&gt;</text:span></text:p>
          </table:table-cell>
        </table:table-row>
        <table:table-row table:style-name="TableLine95387745222368">
          <table:table-cell office:value-type="string">
            <text:p text:style-name="Text_20_body"><text:span text:style-name="Source_20_Text">_</text:span></text:p>
          </table:table-cell>
          <table:table-cell office:value-type="string">
            <text:p text:style-name="Text_20_body"><text:span text:style-name="Source_20_Text">&lt;open‑cl‑monitored‑file&gt;</text:span></text:p>
          </table:table-cell>
        </table:table-row>
        <table:table-row table:style-name="TableLine95387745223216">
          <table:table-cell office:value-type="string">
            <text:p text:style-name="Text_20_body"><text:span text:style-name="Source_20_Text">c</text:span></text:p>
          </table:table-cell>
          <table:table-cell office:value-type="string">
            <text:p text:style-name="Text_20_body"><text:span text:style-name="Source_20_Text">&lt;open‑shell&gt;</text:span></text:p>
          </table:table-cell>
        </table:table-row>
        <table:table-row table:style-name="TableLine95387745224064">
          <table:table-cell office:value-type="string">
            <text:p text:style-name="Text_20_body"><text:span text:style-name="Source_20_Text">L</text:span></text:p>
          </table:table-cell>
          <table:table-cell office:value-type="string">
            <text:p text:style-name="Text_20_body"><text:span text:style-name="Source_20_Text">&lt;reload&gt;</text:span></text:p>
          </table:table-cell>
        </table:table-row>
        <table:table-row table:style-name="TableLine95387745224912">
          <table:table-cell office:value-type="string">
            <text:p text:style-name="Text_20_body"><text:span text:style-name="Source_20_Text">C</text:span></text:p>
          </table:table-cell>
          <table:table-cell office:value-type="string">
            <text:p text:style-name="Text_20_body"><text:span text:style-name="Source_20_Text">&lt;check‑files&gt;</text:span></text:p>
          </table:table-cell>
        </table:table-row>
        <table:table-row table:style-name="TableLine95387742382048">
          <table:table-cell office:value-type="string">
            <text:p text:style-name="Text_20_body"><text:span text:style-name="Source_20_Text">?</text:span></text:p>
          </table:table-cell>
          <table:table-cell office:value-type="string">
            <text:p text:style-name="Text_20_body"><text:span text:style-name="Source_20_Text">&lt;choose‑tracking‑mode&gt;</text:span></text:p>
          </table:table-cell>
        </table:table-row>
        <table:table-row table:style-name="TableLine95387742382896">
          <table:table-cell office:value-type="string">
            <text:p text:style-name="Text_20_body"><text:span text:style-name="Source_20_Text">)</text:span></text:p>
          </table:table-cell>
          <table:table-cell office:value-type="string">
            <text:p text:style-name="Text_20_body"><text:span text:style-name="Source_20_Text">&lt;choose‑sequence‑mode&gt;</text:span></text:p>
          </table:table-cell>
        </table:table-row>
        <table:table-row table:style-name="TableLine95387742383744">
          <table:table-cell office:value-type="string">
            <text:p text:style-name="Text_20_body"><text:span text:style-name="Source_20_Text">=</text:span></text:p>
          </table:table-cell>
          <table:table-cell office:value-type="string">
            <text:p text:style-name="Text_20_body"><text:span text:style-name="Source_20_Text">&lt;choose‑feedback‑mode&gt;</text:span></text:p>
          </table:table-cell>
        </table:table-row>
        <table:table-row table:style-name="TableLine95387749471520">
          <table:table-cell office:value-type="string">
            <text:p text:style-name="Text_20_body"><text:span text:style-name="Source_20_Text">0</text:span></text:p>
          </table:table-cell>
          <table:table-cell office:value-type="string">
            <text:p text:style-name="Text_20_body"><text:span text:style-name="Source_20_Text">&lt;special‑mode&gt;</text:span></text:p>
          </table:table-cell>
        </table:table-row>
        <table:table-row table:style-name="TableLine95387749472368">
          <table:table-cell office:value-type="string">
            <text:p text:style-name="Text_20_body"><text:span text:style-name="Source_20_Text">1</text:span></text:p>
          </table:table-cell>
          <table:table-cell office:value-type="string">
            <text:p text:style-name="Text_20_body"><text:span text:style-name="Source_20_Text">&lt;normal‑mode&gt;</text:span></text:p>
          </table:table-cell>
        </table:table-row>
        <table:table-row table:style-name="TableLine95387749473216">
          <table:table-cell office:value-type="string">
            <text:p text:style-name="Text_20_body"><text:span text:style-name="Source_20_Text">I</text:span></text:p>
          </table:table-cell>
          <table:table-cell office:value-type="string">
            <text:p text:style-name="Text_20_body"><text:span text:style-name="Source_20_Text">&lt;show‑input‑cmd‑stop&gt;</text:span></text:p>
          </table:table-cell>
        </table:table-row>
        <table:table-row table:style-name="TableLine95387749474064">
          <table:table-cell office:value-type="string">
            <text:p text:style-name="Text_20_body"><text:span text:style-name="Source_20_Text">i</text:span></text:p>
          </table:table-cell>
          <table:table-cell office:value-type="string">
            <text:p text:style-name="Text_20_body"><text:span text:style-name="Source_20_Text">&lt;show‑input‑cmd&gt;</text:span></text:p>
          </table:table-cell>
        </table:table-row>
      </table:table>
      <text:p text:style-name="P53"><text:span text:style-name="T488">In the key binding configuration file, printable characters stand for themselves; hexadecimal codes such as </text:span><text:span text:style-name="Source_20_Text"><text:span text:style-name="T488">\x03</text:span></text:span><text:span text:style-name="T488"> </text:span><text:span text:style-name="T409">and </text:span><text:span text:style-name="T255">escape sequences</text:span><text:span text:style-name="T409"> such as </text:span><text:span text:style-name="Source_20_Text"><text:span text:style-name="T409">\n</text:span></text:span><text:span text:style-name="T409"> </text:span><text:span text:style-name="T488">stand for control characters or </text:span><text:span text:style-name="T540">normal</text:span><text:span text:style-name="T488"> characters, according to </text:span><text:span text:style-name="T163">their ASCII value</text:span><text:span text:style-name="T488">. For example, </text:span><text:span text:style-name="Source_20_Text"><text:span text:style-name="T488">\x03</text:span></text:span><text:span text:style-name="T488"> stands for the ASCII character </text:span><text:span text:style-name="T254">codified as</text:span><text:span text:style-name="T488"> 3 </text:span><text:span text:style-name="T541">in the ASCII chart (</text:span><text:span text:style-name="T488">which you can enter by pressing </text:span><text:span text:style-name="Strong_20_Emphasis">Ctrl+C</text:span><text:span text:style-name="T488"> in most terminals</text:span><text:span text:style-name="T541">)</text:span><text:span text:style-name="T488">. The code </text:span><text:span text:style-name="Source_20_Text"><text:span text:style-name="T488">\x20</text:span></text:span><text:span text:style-name="T488"> stands for the </text:span><text:span text:style-name="Strong_20_Emphasis">spacebar</text:span><text:span text:style-name="T488">. The code </text:span><text:span text:style-name="Source_20_Text"><text:span text:style-name="T488">\x0</text:span></text:span><text:span text:style-name="Source_20_Text"><text:span text:style-name="T379">a</text:span></text:span><text:span text:style-name="T488"> </text:span><text:span text:style-name="T164">and the </text:span><text:span text:style-name="T255">escape sequence</text:span><text:span text:style-name="T409"> </text:span><text:span text:style-name="Source_20_Text"><text:span text:style-name="T409">\n</text:span></text:span><text:span text:style-name="T409"> </text:span><text:span text:style-name="T542">both </text:span><text:span text:style-name="T488">stand for the </text:span><text:span text:style-name="Strong_20_Emphasis">Enter</text:span><text:span text:style-name="T488"> key; and so on. </text:span><text:span text:style-name="T542">(</text:span><text:span text:style-name="T255">Information on control characters and escape sequences can be found at: </text:span><text:span text:style-name="Source_20_Text"><text:span text:style-name="T392">https://en.wikipedia.org/wiki/ASCII</text:span></text:span><text:span text:style-name="T255">)</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56">define different </text:span>key bindings <text:span text:style-name="T256">for the </text:span>actions, you can simply overwrite the key specifications <text:span text:style-name="T411">in the configuration file</text:span>. Be careful to separate the key specification and the name of the action with a tabulation character. <text:span text:style-name="T411">Also be careful not to assign the same key to different actions, and to assign at least one key to at least one of the </text:span><text:span text:style-name="Source_20_Text">&lt;quit‑now&gt;</text:span><text:span text:style-name="T411"> and </text:span><text:span text:style-name="Source_20_Text">&lt;quit‑ask&gt;</text:span><text:span text:style-name="T411"> actions; if you fail to do so, the configuration file will not be usable.</text:span></text:p>
      <text:p text:style-name="Text_20_body"><text:span text:style-name="T256">T</text:span>o use special <text:span text:style-name="T408">non‑printable </text:span>keys, e.g. arrow keys, function keys, etc., see <text:span text:style-name="T142"><text:bookmark-ref text:reference-format="text" text:ref-name="__RefHeading___Toc27160_4251188909">Creating key bindings interactively</text:bookmark-ref></text:span><text:s/><text:span text:style-name="T495">below.</text:span></text:p>
      <text:p text:style-name="Text_20_body">Once you <text:span text:style-name="T409">finish editing the </text:span>key binding configuration file, you can use it by adding the <text:span text:style-name="Source_20_Text">‑‑key‑bindings</text:span> <text:span text:style-name="T403">option to the command you normally would use to call </text:span><text:span text:style-name="Strong_20_Emphasis">efabulor</text:span><text:span text:style-name="T403">. For example:</text:span></text:p>
      <text:p text:style-name="Preformatted_20_Text"><text:soft-page-break/>efabulor.py ‑‑key‑bindings &lt;key bindings file&gt; &lt;other options…&gt; &lt;file to read&gt;</text:p>
      <text:p text:style-name="Text_20_body"><text:span text:style-name="T193">You can also create a partial key binding configuration file and add it to the default key bindings </text:span><text:span text:style-name="T257">with</text:span><text:span text:style-name="T193"> the </text:span><text:span text:style-name="Source_20_Text"><text:span text:style-name="T380">‑‑add‑key‑bindings</text:span></text:span><text:span text:style-name="T193"> option </text:span><text:span text:style-name="T194">instead of</text:span><text:span text:style-name="T195"> the</text:span><text:span text:style-name="T193"> </text:span><text:span text:style-name="Source_20_Text"><text:span text:style-name="T380">‑‑key‑bindings</text:span></text:span><text:span text:style-name="T406"> option. </text:span><text:span text:style-name="T193">For example, suppose you want to retain the default key bindings, but </text:span><text:span text:style-name="T257">with</text:span><text:span text:style-name="T193"> a new key binding to pause/unpause the player </text:span><text:span text:style-name="T257">with</text:span><text:span text:style-name="T193"> the </text:span><text:span text:style-name="Strong_20_Emphasis">Enter</text:span><text:span text:style-name="T193"> key</text:span><text:span text:style-name="T163">. </text:span><text:span text:style-name="T193">You can create a file with the following content:</text:span></text:p>
      <text:p text:style-name="Preformatted_20_Text">\n     &lt;toggle&gt;</text:p>
      <text:p text:style-name="Text_20_body">T<text:span text:style-name="T257">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Text_20_body">To create a key binding configuration file <text:span text:style-name="T543">interactively, </text:span>call <text:span text:style-name="Strong_20_Emphasis">efabulor</text:span> with the <text:span text:style-name="Source_20_Text">‑‑edit‑key‑</text:span><text:span text:style-name="Source_20_Text"><text:span text:style-name="T496">binding</text:span></text:span><text:span text:style-name="Source_20_Text">s</text:span> option followed by a filename. <text:span text:style-name="T543">You will</text:span> enter an editing mode in which you will be asked to type the action names (as specified above) and then press the key you want to associate with that action. <text:span text:style-name="T408">When you are done, press </text:span><text:span text:style-name="Strong_20_Emphasis">Enter</text:span><text:span text:style-name="T408"> instead of typing an action; </text:span><text:span text:style-name="Strong_20_Emphasis">efabulor</text:span><text:span text:style-name="T408"> will write the key bindings to the file you specified (or to standard output, if none was specified). This mode allows you to configure also non‑printable keys (e.g., arrow keys, function keys) whose codes depend on the specific type of terminal you are using. Note that a key binding configuration file containing codes for such non‑printable keys might not work </text:span><text:span text:style-name="T258">in </text:span><text:span text:style-name="T408">another computer with a different type of terminal. </text:span><text:span text:style-name="T409">For example, if I were to create a key binding between the </text:span><text:span text:style-name="Strong_20_Emphasis">down arrow key</text:span><text:span text:style-name="T409"> and the </text:span><text:span text:style-name="Source_20_Text">&lt;toggle&gt;</text:span><text:span text:style-name="T409"> action in my computer (running Debian </text:span><text:span text:style-name="T410">Linux </text:span><text:span text:style-name="T409">with Gnome terminal) it would look as follows:</text:span></text:p>
      <text:p text:style-name="Preformatted_20_Text">\x1b[B     &lt;toggle&gt;</text:p>
      <text:h text:style-name="P165" text:outline-level="2"><text:bookmark-start text:name="__RefHeading___Toc27064_4251188909"/>Regular expressions<text:bookmark-end text:name="__RefHeading___Toc27064_4251188909"/></text:h>
      <text:p text:style-name="Text_20_body"><text:span text:style-name="T284">Several </text:span><text:span text:style-name="T290">features</text:span><text:span text:style-name="T284"> of </text:span><text:span text:style-name="Strong_20_Emphasis">efabulor</text:span><text:span text:style-name="T284"> </text:span><text:span text:style-name="T285">allow using</text:span><text:span text:style-name="T284"> regular expressions </text:span><text:span text:style-name="T291">to </text:span><text:span text:style-name="T287">look for text patterns</text:span><text:span text:style-name="T285">:</text:span></text:p>
      <text:list xml:id="list975414672" text:style-name="L5">
        <text:list-item>
          <text:p text:style-name="P201"><text:span text:style-name="T285">To define </text:span><text:span text:style-name="T290">the </text:span><text:span text:style-name="T285">sentence separator (</text:span><text:span text:style-name="Source_20_Text"><text:span text:style-name="T382">‑‑separator</text:span></text:span><text:span text:style-name="T285"> command‑line option).</text:span></text:p>
        </text:list-item>
        <text:list-item>
          <text:p text:style-name="P201"><text:span text:style-name="T351">To define sentences </text:span><text:span text:style-name="T352">themselves </text:span><text:span text:style-name="T351">(</text:span><text:span text:style-name="Source_20_Text"><text:span text:style-name="T394">‑‑segment</text:span></text:span><text:span text:style-name="T351"> command‑line option).</text:span></text:p>
        </text:list-item>
        <text:list-item>
          <text:p text:style-name="P201"><text:span text:style-name="T351">Within substitution rules (</text:span><text:span text:style-name="Source_20_Text"><text:span text:style-name="T394">‑‑subst</text:span></text:span><text:span text:style-name="T351"> command‑line option).</text:span></text:p>
        </text:list-item>
        <text:list-item>
          <text:p text:style-name="P201"><text:span text:style-name="T351">Within transformation rules (</text:span><text:span text:style-name="Source_20_Text"><text:span text:style-name="T394">‑‑transform</text:span></text:span><text:span text:style-name="T351"> command‑line option).</text:span></text:p>
        </text:list-item>
        <text:list-item>
          <text:p text:style-name="P202">To search for text.</text:p>
        </text:list-item>
      </text:list>
      <text:p text:style-name="Text_20_body"><text:span text:style-name="T283">Because </text:span><text:span text:style-name="Strong_20_Emphasis">efabulor</text:span><text:span text:style-name="T283"> is written in Python, the regular expression language used is </text:span><text:span text:style-name="T286">basically the </text:span><text:span text:style-name="T283">same as Python’s. For a full presentation of Python’s regular expressions, see </text:span><text:span text:style-name="Source_20_Text">https://docs.python.org/3/library/re.html</text:span><text:span text:style-name="T283">. </text:span><text:span text:style-name="T289">(You might need to read that to understand what follows.)</text:span></text:p>
      <text:p text:style-name="Text_20_body"><text:span text:style-name="T283">The following points must be taken into account when using regular expressions with </text:span><text:span text:style-name="Strong_20_Emphasis">efabulor</text:span><text:span text:style-name="T283">:</text:span></text:p>
      <text:p text:style-name="Text_20_body"><text:span text:style-name="Strong_20_Emphasis">Delimiters</text:span><text:span text:style-name="T283">: In places where a regular expression must be surrounded by delimiters to </text:span><text:soft-page-break/><text:span text:style-name="T283">distinguish it from a plain text pattern (e.g., </text:span><text:span text:style-name="T289">in </text:span><text:span text:style-name="T283">transformation rules and substitution rules), any of the following characters can be used as a delimiter:</text:span></text:p>
      <text:p text:style-name="Preformatted_20_Text">/      _     :     %     "     !     @</text:p>
      <text:p text:style-name="Text_20_body"><text:span text:style-name="T283">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381">%substitute this%with this%</text:span></text:span><text:span text:style-name="T283">). </text:span><text:span text:style-name="T289">This behaviour is similar to </text:span><text:span text:style-name="Strong_20_Emphasis">sed</text:span><text:span text:style-name="T289">.</text:span></text:p>
      <text:p text:style-name="Text_20_body"><text:span text:style-name="Strong_20_Emphasis">Scope</text:span><text:span text:style-name="T283">: </text:span><text:span text:style-name="T287">regular expressions are matched against the whole input text (before segmentation) or against separate lines of text (after segmentation). This affects the meaning of the </text:span><text:span text:style-name="Source_20_Text">^</text:span><text:span text:style-name="T287"> and </text:span><text:span text:style-name="Source_20_Text">$</text:span><text:span text:style-name="T287"> anchors and whether the </text:span><text:span text:style-name="Source_20_Text">s</text:span><text:span text:style-name="T287"> (single line) flag must be used to make </text:span><text:span text:style-name="Source_20_Text">.</text:span><text:span text:style-name="T287"> (the dot pattern) match against newline characters.</text:span></text:p>
      <table:table table:name="Table8" table:style-name="Table8">
        <table:table-column table:style-name="Table8.A"/>
        <table:table-column table:style-name="Table8.B"/>
        <table:table-row table:style-name="TableLine95387735694960">
          <table:table-cell office:value-type="string">
            <text:p text:style-name="P4">Regular expressions used in a…</text:p>
          </table:table-cell>
          <table:table-cell office:value-type="string">
            <text:p text:style-name="P4">are matched against...</text:p>
          </table:table-cell>
        </table:table-row>
        <table:table-row table:style-name="TableLine95387763365904">
          <table:table-cell office:value-type="string">
            <text:p text:style-name="P60"><text:span text:style-name="T296">s</text:span>earch <text:span text:style-name="T423">pattern</text:span></text:p>
          </table:table-cell>
          <table:table-cell office:value-type="string">
            <text:p text:style-name="P60">each separate sentence in the text</text:p>
          </table:table-cell>
        </table:table-row>
        <table:table-row table:style-name="TableLine95387763366224">
          <table:table-cell office:value-type="string">
            <text:p text:style-name="P71">segment pattern</text:p>
          </table:table-cell>
          <table:table-cell office:value-type="string">
            <text:p text:style-name="P71">the whole input text</text:p>
          </table:table-cell>
        </table:table-row>
        <table:table-row table:style-name="TableLine95387763366768">
          <table:table-cell office:value-type="string">
            <text:p text:style-name="P71">separator pattern</text:p>
          </table:table-cell>
          <table:table-cell office:value-type="string">
            <text:p text:style-name="P71">the whole input text</text:p>
          </table:table-cell>
        </table:table-row>
        <table:table-row table:style-name="TableLine95387742832240">
          <table:table-cell office:value-type="string">
            <text:p text:style-name="P71">substitution rule</text:p>
          </table:table-cell>
          <table:table-cell office:value-type="string">
            <text:p text:style-name="P59">each separate sentence in the text</text:p>
          </table:table-cell>
        </table:table-row>
        <table:table-row table:style-name="TableLine95387739034592">
          <table:table-cell office:value-type="string">
            <text:p text:style-name="P71">transformation rule</text:p>
          </table:table-cell>
          <table:table-cell office:value-type="string">
            <text:p text:style-name="P71">the whole input text</text:p>
          </table:table-cell>
        </table:table-row>
      </table:table>
      <text:p text:style-name="Text_20_body"><text:span text:style-name="Strong_20_Emphasis">Default flags</text:span><text:span text:style-name="T283">: </text:span><text:span text:style-name="T292">to </text:span><text:span text:style-name="T283">set a default compilation flag to be applied to all regular expressions </text:span><text:span text:style-name="T290">within transformation rules, substitution rules and search patterns, </text:span><text:span text:style-name="T283">call the program with the </text:span><text:span text:style-name="Source_20_Text"><text:span text:style-name="T381">‑‑</text:span></text:span><text:span text:style-name="Source_20_Text"><text:span text:style-name="T383">regex</text:span></text:span><text:span text:style-name="Source_20_Text"><text:span text:style-name="T381">‑flag</text:span></text:span><text:span text:style-name="Source_20_Text"><text:span text:style-name="T383">s</text:span></text:span><text:span text:style-name="T283"> switch, followed by the </text:span><text:span text:style-name="T293">desired </text:span><text:span text:style-name="T283">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95387740759392">
          <table:table-cell office:value-type="string">
            <text:p text:style-name="P4">Flag</text:p>
          </table:table-cell>
          <table:table-cell office:value-type="string">
            <text:p text:style-name="P4">Meaning</text:p>
          </table:table-cell>
        </table:table-row>
        <table:table-row table:style-name="TableLine95387745482576">
          <table:table-cell office:value-type="string">
            <text:p text:style-name="Text_20_body"><text:span text:style-name="Source_20_Text">i</text:span></text:p>
          </table:table-cell>
          <table:table-cell office:value-type="string">
            <text:p text:style-name="P89">regular expressions are case insensitive</text:p>
          </table:table-cell>
        </table:table-row>
        <table:table-row table:style-name="TableLine95387745482896">
          <table:table-cell office:value-type="string">
            <text:p text:style-name="Text_20_body"><text:span text:style-name="Source_20_Text">s</text:span></text:p>
          </table:table-cell>
          <table:table-cell office:value-type="string">
            <text:p text:style-name="P58"><text:span text:style-name="Source_20_Text">.</text:span> <text:span text:style-name="T425">(dot pattern) </text:span><text:span text:style-name="T424">matches newline</text:span></text:p>
          </table:table-cell>
        </table:table-row>
        <table:table-row table:style-name="TableLine95387745483440">
          <table:table-cell office:value-type="string">
            <text:p text:style-name="Text_20_body"><text:span text:style-name="Source_20_Text">m</text:span></text:p>
          </table:table-cell>
          <table:table-cell office:value-type="string">
            <text:p text:style-name="P70"><text:span text:style-name="Source_20_Text">^</text:span> and <text:span text:style-name="Source_20_Text">$</text:span> match at the beginning and end of a line</text:p>
          </table:table-cell>
        </table:table-row>
        <table:table-row table:style-name="TableLine95387745484096">
          <table:table-cell office:value-type="string">
            <text:p text:style-name="Text_20_body"><text:span text:style-name="Source_20_Text">u</text:span></text:p>
          </table:table-cell>
          <table:table-cell office:value-type="string">
            <text:p text:style-name="P70">Unicode matching</text:p>
          </table:table-cell>
        </table:table-row>
        <table:table-row table:style-name="TableLine95387739514768">
          <table:table-cell office:value-type="string">
            <text:p text:style-name="Text_20_body"><text:span text:style-name="Source_20_Text">L</text:span></text:p>
          </table:table-cell>
          <table:table-cell office:value-type="string">
            <text:p text:style-name="P70">Locale dependent matching</text:p>
          </table:table-cell>
        </table:table-row>
      </table:table>
      <text:p text:style-name="Text_20_body"><text:span text:style-name="T290">Note: the default flags do not apply to regular expressions declared in the command line, that is, with the </text:span><text:span text:style-name="Source_20_Text"><text:span text:style-name="T384">‑‑segment</text:span></text:span><text:span text:style-name="T290"> and </text:span><text:span text:style-name="Source_20_Text"><text:span text:style-name="T384">‑‑separator</text:span></text:span><text:span text:style-name="T290"> switches. To apply flags to these regular expressions, you must include them within the regular expression (see below).</text:span></text:p>
      <text:p text:style-name="Text_20_body"><text:span text:style-name="Strong_20_Emphasis">Flags within a regular expression</text:span><text:span text:style-name="T288">: you can use the same five flags discussed above within a regular expression, to apply </text:span><text:span text:style-name="T290">that flag </text:span><text:span text:style-name="T288">only to that regular expression, perhaps overriding a default flag. You can use either Python’s syntax:</text:span></text:p>
      <text:p text:style-name="Preformatted_20_Text">/(?s)pattern/</text:p>
      <text:p text:style-name="Text_20_body"><text:span text:style-name="T283">or Perl/</text:span>sed<text:span text:style-name="T283">‑like syntax:</text:span></text:p>
      <text:p text:style-name="Preformatted_20_Text"><text:soft-page-break/>/pattern/s</text:p>
      <text:p text:style-name="Text_20_body"><text:span text:style-name="T283">When using the second syntax, you can prefix a ‑ (minus sign) to a flag to unset that flag for this regular expression if it was set by </text:span><text:span text:style-name="Source_20_Text"><text:span text:style-name="T381">‑‑</text:span></text:span><text:span text:style-name="Source_20_Text"><text:span text:style-name="T383">regex</text:span></text:span><text:span text:style-name="Source_20_Text"><text:span text:style-name="T381">‑flag</text:span></text:span><text:span text:style-name="Source_20_Text"><text:span text:style-name="T383">s</text:span></text:span><text:span text:style-name="T283">; or you can include a special </text:span><text:span text:style-name="Source_20_Text"><text:span text:style-name="T385">0</text:span></text:span><text:span text:style-name="T283"> </text:span><text:span text:style-name="T290">(zero) </text:span><text:span text:style-name="T283">flag to unset all default flags. For example:</text:span></text:p>
      <table:table table:name="Table10" table:style-name="Table10">
        <table:table-column table:style-name="Table10.A"/>
        <table:table-column table:style-name="Table10.B"/>
        <table:table-row table:style-name="TableLine95387739514304">
          <table:table-cell office:value-type="string">
            <text:p text:style-name="Text_20_body"><text:span text:style-name="Source_20_Text">/pattern/‑su</text:span></text:p>
          </table:table-cell>
          <table:table-cell office:value-type="string">
            <text:p text:style-name="P106"><text:span text:style-name="T317">Unset the </text:span><text:span text:style-name="Source_20_Text"><text:span text:style-name="T443">s</text:span></text:span><text:span text:style-name="T317"> flag if set by </text:span><text:span text:style-name="Source_20_Text"><text:span text:style-name="T399">‑‑</text:span></text:span><text:span text:style-name="Source_20_Text"><text:span text:style-name="T400">regex</text:span></text:span><text:span text:style-name="Source_20_Text"><text:span text:style-name="T399">‑flag</text:span></text:span><text:span text:style-name="Source_20_Text"><text:span text:style-name="T400">s</text:span></text:span><text:span text:style-name="T317">, and set the </text:span><text:span text:style-name="Source_20_Text"><text:span text:style-name="T443">u</text:span></text:span><text:span text:style-name="T317"> flag.</text:span></text:p>
          </table:table-cell>
        </table:table-row>
        <table:table-row table:style-name="TableLine95387751384528">
          <table:table-cell office:value-type="string">
            <text:p text:style-name="Text_20_body"><text:span text:style-name="Source_20_Text">/pattern/‑s‑u</text:span></text:p>
          </table:table-cell>
          <table:table-cell office:value-type="string">
            <text:p text:style-name="P106"><text:span text:style-name="T317">Unset the </text:span><text:span text:style-name="Source_20_Text"><text:span text:style-name="T443">s</text:span></text:span><text:span text:style-name="T317"> and </text:span><text:span text:style-name="Source_20_Text"><text:span text:style-name="T443">u</text:span></text:span><text:span text:style-name="T317"> flags if set by </text:span><text:span text:style-name="Source_20_Text"><text:span text:style-name="T399">‑‑</text:span></text:span><text:span text:style-name="Source_20_Text"><text:span text:style-name="T400">regex</text:span></text:span><text:span text:style-name="Source_20_Text"><text:span text:style-name="T399">‑flag</text:span></text:span><text:span text:style-name="Source_20_Text"><text:span text:style-name="T400">s</text:span></text:span></text:p>
          </table:table-cell>
        </table:table-row>
        <table:table-row table:style-name="TableLine95387751384800">
          <table:table-cell office:value-type="string">
            <text:p text:style-name="Text_20_body"><text:span text:style-name="Source_20_Text">/pattern/0</text:span></text:p>
          </table:table-cell>
          <table:table-cell office:value-type="string">
            <text:p text:style-name="P88">Unset all flags set by <text:span text:style-name="Source_20_Text">‑‑</text:span><text:span text:style-name="Source_20_Text"><text:span text:style-name="T497">regex</text:span></text:span><text:span text:style-name="Source_20_Text">‑flag</text:span><text:span text:style-name="Source_20_Text"><text:span text:style-name="T497">s</text:span></text:span></text:p>
          </table:table-cell>
        </table:table-row>
        <table:table-row table:style-name="TableLine95387751385296">
          <table:table-cell office:value-type="string">
            <text:p text:style-name="Text_20_body"><text:span text:style-name="Source_20_Text">/pattern/0i</text:span></text:p>
          </table:table-cell>
          <table:table-cell office:value-type="string">
            <text:p text:style-name="P106"><text:span text:style-name="T317">Unset all flags set by </text:span><text:span text:style-name="Source_20_Text"><text:span text:style-name="T399">‑‑</text:span></text:span><text:span text:style-name="Source_20_Text"><text:span text:style-name="T400">regex</text:span></text:span><text:span text:style-name="Source_20_Text"><text:span text:style-name="T399">‑flag</text:span></text:span><text:span text:style-name="Source_20_Text"><text:span text:style-name="T400">s</text:span></text:span><text:span text:style-name="T317">, and set the </text:span><text:span text:style-name="Source_20_Text"><text:span text:style-name="T443">i</text:span></text:span><text:span text:style-name="T317"> flag.</text:span></text:p>
          </table:table-cell>
        </table:table-row>
      </table:table>
      <text:h text:style-name="P166" text:outline-level="2"><text:bookmark-start text:name="__RefHeading___Toc35304_4251188909"/>Passing options to espeak<text:bookmark-end text:name="__RefHeading___Toc35304_4251188909"/></text:h>
      <text:p text:style-name="P54"><text:span text:style-name="T434">You can </text:span><text:span text:style-name="T260">call </text:span><text:span text:style-name="Strong_20_Emphasis"><text:span text:style-name="T303">efabulor</text:span></text:span><text:span text:style-name="T260"> </text:span><text:span text:style-name="T259">with</text:span><text:span text:style-name="T190"> the </text:span><text:span text:style-name="Source_20_Text"><text:span text:style-name="T386">‑‑opt</text:span></text:span><text:span text:style-name="T190"> command line switch </text:span><text:span text:style-name="T259">and </text:span><text:span text:style-name="T190">a string </text:span><text:span text:style-name="T260">defining </text:span><text:span text:style-name="T190">options </text:span><text:span text:style-name="T260">that will </text:span><text:span text:style-name="T434">be passed directly to </text:span><text:span text:style-name="Strong_20_Emphasis">espeak</text:span><text:span text:style-name="T190">. For example, to adjust the pitch and have the names of punctuation marks spoken out, you could call </text:span><text:span text:style-name="Strong_20_Emphasis">efabulor</text:span><text:span text:style-name="T190"> with a command line such as:</text:span></text:p>
      <text:p text:style-name="Caution">CAUTION: <text:span text:style-name="T435">The string you provide with </text:span><text:span text:style-name="Source_20_Text"><text:span text:style-name="T435">‑‑opt</text:span></text:span><text:span text:style-name="T435"> will be passed to </text:span><text:span text:style-name="Strong_20_Emphasis">espeak</text:span><text:span text:style-name="T435"> as provided; </text:span><text:span text:style-name="Strong_20_Emphasis">efabulor</text:span><text:span text:style-name="T435"> will not check </text:span><text:span text:style-name="T369">it</text:span><text:span text:style-name="T435">. For example, </text:span><text:span text:style-name="T404">suppose the line being read is ‘Mary had a little lamb.’, the voice is ‘english’, the speed is the default speed (180), and you give the options shown </text:span><text:span text:style-name="T407">below</text:span><text:span text:style-name="T404">. </text:span><text:span text:style-name="T405">When reading the line, </text:span><text:span text:style-name="Strong_20_Emphasis">efabulor</text:span><text:span text:style-name="T404"> will creat</text:span><text:span text:style-name="T405">e</text:span><text:span text:style-name="T404"> a subprocess with the following call:</text:span></text:p>
      <text:p text:style-name="Caution"><text:span text:style-name="Source_20_Text"><text:span text:style-name="T373">espeak ‑s 180 ‑v english </text:span></text:span><text:span text:style-name="Source_20_Text"><text:span text:style-name="T374">‑‑punct ‑p 150 '</text:span></text:span><text:span text:style-name="Source_20_Text"><text:span text:style-name="T373">Mary had a little lamb.'</text:span></text:span></text:p>
      <text:p text:style-name="Caution"><text:span text:style-name="T435">Be careful to include only valid, well‑formed options that </text:span><text:span text:style-name="Strong_20_Emphasis">espeak</text:span><text:span text:style-name="T435"> will accept; </text:span><text:span text:style-name="T436">a malformed </text:span><text:span text:style-name="Source_20_Text"><text:span text:style-name="T436">‑‑opt</text:span></text:span><text:span text:style-name="T436"> might </text:span><text:span text:style-name="T370">have </text:span><text:span text:style-name="T371">undesired</text:span><text:span text:style-name="T370"> </text:span><text:span text:style-name="T435">side‑effects </text:span><text:span text:style-name="T440">(</text:span><text:span text:style-name="T437">most probably, prevent </text:span><text:span text:style-name="Strong_20_Emphasis">espeak</text:span><text:span text:style-name="T437"> to run </text:span><text:span text:style-name="T544">properly</text:span><text:span text:style-name="T440">)</text:span><text:span text:style-name="T372">. The current version of </text:span><text:span text:style-name="Strong_20_Emphasis">efabulor</text:span><text:span text:style-name="T372"> doesn’t call </text:span><text:span text:style-name="Strong_20_Emphasis">espeak</text:span><text:span text:style-name="T372"> through a shell,</text:span><text:span text:style-name="T437"> </text:span><text:span text:style-name="T439">but better be safe than sorry: </text:span><text:span text:style-name="T438">pay extra attention when using this command switch, as it </text:span><text:span text:style-name="Emphasis">could</text:span><text:span text:style-name="T438"> be passed to the shell </text:span><text:span text:style-name="T441">in a future version</text:span><text:span text:style-name="T371">.</text:span></text:p>
      <text:p text:style-name="Preformatted_20_Text">efabulor.py ‑‑opt='‑‑punct ‑p 150' &lt;file&gt;</text:p>
      <text:h text:style-name="P165" text:outline-level="2"><text:bookmark-start text:name="__RefHeading___Toc58008_4251188909"/>Scripted mode<text:bookmark-end text:name="__RefHeading___Toc58008_4251188909"/></text:h>
      <text:p text:style-name="Text_20_body"><text:span text:style-name="Strong_20_Emphasis">efabulor</text:span> <text:span text:style-name="T171">includes a scripted operation mode, </text:span><text:span text:style-name="T261">allowi</text:span><text:span text:style-name="T265">n</text:span><text:span text:style-name="T261">g it to </text:span><text:span text:style-name="T171">be invoked and controlled by an external program. This mode is not intended for normal use; it </text:span><text:span text:style-name="T172">i</text:span><text:span text:style-name="T171">s included </text:span><text:span text:style-name="T261">only for the sake of making it </text:span><text:span text:style-name="T171">relatively easy to create a</text:span><text:span text:style-name="T176">n external</text:span><text:span text:style-name="T171"> graphical user interface (GUI) for </text:span><text:span text:style-name="T183">t</text:span><text:span text:style-name="T171">he program.</text:span></text:p>
      <text:p text:style-name="P55"><text:span text:style-name="T249">I</text:span><text:span text:style-name="T171">n scripted mode, normal </text:span><text:span text:style-name="T262">key</text:span><text:span text:style-name="T272">press</text:span><text:span text:style-name="T262">‑controlled </text:span><text:span text:style-name="T171">operation is disabled. Instead, </text:span><text:span text:style-name="Strong_20_Emphasis">efabulor</text:span><text:span text:style-name="T171"> </text:span><text:span text:style-name="T264">will read</text:span><text:span text:style-name="T171"> newline‑terminated commands </text:span><text:span text:style-name="T263">(actions) </text:span><text:span text:style-name="T264">from </text:span><text:span text:style-name="T171">standard input (</text:span><text:span text:style-name="T272">and will </text:span><text:span text:style-name="T264">send </text:span><text:span text:style-name="T171">normal output </text:span><text:span text:style-name="T176">and errors </text:span><text:span text:style-name="T171">to standard output </text:span><text:span text:style-name="T176">and standard error </text:span><text:span text:style-name="T264">as usual</text:span><text:span text:style-name="T171">). </text:span><text:span text:style-name="T176">The available </text:span><text:span text:style-name="T171">commands </text:span><text:span text:style-name="T263">(actions) </text:span><text:span text:style-name="T176">are </text:span><text:span text:style-name="T171">described in </text:span><text:span text:style-name="T171"><text:bookmark-ref text:reference-format="text" text:ref-name="__RefHeading___Toc26852_4251188909">Default key bindings</text:bookmark-ref></text:span><text:span text:style-name="T171"><text:s/>(the </text:span><text:span text:style-name="Source_20_Text"><text:span text:style-name="T391">&lt;</text:span></text:span><text:span text:style-name="T171"> and </text:span><text:span text:style-name="Source_20_Text"><text:span text:style-name="T391">&gt;</text:span></text:span><text:span text:style-name="T171"> surrounding </text:span><text:span text:style-name="T263">the name of the action </text:span><text:span text:style-name="T171">are a mandatory part of the action’s name, </text:span><text:span text:style-name="T263">and you must include it when giving the command</text:span><text:span text:style-name="T171">).</text:span></text:p>
      <text:p text:style-name="P7"><text:span text:style-name="T171">To invoke scripted mode, simply add the </text:span><text:span text:style-name="Source_20_Text"><text:span text:style-name="T422">‑‑scripted</text:span></text:span><text:span text:style-name="T422"> option to the program’s </text:span><text:span text:style-name="T415">normal </text:span><text:span text:style-name="T422">invocation. </text:span><text:span text:style-name="T418">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76">as above and </text:span>start typ<text:span text:style-name="T159">ing commands as described in </text:span><text:span text:style-name="T159"><text:bookmark-ref text:reference-format="text" text:ref-name="__RefHeading___Toc26852_4251188909">Default key bindings</text:bookmark-ref></text:span><text:span text:style-name="T159"><text:s/>(one command per line </text:span><text:span text:style-name="T173">followed by </text:span><text:span text:style-name="Strong_20_Emphasis">Enter</text:span><text:span text:style-name="T159">). </text:span><text:span text:style-name="T176">Beware that your typing </text:span><text:span text:style-name="T180">may</text:span><text:span text:style-name="T176"> get intermingled with </text:span><text:soft-page-break/><text:span text:style-name="Strong_20_Emphasis">efabulor</text:span><text:span text:style-name="T176">’s output; don’t pay attention to the output. </text:span><text:span text:style-name="T180">Also, the output will show special prefixes which are not shown in normal mode (see </text:span><text:span text:style-name="T180"><text:bookmark-ref text:reference-format="text" text:ref-name="__RefHeading___Toc27276_4251188909">Writing a GUI</text:bookmark-ref></text:span><text:span text:style-name="T180"><text:s/>below). </text:span><text:span text:style-name="T159">To quit the program, type </text:span><text:span text:style-name="Source_20_Text"><text:span text:style-name="T375">&lt;quit‑now&gt;</text:span></text:span><text:span text:style-name="T159"> followed by </text:span><text:span text:style-name="Strong_20_Emphasis">Enter</text:span><text:span text:style-name="T173">.</text:span></text:p>
      <text:h text:style-name="P173" text:outline-level="3">Functionalities disabled/<text:span text:style-name="T416">modified</text:span> in scripted mode</text:h>
      <text:p text:style-name="P56"><text:span text:style-name="T267">S</text:span>ome functionalities are disabled or <text:span text:style-name="T266">changed </text:span><text:span text:style-name="T267">i</text:span><text:span text:style-name="T266">n scripted mode</text:span>.</text:p>
      <text:p text:style-name="Text_20_body"><text:span text:style-name="T184">The </text:span><text:span text:style-name="Source_20_Text"><text:span text:style-name="T387">&lt;</text:span></text:span><text:span text:style-name="Source_20_Text"><text:span text:style-name="T393">o</text:span></text:span><text:span text:style-name="Source_20_Text"><text:span text:style-name="T387">pen‑shell&gt;</text:span></text:span><text:span text:style-name="T184"> </text:span><text:span text:style-name="T174">action </text:span><text:span text:style-name="T177">is disabled in scripted mode (i</text:span><text:span text:style-name="T178">f the user </text:span><text:span text:style-name="T268">were </text:span><text:span text:style-name="T178">to invoke a shell from </text:span><text:span text:style-name="T268">a </text:span><text:span text:style-name="T178">GUI, the code to do so c</text:span><text:span text:style-name="T268">ould</text:span><text:span text:style-name="T178"> be implemented </text:span><text:span text:style-name="T177">within </text:span><text:span text:style-name="T178">the</text:span><text:span text:style-name="T177"> GUI)</text:span><text:span text:style-name="T174">.</text:span></text:p>
      <text:p text:style-name="P15"><text:span text:style-name="T174">The following functionalities are </text:span><text:span text:style-name="T269">changed </text:span><text:span text:style-name="T174">in scripted mode:</text:span></text:p>
      <text:list xml:id="list2612003248" text:style-name="L6">
        <text:list-item>
          <text:p text:style-name="P203"><text:span text:style-name="Source_20_Text"><text:span text:style-name="T388">&lt;quit‑now&gt;</text:span></text:span><text:span text:style-name="T174"> and </text:span><text:span text:style-name="Source_20_Text"><text:span text:style-name="T388">&lt;quit‑ask&gt;</text:span></text:span><text:span text:style-name="T174"> both quit the program without asking for confirmation.</text:span></text:p>
        </text:list-item>
        <text:list-item>
          <text:p text:style-name="P203"><text:span text:style-name="T308">The </text:span><text:span text:style-name="T309">menus shown when invoking the</text:span><text:span text:style-name="T308"> </text:span><text:span text:style-name="Source_20_Text"><text:span text:style-name="T395">&lt;</text:span></text:span><text:span text:style-name="Source_20_Text"><text:span text:style-name="T396">choose‑tracking‑mode&gt;</text:span></text:span><text:span text:style-name="T308">, </text:span><text:span text:style-name="Source_20_Text"><text:span text:style-name="T396">&lt;choose‑sequence‑mode&gt;</text:span></text:span><text:span text:style-name="T308">, </text:span><text:span text:style-name="Source_20_Text"><text:span text:style-name="T396">&lt;choose‑feedback‑mode&gt;</text:span></text:span><text:span text:style-name="T308"> and </text:span><text:span text:style-name="Source_20_Text"><text:span text:style-name="T396">&lt;search&gt;</text:span></text:span><text:span text:style-name="T308"> actions accept the same numeric replies as in normal mode, but they must be followed by a newline character </text:span><text:span text:style-name="T310">(</text:span><text:span text:style-name="Strong_20_Emphasis"><text:span text:style-name="T443">Enter</text:span></text:span><text:span text:style-name="T310">)</text:span><text:span text:style-name="T308">.</text:span></text:p>
        </text:list-item>
        <text:list-item>
          <text:p text:style-name="P204"><text:span text:style-name="T311">If </text:span><text:span text:style-name="Strong_20_Emphasis"><text:span text:style-name="T443">efabulor</text:span></text:span><text:span text:style-name="T311"> is called with the </text:span><text:span text:style-name="Source_20_Text"><text:span text:style-name="T397">‑‑pause‑before</text:span></text:span><text:span text:style-name="T311"> and/or </text:span><text:span text:style-name="Source_20_Text"><text:span text:style-name="T397">‑‑pause‑between</text:span></text:span><text:span text:style-name="T311"> options in scripted mode, the p</text:span><text:span text:style-name="T312">ause </text:span><text:span text:style-name="T311">interval is </text:span><text:span text:style-name="T312">not timed. </text:span><text:span text:style-name="T311">Once the pause has begun, it will continue </text:span><text:span text:style-name="T313">forever </text:span><text:span text:style-name="T311">until the invoking program writes a (possibly empty) line </text:span><text:span text:style-name="T314">terminated by a newline </text:span><text:span text:style-name="T350">character </text:span><text:span text:style-name="T311">to </text:span><text:span text:style-name="Strong_20_Emphasis"><text:span text:style-name="T443">efabulor</text:span></text:span><text:span text:style-name="T311">’s standard input. It is the invoking program’s responsibility to implement the proper timing and </text:span><text:span text:style-name="T348">write something to standard input in order to get </text:span><text:span text:style-name="Strong_20_Emphasis"><text:span text:style-name="T443">efabulor</text:span></text:span><text:span text:style-name="T311"> out of the infinite pause. Also, unlike non‑scripted mode, </text:span><text:span text:style-name="T349">you cannot exit the program directly from within a pause; the invoking program </text:span><text:span text:style-name="T311">must first unpause </text:span><text:span text:style-name="Strong_20_Emphasis"><text:span text:style-name="T443">efabulor</text:span></text:span><text:span text:style-name="T311"> </text:span><text:span text:style-name="T315">as described </text:span><text:span text:style-name="T311">and then send the </text:span><text:span text:style-name="Source_20_Text"><text:span text:style-name="T397">&lt;quit‑now&gt;</text:span></text:span><text:span text:style-name="T311"> command to standard input.</text:span></text:p>
        </text:list-item>
        <text:list-item>
          <text:p text:style-name="P203"><text:span text:style-name="T316">In normal mode, the substitution and transformation logs are sent thr</text:span><text:span text:style-name="T349">ough</text:span><text:span text:style-name="T316"> a pager; in scripted mode, they are sent directly to standard output (each line is prefixed with the string </text:span><text:span text:style-name="Source_20_Text"><text:span text:style-name="T398">[NormEx]</text:span></text:span><text:span text:style-name="T316">; see below).</text:span></text:p>
        </text:list-item>
      </text:list>
      <text:h text:style-name="P174" text:outline-level="3"><text:bookmark-start text:name="__RefHeading___Toc27276_4251188909"/>Writing a <text:span text:style-name="T142">GUI</text:span><text:bookmark-end text:name="__RefHeading___Toc27276_4251188909"/></text:h>
      <text:p text:style-name="Text_20_body"><text:span text:style-name="T159">The current version of </text:span><text:span text:style-name="Strong_20_Emphasis">efabulor</text:span><text:span text:style-name="T159"> is a command‑line tool, and there are no plans to provide a </text:span><text:span text:style-name="T273">built‑in</text:span><text:span text:style-name="T159"> graphical user interface (GUI). A GUI can be provided </text:span><text:span text:style-name="T179">by writing </text:span><text:span text:style-name="T159">an external program </text:span><text:span text:style-name="T270">to </text:span><text:span text:style-name="T179">act as an interface between the user and </text:span><text:span text:style-name="Strong_20_Emphasis">efabulor</text:span><text:span text:style-name="T179">. The external GUI should </text:span><text:span text:style-name="T159">invoke </text:span><text:span text:style-name="Strong_20_Emphasis">efabulor</text:span><text:span text:style-name="T159"> with the </text:span><text:span text:style-name="Source_20_Text"><text:span text:style-name="T375">‑‑scripted</text:span></text:span><text:span text:style-name="T159"> option, send commands to </text:span><text:span text:style-name="Strong_20_Emphasis">efabulor</text:span><text:span text:style-name="T159">’s standard input </text:span><text:span text:style-name="T271">as described above </text:span><text:span text:style-name="T159">and </text:span><text:span text:style-name="T271">process any information printed by</text:span><text:span text:style-name="T159"> </text:span><text:span text:style-name="Strong_20_Emphasis">efabulor</text:span><text:span text:style-name="T159"> </text:span><text:span text:style-name="T271">to </text:span><text:span text:style-name="T179">standard </text:span><text:span text:style-name="T187">out</text:span><text:span text:style-name="T179">put and standard error.</text:span></text:p>
      <text:p text:style-name="Text_20_body"><text:span text:style-name="Strong_20_Emphasis">efabulor</text:span><text:span text:style-name="T172"> </text:span><text:span text:style-name="T179">sends messages to either </text:span><text:span text:style-name="T172">standard output </text:span><text:span text:style-name="T179">or standard</text:span><text:span text:style-name="T175"> error </text:span><text:span text:style-name="T179">according to the type of message. </text:span><text:span text:style-name="T182">I</text:span><text:span text:style-name="T181">n normal mode, </text:span><text:span text:style-name="T182">a </text:span><text:span text:style-name="T181">simplified prefix such as </text:span><text:span text:style-name="Source_20_Text"><text:span text:style-name="T389">&gt;</text:span></text:span><text:span text:style-name="T181"> and </text:span><text:span text:style-name="Source_20_Text"><text:span text:style-name="T389">[!]</text:span></text:span><text:span text:style-name="T181"> </text:span><text:span text:style-name="T271">is</text:span><text:span text:style-name="T182"> added before the message,</text:span><text:span text:style-name="T181"> just for the user’s convenience; the same prefix may be used for more than one type of message. </text:span><text:span text:style-name="T180">In scripted mode, </text:span><text:span text:style-name="T182">a </text:span><text:span text:style-name="T180">special prefix </text:span><text:span text:style-name="T186">(followed</text:span><text:span text:style-name="T180"> </text:span><text:span text:style-name="T186">by </text:span><text:span text:style-name="T180">a space</text:span><text:span text:style-name="T186">)</text:span><text:span text:style-name="T180"> is added to the output, </text:span><text:span text:style-name="T182">and prefixes are unique, </text:span><text:span text:style-name="T180">to allow for easy identification </text:span><text:span text:style-name="T186">of the type of message by </text:span><text:span text:style-name="T180">the GUI. </text:span><text:span text:style-name="T182">It </text:span><text:span text:style-name="T185">is</text:span><text:span text:style-name="T182"> the GUI’s responsibility to filter out </text:span><text:span text:style-name="Strong_20_Emphasis">efabulor</text:span><text:span text:style-name="T182">’s messages, strip the prefixes </text:span><text:span text:style-name="T185">if desired</text:span><text:span text:style-name="T182">, and </text:span><text:span text:style-name="T186">either ignore the </text:span><text:span text:style-name="T182">messages </text:span><text:span text:style-name="T186">or show them </text:span><text:span text:style-name="T182">in different text fields within the GUI.</text:span></text:p>
      <text:p text:style-name="Text_20_body">Note: the surrounding brackets are part of the prefix:</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ype of message</text:p>
          </table:table-cell>
          <table:table-cell table:style-name="Table4.A1" office:value-type="string">
            <text:p text:style-name="P4">Sent to</text:p>
          </table:table-cell>
          <table:table-cell table:style-name="Table4.A1" office:value-type="string">
            <text:p text:style-name="P4">Prefix</text:p>
          </table:table-cell>
        </table:table-row>
        <table:table-row table:style-name="Table4.1">
          <table:table-cell table:style-name="Table4.A1" office:value-type="string">
            <text:p text:style-name="P11">Normal <text:span text:style-name="T417">output</text:span> <text:span text:style-name="T417">(lines being read)</text:span>:</text:p>
          </table:table-cell>
          <table:table-cell table:style-name="Table4.A1" office:value-type="string">
            <text:p text:style-name="P9">Standard output</text:p>
          </table:table-cell>
          <table:table-cell table:style-name="Table4.A1" office:value-type="string">
            <text:p text:style-name="P10"><text:span text:style-name="Source_20_Text">[Normal]</text:span></text:p>
          </table:table-cell>
        </table:table-row>
        <table:table-row table:style-name="Table4.1">
          <table:table-cell table:style-name="Table4.A1" office:value-type="string">
            <text:p text:style-name="P11">Normal extended <text:span text:style-name="T417">output</text:span> <text:span text:style-name="T417">(</text:span><text:span text:style-name="T419">only used for</text:span><text:span text:style-name="T417"> </text:span><text:span text:style-name="T419">substitution and transformation </text:span><text:span text:style-name="T417">logs)</text:span></text:p>
          </table:table-cell>
          <table:table-cell table:style-name="Table4.A1" office:value-type="string">
            <text:p text:style-name="P9">Standard output</text:p>
          </table:table-cell>
          <table:table-cell table:style-name="Table4.A1" office:value-type="string">
            <text:p text:style-name="P10"><text:span text:style-name="Source_20_Text">[NormalEx]</text:span></text:p>
          </table:table-cell>
        </table:table-row>
        <table:table-row table:style-name="Table4.1">
          <table:table-cell table:style-name="Table4.A1" office:value-type="string">
            <text:p text:style-name="P44"><text:span text:style-name="T326">Informational output </text:span><text:span text:style-name="T327">(</text:span><text:span text:style-name="T328">describing what </text:span><text:span text:style-name="Strong_20_Emphasis"><text:span text:style-name="T443">efabulor</text:span></text:span><text:span text:style-name="T328"> is doing at a certain time)</text:span></text:p>
          </table:table-cell>
          <table:table-cell table:style-name="Table4.A1" office:value-type="string">
            <text:p text:style-name="P9">Standard output</text:p>
          </table:table-cell>
          <table:table-cell table:style-name="Table4.A1" office:value-type="string">
            <text:p text:style-name="P10"><text:span text:style-name="Source_20_Text">[Info]</text:span></text:p>
          </table:table-cell>
        </table:table-row>
        <text:soft-page-break/>
        <table:table-row table:style-name="Table4.1">
          <table:table-cell table:style-name="Table4.A1" office:value-type="string">
            <text:p text:style-name="P9">Informational extended output <text:span text:style-name="T420">(</text:span><text:span text:style-name="T421">reserved for a future </text:span><text:span text:style-name="T420">version)</text:span></text:p>
          </table:table-cell>
          <table:table-cell table:style-name="Table4.A1" office:value-type="string">
            <text:p text:style-name="P9">Standard output</text:p>
          </table:table-cell>
          <table:table-cell table:style-name="Table4.A1" office:value-type="string">
            <text:p text:style-name="P10"><text:span text:style-name="Source_20_Text">[InfoEx]</text:span></text:p>
          </table:table-cell>
        </table:table-row>
        <table:table-row table:style-name="Table4.1">
          <table:table-cell table:style-name="Table4.A1" office:value-type="string">
            <text:p text:style-name="P9">Errors</text:p>
          </table:table-cell>
          <table:table-cell table:style-name="Table4.A1" office:value-type="string">
            <text:p text:style-name="P9">Standard error</text:p>
          </table:table-cell>
          <table:table-cell table:style-name="Table4.A1" office:value-type="string">
            <text:p text:style-name="P9"><text:span text:style-name="Source_20_Text">[</text:span><text:span text:style-name="Source_20_Text"><text:span text:style-name="T420">Error</text:span></text:span><text:span text:style-name="Source_20_Text">]</text:span></text:p>
          </table:table-cell>
        </table:table-row>
        <table:table-row table:style-name="Table4.1">
          <table:table-cell table:style-name="Table4.A1" office:value-type="string">
            <text:p text:style-name="P44"><text:span text:style-name="T326">Extended error messages </text:span><text:span text:style-name="T328">(error messages printed by external processes, e.g. by </text:span><text:span text:style-name="Strong_20_Emphasis"><text:span text:style-name="T443">espeak</text:span></text:span><text:span text:style-name="T328">)</text:span></text:p>
          </table:table-cell>
          <table:table-cell table:style-name="Table4.A1" office:value-type="string">
            <text:p text:style-name="P9">Standard error</text:p>
          </table:table-cell>
          <table:table-cell table:style-name="Table4.A1" office:value-type="string">
            <text:p text:style-name="P9"><text:span text:style-name="Source_20_Text">[</text:span><text:span text:style-name="Source_20_Text"><text:span text:style-name="T420">ErrorEx</text:span></text:span><text:span text:style-name="Source_20_Text">] </text:span></text:p>
          </table:table-cell>
        </table:table-row>
        <table:table-row table:style-name="Table4.1">
          <table:table-cell table:style-name="Table4.A1" office:value-type="string">
            <text:p text:style-name="P8">Prompts (<text:span text:style-name="T421">shown to the user when expecting user’s input)</text:span></text:p>
          </table:table-cell>
          <table:table-cell table:style-name="Table4.A1" office:value-type="string">
            <text:p text:style-name="P9">Standard output</text:p>
          </table:table-cell>
          <table:table-cell table:style-name="Table4.A1" office:value-type="string">
            <text:p text:style-name="P8"><text:span text:style-name="Source_20_Text">[Prompt]</text:span></text:p>
          </table:table-cell>
        </table:table-row>
        <table:table-row table:style-name="Table4.1">
          <table:table-cell table:style-name="Table4.A1" office:value-type="string">
            <text:p text:style-name="P45"><text:span text:style-name="T329">P</text:span><text:span text:style-name="T330">ause p</text:span><text:span text:style-name="T329">rompt (</text:span><text:span text:style-name="T331">shown when </text:span><text:span text:style-name="Strong_20_Emphasis"><text:span text:style-name="T443">efabulor</text:span></text:span><text:span text:style-name="T330"> </text:span><text:span text:style-name="T332">is honoring a pause before or between lines; see below</text:span><text:span text:style-name="T331">)</text:span></text:p>
          </table:table-cell>
          <table:table-cell table:style-name="Table4.A1" office:value-type="string">
            <text:p text:style-name="P9">Standard output</text:p>
          </table:table-cell>
          <table:table-cell table:style-name="Table4.A1" office:value-type="string">
            <text:p text:style-name="P8"><text:span text:style-name="Source_20_Text">[</text:span><text:span text:style-name="Source_20_Text"><text:span text:style-name="T426">P</text:span></text:span><text:span text:style-name="Source_20_Text">ause]</text:span></text:p>
          </table:table-cell>
        </table:table-row>
      </table:table>
      <text:p text:style-name="Text_20_body"><text:span text:style-name="Strong_20_Emphasis">Pause in scripted mode</text:span>: when <text:span text:style-name="Strong_20_Emphasis">efabulor</text:span> is called in scripted mode, <text:span text:style-name="T545">a </text:span>pause set with the <text:span text:style-name="Source_20_Text">‑‑pause‑before</text:span> or <text:span text:style-name="Source_20_Text">‑‑pause‑between</text:span> switches <text:span text:style-name="T274">is</text:span> actually infinite: once the pause starts, it lasts forever. It is the GUI’s responsibility to end the pause by writing <text:span text:style-name="T546">a (possibly empty) line </text:span><text:span text:style-name="T275">terminated</text:span> by a newline <text:span text:style-name="T547">character </text:span>to <text:span text:style-name="Strong_20_Emphasis">efabulor</text:span>’s standard input. To allow cooperation between <text:span text:style-name="Strong_20_Emphasis">efabulor</text:span> and the GUI in this specific case, <text:span text:style-name="Strong_20_Emphasis">efabulor</text:span> will write <text:span text:style-name="Source_20_Text">[</text:span><text:span text:style-name="Source_20_Text"><text:span text:style-name="T498">P</text:span></text:span><text:span text:style-name="Source_20_Text">ause]</text:span> followed by the length of the pause in seconds to standard output:</text:p>
      <text:p text:style-name="Preformatted_20_Text">[Pause] 3</text:p>
      <text:p text:style-name="Text_20_body">It is the GUI’s responsibility to read the pause length from the prompt, show the user some indication that the program is paused, and write something to <text:span text:style-name="Strong_20_Emphasis">efabulor</text:span>’s standard input either when the user does anything to stop the pause (press a key, click some button) or <text:span text:style-name="T275">after the expected time has passed</text:span>. (This is the closest thing to an actual API you will find in the current version of <text:span text:style-name="Strong_20_Emphasis">efabulor</text:span> :-)</text:p>
      <text:h text:style-name="P167"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175">[‑‑right‑indent [&lt;how many spaces&gt;]]</text:p>
      <text:p text:style-name="P175">[‑‑window‑width‑adjustment [{0,1}]]</text:p>
      <text:p text:style-name="P175">[‑k &lt;configuration file for converting keystrokes to commands&gt; | ‑‑add‑key‑bindings &lt;additive configuration file for converting keystrokes to commands&gt; | ‑‑scripted]</text:p>
      <text:p text:style-name="P175">[‑‑opt &lt;options that will be passed to espeak&gt; NOTE: read the manual and use with caution]</text:p>
      <text:p text:style-name="P175">[‑K [&lt;file where the default configuration for keystrokes will be saved&gt;]]</text:p>
      <text:p text:style-name="P175"><text:soft-page-break/>[‑‑edit‑key‑bindings [&lt;file where the default configuration for keystrokes will be saved/appended&gt;]]</text:p>
      <text:p text:style-name="P175">[‑‑do &lt;command to create text to be read&gt; SECURITY WARNING: read the manual before using this option!]</text:p>
      <text:p text:style-name="P175">[&lt;file to be read&gt;]</text:p>
      <text:p text:style-name="P175"/>
      <text:p text:style-name="P175">positional arguments:</text:p>
      <text:p text:style-name="P175">&lt;file to be read&gt;</text:p>
      <text:p text:style-name="P175"/>
      <text:p text:style-name="P175">optional arguments:</text:p>
      <text:p text:style-name="P175">‑h, ‑‑help <text:s text:c="11"/>show this help message and exit</text:p>
      <text:p text:style-name="P175">‑‑version <text:s text:c="12"/>show program's version number and exit</text:p>
      <text:p text:style-name="P175">‑‑lang LANG</text:p>
      <text:p text:style-name="P175">‑‑encoding ENCODING</text:p>
      <text:p text:style-name="P175">‑‑config‑encoding CONFIG_ENCODING</text:p>
      <text:p text:style-name="P175">‑c &lt;configuration file for voice and feedback messages&gt;, ‑‑config‑file &lt;configuration file for voice and feedback messages&gt;</text:p>
      <text:p text:style-name="P175">‑C &lt;configuration file for text conversion&gt; SECURITY WARNING: read the manual before using this option!, ‑‑text‑conversion‑config &lt;configuration file for text conversion&gt; SECURITY WARNING: read the manual before using this option!</text:p>
      <text:p text:style-name="P175">‑v &lt;name of the voice to be used&gt;, ‑‑voice &lt;name of the voice to be used&gt;</text:p>
      <text:p text:style-name="P175">‑p [&lt;pause length in seconds&gt;], ‑‑pause‑before [&lt;pause length in seconds&gt;]</text:p>
      <text:p text:style-name="P175">‑P [&lt;pause length in seconds&gt;], ‑‑pause‑between [&lt;pause length in seconds&gt;]</text:p>
      <text:p text:style-name="P175">‑m &lt;time to wait before checking files for modifications, in seconds&gt;, ‑‑monitoring‑interval &lt;time to wait before checking files for modifications, in seconds&gt;</text:p>
      <text:p text:style-name="P175">‑M &lt;name of a file that will be checked for modifications&gt;, ‑‑monitored‑file &lt;name of a file that will be checked for modifications&gt;</text:p>
      <text:p text:style-name="P175">This option can appear multiple times.</text:p>
      <text:p text:style-name="P175">‑‑no‑reload‑when‑stopped</text:p>
      <text:p text:style-name="P175">‑‑no‑restart‑after‑change</text:p>
      <text:p text:style-name="P175">‑‑restart‑after‑substitution‑change</text:p>
      <text:p text:style-name="P175">‑‑restart‑on‑touch</text:p>
      <text:p text:style-name="P175">‑‑no‑restarting‑message‑when‑not‑playing</text:p>
      <text:p text:style-name="Preformatted_20_Text"><text:soft-page-break/>‑t {none,backward,forward,restart}, ‑‑tracking‑mode {none,backward,forward,restart}</text:p>
      <text:p text:style-name="P175">‑‑sequence‑mode {normal,modified,random}</text:p>
      <text:p text:style-name="P175">‑F {none,minimum,full}, ‑‑feedback‑mode {none,minimum,full}</text:p>
      <text:p text:style-name="P175">‑u, ‑‑show‑subst</text:p>
      <text:p text:style-name="P175">‑l, ‑‑show‑line‑number</text:p>
      <text:p text:style-name="P175">‑L, ‑‑show‑total‑lines</text:p>
      <text:p text:style-name="P175">‑E, ‑‑close‑at‑end</text:p>
      <text:p text:style-name="P175">‑f, ‑‑force‑execution</text:p>
      <text:p text:style-name="P175">‑s &lt;speed for reading, in words/minute&gt;, ‑‑speed &lt;speed for reading, in words/minute&gt;</text:p>
      <text:p text:style-name="P175">‑,, ‑‑stop‑after‑each‑line</text:p>
      <text:p text:style-name="P175">‑Q, ‑‑quit‑without‑prompt</text:p>
      <text:p text:style-name="P175">‑S &lt;file with substitution rules&gt;, ‑‑substitution‑rules &lt;file with substitution rules&gt;, ‑‑subst &lt;file with substitution rules&gt;</text:p>
      <text:p text:style-name="P175">This option can appear multiple times. The files will</text:p>
      <text:p text:style-name="P175">be processed in the given order.</text:p>
      <text:p text:style-name="P175">‑r, ‑‑raw, ‑‑do‑not‑apply‑substitutions</text:p>
      <text:p text:style-name="P175">Apply substitutions only when asked by the user.</text:p>
      <text:p text:style-name="P175">‑‑transformation‑rules &lt;file with transformation rules&gt;,</text:p>
      <text:p text:style-name="P175">‑‑transform &lt;file with transformation rules&gt;</text:p>
      <text:p text:style-name="P175">This option can appear multiple times. The files will</text:p>
      <text:p text:style-name="P176">be processed in the given order.</text:p>
      <text:p text:style-name="P176">‑‑preprocess &lt;a filtering command to preprocess the input&gt; SECURITY WARNING: read the manual before using this option!</text:p>
      <text:p text:style-name="P176">This option can appear multiple times. The filters</text:p>
      <text:p text:style-name="P176">will be applied in the given order.</text:p>
      <text:p text:style-name="P176">‑‑separator &lt;string or regular expression to be used as a separator&gt;</text:p>
      <text:p text:style-name="P176">‑‑segment &lt;regular expression for segmenting&gt;</text:p>
      <text:p text:style-name="P176">‑‑regex‑flags &lt;global flags for regular expressions&gt;</text:p>
      <text:p text:style-name="P176">‑‑no‑echo</text:p>
      <text:p text:style-name="P176">‑‑no‑showline</text:p>
      <text:p text:style-name="P176">‑‑no‑info</text:p>
      <text:p text:style-name="P176">‑‑no‑update‑player</text:p>
      <text:p text:style-name="P176">‑‑no‑reset‑scheduled‑stop‑after‑moving</text:p>
      <text:p text:style-name="P176">‑‑left‑indent [&lt;how many spaces&gt;]</text:p>
      <text:p text:style-name="P176">‑‑right‑indent [&lt;how many spaces&gt;]</text:p>
      <text:p text:style-name="P177">‑‑window‑width‑adjustment [{0,1}]</text:p>
      <text:p text:style-name="P177">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4">Mandatory mutually‑exclusive arguments (you must enter exactly one of them)</text:p>
            </table:table-cell>
            <table:table-cell table:style-name="Table12.B1" office:value-type="string">
              <text:p text:style-name="P4">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87">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87">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87">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87">Execute the given command to get the input text. See <text:bookmark-ref text:reference-format="text" text:ref-name="__RefHeading___Toc35287_4251188909">Read the output of a command</text:bookmark-ref>.</text:p>
            <text:p text:style-name="P86">SECURITY WARNING: read that section of the manual before using this option!</text:p>
          </table:table-cell>
        </table:table-row>
      </table:table>
      <text:p text:style-name="P37"/>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57"><text:span text:style-name="T297">S</text:span>how <text:span text:style-name="T297">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57"><text:span text:style-name="T427">S</text:span>how <text:span text:style-name="T427">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69">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69">Encoding for the input text (e.g., <text:span text:style-name="Source_20_Text">utf8</text:span>, <text:span text:style-name="Source_20_Text">iso</text:span><text:span text:style-name="Source_20_Text"><text:span text:style-name="T368">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68">Encoding (e.g., <text:span text:style-name="Source_20_Text">utf8</text:span>, <text:span text:style-name="Source_20_Text">iso</text:span><text:span text:style-name="Source_20_Text"><text:span text:style-name="T368">_</text:span></text:span><text:span text:style-name="Source_20_Text">9959‑1</text:span>, etc.) used for <text:span text:style-name="T294">substitution rule files, transformation rule files, </text:span><text:span text:style-name="T298">key bindings</text:span> <text:span text:style-name="T428">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67"><text:span text:style-name="T294">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67">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67">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07"><text:span text:style-name="T455">Name of the voice to be used. The names of the voices are specific to </text:span><text:span text:style-name="Strong_20_Emphasis"><text:span text:style-name="T443">espeak</text:span></text:span><text:span text:style-name="T455">/</text:span><text:span text:style-name="Strong_20_Emphasis"><text:span text:style-name="T443">mbrola</text:span></text:span><text:span text:style-name="T455">, and they can be found by executing:</text:span></text:p>
            <text:p text:style-name="Text_20_body"><text:span text:style-name="Source_20_Text">espeak ––voices</text:span></text:p>
            <text:p text:style-name="P61">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66">Pause LENGTH seconds before starting to read, when the player is <text:span text:style-name="T294">restarted from being </text:span><text:span text:style-name="T304">stopped</text:span><text:span text:style-name="T294">. If </text:span><text:span text:style-name="T305">the option is given and </text:span><text:span text:style-name="T294">no length is specified, a default </text:span><text:span text:style-name="T305">pause </text:span><text:span text:style-name="T294">of 3 seconds </text:span><text:span text:style-name="T305">will be set</text:span><text:span text:style-name="T294">.</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207">Pause LENGTH seconds be<text:span text:style-name="T294">tween lines. If </text:span><text:span text:style-name="T305">the option is given and </text:span><text:span text:style-name="T294">no length is specified, a default </text:span><text:span text:style-name="T305">pause </text:span><text:span text:style-name="T294">of 3 seconds </text:span><text:span text:style-name="T305">will be set</text:span><text:span text:style-name="T294">.</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66">Interval, in seconds, <text:span text:style-name="T294">for checking files for modifications. See </text:span><text:span text:style-name="T294"><text:bookmark-ref text:reference-format="text" text:ref-name="__RefHeading___Toc13580_4251188909">Change tracking</text:bookmark-ref></text:span><text:span text:style-name="T294">.</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65">Add this file to the default list of files checked for modifications. See <text:span text:style-name="T294"><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65">When <text:span text:style-name="T294">the </text:span><text:span text:style-name="T299">modification </text:span><text:span text:style-name="T294">timestamp </text:span><text:span text:style-name="T299">of </text:span><text:span text:style-name="T294">a monitored file changes on disk, the input file is reloaded again to check for </text:span><text:span text:style-name="T299">actual </text:span><text:span text:style-name="T294">changes to the input text. This option disables file reloading if the timestamp of the file being monitored changes while the player is stopped. See </text:span><text:span text:style-name="T294"><text:bookmark-ref text:reference-format="text" text:ref-name="__RefHeading___Toc13580_4251188909">Change tracking</text:bookmark-ref></text:span><text:span text:style-name="T294">.</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64">When the input file changes on disk and the player is stopped, reading is restarted by default. This option disables automatic restarting. See <text:span text:style-name="T300"><text:bookmark-ref text:reference-format="text" text:ref-name="__RefHeading___Toc13580_4251188909">Change tracking</text:bookmark-ref></text:span><text:span text:style-name="T300">.</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208"><text:span text:style-name="T294">By default, when changes to</text:span> substitution rules occur affecting the current line <text:span text:style-name="T549">while the player is stopped</text:span>, <text:span text:style-name="T294">the reading is not restarted</text:span>. When this option <text:span text:style-name="T548">is </text:span>set, substitution rule changes <text:span text:style-name="T549">affecting the current line </text:span><text:span text:style-name="T548">will trigger a </text:span>restart. <text:span text:style-name="T429">See </text:span><text:span text:style-name="T300"><text:bookmark-ref text:reference-format="text" text:ref-name="__RefHeading___Toc13580_4251188909">Change tracking</text:bookmark-ref></text:span><text:span text:style-name="T300">.</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209">By default, <text:span text:style-name="T549">automatic restarting of reading is not honored </text:span>when a monitored file modification timestamp changes on disk <text:span text:style-name="T549">if </text:span><text:span text:style-name="T294">the </text:span>input text has not actually changed. When this option is set, the reading will be restarted <text:span text:style-name="T294">when the file is ‘touched’ (the timestamp changes) even if there are no actual changes to the input text</text:span>. <text:span text:style-name="T429">See </text:span><text:span text:style-name="T300"><text:bookmark-ref text:reference-format="text" text:ref-name="__RefHeading___Toc13580_4251188909">Change tracking</text:bookmark-ref></text:span><text:span text:style-name="T300">.</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63">By default, when the player is stopped and the reading is restarted after a tracking event, a ‘restarting’ feedback message will be played. <text:span text:style-name="T294">Setting this option disables that feedback message. See </text:span><text:span text:style-name="T300"><text:bookmark-ref text:reference-format="text" text:ref-name="__RefHeading___Toc13580_4251188909">Change tracking</text:bookmark-ref></text:span><text:span text:style-name="T294">, </text:span><text:span text:style-name="T294"><text:bookmark-ref text:reference-format="text" text:ref-name="__RefHeading___Toc26850_4251188909">Feedback modes</text:bookmark-ref></text:span><text:span text:style-name="T294"><text:s/>and </text:span><text:span text:style-name="T294"><text:bookmark-ref text:reference-format="text" text:ref-name="__RefHeading___Toc35292_4251188909">Configuring locale-specific feedback messages</text:bookmark-ref></text:span><text:span text:style-name="T294">.</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62">Set the tracking mode at startup. MODE can be one of: <text:span text:style-name="Source_20_Text">no</text:span><text:span text:style-name="Source_20_Text"><text:span text:style-name="T368">ne</text:span></text:span><text:span text:style-name="T294">, </text:span><text:span text:style-name="Source_20_Text"><text:span text:style-name="T368">backward</text:span></text:span><text:span text:style-name="T294">, </text:span><text:span text:style-name="Source_20_Text"><text:span text:style-name="T368">forward</text:span></text:span><text:span text:style-name="T294">, </text:span><text:span text:style-name="Source_20_Text"><text:span text:style-name="T368">restart</text:span></text:span><text:span text:style-name="T294">. Default mode is </text:span><text:span text:style-name="Source_20_Text"><text:span text:style-name="T368">backward</text:span></text:span><text:span text:style-name="T294">. See </text:span><text:span text:style-name="T294"><text:bookmark-ref text:reference-format="text" text:ref-name="__RefHeading___Toc26848_4251188909">Tracking modes</text:bookmark-ref></text:span><text:span text:style-name="T294">.</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62">Set the <text:span text:style-name="T294">sequence</text:span> mode at startup. MODE can be one of: <text:span text:style-name="Source_20_Text">normal</text:span>, <text:span text:style-name="Source_20_Text">modified</text:span>, <text:span text:style-name="Source_20_Text">random</text:span><text:span text:style-name="T294">. Default mode is </text:span><text:span text:style-name="Source_20_Text"><text:span text:style-name="T368">normal</text:span></text:span><text:span text:style-name="T294">. See </text:span><text:span text:style-name="T294"><text:bookmark-ref text:reference-format="text" text:ref-name="__RefHeading___Toc26845_4251188909">Sequence modes</text:bookmark-ref></text:span><text:span text:style-name="T294">.</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62">Set the <text:span text:style-name="T294">feedback </text:span>mode at startup. MODE can be one of: <text:span text:style-name="Source_20_Text">none</text:span>, <text:span text:style-name="Source_20_Text">minimum</text:span>, <text:span text:style-name="Source_20_Text">full</text:span><text:span text:style-name="T294">. Default mode is </text:span><text:span text:style-name="Source_20_Text"><text:span text:style-name="T368">minimum</text:span></text:span><text:span text:style-name="T294">. See </text:span><text:span text:style-name="T294"><text:bookmark-ref text:reference-format="text" text:ref-name="__RefHeading___Toc26850_4251188909">Feedback modes</text:bookmark-ref></text:span><text:span text:style-name="T294">.</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85">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85">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85">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85">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08"><text:span text:style-name="T318">Allow multiple instances to run. By default, </text:span><text:span text:style-name="Strong_20_Emphasis"><text:span text:style-name="T443">efabulor</text:span></text:span><text:span text:style-name="T318"> will try to see if another instance is running, and will exit if it finds such an instance. (Note: this feature is not bulletproof. Sometimes </text:span><text:span text:style-name="Strong_20_Emphasis"><text:span text:style-name="T443">efabulor</text:span></text:span><text:span text:style-name="T318"> can fail to find a running instance, depending on the way it was started.) </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84">Set the speed for reading in word<text:span text:style-name="T550">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84">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08"><text:span text:style-name="T318">Set the ‘quit without prompt’ option. When set, </text:span><text:span text:style-name="Strong_20_Emphasis"><text:span text:style-name="T443">efabulor</text:span></text:span><text:span text:style-name="T318"> will exit without asking for confirmation when the user presses the </text:span><text:span text:style-name="Strong_20_Emphasis"><text:span text:style-name="T443">q</text:span></text:span><text:span text:style-name="T318"> or </text:span><text:span text:style-name="Strong_20_Emphasis"><text:span text:style-name="T443">Q</text:span></text:span><text:span text:style-name="T318">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84">Use this substitution rule file. See <text:s/><text:bookmark-ref text:reference-format="text" text:ref-name="__RefHeading___Toc26797_4251188909">Substitution rules</text:bookmark-ref><text:span text:style-name="T430">.</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84">Set the ‘do not apply substitutions’ option at startup. Substitutions will only be applied after the user asks so. See <text:bookmark-ref text:reference-format="text" text:ref-name="__RefHeading___Toc35296_4251188909">Temporarily disabling substitution rules</text:bookmark-ref><text:span text:style-name="T430">.</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84">Use this transformation rule file. See <text:bookmark-ref text:reference-format="text" text:ref-name="__RefHeading___Toc26795_4251188909">Splitting and transformation rules</text:bookmark-ref><text:span text:style-name="T430">.</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74">Filter the input text through COMMAND before reading it. See <text:bookmark-ref text:reference-format="text" text:ref-name="__RefHeading___Toc26837_4251188909">Preprocessing filters</text:bookmark-ref>.</text:p>
            <text:p text:style-name="P73">SECURITY WARNING: <text:span text:style-name="T428">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83">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82">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81">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09"><text:span text:style-name="T319">Set the ‘no echo’ option at startup. When this option is set, lines being read are not </text:span><text:span text:style-name="T324">printed</text:span><text:span text:style-name="T319"> </text:span><text:span text:style-name="T320">unless specifically asked by </text:span><text:span text:style-name="T325">the </text:span><text:span text:style-name="T320">user (by pressing the </text:span><text:span text:style-name="Strong_20_Emphasis"><text:span text:style-name="T443">w</text:span></text:span><text:span text:style-name="T320"> key)</text:span><text:span text:style-name="T319">.</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80">Set the ‘no <text:span text:style-name="T431">showline</text:span>’ option at startup. When this option is set, lines being read are not <text:span text:style-name="T551">printed </text:span><text:span text:style-name="T431">even if asked by </text:span><text:span text:style-name="T551">the </text:span><text:span text:style-name="T431">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79">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79">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79">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78">Set a left indent for showing text. <text:span text:style-name="T432">(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77">Set a right indent for showing text. <text:span text:style-name="T432">(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76">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76">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75"><text:span text:style-name="T433">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10"><text:span text:style-name="T321">Run </text:span><text:span text:style-name="Strong_20_Emphasis"><text:span text:style-name="T443">efabulor</text:span></text:span><text:span text:style-name="T321"> in scripted mode. See </text:span><text:span text:style-name="T321"><text:bookmark-ref text:reference-format="text" text:ref-name="__RefHeading___Toc58008_4251188909">Scripted mode</text:bookmark-ref></text:span><text:span text:style-name="T321">.</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11"><text:span text:style-name="T321">Specify a string containing additional options to be passed to the </text:span><text:span text:style-name="Strong_20_Emphasis"><text:span text:style-name="T443">espeak</text:span></text:span><text:span text:style-name="T321"> instances initiated by </text:span><text:span text:style-name="Strong_20_Emphasis"><text:span text:style-name="T443">efabulor</text:span></text:span><text:span text:style-name="T321">. See </text:span><text:span text:style-name="T321"><text:bookmark-ref text:reference-format="text" text:ref-name="__RefHeading___Toc35304_4251188909">Passing options to espeak</text:bookmark-ref></text:span><text:span text:style-name="T322">.</text:span></text:p>
            <text:p text:style-name="P72"><text:span text:style-name="T428">NOTE: read </text:span><text:span text:style-name="T438">that section of </text:span><text:span text:style-name="T428">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4">Term</text:p>
            </table:table-cell>
            <table:table-cell table:style-name="Table13.A1" office:value-type="string">
              <text:p text:style-name="P4">Meaning</text:p>
            </table:table-cell>
          </table:table-row>
        </table:table-header-rows>
        <table:table-row table:style-name="Table13.1">
          <table:table-cell table:style-name="Table13.A1" office:value-type="string">
            <text:p text:style-name="P23">change tracking</text:p>
          </table:table-cell>
          <table:table-cell table:style-name="Table13.A1" office:value-type="string">
            <text:p text:style-name="P21"><text:span text:style-name="T362">See</text:span><text:span text:style-name="T217">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24"><text:span text:style-name="T206">A free text‑synthesis engine, used internally by </text:span><text:span text:style-name="Strong_20_Emphasis">efabulor</text:span><text:span text:style-name="T206"> to </text:span><text:span text:style-name="T276">read </text:span><text:span text:style-name="T206">the </text:span><text:span text:style-name="Emphasis">source file</text:span><text:span text:style-name="T206"> </text:span><text:span text:style-name="T276">aloud.</text:span></text:p>
          </table:table-cell>
        </table:table-row>
        <table:table-row table:style-name="Table13.1">
          <table:table-cell table:style-name="Table13.A1" office:value-type="string">
            <text:p text:style-name="P14">feedback</text:p>
          </table:table-cell>
          <table:table-cell table:style-name="Table13.A1" office:value-type="string">
            <text:p text:style-name="P25"><text:span text:style-name="T207">Short messages that </text:span><text:span text:style-name="Strong_20_Emphasis">efabulor</text:span><text:span text:style-name="T207"> speaks out loud to inform the user about changes to the </text:span><text:span text:style-name="Emphasis">source text</text:span><text:span text:style-name="T207"> (</text:span><text:span text:style-name="Emphasis">tracking events</text:span><text:span text:style-name="T207">). </text:span><text:span text:style-name="Emphasis">Tracking</text:span><text:span text:style-name="T202"> </text:span><text:span text:style-name="T207">and feedback are </text:span><text:span text:style-name="T202">essential to the ability to use </text:span><text:span text:style-name="Strong_20_Emphasis">efabulor</text:span><text:span text:style-name="T202"> as a text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13">key binding</text:p>
          </table:table-cell>
          <table:table-cell table:style-name="Table13.A1" office:value-type="string">
            <text:p text:style-name="P26"><text:span text:style-name="T208">The association between </text:span><text:span text:style-name="Strong_20_Emphasis">efabulor</text:span><text:span text:style-name="T208">’s commands and keys (or combination</text:span><text:span text:style-name="T209">s</text:span><text:span text:style-name="T208"> </text:span><text:span text:style-name="T167">thereof)</text:span><text:span text:style-name="T208">. </text:span><text:span text:style-name="Strong_20_Emphasis">efabulor</text:span><text:span text:style-name="T167">’s</text:span><text:span text:style-name="T208"> user‑friendl</text:span><text:span text:style-name="T278">iness</text:span><text:span text:style-name="T208"> </text:span><text:span text:style-name="T278">as a </text:span><text:span text:style-name="T208">quality assurance tool depends mostly on being key</text:span><text:span text:style-name="T277">press</text:span><text:span text:style-name="T208">-driven. Key bindings are configurable.</text:span></text:p>
          </table:table-cell>
        </table:table-row>
        <table:table-row table:style-name="Table13.1">
          <table:table-cell table:style-name="Table13.A1" office:value-type="string">
            <text:p text:style-name="P22">locale</text:p>
          </table:table-cell>
          <table:table-cell table:style-name="Table13.A1" office:value-type="string">
            <text:p text:style-name="P12">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24"><text:span text:style-name="T206">An utility that allows postprocessing the speech‑synthesis output </text:span><text:span text:style-name="T279">from </text:span><text:span text:style-name="Strong_20_Emphasis">espeak</text:span><text:span text:style-name="T206"> to produce a more human</text:span><text:span text:style-name="T279">l</text:span><text:span text:style-name="T206">ike reading. It is not mandatory </text:span><text:span text:style-name="T211">to have it installed in order </text:span><text:span text:style-name="T206">to run </text:span><text:span text:style-name="Strong_20_Emphasis">efabulor</text:span><text:span text:style-name="T206"> (nor </text:span><text:span text:style-name="Strong_20_Emphasis">espeak</text:span><text:span text:style-name="T206">), but it is a recommended package for installation.</text:span></text:p>
          </table:table-cell>
        </table:table-row>
        <table:table-row table:style-name="Table13.1">
          <table:table-cell table:style-name="Table13.A1" office:value-type="string">
            <text:p text:style-name="P20">readable unit</text:p>
          </table:table-cell>
          <table:table-cell table:style-name="Table13.A1" office:value-type="string">
            <text:p text:style-name="P16"><text:span text:style-name="T363">See </text:span><text:span text:style-name="Emphasis">segment</text:span></text:p>
          </table:table-cell>
        </table:table-row>
        <text:soft-page-break/>
        <table:table-row table:style-name="Table13.1">
          <table:table-cell table:style-name="Table13.A1" office:value-type="string">
            <text:p text:style-name="P28">regular expression</text:p>
          </table:table-cell>
          <table:table-cell table:style-name="Table13.A1" office:value-type="string">
            <text:p text:style-name="P27"><text:span text:style-name="T212">A rule, codified in a special language, used to search for </text:span><text:span text:style-name="T213">text </text:span><text:span text:style-name="T212">or match patterns of text. </text:span><text:span text:style-name="Strong_20_Emphasis">efabulor</text:span><text:span text:style-name="T212"> uses regular expressions to define </text:span><text:span text:style-name="Emphasis">substitution </text:span><text:span text:style-name="Emphasis"><text:span text:style-name="T526">rules</text:span></text:span><text:span text:style-name="T212"> and </text:span><text:span text:style-name="Emphasis">transformation rules</text:span><text:span text:style-name="T212">, and also to search within the </text:span><text:span text:style-name="Emphasis">source text</text:span><text:span text:style-name="T212">.</text:span></text:p>
          </table:table-cell>
        </table:table-row>
        <table:table-row table:style-name="Table13.1">
          <table:table-cell table:style-name="Table13.A1" office:value-type="string">
            <text:p text:style-name="P20">segment</text:p>
          </table:table-cell>
          <table:table-cell table:style-name="Table13.A1" office:value-type="string">
            <text:p text:style-name="P16"><text:span text:style-name="T201">The minimum unit of text that </text:span><text:span text:style-name="Strong_20_Emphasis">efabulor</text:span><text:span text:style-name="T201"> sends to be read separately by </text:span><text:span text:style-name="Strong_20_Emphasis">expeak</text:span><text:span text:style-name="T201">; a </text:span><text:span text:style-name="Emphasis">sentence</text:span><text:span text:style-name="T201">. By default, </text:span><text:span text:style-name="Strong_20_Emphasis">efabulor</text:span><text:span text:style-name="T201"> splits segments at newline characters, but you can configure that behaviour </text:span><text:span text:style-name="T279">with </text:span><text:span text:style-name="T201">the </text:span><text:span text:style-name="Source_20_Text">‑‑separator</text:span><text:span text:style-name="T201"> </text:span><text:span text:style-name="T202">and/or </text:span><text:span text:style-name="Source_20_Text">‑‑segment</text:span><text:span text:style-name="T202"> </text:span><text:span text:style-name="T201">command‑line option</text:span><text:span text:style-name="T202">s</text:span><text:span text:style-name="T201">.</text:span></text:p>
          </table:table-cell>
        </table:table-row>
        <table:table-row table:style-name="Table13.1">
          <table:table-cell table:style-name="Table13.A1" office:value-type="string">
            <text:p text:style-name="P34">segmenting</text:p>
          </table:table-cell>
          <table:table-cell table:style-name="Table13.A1" office:value-type="string">
            <text:p text:style-name="P29"><text:span text:style-name="T504">Dividing the source text into </text:span><text:span text:style-name="Emphasis">segments</text:span></text:p>
          </table:table-cell>
        </table:table-row>
        <table:table-row table:style-name="Table13.1">
          <table:table-cell table:style-name="Table13.A1" office:value-type="string">
            <text:p text:style-name="P20"><text:span text:style-name="T159">s</text:span>entence</text:p>
          </table:table-cell>
          <table:table-cell table:style-name="Table13.A1" office:value-type="string">
            <text:p text:style-name="P16"><text:span text:style-name="T17">See </text:span><text:span text:style-name="Emphasis">segment</text:span></text:p>
          </table:table-cell>
        </table:table-row>
        <table:table-row table:style-name="Table13.1">
          <table:table-cell table:style-name="Table13.A1" office:value-type="string">
            <text:p text:style-name="P31">sequence mode</text:p>
          </table:table-cell>
          <table:table-cell table:style-name="Table13.A1" office:value-type="string">
            <text:p text:style-name="P30"><text:span text:style-name="T214">A selection and ordering of </text:span><text:span text:style-name="Emphasis">segments</text:span><text:span text:style-name="T214"> (</text:span><text:span text:style-name="Emphasis">sentences</text:span><text:span text:style-name="T214">) within the </text:span><text:span text:style-name="Emphasis">source text</text:span><text:span text:style-name="T214">, used by </text:span><text:span text:style-name="Strong_20_Emphasis">efabulor</text:span><text:span text:style-name="T214"> when reading it (normal: read all the sentences as given in the source text; random: read the </text:span><text:span text:style-name="Emphasis">sentences</text:span><text:span text:style-name="T214"> in random order; modified: read only the </text:span><text:span text:style-name="Emphasis">sentences</text:span><text:span text:style-name="T214"> changed since the last </text:span><text:span text:style-name="Emphasis">tracking event</text:span><text:span text:style-name="T214">).</text:span></text:p>
          </table:table-cell>
        </table:table-row>
        <table:table-row table:style-name="Table13.1">
          <table:table-cell table:style-name="Table13.A1" office:value-type="string">
            <text:p text:style-name="P33">source file</text:p>
          </table:table-cell>
          <table:table-cell table:style-name="Table13.A1" office:value-type="string">
            <text:p text:style-name="P32"><text:span text:style-name="T202">A file given to be read by </text:span><text:span text:style-name="Strong_20_Emphasis">efabulor</text:span><text:span text:style-name="T202">.</text:span></text:p>
          </table:table-cell>
        </table:table-row>
        <table:table-row table:style-name="Table13.1">
          <table:table-cell table:style-name="Table13.A1" office:value-type="string">
            <text:p text:style-name="P34">source text</text:p>
          </table:table-cell>
          <table:table-cell table:style-name="Table13.A1" office:value-type="string">
            <text:p text:style-name="P29"><text:span text:style-name="T218">The readable content of the </text:span><text:span text:style-name="Emphasis">source file</text:span></text:p>
          </table:table-cell>
        </table:table-row>
        <table:table-row table:style-name="Table13.1">
          <table:table-cell table:style-name="Table13.A1" office:value-type="string">
            <text:p text:style-name="P34">splitting</text:p>
          </table:table-cell>
          <table:table-cell table:style-name="Table13.A1" office:value-type="string">
            <text:p text:style-name="P29"><text:span text:style-name="T364">See </text:span><text:span text:style-name="Emphasis">segmenting</text:span></text:p>
          </table:table-cell>
        </table:table-row>
        <table:table-row table:style-name="Table13.1">
          <table:table-cell table:style-name="Table13.A1" office:value-type="string">
            <text:p text:style-name="P20">substitution rule</text:p>
          </table:table-cell>
          <table:table-cell table:style-name="Table13.A1" office:value-type="string">
            <text:p text:style-name="P16"><text:span text:style-name="T201">A modification </text:span><text:span text:style-name="Strong_20_Emphasis">efabulor</text:span><text:span text:style-name="T201"> applies to each </text:span><text:span text:style-name="Emphasis">segment</text:span><text:span text:style-name="T201"> before reading it. You can use substitution rules to improve or tweak the reading of text by </text:span><text:span text:style-name="Strong_20_Emphasis">efabulor</text:span><text:span text:style-name="T201">.</text:span></text:p>
          </table:table-cell>
        </table:table-row>
        <table:table-row table:style-name="Table13.1">
          <table:table-cell table:style-name="Table13.A1" office:value-type="string">
            <text:p text:style-name="P20">text conversion/extraction pipeline</text:p>
          </table:table-cell>
          <table:table-cell table:style-name="Table13.A1" office:value-type="string">
            <text:p text:style-name="P16"><text:span text:style-name="T201">The actual command </text:span><text:span text:style-name="Strong_20_Emphasis">efabulor</text:span><text:span text:style-name="T201"> executes to extract readable text from </text:span><text:span text:style-name="T215">the </text:span><text:span text:style-name="Emphasis">source file</text:span></text:p>
          </table:table-cell>
        </table:table-row>
        <table:table-row table:style-name="Table13.1">
          <table:table-cell table:style-name="Table13.A1" office:value-type="string">
            <text:p text:style-name="P33">tracking</text:p>
          </table:table-cell>
          <table:table-cell table:style-name="Table13.A1" office:value-type="string">
            <text:p text:style-name="P32"><text:span text:style-name="T202">The fact that </text:span><text:span text:style-name="Strong_20_Emphasis">efabulor</text:span><text:span text:style-name="T202"> monitors the </text:span><text:span text:style-name="Emphasis">source file</text:span><text:span text:style-name="T202"> (and possibly others) for changes and responds to such changes. Tracking </text:span><text:span text:style-name="T207">and </text:span><text:span text:style-name="Emphasis">feedback</text:span><text:span text:style-name="T207"> are </text:span><text:span text:style-name="T202">essential to the ability to use </text:span><text:span text:style-name="Strong_20_Emphasis">efabulor</text:span><text:span text:style-name="T202"> as a quality assurance tool while you edit the </text:span><text:span text:style-name="Emphasis">source file</text:span><text:span text:style-name="T202">.</text:span></text:p>
          </table:table-cell>
        </table:table-row>
        <table:table-row table:style-name="Table13.1">
          <table:table-cell table:style-name="Table13.A1" office:value-type="string">
            <text:p text:style-name="P33">tracking event</text:p>
          </table:table-cell>
          <table:table-cell table:style-name="Table13.A1" office:value-type="string">
            <text:p text:style-name="P32"><text:span text:style-name="T202">An event occurring in response to a change in the </text:span><text:span text:style-name="Emphasis">source text</text:span><text:span text:style-name="T202"> that might force </text:span><text:span text:style-name="Strong_20_Emphasis">efabulor</text:span><text:span text:style-name="T202"> to restart the reading, perhaps in another </text:span><text:span text:style-name="Emphasis">segment</text:span><text:span text:style-name="T202">.</text:span></text:p>
          </table:table-cell>
        </table:table-row>
        <table:table-row table:style-name="Table13.1">
          <table:table-cell table:style-name="Table13.A1" office:value-type="string">
            <text:p text:style-name="P20">transformation rule</text:p>
          </table:table-cell>
          <table:table-cell table:style-name="Table13.A1" office:value-type="string">
            <text:p text:style-name="P16"><text:span text:style-name="T201">A modification </text:span><text:span text:style-name="Strong_20_Emphasis">efabulor</text:span><text:span text:style-name="T201"> applies to text immediately after </text:span><text:span text:style-name="Emphasis">text extraction</text:span><text:span text:style-name="T201"> but before </text:span><text:span text:style-name="Emphasis">splitting</text:span><text:span text:style-name="T201"> the text in </text:span><text:span text:style-name="Emphasis">segments</text:span><text:span text:style-name="T201">. You can use transformation rules to alter the </text:span><text:span text:style-name="Emphasis">splitting</text:span><text:span text:style-name="T201"> of text into </text:span><text:span text:style-name="Emphasis">segments</text:span><text:span text:style-name="T201">, or for any other modification you want to apply to the </text:span><text:span text:style-name="Emphasis">source text</text:span><text:span text:style-name="T201">.</text:span></text:p>
          </table:table-cell>
        </table:table-row>
        <table:table-row table:style-name="Table13.1">
          <table:table-cell table:style-name="Table13.A1" office:value-type="string">
            <text:p text:style-name="P36">voice</text:p>
          </table:table-cell>
          <table:table-cell table:style-name="Table13.A1" office:value-type="string">
            <text:p text:style-name="P35"><text:span text:style-name="T279">The</text:span><text:span text:style-name="T216"> voice used by </text:span><text:span text:style-name="Strong_20_Emphasis">espeak</text:span><text:span text:style-name="T216"> to convert text into speech. Voices are language‑specific.</text:span></text:p>
          </table:table-cell>
        </table:table-row>
      </table:table>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8DT28M32S</meta:editing-duration>
    <meta:editing-cycles>1278</meta:editing-cycles>
    <meta:generator>LibreOffice/7.0.4.2$Linux_X86_64 LibreOffice_project/00$Build-2</meta:generator>
    <dc:date>2022-09-27T14:18:32.757276613</dc:date>
    <meta:document-statistic meta:table-count="13" meta:image-count="0" meta:object-count="0" meta:page-count="44" meta:paragraph-count="1162" meta:word-count="15528" meta:character-count="96300" meta:non-whitespace-character-count="81793"/>
    <meta:template xlink:type="simple" xlink:actuate="onRequest" xlink:title="Normal" xlink:href="file:///home/user/prog/prog/Documents/Templates/Normal.ott" meta:date="2017-01-27T17:48:13.180468572"/>
  </office:meta>
</office:document-meta>
</file>